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425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5272in"/>
    </style:style>
    <style:style style:name="co6" style:family="table-column">
      <style:table-column-properties fo:break-before="auto" style:column-width="0.65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  <style:style style:name="ce3" style:family="table-cell" style:parent-style-name="Default" style:data-style-name="N99"/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/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/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/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/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/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/>
    <style:style style:name="ce81" style:family="table-cell" style:parent-style-name="Default"/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/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/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1" table:number-columns-repeated="14" table:default-cell-style-name="Default"/>
        <table:table-column table:style-name="co5" table:default-cell-style-name="ce4"/>
        <table:table-column table:style-name="co6" table:default-cell-style-name="ce4"/>
        <table:table-column table:style-name="co1" table:number-columns-repeated="25" table:default-cell-style-name="Default"/>
        <table:table-column table:style-name="co5" table:default-cell-style-name="ce4"/>
        <table:table-column table:style-name="co6" table:default-cell-style-name="ce24"/>
        <table:table-column table:style-name="co1" table:number-columns-repeated="882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minfreq</text:p>
          </table:table-cell>
          <table:table-cell office:value-type="string" calcext:value-type="string">
            <text:p>base_freq</text:p>
          </table:table-cell>
          <table:table-cell office:value-type="string" calcext:value-type="string">
            <text:p>base_freq_min</text:p>
          </table:table-cell>
          <table:table-cell office:value-type="string" calcext:value-type="string">
            <text:p>base_freq_max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wintime_steptime_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canonical_feature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class_counts (TRAIN)</text:p>
          </table:table-cell>
          <table:table-cell office:value-type="string" calcext:value-type="string">
            <text:p>class_coun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,(nothing, 2, 0.01, 0.4, false)train_accuracy</text:p>
          </table:table-cell>
          <table:table-cell office:value-type="string" calcext:value-type="string">
            <text:p>T,(nothing, 2, 0.01, 0.4, false)K</text:p>
          </table:table-cell>
          <table:table-cell office:value-type="string" calcext:value-type="string">
            <text:p>T,(nothing, 2, 0.01, 0.4, false)accuracy</text:p>
          </table:table-cell>
          <table:table-cell office:value-type="string" calcext:value-type="string">
            <text:p>T,(nothing, 2, 0.01, 0.4, false)macro_sensitivity</text:p>
          </table:table-cell>
          <table:table-cell office:value-type="string" calcext:value-type="string">
            <text:p>T,(nothing, 2, 0.01, 0.4, false)safe_macro_sensitivity</text:p>
          </table:table-cell>
          <table:table-cell office:value-type="string" calcext:value-type="string">
            <text:p>T,(nothing, 2, 0.01, 0.4, false)safe_macro_specificity</text:p>
          </table:table-cell>
          <table:table-cell office:value-type="string" calcext:value-type="string">
            <text:p>T,(nothing, 2, 0.01, 0.4, false)safe_macro_PPV</text:p>
          </table:table-cell>
          <table:table-cell office:value-type="string" calcext:value-type="string">
            <text:p>T,(nothing, 2, 0.01, 0.4, false)safe_macro_NPV</text:p>
          </table:table-cell>
          <table:table-cell office:value-type="string" calcext:value-type="string">
            <text:p>T,(nothing, 2, 0.01, 0.4, false)safe_macro_F1</text:p>
          </table:table-cell>
          <table:table-cell office:value-type="string" calcext:value-type="string">
            <text:p>T,(nothing, 2, 0.01, 0.4, false)n_nodes</text:p>
          </table:table-cell>
          <table:table-cell office:value-type="string" calcext:value-type="string">
            <text:p>T,(nothing, 2, 0.01, 0.4, false)n_leaves</text:p>
          </table:table-cell>
          <table:table-cell office:value-type="string" calcext:value-type="string">
            <text:p>T,(nothing, 2, 0.01, 0.4, false)height</text:p>
          </table:table-cell>
          <table:table-cell office:value-type="string" calcext:value-type="string">
            <text:p>T,(nothing, 2, 0.01, 0.4, false)modal_height</text:p>
          </table:table-cell>
          <table:table-cell office:value-type="string" calcext:value-type="string">
            <text:p>T,(nothing, 2, 0.01, 0.4, false)t</text:p>
          </table:table-cell>
          <table:table-cell office:value-type="string" calcext:value-type="string">
            <text:p>T,(nothing, 2, 0.01, 0.4, false)hash</text:p>
          </table:table-cell>
          <table:table-cell office:value-type="string" calcext:value-type="string">
            <text:p>T,(nothing, 2, 0.01, 0.5, false)train_accuracy</text:p>
          </table:table-cell>
          <table:table-cell office:value-type="string" calcext:value-type="string">
            <text:p>T,(nothing, 2, 0.01, 0.5, false)K</text:p>
          </table:table-cell>
          <table:table-cell office:value-type="string" calcext:value-type="string">
            <text:p>T,(nothing, 2, 0.01, 0.5, false)accuracy</text:p>
          </table:table-cell>
          <table:table-cell office:value-type="string" calcext:value-type="string">
            <text:p>T,(nothing, 2, 0.01, 0.5, false)macro_sensitivity</text:p>
          </table:table-cell>
          <table:table-cell office:value-type="string" calcext:value-type="string">
            <text:p>T,(nothing, 2, 0.01, 0.5, false)safe_macro_sensitivity</text:p>
          </table:table-cell>
          <table:table-cell office:value-type="string" calcext:value-type="string">
            <text:p>T,(nothing, 2, 0.01, 0.5, false)safe_macro_specificity</text:p>
          </table:table-cell>
          <table:table-cell office:value-type="string" calcext:value-type="string">
            <text:p>T,(nothing, 2, 0.01, 0.5, false)safe_macro_PPV</text:p>
          </table:table-cell>
          <table:table-cell office:value-type="string" calcext:value-type="string">
            <text:p>T,(nothing, 2, 0.01, 0.5, false)safe_macro_NPV</text:p>
          </table:table-cell>
          <table:table-cell office:value-type="string" calcext:value-type="string">
            <text:p>T,(nothing, 2, 0.01, 0.5, false)safe_macro_F1</text:p>
          </table:table-cell>
          <table:table-cell office:value-type="string" calcext:value-type="string">
            <text:p>T,(nothing, 2, 0.01, 0.5, false)n_nodes</text:p>
          </table:table-cell>
          <table:table-cell office:value-type="string" calcext:value-type="string">
            <text:p>T,(nothing, 2, 0.01, 0.5, false)n_leaves</text:p>
          </table:table-cell>
          <table:table-cell office:value-type="string" calcext:value-type="string">
            <text:p>T,(nothing, 2, 0.01, 0.5, false)height</text:p>
          </table:table-cell>
          <table:table-cell office:value-type="string" calcext:value-type="string">
            <text:p>T,(nothing, 2, 0.01, 0.5, false)modal_height</text:p>
          </table:table-cell>
          <table:table-cell office:value-type="string" calcext:value-type="string">
            <text:p>T,(nothing, 2, 0.01, 0.5, false)t</text:p>
          </table:table-cell>
          <table:table-cell office:value-type="string" calcext:value-type="string">
            <text:p>T,(nothing, 2, 0.01, 0.5, false)hash</text:p>
          </table:table-cell>
          <table:table-cell office:value-type="string" calcext:value-type="string">
            <text:p>T,(nothing, 2, 0.01, 0.6, false)train_accuracy</text:p>
          </table:table-cell>
          <table:table-cell office:value-type="string" calcext:value-type="string">
            <text:p>T,(nothing, 2, 0.01, 0.6, false)K</text:p>
          </table:table-cell>
          <table:table-cell office:value-type="string" calcext:value-type="string">
            <text:p>T,(nothing, 2, 0.01, 0.6, false)accuracy</text:p>
          </table:table-cell>
          <table:table-cell office:value-type="string" calcext:value-type="string">
            <text:p>T,(nothing, 2, 0.01, 0.6, false)macro_sensitivity</text:p>
          </table:table-cell>
          <table:table-cell office:value-type="string" calcext:value-type="string">
            <text:p>T,(nothing, 2, 0.01, 0.6, false)safe_macro_sensitivity</text:p>
          </table:table-cell>
          <table:table-cell office:value-type="string" calcext:value-type="string">
            <text:p>T,(nothing, 2, 0.01, 0.6, false)safe_macro_specificity</text:p>
          </table:table-cell>
          <table:table-cell office:value-type="string" calcext:value-type="string">
            <text:p>T,(nothing, 2, 0.01, 0.6, false)safe_macro_PPV</text:p>
          </table:table-cell>
          <table:table-cell office:value-type="string" calcext:value-type="string">
            <text:p>T,(nothing, 2, 0.01, 0.6, false)safe_macro_NPV</text:p>
          </table:table-cell>
          <table:table-cell office:value-type="string" calcext:value-type="string">
            <text:p>T,(nothing, 2, 0.01, 0.6, false)safe_macro_F1</text:p>
          </table:table-cell>
          <table:table-cell office:value-type="string" calcext:value-type="string">
            <text:p>T,(nothing, 2, 0.01, 0.6, false)n_nodes</text:p>
          </table:table-cell>
          <table:table-cell office:value-type="string" calcext:value-type="string">
            <text:p>T,(nothing, 2, 0.01, 0.6, false)n_leaves</text:p>
          </table:table-cell>
          <table:table-cell office:value-type="string" calcext:value-type="string">
            <text:p>T,(nothing, 2, 0.01, 0.6, false)height</text:p>
          </table:table-cell>
          <table:table-cell office:value-type="string" calcext:value-type="string">
            <text:p>T,(nothing, 2, 0.01, 0.6, false)modal_height</text:p>
          </table:table-cell>
          <table:table-cell office:value-type="string" calcext:value-type="string">
            <text:p>T,(nothing, 2, 0.01, 0.6, false)t</text:p>
          </table:table-cell>
          <table:table-cell office:value-type="string" calcext:value-type="string">
            <text:p>T,(nothing, 2, 0.01, 0.6, false)hash</text:p>
          </table:table-cell>
          <table:table-cell office:value-type="string" calcext:value-type="string">
            <text:p>T,(nothing, 4, 0.01, 0.4, false)train_accuracy</text:p>
          </table:table-cell>
          <table:table-cell office:value-type="string" calcext:value-type="string">
            <text:p>T,(nothing, 4, 0.01, 0.4, false)K</text:p>
          </table:table-cell>
          <table:table-cell office:value-type="string" calcext:value-type="string">
            <text:p>T,(nothing, 4, 0.01, 0.4, false)accuracy</text:p>
          </table:table-cell>
          <table:table-cell office:value-type="string" calcext:value-type="string">
            <text:p>T,(nothing, 4, 0.01, 0.4, false)macro_sensitivity</text:p>
          </table:table-cell>
          <table:table-cell office:value-type="string" calcext:value-type="string">
            <text:p>T,(nothing, 4, 0.01, 0.4, false)safe_macro_sensitivity</text:p>
          </table:table-cell>
          <table:table-cell office:value-type="string" calcext:value-type="string">
            <text:p>T,(nothing, 4, 0.01, 0.4, false)safe_macro_specificity</text:p>
          </table:table-cell>
          <table:table-cell office:value-type="string" calcext:value-type="string">
            <text:p>T,(nothing, 4, 0.01, 0.4, false)safe_macro_PPV</text:p>
          </table:table-cell>
          <table:table-cell office:value-type="string" calcext:value-type="string">
            <text:p>T,(nothing, 4, 0.01, 0.4, false)safe_macro_NPV</text:p>
          </table:table-cell>
          <table:table-cell office:value-type="string" calcext:value-type="string">
            <text:p>T,(nothing, 4, 0.01, 0.4, false)safe_macro_F1</text:p>
          </table:table-cell>
          <table:table-cell office:value-type="string" calcext:value-type="string">
            <text:p>T,(nothing, 4, 0.01, 0.4, false)n_nodes</text:p>
          </table:table-cell>
          <table:table-cell office:value-type="string" calcext:value-type="string">
            <text:p>T,(nothing, 4, 0.01, 0.4, false)n_leaves</text:p>
          </table:table-cell>
          <table:table-cell office:value-type="string" calcext:value-type="string">
            <text:p>T,(nothing, 4, 0.01, 0.4, false)height</text:p>
          </table:table-cell>
          <table:table-cell office:value-type="string" calcext:value-type="string">
            <text:p>T,(nothing, 4, 0.01, 0.4, false)modal_height</text:p>
          </table:table-cell>
          <table:table-cell office:value-type="string" calcext:value-type="string">
            <text:p>T,(nothing, 4, 0.01, 0.4, false)t</text:p>
          </table:table-cell>
          <table:table-cell office:value-type="string" calcext:value-type="string">
            <text:p>T,(nothing, 4, 0.01, 0.4, false)hash</text:p>
          </table:table-cell>
          <table:table-cell office:value-type="string" calcext:value-type="string">
            <text:p>T,(nothing, 4, 0.01, 0.5, false)train_accuracy</text:p>
          </table:table-cell>
          <table:table-cell office:value-type="string" calcext:value-type="string">
            <text:p>T,(nothing, 4, 0.01, 0.5, false)K</text:p>
          </table:table-cell>
          <table:table-cell office:value-type="string" calcext:value-type="string">
            <text:p>T,(nothing, 4, 0.01, 0.5, false)accuracy</text:p>
          </table:table-cell>
          <table:table-cell office:value-type="string" calcext:value-type="string">
            <text:p>T,(nothing, 4, 0.01, 0.5, false)macro_sensitivity</text:p>
          </table:table-cell>
          <table:table-cell office:value-type="string" calcext:value-type="string">
            <text:p>T,(nothing, 4, 0.01, 0.5, false)safe_macro_sensitivity</text:p>
          </table:table-cell>
          <table:table-cell office:value-type="string" calcext:value-type="string">
            <text:p>T,(nothing, 4, 0.01, 0.5, false)safe_macro_specificity</text:p>
          </table:table-cell>
          <table:table-cell office:value-type="string" calcext:value-type="string">
            <text:p>T,(nothing, 4, 0.01, 0.5, false)safe_macro_PPV</text:p>
          </table:table-cell>
          <table:table-cell office:value-type="string" calcext:value-type="string">
            <text:p>T,(nothing, 4, 0.01, 0.5, false)safe_macro_NPV</text:p>
          </table:table-cell>
          <table:table-cell office:value-type="string" calcext:value-type="string">
            <text:p>T,(nothing, 4, 0.01, 0.5, false)safe_macro_F1</text:p>
          </table:table-cell>
          <table:table-cell office:value-type="string" calcext:value-type="string">
            <text:p>T,(nothing, 4, 0.01, 0.5, false)n_nodes</text:p>
          </table:table-cell>
          <table:table-cell office:value-type="string" calcext:value-type="string">
            <text:p>T,(nothing, 4, 0.01, 0.5, false)n_leaves</text:p>
          </table:table-cell>
          <table:table-cell office:value-type="string" calcext:value-type="string">
            <text:p>T,(nothing, 4, 0.01, 0.5, false)height</text:p>
          </table:table-cell>
          <table:table-cell office:value-type="string" calcext:value-type="string">
            <text:p>T,(nothing, 4, 0.01, 0.5, false)modal_height</text:p>
          </table:table-cell>
          <table:table-cell office:value-type="string" calcext:value-type="string">
            <text:p>T,(nothing, 4, 0.01, 0.5, false)t</text:p>
          </table:table-cell>
          <table:table-cell office:value-type="string" calcext:value-type="string">
            <text:p>T,(nothing, 4, 0.01, 0.5, false)hash</text:p>
          </table:table-cell>
          <table:table-cell office:value-type="string" calcext:value-type="string">
            <text:p>T,(nothing, 4, 0.01, 0.6, false)train_accuracy</text:p>
          </table:table-cell>
          <table:table-cell office:value-type="string" calcext:value-type="string">
            <text:p>T,(nothing, 4, 0.01, 0.6, false)K</text:p>
          </table:table-cell>
          <table:table-cell office:value-type="string" calcext:value-type="string">
            <text:p>T,(nothing, 4, 0.01, 0.6, false)accuracy</text:p>
          </table:table-cell>
          <table:table-cell office:value-type="string" calcext:value-type="string">
            <text:p>T,(nothing, 4, 0.01, 0.6, false)macro_sensitivity</text:p>
          </table:table-cell>
          <table:table-cell office:value-type="string" calcext:value-type="string">
            <text:p>T,(nothing, 4, 0.01, 0.6, false)safe_macro_sensitivity</text:p>
          </table:table-cell>
          <table:table-cell office:value-type="string" calcext:value-type="string">
            <text:p>T,(nothing, 4, 0.01, 0.6, false)safe_macro_specificity</text:p>
          </table:table-cell>
          <table:table-cell office:value-type="string" calcext:value-type="string">
            <text:p>T,(nothing, 4, 0.01, 0.6, false)safe_macro_PPV</text:p>
          </table:table-cell>
          <table:table-cell office:value-type="string" calcext:value-type="string">
            <text:p>T,(nothing, 4, 0.01, 0.6, false)safe_macro_NPV</text:p>
          </table:table-cell>
          <table:table-cell office:value-type="string" calcext:value-type="string">
            <text:p>T,(nothing, 4, 0.01, 0.6, false)safe_macro_F1</text:p>
          </table:table-cell>
          <table:table-cell office:value-type="string" calcext:value-type="string">
            <text:p>T,(nothing, 4, 0.01, 0.6, false)n_nodes</text:p>
          </table:table-cell>
          <table:table-cell office:value-type="string" calcext:value-type="string">
            <text:p>T,(nothing, 4, 0.01, 0.6, false)n_leaves</text:p>
          </table:table-cell>
          <table:table-cell office:value-type="string" calcext:value-type="string">
            <text:p>T,(nothing, 4, 0.01, 0.6, false)height</text:p>
          </table:table-cell>
          <table:table-cell office:value-type="string" calcext:value-type="string">
            <text:p>T,(nothing, 4, 0.01, 0.6, false)modal_height</text:p>
          </table:table-cell>
          <table:table-cell office:value-type="string" calcext:value-type="string">
            <text:p>T,(nothing, 4, 0.01, 0.6, false)t</text:p>
          </table:table-cell>
          <table:table-cell office:value-type="string" calcext:value-type="string">
            <text:p>T,(nothing, 4, 0.01, 0.6, false)hash</text:p>
          </table:table-cell>
          <table:table-cell office:value-type="string" calcext:value-type="string">
            <text:p>RF,(half_f, 50, 0.7, identity, nothing, false)train_accuracy</text:p>
          </table:table-cell>
          <table:table-cell office:value-type="string" calcext:value-type="string">
            <text:p>RF,(half_f, 50, 0.7, identity, nothing, false)K</text:p>
          </table:table-cell>
          <table:table-cell office:value-type="string" calcext:value-type="string">
            <text:p>RF,(half_f, 50, 0.7, identity, nothing, false)accuracy</text:p>
          </table:table-cell>
          <table:table-cell/>
          <table:table-cell office:value-type="string" calcext:value-type="string">
            <text:p>RF,(half_f, 50, 0.7, identity, nothing, false)macro_sensitivity</text:p>
          </table:table-cell>
          <table:table-cell office:value-type="string" calcext:value-type="string">
            <text:p>RF,(half_f, 50, 0.7, identity, nothing, false)safe_macro_sensitivity</text:p>
          </table:table-cell>
          <table:table-cell office:value-type="string" calcext:value-type="string">
            <text:p>RF,(half_f, 50, 0.7, identity, nothing, false)safe_macro_specificity</text:p>
          </table:table-cell>
          <table:table-cell office:value-type="string" calcext:value-type="string">
            <text:p>RF,(half_f, 50, 0.7, identity, nothing, false)safe_macro_PPV</text:p>
          </table:table-cell>
          <table:table-cell office:value-type="string" calcext:value-type="string">
            <text:p>RF,(half_f, 50, 0.7, identity, nothing, false)safe_macro_NPV</text:p>
          </table:table-cell>
          <table:table-cell office:value-type="string" calcext:value-type="string">
            <text:p>RF,(half_f, 50, 0.7, identity, nothing, false)safe_macro_F1</text:p>
          </table:table-cell>
          <table:table-cell office:value-type="string" calcext:value-type="string">
            <text:p>RF,(half_f, 50, 0.7, identity, nothing, false)oob_error</text:p>
          </table:table-cell>
          <table:table-cell office:value-type="string" calcext:value-type="string">
            <text:p>RF,(half_f, 50, 0.7, identity, nothing, false)n_trees</text:p>
          </table:table-cell>
          <table:table-cell office:value-type="string" calcext:value-type="string">
            <text:p>RF,(half_f, 50, 0.7, identity, nothing, false)n_nodes</text:p>
          </table:table-cell>
          <table:table-cell office:value-type="string" calcext:value-type="string">
            <text:p>RF,(half_f, 50, 0.7, identity, nothing, false)ﺩ√ﺁ٢ train_accuracy</text:p>
          </table:table-cell>
          <table:table-cell office:value-type="string" calcext:value-type="string">
            <text:p>RF,(half_f, 50, 0.7, identity, nothing, false)ﺩ√ﺁ٢ K</text:p>
          </table:table-cell>
          <table:table-cell office:value-type="string" calcext:value-type="string">
            <text:p>RF,(half_f, 50, 0.7, identity, nothing, false)ﺩ√ﺁ٢ accuracy</text:p>
          </table:table-cell>
          <table:table-cell office:value-type="string" calcext:value-type="string">
            <text:p>RF,(half_f, 50, 0.7, identity, nothing, false)ﺩ√ﺁ٢ macro_sensitivity</text:p>
          </table:table-cell>
          <table:table-cell office:value-type="string" calcext:value-type="string">
            <text:p>RF,(half_f, 50, 0.7, identity, nothing, false)ﺩ√ﺁ٢ safe_macro_sensitivity</text:p>
          </table:table-cell>
          <table:table-cell office:value-type="string" calcext:value-type="string">
            <text:p>RF,(half_f, 50, 0.7, identity, nothing, false)ﺩ√ﺁ٢ safe_macro_specificity</text:p>
          </table:table-cell>
          <table:table-cell office:value-type="string" calcext:value-type="string">
            <text:p>RF,(half_f, 50, 0.7, identity, nothing, false)ﺩ√ﺁ٢ safe_macro_PPV</text:p>
          </table:table-cell>
          <table:table-cell office:value-type="string" calcext:value-type="string">
            <text:p>RF,(half_f, 50, 0.7, identity, nothing, false)ﺩ√ﺁ٢ safe_macro_NPV</text:p>
          </table:table-cell>
          <table:table-cell office:value-type="string" calcext:value-type="string">
            <text:p>RF,(half_f, 50, 0.7, identity, nothing, false)ﺩ√ﺁ٢ safe_macro_F1</text:p>
          </table:table-cell>
          <table:table-cell office:value-type="string" calcext:value-type="string">
            <text:p>RF,(half_f, 50, 0.7, identity, nothing, false)ﺩ√ﺁ٢ oob_error</text:p>
          </table:table-cell>
          <table:table-cell office:value-type="string" calcext:value-type="string">
            <text:p>RF,(half_f, 50, 0.7, identity, nothing, false)ﺩ√ﺁ٢ n_trees</text:p>
          </table:table-cell>
          <table:table-cell office:value-type="string" calcext:value-type="string">
            <text:p>RF,(half_f, 50, 0.7, identity, nothing, false)ﺩ√ﺁ٢ n_nodes</text:p>
          </table:table-cell>
          <table:table-cell office:value-type="string" calcext:value-type="string">
            <text:p>RF,(half_f, 50, 0.7, identity, nothing, false)t</text:p>
          </table:table-cell>
          <table:table-cell office:value-type="string" calcext:value-type="string">
            <text:p>RF,(half_f, 50, 0.7, identity, nothing, false)hash</text:p>
          </table:table-cell>
          <table:table-cell office:value-type="string" calcext:value-type="string">
            <text:p>RF,(half_f, 100, 0.7, identity, nothing, false)train_accuracy</text:p>
          </table:table-cell>
          <table:table-cell office:value-type="string" calcext:value-type="string">
            <text:p>RF,(half_f, 100, 0.7, identity, nothing, false)K</text:p>
          </table:table-cell>
          <table:table-cell office:value-type="string" calcext:value-type="string">
            <text:p>RF,(half_f, 100, 0.7, identity, nothing, false)accuracy</text:p>
          </table:table-cell>
          <table:table-cell/>
          <table:table-cell office:value-type="string" calcext:value-type="string">
            <text:p>RF,(half_f, 100, 0.7, identity, nothing, false)macro_sensitivity</text:p>
          </table:table-cell>
          <table:table-cell office:value-type="string" calcext:value-type="string">
            <text:p>RF,(half_f, 100, 0.7, identity, nothing, false)safe_macro_sensitivity</text:p>
          </table:table-cell>
          <table:table-cell office:value-type="string" calcext:value-type="string">
            <text:p>RF,(half_f, 100, 0.7, identity, nothing, false)safe_macro_specificity</text:p>
          </table:table-cell>
          <table:table-cell office:value-type="string" calcext:value-type="string">
            <text:p>RF,(half_f, 100, 0.7, identity, nothing, false)safe_macro_PPV</text:p>
          </table:table-cell>
          <table:table-cell office:value-type="string" calcext:value-type="string">
            <text:p>RF,(half_f, 100, 0.7, identity, nothing, false)safe_macro_NPV</text:p>
          </table:table-cell>
          <table:table-cell office:value-type="string" calcext:value-type="string">
            <text:p>RF,(half_f, 100, 0.7, identity, nothing, false)safe_macro_F1</text:p>
          </table:table-cell>
          <table:table-cell office:value-type="string" calcext:value-type="string">
            <text:p>RF,(half_f, 100, 0.7, identity, nothing, false)oob_error</text:p>
          </table:table-cell>
          <table:table-cell office:value-type="string" calcext:value-type="string">
            <text:p>RF,(half_f, 100, 0.7, identity, nothing, false)n_trees</text:p>
          </table:table-cell>
          <table:table-cell office:value-type="string" calcext:value-type="string">
            <text:p>RF,(half_f, 100, 0.7, identity, nothing, false)n_nodes</text:p>
          </table:table-cell>
          <table:table-cell office:value-type="string" calcext:value-type="string">
            <text:p>RF,(half_f, 100, 0.7, identity, nothing, false)ﺩ√ﺁ٢ train_accuracy</text:p>
          </table:table-cell>
          <table:table-cell office:value-type="string" calcext:value-type="string">
            <text:p>RF,(half_f, 100, 0.7, identity, nothing, false)ﺩ√ﺁ٢ K</text:p>
          </table:table-cell>
          <table:table-cell office:value-type="string" calcext:value-type="string">
            <text:p>RF,(half_f, 100, 0.7, identity, nothing, false)ﺩ√ﺁ٢ accuracy</text:p>
          </table:table-cell>
          <table:table-cell office:value-type="string" calcext:value-type="string">
            <text:p>RF,(half_f, 100, 0.7, identity, nothing, false)ﺩ√ﺁ٢ macro_sensitivity</text:p>
          </table:table-cell>
          <table:table-cell office:value-type="string" calcext:value-type="string">
            <text:p>RF,(half_f, 100, 0.7, identity, nothing, false)ﺩ√ﺁ٢ safe_macro_sensitivity</text:p>
          </table:table-cell>
          <table:table-cell office:value-type="string" calcext:value-type="string">
            <text:p>RF,(half_f, 100, 0.7, identity, nothing, false)ﺩ√ﺁ٢ safe_macro_specificity</text:p>
          </table:table-cell>
          <table:table-cell office:value-type="string" calcext:value-type="string">
            <text:p>RF,(half_f, 100, 0.7, identity, nothing, false)ﺩ√ﺁ٢ safe_macro_PPV</text:p>
          </table:table-cell>
          <table:table-cell office:value-type="string" calcext:value-type="string">
            <text:p>RF,(half_f, 100, 0.7, identity, nothing, false)ﺩ√ﺁ٢ safe_macro_NPV</text:p>
          </table:table-cell>
          <table:table-cell office:value-type="string" calcext:value-type="string">
            <text:p>RF,(half_f, 100, 0.7, identity, nothing, false)ﺩ√ﺁ٢ safe_macro_F1</text:p>
          </table:table-cell>
          <table:table-cell office:value-type="string" calcext:value-type="string">
            <text:p>RF,(half_f, 100, 0.7, identity, nothing, false)ﺩ√ﺁ٢ oob_error</text:p>
          </table:table-cell>
          <table:table-cell office:value-type="string" calcext:value-type="string">
            <text:p>RF,(half_f, 100, 0.7, identity, nothing, false)ﺩ√ﺁ٢ n_trees</text:p>
          </table:table-cell>
          <table:table-cell office:value-type="string" calcext:value-type="string">
            <text:p>RF,(half_f, 100, 0.7, identity, nothing, false)ﺩ√ﺁ٢ n_nodes</text:p>
          </table:table-cell>
          <table:table-cell office:value-type="string" calcext:value-type="string">
            <text:p>RF,(half_f, 100, 0.7, identity, nothing, false)t</text:p>
          </table:table-cell>
          <table:table-cell office:value-type="string" calcext:value-type="string">
            <text:p>RF,(half_f, 100, 0.7, identity, nothing, false)hash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1,fals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(170, 170)</text:p>
          </table:table-cell>
          <table:table-cell table:style-name="ce1" office:value-type="string" calcext:value-type="string">
            <text:p>(43, 43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51.16" calcext:value-type="float">
            <text:p>51.16</text:p>
          </table:table-cell>
          <table:table-cell table:style-name="ce5" office:value-type="float" office:value="75.58" calcext:value-type="float">
            <text:p>75.58</text:p>
          </table:table-cell>
          <table:table-cell table:style-name="ce1" office:value-type="float" office:value="75.58" calcext:value-type="float">
            <text:p>75.58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1" office:value-type="float" office:value="84.38" calcext:value-type="float">
            <text:p>84.38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.729" calcext:value-type="float">
            <text:p>22.729</text:p>
          </table:table-cell>
          <table:table-cell table:style-name="ce1" office:value-type="string" calcext:value-type="string">
            <text:p>b2c253a921cabd5bbadd33805793aeffd59d2d4a331a35f0b66f5179f898f44e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51.16" calcext:value-type="float">
            <text:p>51.16</text:p>
          </table:table-cell>
          <table:table-cell table:style-name="ce5" office:value-type="float" office:value="75.58" calcext:value-type="float">
            <text:p>75.58</text:p>
          </table:table-cell>
          <table:table-cell table:style-name="ce1" office:value-type="float" office:value="75.58" calcext:value-type="float">
            <text:p>75.58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1" office:value-type="float" office:value="84.38" calcext:value-type="float">
            <text:p>84.38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089" calcext:value-type="float">
            <text:p>7.089</text:p>
          </table:table-cell>
          <table:table-cell table:style-name="ce1" office:value-type="string" calcext:value-type="string">
            <text:p>b2c253a921cabd5bbadd33805793aeffd59d2d4a331a35f0b66f5179f898f44e</text:p>
          </table:table-cell>
          <table:table-cell table:style-name="ce1" office:value-type="float" office:value="98.24" calcext:value-type="float">
            <text:p>98.24</text:p>
          </table:table-cell>
          <table:table-cell table:style-name="ce1" office:value-type="float" office:value="51.16" calcext:value-type="float">
            <text:p>51.16</text:p>
          </table:table-cell>
          <table:table-cell table:style-name="ce5" office:value-type="float" office:value="75.58" calcext:value-type="float">
            <text:p>75.58</text:p>
          </table:table-cell>
          <table:table-cell table:style-name="ce1" office:value-type="float" office:value="75.58" calcext:value-type="float">
            <text:p>75.58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88.37" calcext:value-type="float">
            <text:p>88.37</text:p>
          </table:table-cell>
          <table:table-cell table:style-name="ce1" office:value-type="float" office:value="84.38" calcext:value-type="float">
            <text:p>84.38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58" calcext:value-type="float">
            <text:p>7.158</text:p>
          </table:table-cell>
          <table:table-cell table:style-name="ce1" office:value-type="string" calcext:value-type="string">
            <text:p>b2c253a921cabd5bbadd33805793aeffd59d2d4a331a35f0b66f5179f898f44e</text:p>
          </table:table-cell>
          <table:table-cell table:style-name="ce1" office:value-type="float" office:value="95.29" calcext:value-type="float">
            <text:p>95.29</text:p>
          </table:table-cell>
          <table:table-cell table:style-name="ce1" office:value-type="float" office:value="48.84" calcext:value-type="float">
            <text:p>48.84</text:p>
          </table:table-cell>
          <table:table-cell table:style-name="ce5" office:value-type="float" office:value="74.42" calcext:value-type="float">
            <text:p>74.42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62" calcext:value-type="float">
            <text:p>7.162</text:p>
          </table:table-cell>
          <table:table-cell table:style-name="ce1" office:value-type="string" calcext:value-type="string">
            <text:p>bcde75b30e88a80acf1f5af91e529b0044225327abbdaaa320ee96734399d832</text:p>
          </table:table-cell>
          <table:table-cell table:style-name="ce1" office:value-type="float" office:value="95.29" calcext:value-type="float">
            <text:p>95.29</text:p>
          </table:table-cell>
          <table:table-cell table:style-name="ce1" office:value-type="float" office:value="48.84" calcext:value-type="float">
            <text:p>48.84</text:p>
          </table:table-cell>
          <table:table-cell table:style-name="ce5" office:value-type="float" office:value="74.42" calcext:value-type="float">
            <text:p>74.42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19" calcext:value-type="float">
            <text:p>7.119</text:p>
          </table:table-cell>
          <table:table-cell table:style-name="ce1" office:value-type="string" calcext:value-type="string">
            <text:p>bcde75b30e88a80acf1f5af91e529b0044225327abbdaaa320ee96734399d832</text:p>
          </table:table-cell>
          <table:table-cell table:style-name="ce1" office:value-type="float" office:value="95.29" calcext:value-type="float">
            <text:p>95.29</text:p>
          </table:table-cell>
          <table:table-cell table:style-name="ce1" office:value-type="float" office:value="48.84" calcext:value-type="float">
            <text:p>48.84</text:p>
          </table:table-cell>
          <table:table-cell table:style-name="ce5" office:value-type="float" office:value="74.42" calcext:value-type="float">
            <text:p>74.42</text:p>
          </table:table-cell>
          <table:table-cell table:style-name="ce1" office:value-type="float" office:value="74.42" calcext:value-type="float">
            <text:p>74.42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81.4" calcext:value-type="float">
            <text:p>81.4</text:p>
          </table:table-cell>
          <table:table-cell table:style-name="ce1" office:value-type="float" office:value="78.38" calcext:value-type="float">
            <text:p>78.38</text:p>
          </table:table-cell>
          <table:table-cell table:style-name="ce1" office:value-type="float" office:value="71.43" calcext:value-type="float">
            <text:p>71.43</text:p>
          </table:table-cell>
          <table:table-cell table:style-name="ce1" office:value-type="float" office:value="72.5" calcext:value-type="float">
            <text:p>72.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.147" calcext:value-type="float">
            <text:p>7.147</text:p>
          </table:table-cell>
          <table:table-cell table:style-name="ce1" office:value-type="string" calcext:value-type="string">
            <text:p>bcde75b30e88a80acf1f5af91e529b0044225327abbdaaa320ee96734399d832</text:p>
          </table:table-cell>
          <table:table-cell table:style-name="ce1" office:value-type="float" office:value="99.18" calcext:value-type="float">
            <text:p>99.18</text:p>
          </table:table-cell>
          <table:table-cell table:style-name="ce1" office:value-type="float" office:value="39.07" calcext:value-type="float">
            <text:p>39.07</text:p>
          </table:table-cell>
          <table:table-cell table:style-name="ce5" office:value-type="float" office:value="69.53" calcext:value-type="float">
            <text:p>69.53</text:p>
          </table:table-cell>
          <table:table-cell table:style-name="ce5"/>
          <table:table-cell table:style-name="ce1" office:value-type="float" office:value="69.53" calcext:value-type="float">
            <text:p>69.53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3.95" calcext:value-type="float">
            <text:p>73.95</text:p>
          </table:table-cell>
          <table:table-cell table:style-name="ce1" office:value-type="float" office:value="71.41" calcext:value-type="float">
            <text:p>71.41</text:p>
          </table:table-cell>
          <table:table-cell table:style-name="ce1" office:value-type="float" office:value="67.98" calcext:value-type="float">
            <text:p>67.98</text:p>
          </table:table-cell>
          <table:table-cell table:style-name="ce1" office:value-type="float" office:value="68.1" calcext:value-type="float">
            <text:p>68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97160" calcext:value-type="float">
            <text:p>1971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" calcext:value-type="float">
            <text:p>0.09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4280" calcext:value-type="float">
            <text:p>44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785c21535088632c5a924156497ca601e7c351032d9e964c0d393a31321c43c7", "0a3fcb1279030598f835a1f5abf40a822329a36ea9248b36576e8b756d3b063b", "99ca17a3d08db34b76a7bf0d2b0e1a2d995f7d7e2d1c4c67f2694ea8c9a71b3f", "b62e9b69014ab6b06311b9c78f5903b170dff01873c028dad3ec5c65fc8cce8d", "feeda45009b03f0b1e11b17706699e48156608d9aa45bab0c26db86a6de53a73")</text:p>
          </table:table-cell>
          <table:table-cell table:style-name="ce1" office:value-type="float" office:value="99.35" calcext:value-type="float">
            <text:p>99.35</text:p>
          </table:table-cell>
          <table:table-cell table:style-name="ce1" office:value-type="float" office:value="41.4" calcext:value-type="float">
            <text:p>41.4</text:p>
          </table:table-cell>
          <table:table-cell table:style-name="ce5" office:value-type="float" office:value="70.7" calcext:value-type="float">
            <text:p>70.7</text:p>
          </table:table-cell>
          <table:table-cell table:style-name="ce25"/>
          <table:table-cell table:style-name="ce1" office:value-type="float" office:value="70.7" calcext:value-type="float">
            <text:p>70.7</text:p>
          </table:table-cell>
          <table:table-cell table:style-name="ce1" office:value-type="float" office:value="66.51" calcext:value-type="float">
            <text:p>66.51</text:p>
          </table:table-cell>
          <table:table-cell table:style-name="ce1" office:value-type="float" office:value="74.88" calcext:value-type="float">
            <text:p>74.88</text:p>
          </table:table-cell>
          <table:table-cell table:style-name="ce1" office:value-type="float" office:value="72.59" calcext:value-type="float">
            <text:p>72.59</text:p>
          </table:table-cell>
          <table:table-cell table:style-name="ce1" office:value-type="float" office:value="69.12" calcext:value-type="float">
            <text:p>69.12</text:p>
          </table:table-cell>
          <table:table-cell table:style-name="ce1" office:value-type="float" office:value="69.41" calcext:value-type="float">
            <text:p>69.41</text:p>
          </table:table-cell>
          <table:table-cell table:style-name="ce1" office:value-type="float" office:value="17.59" calcext:value-type="float">
            <text:p>17.5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393080" calcext:value-type="float">
            <text:p>3930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8120" calcext:value-type="float">
            <text:p>308120</text:p>
          </table:table-cell>
          <table:table-cell table:style-name="ce1" office:value-type="float" office:value="248.412" calcext:value-type="float">
            <text:p>248.412</text:p>
          </table:table-cell>
          <table:table-cell table:style-name="ce1" office:value-type="string" calcext:value-type="string">
            <text:p>("a111e21ac60a39b5bf9a3a65638c454bdcfb64461ab75065384da11233272fde", "8da17fba2390c4051c586c12c56fbe7a7542ac4f6a4e0538db76043076a9132a", "e219bcdebee6e414c4fce6b36181f06289be90a8b93edeae49364ea12738fbba", "bc5b848c19f589f2395f9174f0231515b0bce5f835bdcd73e8785bfa5a350d34", "2a90930c52f3938b034f9cbd5861ecea6fd75174cc3c7d85e0964f70ba9f08fc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number-columns-repeated="2"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856" calcext:value-type="float">
            <text:p>10.856</text:p>
          </table:table-cell>
          <table:table-cell office:value-type="string" calcext:value-type="string">
            <text:p>0f94ff267fa032b63448160d24051fdef771c0c56e4de5b630a5b64c487c6cba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number-columns-repeated="2"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298" calcext:value-type="float">
            <text:p>10.298</text:p>
          </table:table-cell>
          <table:table-cell office:value-type="string" calcext:value-type="string">
            <text:p>0f94ff267fa032b63448160d24051fdef771c0c56e4de5b630a5b64c487c6cba</text:p>
          </table:table-cell>
          <table:table-cell office:value-type="float" office:value="98.82" calcext:value-type="float">
            <text:p>98.82</text:p>
          </table:table-cell>
          <table:table-cell office:value-type="float" office:value="55.81" calcext:value-type="float">
            <text:p>55.81</text:p>
          </table:table-cell>
          <table:table-cell table:number-columns-repeated="2" office:value-type="float" office:value="77.91" calcext:value-type="float">
            <text:p>77.91</text:p>
          </table:table-cell>
          <table:table-cell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76.09" calcext:value-type="float">
            <text:p>76.09</text:p>
          </table:table-cell>
          <table:table-cell office:value-type="float" office:value="80" calcext:value-type="float">
            <text:p>80</text:p>
          </table:table-cell>
          <table:table-cell office:value-type="float" office:value="78.65" calcext:value-type="float">
            <text:p>78.65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297" calcext:value-type="float">
            <text:p>10.297</text:p>
          </table:table-cell>
          <table:table-cell office:value-type="string" calcext:value-type="string">
            <text:p>0f94ff267fa032b63448160d24051fdef771c0c56e4de5b630a5b64c487c6cba</text:p>
          </table:table-cell>
          <table:table-cell office:value-type="float" office:value="94.12" calcext:value-type="float">
            <text:p>94.12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69.77" calcext:value-type="float">
            <text:p>69.77</text:p>
          </table:table-cell>
          <table:table-cell office:value-type="float" office:value="73.47" calcext:value-type="float">
            <text:p>73.47</text:p>
          </table:table-cell>
          <table:table-cell office:value-type="float" office:value="81.08" calcext:value-type="float">
            <text:p>81.08</text:p>
          </table:table-cell>
          <table:table-cell office:value-type="float" office:value="78.26" calcext:value-type="float">
            <text:p>7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319" calcext:value-type="float">
            <text:p>10.319</text:p>
          </table:table-cell>
          <table:table-cell office:value-type="string" calcext:value-type="string">
            <text:p>31a60439dea76cb4945ae56de77c089716b4b3cfb4c4e5887aab5f387ba8afe4</text:p>
          </table:table-cell>
          <table:table-cell office:value-type="float" office:value="94.12" calcext:value-type="float">
            <text:p>94.12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69.77" calcext:value-type="float">
            <text:p>69.77</text:p>
          </table:table-cell>
          <table:table-cell office:value-type="float" office:value="73.47" calcext:value-type="float">
            <text:p>73.47</text:p>
          </table:table-cell>
          <table:table-cell office:value-type="float" office:value="81.08" calcext:value-type="float">
            <text:p>81.08</text:p>
          </table:table-cell>
          <table:table-cell office:value-type="float" office:value="78.26" calcext:value-type="float">
            <text:p>7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53" calcext:value-type="float">
            <text:p>10.53</text:p>
          </table:table-cell>
          <table:table-cell office:value-type="string" calcext:value-type="string">
            <text:p>31a60439dea76cb4945ae56de77c089716b4b3cfb4c4e5887aab5f387ba8afe4</text:p>
          </table:table-cell>
          <table:table-cell office:value-type="float" office:value="94.12" calcext:value-type="float">
            <text:p>94.12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69.77" calcext:value-type="float">
            <text:p>69.77</text:p>
          </table:table-cell>
          <table:table-cell office:value-type="float" office:value="73.47" calcext:value-type="float">
            <text:p>73.47</text:p>
          </table:table-cell>
          <table:table-cell office:value-type="float" office:value="81.08" calcext:value-type="float">
            <text:p>81.08</text:p>
          </table:table-cell>
          <table:table-cell office:value-type="float" office:value="78.26" calcext:value-type="float">
            <text:p>78.2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.297" calcext:value-type="float">
            <text:p>10.297</text:p>
          </table:table-cell>
          <table:table-cell office:value-type="string" calcext:value-type="string">
            <text:p>31a60439dea76cb4945ae56de77c089716b4b3cfb4c4e5887aab5f387ba8afe4</text:p>
          </table:table-cell>
          <table:table-cell office:value-type="float" office:value="99.18" calcext:value-type="float">
            <text:p>99.18</text:p>
          </table:table-cell>
          <table:table-cell office:value-type="float" office:value="67.91" calcext:value-type="float">
            <text:p>67.91</text:p>
          </table:table-cell>
          <table:table-cell office:value-type="float" office:value="83.95" calcext:value-type="float">
            <text:p>83.95</text:p>
          </table:table-cell>
          <table:table-cell/>
          <table:table-cell office:value-type="float" office:value="83.95" calcext:value-type="float">
            <text:p>83.95</text:p>
          </table:table-cell>
          <table:table-cell office:value-type="float" office:value="83.26" calcext:value-type="float">
            <text:p>83.26</text:p>
          </table:table-cell>
          <table:table-cell office:value-type="float" office:value="84.65" calcext:value-type="float">
            <text:p>84.65</text:p>
          </table:table-cell>
          <table:table-cell office:value-type="float" office:value="84.45" calcext:value-type="float">
            <text:p>84.45</text:p>
          </table:table-cell>
          <table:table-cell office:value-type="float" office:value="83.51" calcext:value-type="float">
            <text:p>83.51</text:p>
          </table:table-cell>
          <table:table-cell office:value-type="float" office:value="83.83" calcext:value-type="float">
            <text:p>83.8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3000" calcext:value-type="float">
            <text:p>2130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00" calcext:value-type="float">
            <text:p>10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ff63cf7fa1acc244ac04db2096b4ee88e99c70f99c4707b0dbb793786a7c5a", "84440d92a9be58f5e41a5e3cc086666e4b3d1eb35156efa058066644030bbab9", "eb3ab78fb302dadd0b0b40e7005e1ae465b362221150f7bd02fb5fb41ac43fc4", "df8b2b086f4a1e843814f27a2d653aacc3ccc9d033bd35b05c251db8e67694a4", "56a0c707fcbd3ff658629b6069381e2341fc21359aab0eba55ead418f1934084")</text:p>
          </table:table-cell>
          <table:table-cell office:value-type="float" office:value="99.82" calcext:value-type="float">
            <text:p>99.82</text:p>
          </table:table-cell>
          <table:table-cell office:value-type="float" office:value="70.7" calcext:value-type="float">
            <text:p>70.7</text:p>
          </table:table-cell>
          <table:table-cell office:value-type="float" office:value="85.35" calcext:value-type="float">
            <text:p>85.35</text:p>
          </table:table-cell>
          <table:table-cell/>
          <table:table-cell office:value-type="float" office:value="85.35" calcext:value-type="float">
            <text:p>85.35</text:p>
          </table:table-cell>
          <table:table-cell office:value-type="float" office:value="83.72" calcext:value-type="float">
            <text:p>83.72</text:p>
          </table:table-cell>
          <table:table-cell office:value-type="float" office:value="86.98" calcext:value-type="float">
            <text:p>86.98</text:p>
          </table:table-cell>
          <table:table-cell office:value-type="float" office:value="86.56" calcext:value-type="float">
            <text:p>86.56</text:p>
          </table:table-cell>
          <table:table-cell office:value-type="float" office:value="84.26" calcext:value-type="float">
            <text:p>84.26</text:p>
          </table:table-cell>
          <table:table-cell office:value-type="float" office:value="85.1" calcext:value-type="float">
            <text:p>85.1</text:p>
          </table:table-cell>
          <table:table-cell office:value-type="float" office:value="21.76" calcext:value-type="float">
            <text:p>21.76</text:p>
          </table:table-cell>
          <table:table-cell office:value-type="float" office:value="10000" calcext:value-type="float">
            <text:p>10000</text:p>
          </table:table-cell>
          <table:table-cell office:value-type="float" office:value="427640" calcext:value-type="float">
            <text:p>4276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37280" calcext:value-type="float">
            <text:p>137280</text:p>
          </table:table-cell>
          <table:table-cell office:value-type="float" office:value="264.683" calcext:value-type="float">
            <text:p>264.683</text:p>
          </table:table-cell>
          <table:table-cell office:value-type="string" calcext:value-type="string">
            <text:p>("625d2b61131b6bacd366734e7bd8999aa20bba266f9bfff5802c7b392d082e7a", "c1434a1dd9f69727f471de8ca9bf91161816f7aeee02fddaa5d3731417f3ac7e", "64a76936f0b1a0375652cc17fee7a8be483b62fd532315074811ef2695663727", "750092e97137b93d20736303a3c5bf3358426da157ce7d623beb7097652873c7", "ef28c5649db0664af88ac84dd609ebda6ceb578c27207df19a3dc839e74545ff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.392" calcext:value-type="float">
            <text:p>10.392</text:p>
          </table:table-cell>
          <table:table-cell office:value-type="string" calcext:value-type="string">
            <text:p>dd0009db878fb7bfd22539c3edc851f45512b6c6c7970abfce68c3aeefccf4c7</text:p>
          </table:table-cell>
          <table:table-cell office:value-type="float" office:value="98.82" calcext:value-type="float">
            <text:p>98.82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422" calcext:value-type="float">
            <text:p>9.422</text:p>
          </table:table-cell>
          <table:table-cell office:value-type="string" calcext:value-type="string">
            <text:p>dd0009db878fb7bfd22539c3edc851f45512b6c6c7970abfce68c3aeefccf4c7</text:p>
          </table:table-cell>
          <table:table-cell office:value-type="float" office:value="98.82" calcext:value-type="float">
            <text:p>98.82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531" calcext:value-type="float">
            <text:p>9.531</text:p>
          </table:table-cell>
          <table:table-cell office:value-type="string" calcext:value-type="string">
            <text:p>dd0009db878fb7bfd22539c3edc851f45512b6c6c7970abfce68c3aeefccf4c7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244" calcext:value-type="float">
            <text:p>9.244</text:p>
          </table:table-cell>
          <table:table-cell office:value-type="string" calcext:value-type="string">
            <text:p>7eeb2df98388c67dc924e34c07cfc70a5577c9bcb78ff9af2b092dbf2ee98010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084" calcext:value-type="float">
            <text:p>9.084</text:p>
          </table:table-cell>
          <table:table-cell office:value-type="string" calcext:value-type="string">
            <text:p>7eeb2df98388c67dc924e34c07cfc70a5577c9bcb78ff9af2b092dbf2ee98010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163" calcext:value-type="float">
            <text:p>9.163</text:p>
          </table:table-cell>
          <table:table-cell office:value-type="string" calcext:value-type="string">
            <text:p>7eeb2df98388c67dc924e34c07cfc70a5577c9bcb78ff9af2b092dbf2ee98010</text:p>
          </table:table-cell>
          <table:table-cell office:value-type="float" office:value="99.65" calcext:value-type="float">
            <text:p>99.65</text:p>
          </table:table-cell>
          <table:table-cell office:value-type="float" office:value="54.88" calcext:value-type="float">
            <text:p>54.88</text:p>
          </table:table-cell>
          <table:table-cell office:value-type="float" office:value="77.44" calcext:value-type="float">
            <text:p>77.44</text:p>
          </table:table-cell>
          <table:table-cell/>
          <table:table-cell office:value-type="float" office:value="77.44" calcext:value-type="float">
            <text:p>77.44</text:p>
          </table:table-cell>
          <table:table-cell office:value-type="float" office:value="67.91" calcext:value-type="float">
            <text:p>67.91</text:p>
          </table:table-cell>
          <table:table-cell office:value-type="float" office:value="86.98" calcext:value-type="float">
            <text:p>86.98</text:p>
          </table:table-cell>
          <table:table-cell office:value-type="float" office:value="83.92" calcext:value-type="float">
            <text:p>83.92</text:p>
          </table:table-cell>
          <table:table-cell office:value-type="float" office:value="73.06" calcext:value-type="float">
            <text:p>73.06</text:p>
          </table:table-cell>
          <table:table-cell office:value-type="float" office:value="75.05" calcext:value-type="float">
            <text:p>75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8600" calcext:value-type="float">
            <text:p>2086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00" calcext:value-type="float">
            <text:p>3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5977611465111cc74aef5bef3f36eef7e6f617ca392de88249df821fe640d05", "b3c2695b949dd370fe45bd3ab23e71ba9ea4313547c5467e99954709ff2d77af", "fff90a20145a795c8e17cd8ec73bb63c8e114968496b17f2a4d457fd03a470e5", "7e24bf3be3d460a5624e2bcdd55c76b64ed773587c788876a5f835cdb3eaf8b2", "cb97056002e26300529335db999a7477569004096636f605d2957b6907181e9d")</text:p>
          </table:table-cell>
          <table:table-cell office:value-type="float" office:value="99.76" calcext:value-type="float">
            <text:p>99.76</text:p>
          </table:table-cell>
          <table:table-cell office:value-type="float" office:value="55.81" calcext:value-type="float">
            <text:p>55.81</text:p>
          </table:table-cell>
          <table:table-cell office:value-type="float" office:value="77.91" calcext:value-type="float">
            <text:p>77.91</text:p>
          </table:table-cell>
          <table:table-cell/>
          <table:table-cell office:value-type="float" office:value="77.91" calcext:value-type="float">
            <text:p>77.91</text:p>
          </table:table-cell>
          <table:table-cell office:value-type="float" office:value="68.37" calcext:value-type="float">
            <text:p>68.37</text:p>
          </table:table-cell>
          <table:table-cell office:value-type="float" office:value="87.44" calcext:value-type="float">
            <text:p>87.44</text:p>
          </table:table-cell>
          <table:table-cell office:value-type="float" office:value="84.48" calcext:value-type="float">
            <text:p>84.48</text:p>
          </table:table-cell>
          <table:table-cell office:value-type="float" office:value="73.45" calcext:value-type="float">
            <text:p>73.45</text:p>
          </table:table-cell>
          <table:table-cell office:value-type="float" office:value="75.57" calcext:value-type="float">
            <text:p>75.57</text:p>
          </table:table-cell>
          <table:table-cell office:value-type="float" office:value="17.35" calcext:value-type="float">
            <text:p>17.35</text:p>
          </table:table-cell>
          <table:table-cell office:value-type="float" office:value="10000" calcext:value-type="float">
            <text:p>10000</text:p>
          </table:table-cell>
          <table:table-cell office:value-type="float" office:value="415640" calcext:value-type="float">
            <text:p>41564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80" calcext:value-type="float">
            <text:p>66880</text:p>
          </table:table-cell>
          <table:table-cell office:value-type="float" office:value="257.474" calcext:value-type="float">
            <text:p>257.474</text:p>
          </table:table-cell>
          <table:table-cell office:value-type="string" calcext:value-type="string">
            <text:p>("0294a85c0b5ab9d22561db2af3f673cfa6fc158f65e49b885bb0b1eb8e895d84", "77d8b045b7ac3fedb2d6647bf458c103972eb718b11c2ea026da42fa4b4b1a83", "6915e1b68af2d6992283ef04c2d9323f2060c19163b10cf557b12b2f2089a994", "ab69c8a7803cc6baf787e2be0fafb8cd607b9394b4ed38dd0abd34b1dc5f877e", "9e9224443d6ab7cfacf822e2c88317079f91bb330ee0bd67aba4c7b5d836b68f")</text:p>
          </table:table-cell>
          <table:table-cell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681" calcext:value-type="float">
            <text:p>7.681</text:p>
          </table:table-cell>
          <table:table-cell office:value-type="string" calcext:value-type="string">
            <text:p>67dbdc01564f95895808efda8aca8695c4a86b161a27e078afc40b395a7852fa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657" calcext:value-type="float">
            <text:p>7.657</text:p>
          </table:table-cell>
          <table:table-cell office:value-type="string" calcext:value-type="string">
            <text:p>67dbdc01564f95895808efda8aca8695c4a86b161a27e078afc40b395a7852fa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65.12" calcext:value-type="float">
            <text:p>65.12</text:p>
          </table:table-cell>
          <table:table-cell office:value-type="float" office:value="69.39" calcext:value-type="float">
            <text:p>69.39</text:p>
          </table:table-cell>
          <table:table-cell office:value-type="float" office:value="75.68" calcext:value-type="float">
            <text:p>75.68</text:p>
          </table:table-cell>
          <table:table-cell office:value-type="float" office:value="73.91" calcext:value-type="float">
            <text:p>73.91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.585" calcext:value-type="float">
            <text:p>7.585</text:p>
          </table:table-cell>
          <table:table-cell office:value-type="string" calcext:value-type="string">
            <text:p>67dbdc01564f95895808efda8aca8695c4a86b161a27e078afc40b395a7852fa</text:p>
          </table:table-cell>
          <table:table-cell office:value-type="float" office:value="96.18" calcext:value-type="float">
            <text:p>96.1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67.44" calcext:value-type="float">
            <text:p>67.4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6.09" calcext:value-type="float">
            <text:p>76.0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.676" calcext:value-type="float">
            <text:p>7.676</text:p>
          </table:table-cell>
          <table:table-cell office:value-type="string" calcext:value-type="string">
            <text:p>87a7316ae4e465ce2a02806247e767055e97ca751a6f2f16bb3b1d9be8103c49</text:p>
          </table:table-cell>
          <table:table-cell office:value-type="float" office:value="96.18" calcext:value-type="float">
            <text:p>96.1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67.44" calcext:value-type="float">
            <text:p>67.4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6.09" calcext:value-type="float">
            <text:p>76.0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.297" calcext:value-type="float">
            <text:p>7.297</text:p>
          </table:table-cell>
          <table:table-cell office:value-type="string" calcext:value-type="string">
            <text:p>87a7316ae4e465ce2a02806247e767055e97ca751a6f2f16bb3b1d9be8103c49</text:p>
          </table:table-cell>
          <table:table-cell office:value-type="float" office:value="96.18" calcext:value-type="float">
            <text:p>96.1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81.4" calcext:value-type="float">
            <text:p>81.4</text:p>
          </table:table-cell>
          <table:table-cell office:value-type="float" office:value="67.44" calcext:value-type="float">
            <text:p>67.44</text:p>
          </table:table-cell>
          <table:table-cell office:value-type="float" office:value="71.43" calcext:value-type="float">
            <text:p>71.43</text:p>
          </table:table-cell>
          <table:table-cell office:value-type="float" office:value="78.38" calcext:value-type="float">
            <text:p>78.38</text:p>
          </table:table-cell>
          <table:table-cell office:value-type="float" office:value="76.09" calcext:value-type="float">
            <text:p>76.0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.631" calcext:value-type="float">
            <text:p>7.631</text:p>
          </table:table-cell>
          <table:table-cell office:value-type="string" calcext:value-type="string">
            <text:p>87a7316ae4e465ce2a02806247e767055e97ca751a6f2f16bb3b1d9be8103c49</text:p>
          </table:table-cell>
          <table:table-cell office:value-type="float" office:value="99.29" calcext:value-type="float">
            <text:p>99.29</text:p>
          </table:table-cell>
          <table:table-cell office:value-type="float" office:value="68.37" calcext:value-type="float">
            <text:p>68.37</text:p>
          </table:table-cell>
          <table:table-cell office:value-type="float" office:value="84.19" calcext:value-type="float">
            <text:p>84.19</text:p>
          </table:table-cell>
          <table:table-cell/>
          <table:table-cell office:value-type="float" office:value="84.19" calcext:value-type="float">
            <text:p>84.19</text:p>
          </table:table-cell>
          <table:table-cell office:value-type="float" office:value="82.79" calcext:value-type="float">
            <text:p>82.79</text:p>
          </table:table-cell>
          <table:table-cell office:value-type="float" office:value="85.58" calcext:value-type="float">
            <text:p>85.58</text:p>
          </table:table-cell>
          <table:table-cell office:value-type="float" office:value="85.18" calcext:value-type="float">
            <text:p>85.18</text:p>
          </table:table-cell>
          <table:table-cell office:value-type="float" office:value="83.29" calcext:value-type="float">
            <text:p>83.29</text:p>
          </table:table-cell>
          <table:table-cell office:value-type="float" office:value="83.95" calcext:value-type="float">
            <text:p>83.9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1400" calcext:value-type="float">
            <text:p>21140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00" calcext:value-type="float">
            <text:p>4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e749a82cade6d968ff051a5165141f341f9a5f69a91479b27668f14481d0bf", "03bd7963fcc80993f8dd221cf0af135f7597bc4b458334dcaa16f26a8be8a9fb", "1805d3b5cedb6a9d4ecf21e0f8f18de07149f0837a97f7c08beb27785906877e", "0c4c84ef6423eca5f640df1d5394c0fb65b3d940fa5ea2903620db85f09492fc", "63486f8a202dfb7f12ff46b5562cea8c6c96238565afc11f12da3e2f44f51d63")</text:p>
          </table:table-cell>
          <table:table-cell office:value-type="float" office:value="99.71" calcext:value-type="float">
            <text:p>99.71</text:p>
          </table:table-cell>
          <table:table-cell office:value-type="float" office:value="66.51" calcext:value-type="float">
            <text:p>66.51</text:p>
          </table:table-cell>
          <table:table-cell office:value-type="float" office:value="83.26" calcext:value-type="float">
            <text:p>83.26</text:p>
          </table:table-cell>
          <table:table-cell/>
          <table:table-cell office:value-type="float" office:value="83.26" calcext:value-type="float">
            <text:p>83.26</text:p>
          </table:table-cell>
          <table:table-cell office:value-type="float" office:value="82.33" calcext:value-type="float">
            <text:p>82.33</text:p>
          </table:table-cell>
          <table:table-cell office:value-type="float" office:value="84.19" calcext:value-type="float">
            <text:p>84.19</text:p>
          </table:table-cell>
          <table:table-cell office:value-type="float" office:value="83.89" calcext:value-type="float">
            <text:p>83.89</text:p>
          </table:table-cell>
          <table:table-cell office:value-type="float" office:value="82.66" calcext:value-type="float">
            <text:p>82.66</text:p>
          </table:table-cell>
          <table:table-cell office:value-type="float" office:value="83.1" calcext:value-type="float">
            <text:p>83.1</text:p>
          </table:table-cell>
          <table:table-cell office:value-type="float" office:value="20.53" calcext:value-type="float">
            <text:p>2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419360" calcext:value-type="float">
            <text:p>41936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2480" calcext:value-type="float">
            <text:p>52480</text:p>
          </table:table-cell>
          <table:table-cell office:value-type="float" office:value="263.213" calcext:value-type="float">
            <text:p>263.213</text:p>
          </table:table-cell>
          <table:table-cell office:value-type="string" calcext:value-type="string">
            <text:p>("584e8f19ef0f928fe8f621f37ca551e47aae583aa321518f9db17d7f382c5136", "a28ce87d78b82c6a499656207a6cabb25c261bb5f51e10efb8a272f6892545d3", "62462bdcf3260b4f333b0371f9c4a3096a5265d4aef1c68ca94477046db9ae86", "f9508da21e4020164e15163a2b29528fc6b21424b9bb470206023394cceaaac1", "0ee99cccdea08ced3ddfff34cdbf638d43db78401bc1754fc0ea15832a611047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41" calcext:value-type="float">
            <text:p>8.241</text:p>
          </table:table-cell>
          <table:table-cell office:value-type="string" calcext:value-type="string">
            <text:p>72ae39b274e7f1c2babbdc8a81466650db808a3c0c318c3f0a052ed2c8171b9a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04" calcext:value-type="float">
            <text:p>8.204</text:p>
          </table:table-cell>
          <table:table-cell office:value-type="string" calcext:value-type="string">
            <text:p>72ae39b274e7f1c2babbdc8a81466650db808a3c0c318c3f0a052ed2c8171b9a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52" calcext:value-type="float">
            <text:p>8.252</text:p>
          </table:table-cell>
          <table:table-cell office:value-type="string" calcext:value-type="string">
            <text:p>72ae39b274e7f1c2babbdc8a81466650db808a3c0c318c3f0a052ed2c8171b9a</text:p>
          </table:table-cell>
          <table:table-cell office:value-type="float" office:value="95" calcext:value-type="float">
            <text:p>9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0ea9ecedd5f3515faa2e8ce5296ee223e0a901539f76e8ba919882ee6f609b7f</text:p>
          </table:table-cell>
          <table:table-cell office:value-type="float" office:value="95" calcext:value-type="float">
            <text:p>9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99" calcext:value-type="float">
            <text:p>8.199</text:p>
          </table:table-cell>
          <table:table-cell office:value-type="string" calcext:value-type="string">
            <text:p>0ea9ecedd5f3515faa2e8ce5296ee223e0a901539f76e8ba919882ee6f609b7f</text:p>
          </table:table-cell>
          <table:table-cell office:value-type="float" office:value="95" calcext:value-type="float">
            <text:p>9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69.77" calcext:value-type="float">
            <text:p>69.77</text:p>
          </table:table-cell>
          <table:table-cell office:value-type="float" office:value="71.11" calcext:value-type="float">
            <text:p>71.11</text:p>
          </table:table-cell>
          <table:table-cell office:value-type="float" office:value="73.17" calcext:value-type="float">
            <text:p>73.17</text:p>
          </table:table-cell>
          <table:table-cell office:value-type="float" office:value="72.73" calcext:value-type="float">
            <text:p>72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.164" calcext:value-type="float">
            <text:p>8.164</text:p>
          </table:table-cell>
          <table:table-cell office:value-type="string" calcext:value-type="string">
            <text:p>0ea9ecedd5f3515faa2e8ce5296ee223e0a901539f76e8ba919882ee6f609b7f</text:p>
          </table:table-cell>
          <table:table-cell office:value-type="float" office:value="99.24" calcext:value-type="float">
            <text:p>99.24</text:p>
          </table:table-cell>
          <table:table-cell office:value-type="float" office:value="62.33" calcext:value-type="float">
            <text:p>62.33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81.16" calcext:value-type="float">
            <text:p>81.16</text:p>
          </table:table-cell>
          <table:table-cell office:value-type="float" office:value="80.47" calcext:value-type="float">
            <text:p>80.47</text:p>
          </table:table-cell>
          <table:table-cell office:value-type="float" office:value="81.86" calcext:value-type="float">
            <text:p>81.86</text:p>
          </table:table-cell>
          <table:table-cell office:value-type="float" office:value="81.61" calcext:value-type="float">
            <text:p>81.61</text:p>
          </table:table-cell>
          <table:table-cell office:value-type="float" office:value="80.75" calcext:value-type="float">
            <text:p>80.75</text:p>
          </table:table-cell>
          <table:table-cell office:value-type="float" office:value="81.03" calcext:value-type="float">
            <text:p>81.03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7640" calcext:value-type="float">
            <text:p>2076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80" calcext:value-type="float">
            <text:p>5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beb8231a8344e03fe67f87b604023e5b48dee8b729948a4c5a17c4f79906bd2", "7f3bee00679676b87b8b803c0092e7322ad893e1b31bc8edc21aaea20058332c", "6c2aea9dbde772f2dc2ab5a04ca6f5709a0963f59da399019c21403b89967eea", "8aa3d4badbc4eb9d049cf8db8cc39b6b3a2d52db01c818b801e6e391c9408ade", "28c18b9dca80556fd0528049632be0fdecce27db902ffe3686f14a8f53d75713")</text:p>
          </table:table-cell>
          <table:table-cell office:value-type="float" office:value="99.82" calcext:value-type="float">
            <text:p>99.82</text:p>
          </table:table-cell>
          <table:table-cell office:value-type="float" office:value="63.72" calcext:value-type="float">
            <text:p>63.72</text:p>
          </table:table-cell>
          <table:table-cell office:value-type="float" office:value="81.86" calcext:value-type="float">
            <text:p>81.86</text:p>
          </table:table-cell>
          <table:table-cell/>
          <table:table-cell office:value-type="float" office:value="81.86" calcext:value-type="float">
            <text:p>81.86</text:p>
          </table:table-cell>
          <table:table-cell office:value-type="float" office:value="80.47" calcext:value-type="float">
            <text:p>80.47</text:p>
          </table:table-cell>
          <table:table-cell office:value-type="float" office:value="83.26" calcext:value-type="float">
            <text:p>83.26</text:p>
          </table:table-cell>
          <table:table-cell office:value-type="float" office:value="82.79" calcext:value-type="float">
            <text:p>82.79</text:p>
          </table:table-cell>
          <table:table-cell office:value-type="float" office:value="81" calcext:value-type="float">
            <text:p>81</text:p>
          </table:table-cell>
          <table:table-cell office:value-type="float" office:value="81.61" calcext:value-type="float">
            <text:p>81.61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417400" calcext:value-type="float">
            <text:p>41740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0400" calcext:value-type="float">
            <text:p>210400</text:p>
          </table:table-cell>
          <table:table-cell office:value-type="float" office:value="249.86" calcext:value-type="float">
            <text:p>249.86</text:p>
          </table:table-cell>
          <table:table-cell office:value-type="string" calcext:value-type="string">
            <text:p>("8e5436cf0ce19519a164a62ca4b717b46af9a7022070c6674ad516eb346ecf08", "5f43dc5dd5acaa9b9f7031f443b9761b99775a79c3783010b3834d3f1620e08c", "bb7a58c4d476935f01fed0a274ea147ea74b95846b2d38c6e0824a8b4e207f50", "b8d3f09dd7d56a12eeeb8a306766ac480cb821f8f61d183698047871af28874c", "c49200bef59343c95aadf8366b59c393de1822d3db7e92cc6515df21414f66ae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ba52682f8a4d2ce12ad66741bce71e735d3c48427aa94b0a085b9fa98cf17c37</text:p>
          </table:table-cell>
          <table:table-cell office:value-type="float" office:value="98.53" calcext:value-type="float">
            <text:p>98.53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349" calcext:value-type="float">
            <text:p>8.349</text:p>
          </table:table-cell>
          <table:table-cell office:value-type="string" calcext:value-type="string">
            <text:p>ba52682f8a4d2ce12ad66741bce71e735d3c48427aa94b0a085b9fa98cf17c37</text:p>
          </table:table-cell>
          <table:table-cell office:value-type="float" office:value="98.53" calcext:value-type="float">
            <text:p>98.53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74" calcext:value-type="float">
            <text:p>76.74</text:p>
          </table:table-cell>
          <table:table-cell office:value-type="float" office:value="69.77" calcext:value-type="float">
            <text:p>69.77</text:p>
          </table:table-cell>
          <table:table-cell office:value-type="float" office:value="71.74" calcext:value-type="float">
            <text:p>71.74</text:p>
          </table:table-cell>
          <table:table-cell office:value-type="float" office:value="75" calcext:value-type="float">
            <text:p>75</text:p>
          </table:table-cell>
          <table:table-cell office:value-type="float" office:value="74.16" calcext:value-type="float">
            <text:p>74.16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.411" calcext:value-type="float">
            <text:p>8.411</text:p>
          </table:table-cell>
          <table:table-cell office:value-type="string" calcext:value-type="string">
            <text:p>ba52682f8a4d2ce12ad66741bce71e735d3c48427aa94b0a085b9fa98cf17c37</text:p>
          </table:table-cell>
          <table:table-cell office:value-type="float" office:value="97.06" calcext:value-type="float">
            <text:p>97.06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3.72" calcext:value-type="float">
            <text:p>83.72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82.93" calcext:value-type="float">
            <text:p>82.93</text:p>
          </table:table-cell>
          <table:table-cell office:value-type="float" office:value="81.82" calcext:value-type="float">
            <text:p>81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464" calcext:value-type="float">
            <text:p>8.464</text:p>
          </table:table-cell>
          <table:table-cell office:value-type="string" calcext:value-type="string">
            <text:p>290d2d2730fda67024a5a025a4233b26c4242a4c34d994ac30c85464831a30c4</text:p>
          </table:table-cell>
          <table:table-cell office:value-type="float" office:value="97.06" calcext:value-type="float">
            <text:p>97.06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3.72" calcext:value-type="float">
            <text:p>83.72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82.93" calcext:value-type="float">
            <text:p>82.93</text:p>
          </table:table-cell>
          <table:table-cell office:value-type="float" office:value="81.82" calcext:value-type="float">
            <text:p>81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419" calcext:value-type="float">
            <text:p>8.419</text:p>
          </table:table-cell>
          <table:table-cell office:value-type="string" calcext:value-type="string">
            <text:p>290d2d2730fda67024a5a025a4233b26c4242a4c34d994ac30c85464831a30c4</text:p>
          </table:table-cell>
          <table:table-cell office:value-type="float" office:value="97.06" calcext:value-type="float">
            <text:p>97.06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83.72" calcext:value-type="float">
            <text:p>83.72</text:p>
          </table:table-cell>
          <table:table-cell office:value-type="float" office:value="79.07" calcext:value-type="float">
            <text:p>79.07</text:p>
          </table:table-cell>
          <table:table-cell office:value-type="float" office:value="80" calcext:value-type="float">
            <text:p>80</text:p>
          </table:table-cell>
          <table:table-cell office:value-type="float" office:value="82.93" calcext:value-type="float">
            <text:p>82.93</text:p>
          </table:table-cell>
          <table:table-cell office:value-type="float" office:value="81.82" calcext:value-type="float">
            <text:p>81.8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.289" calcext:value-type="float">
            <text:p>8.289</text:p>
          </table:table-cell>
          <table:table-cell office:value-type="string" calcext:value-type="string">
            <text:p>290d2d2730fda67024a5a025a4233b26c4242a4c34d994ac30c85464831a30c4</text:p>
          </table:table-cell>
          <table:table-cell office:value-type="float" office:value="99.47" calcext:value-type="float">
            <text:p>99.47</text:p>
          </table:table-cell>
          <table:table-cell office:value-type="float" office:value="73.49" calcext:value-type="float">
            <text:p>73.49</text:p>
          </table:table-cell>
          <table:table-cell office:value-type="float" office:value="86.74" calcext:value-type="float">
            <text:p>86.74</text:p>
          </table:table-cell>
          <table:table-cell/>
          <table:table-cell office:value-type="float" office:value="86.74" calcext:value-type="float">
            <text:p>86.74</text:p>
          </table:table-cell>
          <table:table-cell office:value-type="float" office:value="81.86" calcext:value-type="float">
            <text:p>81.86</text:p>
          </table:table-cell>
          <table:table-cell office:value-type="float" office:value="91.63" calcext:value-type="float">
            <text:p>91.63</text:p>
          </table:table-cell>
          <table:table-cell office:value-type="float" office:value="90.78" calcext:value-type="float">
            <text:p>90.78</text:p>
          </table:table-cell>
          <table:table-cell office:value-type="float" office:value="83.51" calcext:value-type="float">
            <text:p>83.51</text:p>
          </table:table-cell>
          <table:table-cell office:value-type="float" office:value="86.06" calcext:value-type="float">
            <text:p>86.0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8480" calcext:value-type="float">
            <text:p>218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5dcbf97b811d434a729dca5804b72a8aeeec19aa2966c61ca070e1c0427454f", "b9d84ca2e7604d3b722885e03097249975e7fc6fdb93db893d78aab2eee76ef1", "4d002c503e703f62d26161ad758c6674f551c586f63d252674119d7efed885f0", "6093d3821e61d22647ef049fb01cfcb5f44b9d29a312b8187c849efd3156bbcc", "6c2a91d73fdc3013d3385bdedf86ccefcf47505b3df15bf21a9b6f4c7c0c9480")</text:p>
          </table:table-cell>
          <table:table-cell office:value-type="float" office:value="99.76" calcext:value-type="float">
            <text:p>99.76</text:p>
          </table:table-cell>
          <table:table-cell office:value-type="float" office:value="75.81" calcext:value-type="float">
            <text:p>75.81</text:p>
          </table:table-cell>
          <table:table-cell office:value-type="float" office:value="87.91" calcext:value-type="float">
            <text:p>87.91</text:p>
          </table:table-cell>
          <table:table-cell/>
          <table:table-cell office:value-type="float" office:value="87.91" calcext:value-type="float">
            <text:p>87.91</text:p>
          </table:table-cell>
          <table:table-cell office:value-type="float" office:value="84.65" calcext:value-type="float">
            <text:p>84.65</text:p>
          </table:table-cell>
          <table:table-cell office:value-type="float" office:value="91.16" calcext:value-type="float">
            <text:p>91.16</text:p>
          </table:table-cell>
          <table:table-cell office:value-type="float" office:value="90.57" calcext:value-type="float">
            <text:p>90.57</text:p>
          </table:table-cell>
          <table:table-cell office:value-type="float" office:value="85.57" calcext:value-type="float">
            <text:p>85.57</text:p>
          </table:table-cell>
          <table:table-cell office:value-type="float" office:value="87.51" calcext:value-type="float">
            <text:p>87.51</text:p>
          </table:table-cell>
          <table:table-cell office:value-type="float" office:value="22.65" calcext:value-type="float">
            <text:p>22.65</text:p>
          </table:table-cell>
          <table:table-cell office:value-type="float" office:value="10000" calcext:value-type="float">
            <text:p>10000</text:p>
          </table:table-cell>
          <table:table-cell office:value-type="float" office:value="438800" calcext:value-type="float">
            <text:p>438800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400" calcext:value-type="float">
            <text:p>177400</text:p>
          </table:table-cell>
          <table:table-cell office:value-type="float" office:value="263.731" calcext:value-type="float">
            <text:p>263.731</text:p>
          </table:table-cell>
          <table:table-cell office:value-type="string" calcext:value-type="string">
            <text:p>("bdcc30fdd543c3b29951ec3864c7ca083e29417b14f545cdc50a5a91403e7808", "1ceebe84da33935784a6a06b25a84f7f79423e7b9bf267a34c0fa6e5ca4b2fed", "633e60bd824af88abf69e5b0ce5cd4e855b44dc713b8c353dd3a1976b5fc954f", "7d3848ba55db7cc811bc19e954336a581a8ff9e933023d30d5307d0d17f0c8d8", "a33ccc8125603da53078ee475628ccd5231c046e5779bc7dc1248a8eb32f7026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575" calcext:value-type="float">
            <text:p>10.575</text:p>
          </table:table-cell>
          <table:table-cell office:value-type="string" calcext:value-type="string">
            <text:p>715847a74ada72d71b8ad78998a3c6876dd6b808ae323cf7788bdd833c8a5db5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872" calcext:value-type="float">
            <text:p>10.872</text:p>
          </table:table-cell>
          <table:table-cell office:value-type="string" calcext:value-type="string">
            <text:p>715847a74ada72d71b8ad78998a3c6876dd6b808ae323cf7788bdd833c8a5db5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.582" calcext:value-type="float">
            <text:p>10.582</text:p>
          </table:table-cell>
          <table:table-cell office:value-type="string" calcext:value-type="string">
            <text:p>715847a74ada72d71b8ad78998a3c6876dd6b808ae323cf7788bdd833c8a5db5</text:p>
          </table:table-cell>
          <table:table-cell office:value-type="float" office:value="95.88" calcext:value-type="float">
            <text:p>95.8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.494" calcext:value-type="float">
            <text:p>10.494</text:p>
          </table:table-cell>
          <table:table-cell office:value-type="string" calcext:value-type="string">
            <text:p>1f39af27ed12c8313e2559940316bc8ff31936f88d283699a8ee6ea7eafe3882</text:p>
          </table:table-cell>
          <table:table-cell office:value-type="float" office:value="95.88" calcext:value-type="float">
            <text:p>95.8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.479" calcext:value-type="float">
            <text:p>10.479</text:p>
          </table:table-cell>
          <table:table-cell office:value-type="string" calcext:value-type="string">
            <text:p>1f39af27ed12c8313e2559940316bc8ff31936f88d283699a8ee6ea7eafe3882</text:p>
          </table:table-cell>
          <table:table-cell office:value-type="float" office:value="95.88" calcext:value-type="float">
            <text:p>95.88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.669" calcext:value-type="float">
            <text:p>10.669</text:p>
          </table:table-cell>
          <table:table-cell office:value-type="string" calcext:value-type="string">
            <text:p>1f39af27ed12c8313e2559940316bc8ff31936f88d283699a8ee6ea7eafe3882</text:p>
          </table:table-cell>
          <table:table-cell office:value-type="float" office:value="99.18" calcext:value-type="float">
            <text:p>99.18</text:p>
          </table:table-cell>
          <table:table-cell office:value-type="float" office:value="58.14" calcext:value-type="float">
            <text:p>58.14</text:p>
          </table:table-cell>
          <table:table-cell office:value-type="float" office:value="79.07" calcext:value-type="float">
            <text:p>79.07</text:p>
          </table:table-cell>
          <table:table-cell/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83.72" calcext:value-type="float">
            <text:p>83.72</text:p>
          </table:table-cell>
          <table:table-cell office:value-type="float" office:value="82.05" calcext:value-type="float">
            <text:p>82.05</text:p>
          </table:table-cell>
          <table:table-cell office:value-type="float" office:value="76.61" calcext:value-type="float">
            <text:p>76.61</text:p>
          </table:table-cell>
          <table:table-cell office:value-type="float" office:value="78.04" calcext:value-type="float">
            <text:p>78.0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0440" calcext:value-type="float">
            <text:p>21044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80" calcext:value-type="float">
            <text:p>19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38ca108161272090c9e50d586adb641142820589d4bb4bfabdc8b42fc5b380e", "47ef3bf593b261c49ea5f9770c435d9867b24eb2ccc0597205fdb4bd96085655", "2229c6df695b6e55a2fff20c8d4ab7480bbeae948d3dea9dfbdc3c960ad0ef07", "b592547630838599adb26de28207640494f808c7309435282023170a039d03c1", "8df544328ffab2ec9f931d1816092f24461fadc6bd571a81c93fc127d7a7844b")</text:p>
          </table:table-cell>
          <table:table-cell office:value-type="float" office:value="99.65" calcext:value-type="float">
            <text:p>99.65</text:p>
          </table:table-cell>
          <table:table-cell office:value-type="float" office:value="59.07" calcext:value-type="float">
            <text:p>59.07</text:p>
          </table:table-cell>
          <table:table-cell office:value-type="float" office:value="79.53" calcext:value-type="float">
            <text:p>79.53</text:p>
          </table:table-cell>
          <table:table-cell/>
          <table:table-cell office:value-type="float" office:value="79.53" calcext:value-type="float">
            <text:p>79.53</text:p>
          </table:table-cell>
          <table:table-cell office:value-type="float" office:value="74.88" calcext:value-type="float">
            <text:p>74.88</text:p>
          </table:table-cell>
          <table:table-cell office:value-type="float" office:value="84.19" calcext:value-type="float">
            <text:p>84.19</text:p>
          </table:table-cell>
          <table:table-cell office:value-type="float" office:value="82.59" calcext:value-type="float">
            <text:p>82.59</text:p>
          </table:table-cell>
          <table:table-cell office:value-type="float" office:value="77.04" calcext:value-type="float">
            <text:p>77.04</text:p>
          </table:table-cell>
          <table:table-cell office:value-type="float" office:value="78.53" calcext:value-type="float">
            <text:p>78.53</text:p>
          </table:table-cell>
          <table:table-cell office:value-type="float" office:value="19.35" calcext:value-type="float">
            <text:p>19.35</text:p>
          </table:table-cell>
          <table:table-cell office:value-type="float" office:value="10000" calcext:value-type="float">
            <text:p>10000</text:p>
          </table:table-cell>
          <table:table-cell office:value-type="float" office:value="418920" calcext:value-type="float">
            <text:p>41892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520" calcext:value-type="float">
            <text:p>282520</text:p>
          </table:table-cell>
          <table:table-cell office:value-type="float" office:value="256.473" calcext:value-type="float">
            <text:p>256.473</text:p>
          </table:table-cell>
          <table:table-cell office:value-type="string" calcext:value-type="string">
            <text:p>("eb5b0cdc6bdbfbaa778b3a46a1cc35444a328e4c6725485c494344e7a2b12712", "a43172f7c00ba5900dc7a9dd57d8e6abd5fceb2d92a34e865f0f703570462f65", "a09bdb5a74f90b8508c1a3024b7f28b4e8e43ec4ea94bca77d349f0828299d49", "aa0edf49d5cdbed6a61ae96d57761d7e58f2b79a8bf12ba324b40eae673d97c2", "5015a986ff8775fa3d6f6b6728b529fb5b9bbd599cbfed7b21057a0734d3cab6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82" calcext:value-type="float">
            <text:p>98.82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88.37" calcext:value-type="float">
            <text:p>88.37</text:p>
          </table:table-cell>
          <table:table-cell office:value-type="float" office:value="86.49" calcext:value-type="float">
            <text:p>86.49</text:p>
          </table:table-cell>
          <table:table-cell office:value-type="float" office:value="77.55" calcext:value-type="float">
            <text:p>77.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.954" calcext:value-type="float">
            <text:p>9.954</text:p>
          </table:table-cell>
          <table:table-cell office:value-type="string" calcext:value-type="string">
            <text:p>dbcb5e010a4deecc68d51b8bd97a7fac69c542d4a013e05897f3e5cc26e86004</text:p>
          </table:table-cell>
          <table:table-cell office:value-type="float" office:value="98.82" calcext:value-type="float">
            <text:p>98.82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88.37" calcext:value-type="float">
            <text:p>88.37</text:p>
          </table:table-cell>
          <table:table-cell office:value-type="float" office:value="86.49" calcext:value-type="float">
            <text:p>86.49</text:p>
          </table:table-cell>
          <table:table-cell office:value-type="float" office:value="77.55" calcext:value-type="float">
            <text:p>77.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051" calcext:value-type="float">
            <text:p>10.051</text:p>
          </table:table-cell>
          <table:table-cell office:value-type="string" calcext:value-type="string">
            <text:p>dbcb5e010a4deecc68d51b8bd97a7fac69c542d4a013e05897f3e5cc26e86004</text:p>
          </table:table-cell>
          <table:table-cell office:value-type="float" office:value="98.82" calcext:value-type="float">
            <text:p>98.82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4.42" calcext:value-type="float">
            <text:p>74.42</text:p>
          </table:table-cell>
          <table:table-cell office:value-type="float" office:value="88.37" calcext:value-type="float">
            <text:p>88.37</text:p>
          </table:table-cell>
          <table:table-cell office:value-type="float" office:value="86.49" calcext:value-type="float">
            <text:p>86.49</text:p>
          </table:table-cell>
          <table:table-cell office:value-type="float" office:value="77.55" calcext:value-type="float">
            <text:p>77.55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dbcb5e010a4deecc68d51b8bd97a7fac69c542d4a013e05897f3e5cc26e86004</text:p>
          </table:table-cell>
          <table:table-cell office:value-type="float" office:value="96.18" calcext:value-type="float">
            <text:p>96.1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7" calcext:value-type="float">
            <text:p>90.7</text:p>
          </table:table-cell>
          <table:table-cell office:value-type="float" office:value="88.57" calcext:value-type="float">
            <text:p>88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9.49" calcext:value-type="float">
            <text:p>79.4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955" calcext:value-type="float">
            <text:p>9.955</text:p>
          </table:table-cell>
          <table:table-cell office:value-type="string" calcext:value-type="string">
            <text:p>669634a122c6ec3dd430e5d23abb13545b34d55e184438d7751434e21148d61e</text:p>
          </table:table-cell>
          <table:table-cell office:value-type="float" office:value="96.18" calcext:value-type="float">
            <text:p>96.1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7" calcext:value-type="float">
            <text:p>90.7</text:p>
          </table:table-cell>
          <table:table-cell office:value-type="float" office:value="88.57" calcext:value-type="float">
            <text:p>88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9.49" calcext:value-type="float">
            <text:p>79.4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984" calcext:value-type="float">
            <text:p>9.984</text:p>
          </table:table-cell>
          <table:table-cell office:value-type="string" calcext:value-type="string">
            <text:p>669634a122c6ec3dd430e5d23abb13545b34d55e184438d7751434e21148d61e</text:p>
          </table:table-cell>
          <table:table-cell office:value-type="float" office:value="96.18" calcext:value-type="float">
            <text:p>96.18</text:p>
          </table:table-cell>
          <table:table-cell office:value-type="float" office:value="62.79" calcext:value-type="float">
            <text:p>62.79</text:p>
          </table:table-cell>
          <table:table-cell table:number-columns-repeated="2" office:value-type="float" office:value="81.4" calcext:value-type="float">
            <text:p>81.4</text:p>
          </table:table-cell>
          <table:table-cell office:value-type="float" office:value="72.09" calcext:value-type="float">
            <text:p>72.09</text:p>
          </table:table-cell>
          <table:table-cell office:value-type="float" office:value="90.7" calcext:value-type="float">
            <text:p>90.7</text:p>
          </table:table-cell>
          <table:table-cell office:value-type="float" office:value="88.57" calcext:value-type="float">
            <text:p>88.57</text:p>
          </table:table-cell>
          <table:table-cell office:value-type="float" office:value="76.47" calcext:value-type="float">
            <text:p>76.47</text:p>
          </table:table-cell>
          <table:table-cell office:value-type="float" office:value="79.49" calcext:value-type="float">
            <text:p>79.49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.986" calcext:value-type="float">
            <text:p>9.986</text:p>
          </table:table-cell>
          <table:table-cell office:value-type="string" calcext:value-type="string">
            <text:p>669634a122c6ec3dd430e5d23abb13545b34d55e184438d7751434e21148d61e</text:p>
          </table:table-cell>
          <table:table-cell office:value-type="float" office:value="99.24" calcext:value-type="float">
            <text:p>99.24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/>
          <table:table-cell office:value-type="float" office:value="83.72" calcext:value-type="float">
            <text:p>83.72</text:p>
          </table:table-cell>
          <table:table-cell office:value-type="float" office:value="80.93" calcext:value-type="float">
            <text:p>80.93</text:p>
          </table:table-cell>
          <table:table-cell office:value-type="float" office:value="86.51" calcext:value-type="float">
            <text:p>86.51</text:p>
          </table:table-cell>
          <table:table-cell office:value-type="float" office:value="85.73" calcext:value-type="float">
            <text:p>85.73</text:p>
          </table:table-cell>
          <table:table-cell office:value-type="float" office:value="81.95" calcext:value-type="float">
            <text:p>81.95</text:p>
          </table:table-cell>
          <table:table-cell office:value-type="float" office:value="83.25" calcext:value-type="float">
            <text:p>83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9400" calcext:value-type="float">
            <text:p>2094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b7a25e488f1edab1eaa78165260ae59ffb14b7a9f27844638c26cb85566d83", "a8213ddc691d6b6fd3b25ec7489ce6731459e5c8bd3cf679c17c5ed377c6f1f7", "51e55e571f6c5c47ae74d66271854f8deeb61127fd2630a131d1cdf85a79306f", "c2b70d26c9b7926956afa141bcd2395ddb0517a389bba21111d94d987fd8a53b", "c64bfacd56c754ae7219046ae5de9d9ad0a88070aea7fcc9b75dc162bdb02b20")</text:p>
          </table:table-cell>
          <table:table-cell office:value-type="float" office:value="99.59" calcext:value-type="float">
            <text:p>99.59</text:p>
          </table:table-cell>
          <table:table-cell office:value-type="float" office:value="67.91" calcext:value-type="float">
            <text:p>67.91</text:p>
          </table:table-cell>
          <table:table-cell office:value-type="float" office:value="83.95" calcext:value-type="float">
            <text:p>83.95</text:p>
          </table:table-cell>
          <table:table-cell/>
          <table:table-cell office:value-type="float" office:value="83.95" calcext:value-type="float">
            <text:p>83.95</text:p>
          </table:table-cell>
          <table:table-cell office:value-type="float" office:value="81.4" calcext:value-type="float">
            <text:p>81.4</text:p>
          </table:table-cell>
          <table:table-cell office:value-type="float" office:value="86.51" calcext:value-type="float">
            <text:p>86.51</text:p>
          </table:table-cell>
          <table:table-cell office:value-type="float" office:value="85.79" calcext:value-type="float">
            <text:p>85.79</text:p>
          </table:table-cell>
          <table:table-cell office:value-type="float" office:value="82.3" calcext:value-type="float">
            <text:p>82.3</text:p>
          </table:table-cell>
          <table:table-cell office:value-type="float" office:value="83.53" calcext:value-type="float">
            <text:p>83.53</text:p>
          </table:table-cell>
          <table:table-cell office:value-type="float" office:value="21" calcext:value-type="float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420120" calcext:value-type="float">
            <text:p>4201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float" office:value="260.833" calcext:value-type="float">
            <text:p>260.833</text:p>
          </table:table-cell>
          <table:table-cell office:value-type="string" calcext:value-type="string">
            <text:p>("c70213f4b1661f678e4d614a0754476f90acca062c01273676e2acd71fb6c3ec", "91817801ca68f05bab3e8b881e39b0b0a675978b52483560e6ecf882e2c867de", "ca65975123ea51493e403407f02a6bc86ca9225eeb6503240a5106821e2d0b86", "501d493abed0788d2424d0514f43fa48a98bb0eaa54dee405b049ac745371b60", "95d066bfd0df3daf89c276c628f7460e4825b992f47033644b38ab16966afb39")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 office:value-type="float" office:value="77.14" calcext:value-type="float">
            <text:p>77.14</text:p>
          </table:table-cell>
          <table:table-cell office:value-type="float" office:value="68.63" calcext:value-type="float">
            <text:p>68.63</text:p>
          </table:table-cell>
          <table:table-cell office:value-type="float" office:value="69.23" calcext:value-type="float">
            <text:p>69.2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59" calcext:value-type="float">
            <text:p>7.959</text:p>
          </table:table-cell>
          <table:table-cell office:value-type="string" calcext:value-type="string">
            <text:p>2e09a73f1c63784ddd3b995da2000e375ddd77f505a26317efe38dc7a75d6241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 office:value-type="float" office:value="77.14" calcext:value-type="float">
            <text:p>77.14</text:p>
          </table:table-cell>
          <table:table-cell office:value-type="float" office:value="68.63" calcext:value-type="float">
            <text:p>68.63</text:p>
          </table:table-cell>
          <table:table-cell office:value-type="float" office:value="69.23" calcext:value-type="float">
            <text:p>69.2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2e09a73f1c63784ddd3b995da2000e375ddd77f505a26317efe38dc7a75d6241</text:p>
          </table:table-cell>
          <table:table-cell office:value-type="float" office:value="98.53" calcext:value-type="float">
            <text:p>98.53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2.79" calcext:value-type="float">
            <text:p>62.79</text:p>
          </table:table-cell>
          <table:table-cell office:value-type="float" office:value="81.4" calcext:value-type="float">
            <text:p>81.4</text:p>
          </table:table-cell>
          <table:table-cell office:value-type="float" office:value="77.14" calcext:value-type="float">
            <text:p>77.14</text:p>
          </table:table-cell>
          <table:table-cell office:value-type="float" office:value="68.63" calcext:value-type="float">
            <text:p>68.63</text:p>
          </table:table-cell>
          <table:table-cell office:value-type="float" office:value="69.23" calcext:value-type="float">
            <text:p>69.23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.102" calcext:value-type="float">
            <text:p>8.102</text:p>
          </table:table-cell>
          <table:table-cell office:value-type="string" calcext:value-type="string">
            <text:p>2e09a73f1c63784ddd3b995da2000e375ddd77f505a26317efe38dc7a75d6241</text:p>
          </table:table-cell>
          <table:table-cell office:value-type="float" office:value="95.29" calcext:value-type="float">
            <text:p>95.2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7.44" calcext:value-type="float">
            <text:p>67.44</text:p>
          </table:table-cell>
          <table:table-cell office:value-type="float" office:value="74.42" calcext:value-type="float">
            <text:p>74.42</text:p>
          </table:table-cell>
          <table:table-cell office:value-type="float" office:value="72.5" calcext:value-type="float">
            <text:p>72.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022" calcext:value-type="float">
            <text:p>8.022</text:p>
          </table:table-cell>
          <table:table-cell office:value-type="string" calcext:value-type="string">
            <text:p>aa4adf94b557cf4d7bbb0a02feb36ecc02431009d2b66e362137c0710ea91597</text:p>
          </table:table-cell>
          <table:table-cell office:value-type="float" office:value="95.29" calcext:value-type="float">
            <text:p>95.2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7.44" calcext:value-type="float">
            <text:p>67.44</text:p>
          </table:table-cell>
          <table:table-cell office:value-type="float" office:value="74.42" calcext:value-type="float">
            <text:p>74.42</text:p>
          </table:table-cell>
          <table:table-cell office:value-type="float" office:value="72.5" calcext:value-type="float">
            <text:p>72.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075" calcext:value-type="float">
            <text:p>8.075</text:p>
          </table:table-cell>
          <table:table-cell office:value-type="string" calcext:value-type="string">
            <text:p>aa4adf94b557cf4d7bbb0a02feb36ecc02431009d2b66e362137c0710ea91597</text:p>
          </table:table-cell>
          <table:table-cell office:value-type="float" office:value="95.29" calcext:value-type="float">
            <text:p>95.29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7.44" calcext:value-type="float">
            <text:p>67.44</text:p>
          </table:table-cell>
          <table:table-cell office:value-type="float" office:value="74.42" calcext:value-type="float">
            <text:p>74.42</text:p>
          </table:table-cell>
          <table:table-cell office:value-type="float" office:value="72.5" calcext:value-type="float">
            <text:p>72.5</text:p>
          </table:table-cell>
          <table:table-cell office:value-type="float" office:value="69.57" calcext:value-type="float">
            <text:p>6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.047" calcext:value-type="float">
            <text:p>8.047</text:p>
          </table:table-cell>
          <table:table-cell office:value-type="string" calcext:value-type="string">
            <text:p>aa4adf94b557cf4d7bbb0a02feb36ecc02431009d2b66e362137c0710ea91597</text:p>
          </table:table-cell>
          <table:table-cell office:value-type="float" office:value="99.29" calcext:value-type="float">
            <text:p>99.29</text:p>
          </table:table-cell>
          <table:table-cell office:value-type="float" office:value="61.86" calcext:value-type="float">
            <text:p>61.86</text:p>
          </table:table-cell>
          <table:table-cell office:value-type="float" office:value="80.93" calcext:value-type="float">
            <text:p>80.93</text:p>
          </table:table-cell>
          <table:table-cell/>
          <table:table-cell office:value-type="float" office:value="80.93" calcext:value-type="float">
            <text:p>80.93</text:p>
          </table:table-cell>
          <table:table-cell office:value-type="float" office:value="75.81" calcext:value-type="float">
            <text:p>75.81</text:p>
          </table:table-cell>
          <table:table-cell office:value-type="float" office:value="86.05" calcext:value-type="float">
            <text:p>86.05</text:p>
          </table:table-cell>
          <table:table-cell office:value-type="float" office:value="84.46" calcext:value-type="float">
            <text:p>84.46</text:p>
          </table:table-cell>
          <table:table-cell office:value-type="float" office:value="78.09" calcext:value-type="float">
            <text:p>78.09</text:p>
          </table:table-cell>
          <table:table-cell office:value-type="float" office:value="79.89" calcext:value-type="float">
            <text:p>79.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3920" calcext:value-type="float">
            <text:p>20392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20" calcext:value-type="float">
            <text:p>17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3f81f0e1c1f44be8a55d673ec8f53aeb7a39c883e4ca7fadb57e12f2594d3b", "bb968ff7f3cbf55a1b16e4adddf7e64719b20ca7c5f199acefc70ab48ed8b518", "692e917f53f113071cd32219e1967de65965bb45862eb6f405bdb3ce660ae4c3", "4b9b06b545cc24a2548f629020a6d4e8a98ab3117253bad534ae7417497a77c6", "6063cb1639d9852b182bf81c8ba2948abe83169f1a4fa8d28d7e66785cfb04be")</text:p>
          </table:table-cell>
          <table:table-cell office:value-type="float" office:value="99.59" calcext:value-type="float">
            <text:p>99.59</text:p>
          </table:table-cell>
          <table:table-cell office:value-type="float" office:value="62.33" calcext:value-type="float">
            <text:p>62.33</text:p>
          </table:table-cell>
          <table:table-cell office:value-type="float" office:value="81.16" calcext:value-type="float">
            <text:p>81.16</text:p>
          </table:table-cell>
          <table:table-cell/>
          <table:table-cell office:value-type="float" office:value="81.16" calcext:value-type="float">
            <text:p>81.16</text:p>
          </table:table-cell>
          <table:table-cell office:value-type="float" office:value="76.74" calcext:value-type="float">
            <text:p>76.74</text:p>
          </table:table-cell>
          <table:table-cell office:value-type="float" office:value="85.58" calcext:value-type="float">
            <text:p>85.58</text:p>
          </table:table-cell>
          <table:table-cell office:value-type="float" office:value="84.19" calcext:value-type="float">
            <text:p>84.19</text:p>
          </table:table-cell>
          <table:table-cell office:value-type="float" office:value="78.63" calcext:value-type="float">
            <text:p>78.63</text:p>
          </table:table-cell>
          <table:table-cell office:value-type="float" office:value="80.29" calcext:value-type="float">
            <text:p>80.29</text:p>
          </table:table-cell>
          <table:table-cell office:value-type="float" office:value="20.06" calcext:value-type="float">
            <text:p>20.06</text:p>
          </table:table-cell>
          <table:table-cell office:value-type="float" office:value="10000" calcext:value-type="float">
            <text:p>10000</text:p>
          </table:table-cell>
          <table:table-cell office:value-type="float" office:value="408560" calcext:value-type="float">
            <text:p>4085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5880" calcext:value-type="float">
            <text:p>25880</text:p>
          </table:table-cell>
          <table:table-cell office:value-type="float" office:value="232.215" calcext:value-type="float">
            <text:p>232.215</text:p>
          </table:table-cell>
          <table:table-cell office:value-type="string" calcext:value-type="string">
            <text:p>("9a04233be65ab5cf3db2eb068737efee44fe4558ca13fa67fb0385c5179f3c10", "9aa45fb5abb42f9068cc50429388c8c900918f39ec4f8f391e8f9f2aaa214837", "16d2dbae2af0082377e579fe01ab08d204076c62ddb2f5524d6a148ad55a0431", "2f42656c2ba48e0f042b743023419291c1aa1e5d4116b47c73394981709427b2", "8ca7e05bc39962e65ac96303c566c156138774fa2c8c3414ffda79ae9cfc4f4a")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24" calcext:value-type="float">
            <text:p>98.2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66.28" calcext:value-type="float">
            <text:p>66.28</text:p>
          </table:table-cell>
          <table:table-cell office:value-type="float" office:value="55.81" calcext:value-type="float">
            <text:p>55.81</text:p>
          </table:table-cell>
          <table:table-cell office:value-type="float" office:value="76.74" calcext:value-type="float">
            <text:p>76.74</text:p>
          </table:table-cell>
          <table:table-cell office:value-type="float" office:value="70.59" calcext:value-type="float">
            <text:p>70.59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4" calcext:value-type="float">
            <text:p>62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.526" calcext:value-type="float">
            <text:p>12.526</text:p>
          </table:table-cell>
          <table:table-cell office:value-type="string" calcext:value-type="string">
            <text:p>8f1f1fa69cf66e6bbf56b08bd1d64f1d2720cfe4a4dc86224c752978adc5ca7c</text:p>
          </table:table-cell>
          <table:table-cell office:value-type="float" office:value="98.24" calcext:value-type="float">
            <text:p>98.2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66.28" calcext:value-type="float">
            <text:p>66.28</text:p>
          </table:table-cell>
          <table:table-cell office:value-type="float" office:value="55.81" calcext:value-type="float">
            <text:p>55.81</text:p>
          </table:table-cell>
          <table:table-cell office:value-type="float" office:value="76.74" calcext:value-type="float">
            <text:p>76.74</text:p>
          </table:table-cell>
          <table:table-cell office:value-type="float" office:value="70.59" calcext:value-type="float">
            <text:p>70.59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4" calcext:value-type="float">
            <text:p>62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.71" calcext:value-type="float">
            <text:p>11.71</text:p>
          </table:table-cell>
          <table:table-cell office:value-type="string" calcext:value-type="string">
            <text:p>8f1f1fa69cf66e6bbf56b08bd1d64f1d2720cfe4a4dc86224c752978adc5ca7c</text:p>
          </table:table-cell>
          <table:table-cell office:value-type="float" office:value="98.24" calcext:value-type="float">
            <text:p>98.24</text:p>
          </table:table-cell>
          <table:table-cell office:value-type="float" office:value="32.56" calcext:value-type="float">
            <text:p>32.56</text:p>
          </table:table-cell>
          <table:table-cell table:number-columns-repeated="2" office:value-type="float" office:value="66.28" calcext:value-type="float">
            <text:p>66.28</text:p>
          </table:table-cell>
          <table:table-cell office:value-type="float" office:value="55.81" calcext:value-type="float">
            <text:p>55.81</text:p>
          </table:table-cell>
          <table:table-cell office:value-type="float" office:value="76.74" calcext:value-type="float">
            <text:p>76.74</text:p>
          </table:table-cell>
          <table:table-cell office:value-type="float" office:value="70.59" calcext:value-type="float">
            <text:p>70.59</text:p>
          </table:table-cell>
          <table:table-cell office:value-type="float" office:value="63.46" calcext:value-type="float">
            <text:p>63.46</text:p>
          </table:table-cell>
          <table:table-cell office:value-type="float" office:value="62.34" calcext:value-type="float">
            <text:p>62.34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.797" calcext:value-type="float">
            <text:p>11.797</text:p>
          </table:table-cell>
          <table:table-cell office:value-type="string" calcext:value-type="string">
            <text:p>8f1f1fa69cf66e6bbf56b08bd1d64f1d2720cfe4a4dc86224c752978adc5ca7c</text:p>
          </table:table-cell>
          <table:table-cell office:value-type="float" office:value="96.47" calcext:value-type="float">
            <text:p>96.47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698" calcext:value-type="float">
            <text:p>11.698</text:p>
          </table:table-cell>
          <table:table-cell office:value-type="string" calcext:value-type="string">
            <text:p>7d6871868786e447e9f46910939f8af12aee92762a1e54ac7ba5f48e7e77fea6</text:p>
          </table:table-cell>
          <table:table-cell office:value-type="float" office:value="96.47" calcext:value-type="float">
            <text:p>96.47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746" calcext:value-type="float">
            <text:p>11.746</text:p>
          </table:table-cell>
          <table:table-cell office:value-type="string" calcext:value-type="string">
            <text:p>7d6871868786e447e9f46910939f8af12aee92762a1e54ac7ba5f48e7e77fea6</text:p>
          </table:table-cell>
          <table:table-cell office:value-type="float" office:value="96.47" calcext:value-type="float">
            <text:p>96.47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7.44" calcext:value-type="float">
            <text:p>67.44</text:p>
          </table:table-cell>
          <table:table-cell office:value-type="float" office:value="72.09" calcext:value-type="float">
            <text:p>72.09</text:p>
          </table:table-cell>
          <table:table-cell office:value-type="float" office:value="70.73" calcext:value-type="float">
            <text:p>70.73</text:p>
          </table:table-cell>
          <table:table-cell office:value-type="float" office:value="68.89" calcext:value-type="float">
            <text:p>68.89</text:p>
          </table:table-cell>
          <table:table-cell office:value-type="float" office:value="69.05" calcext:value-type="float">
            <text:p>69.05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.867" calcext:value-type="float">
            <text:p>11.867</text:p>
          </table:table-cell>
          <table:table-cell office:value-type="string" calcext:value-type="string">
            <text:p>7d6871868786e447e9f46910939f8af12aee92762a1e54ac7ba5f48e7e77fea6</text:p>
          </table:table-cell>
          <table:table-cell office:value-type="float" office:value="99.24" calcext:value-type="float">
            <text:p>99.24</text:p>
          </table:table-cell>
          <table:table-cell office:value-type="float" office:value="49.77" calcext:value-type="float">
            <text:p>49.77</text:p>
          </table:table-cell>
          <table:table-cell office:value-type="float" office:value="74.88" calcext:value-type="float">
            <text:p>74.88</text:p>
          </table:table-cell>
          <table:table-cell table:formula="of:=AVERAGE([.DJ2:.DJ11])" office:value-type="float" office:value="80.161" calcext:value-type="float">
            <text:p>80.161</text:p>
          </table:table-cell>
          <table:table-cell office:value-type="float" office:value="74.88" calcext:value-type="float">
            <text:p>74.88</text:p>
          </table:table-cell>
          <table:table-cell office:value-type="float" office:value="66.51" calcext:value-type="float">
            <text:p>66.51</text:p>
          </table:table-cell>
          <table:table-cell office:value-type="float" office:value="83.26" calcext:value-type="float">
            <text:p>83.26</text:p>
          </table:table-cell>
          <table:table-cell office:value-type="float" office:value="79.87" calcext:value-type="float">
            <text:p>79.87</text:p>
          </table:table-cell>
          <table:table-cell office:value-type="float" office:value="71.34" calcext:value-type="float">
            <text:p>71.34</text:p>
          </table:table-cell>
          <table:table-cell office:value-type="float" office:value="72.57" calcext:value-type="float">
            <text:p>72.5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5400" calcext:value-type="float">
            <text:p>20540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7e54c617904d33e78c09043a1f805aa3056b3c37b74bcbc7a36032b60e70e02", "ff0ef76e25484bf316d71adcb5b1bc34b95bfeda642d61b0f4f531cdb6896326", "c82b319e75e00675c081f7cb514e53c3d38000464783b5271d9c5d7825b083e9", "12a3c3ba4f2124c55fc100ff8ce991d44aa183160bdeb6a751148a268d87862e", "30bfab14cd21a730ffc2e7069840eb0f8bdd3ea58faa21801575ebea782bb850")</text:p>
          </table:table-cell>
          <table:table-cell office:value-type="float" office:value="99.71" calcext:value-type="float">
            <text:p>99.71</text:p>
          </table:table-cell>
          <table:table-cell office:value-type="float" office:value="50.7" calcext:value-type="float">
            <text:p>50.7</text:p>
          </table:table-cell>
          <table:table-cell office:value-type="float" office:value="75.35" calcext:value-type="float">
            <text:p>75.35</text:p>
          </table:table-cell>
          <table:table-cell table:formula="of:=AVERAGE([.EK2:.EK11])" office:value-type="float" office:value="80.698" calcext:value-type="float">
            <text:p>80.698</text:p>
          </table:table-cell>
          <table:table-cell office:value-type="float" office:value="75.35" calcext:value-type="float">
            <text:p>75.35</text:p>
          </table:table-cell>
          <table:table-cell office:value-type="float" office:value="67.91" calcext:value-type="float">
            <text:p>67.91</text:p>
          </table:table-cell>
          <table:table-cell office:value-type="float" office:value="82.79" calcext:value-type="float">
            <text:p>82.79</text:p>
          </table:table-cell>
          <table:table-cell office:value-type="float" office:value="79.82" calcext:value-type="float">
            <text:p>79.82</text:p>
          </table:table-cell>
          <table:table-cell office:value-type="float" office:value="72.08" calcext:value-type="float">
            <text:p>72.08</text:p>
          </table:table-cell>
          <table:table-cell office:value-type="float" office:value="73.36" calcext:value-type="float">
            <text:p>73.36</text:p>
          </table:table-cell>
          <table:table-cell office:value-type="float" office:value="19.41" calcext:value-type="float">
            <text:p>19.41</text:p>
          </table:table-cell>
          <table:table-cell office:value-type="float" office:value="10000" calcext:value-type="float">
            <text:p>10000</text:p>
          </table:table-cell>
          <table:table-cell office:value-type="float" office:value="412160" calcext:value-type="float">
            <text:p>41216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880" calcext:value-type="float">
            <text:p>340880</text:p>
          </table:table-cell>
          <table:table-cell office:value-type="float" office:value="259.919" calcext:value-type="float">
            <text:p>259.919</text:p>
          </table:table-cell>
          <table:table-cell office:value-type="string" calcext:value-type="string">
            <text:p>("6c549e21e8d5b7c383a2816b4e3d5f8a426218b7bb67f1b9f4dfeef29894ca41", "b84272952ada4bf9eccdbd2d00c9ad1af57c981a09afc131de1fcaba9b33c717", "32fb5462bd6fafa9ed595c2c700644de9c6f7c6b380a757d307a8ed33b014c40", "5dbe67b19a5169fe9716190bdd54fec16ca1660c377f32c1c5cf21b8077ebb39", "7c53a3113506972aeec1fa11ffbf3664c3819a17ce4f97d59f6ee098cd075111")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2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5,)]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039" calcext:value-type="float">
            <text:p>1.039</text:p>
          </table:table-cell>
          <table:table-cell table:style-name="ce1" office:value-type="string" calcext:value-type="string">
            <text:p>349cdc541afbaedc2795051feaa94b2778c018d091cddae5b4cbab6164d9f06d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string" calcext:value-type="string">
            <text:p>349cdc541afbaedc2795051feaa94b2778c018d091cddae5b4cbab6164d9f06d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349cdc541afbaedc2795051feaa94b2778c018d091cddae5b4cbab6164d9f06d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81.82" calcext:value-type="float">
            <text:p>81.82</text:p>
          </table:table-cell>
          <table:table-cell table:style-name="ce5" office:value-type="float" office:value="90.91" calcext:value-type="float">
            <text:p>90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4.62" calcext:value-type="float">
            <text:p>84.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string" calcext:value-type="string">
            <text:p>d9a5e80d43ef6e5909d095f37a95333f90f84559442a4c3ef5148db773db31d6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81.82" calcext:value-type="float">
            <text:p>81.82</text:p>
          </table:table-cell>
          <table:table-cell table:style-name="ce5" office:value-type="float" office:value="90.91" calcext:value-type="float">
            <text:p>90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4.62" calcext:value-type="float">
            <text:p>84.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62" calcext:value-type="float">
            <text:p>0.762</text:p>
          </table:table-cell>
          <table:table-cell table:style-name="ce1" office:value-type="string" calcext:value-type="string">
            <text:p>d9a5e80d43ef6e5909d095f37a95333f90f84559442a4c3ef5148db773db31d6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81.82" calcext:value-type="float">
            <text:p>81.82</text:p>
          </table:table-cell>
          <table:table-cell table:style-name="ce5" office:value-type="float" office:value="90.91" calcext:value-type="float">
            <text:p>90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4.62" calcext:value-type="float">
            <text:p>84.6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string" calcext:value-type="string">
            <text:p>d9a5e80d43ef6e5909d095f37a95333f90f84559442a4c3ef5148db773db31d6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80" calcext:value-type="float">
            <text:p>80</text:p>
          </table:table-cell>
          <table:table-cell table:style-name="ce5" office:value-type="float" office:value="90" calcext:value-type="float">
            <text:p>90</text:p>
          </table:table-cell>
          <table:table-cell table:style-name="ce6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92.73" calcext:value-type="float">
            <text:p>92.73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88.18" calcext:value-type="float">
            <text:p>88.18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90.08" calcext:value-type="float">
            <text:p>90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480" calcext:value-type="float">
            <text:p>374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.14" calcext:value-type="float">
            <text:p>0.14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20" calcext:value-type="float">
            <text:p>5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047f36a987ae1f273134d858ba6b1ed6c0b149a8c6be38b54b57bdff81a45a91", "3c2903e0758ccebddb81238047be99ea9d28bf336a416beadcf72f8acf054798", "b275e9d698e1dc6d14a607b96442b7bae45f2cc3c78a956a358bf922f280ee25", "21560d44d15b4f81733647987d095418ef2d010b3325b151827877bb1d5a0d0a", "7185acc7f37e4ffe9afdd71a32daa82c657f8473fdfce550113d7728b515093b")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78.18" calcext:value-type="float">
            <text:p>78.18</text:p>
          </table:table-cell>
          <table:table-cell table:style-name="ce5" office:value-type="float" office:value="89.09" calcext:value-type="float">
            <text:p>89.09</text:p>
          </table:table-cell>
          <table:table-cell table:style-name="ce26"/>
          <table:table-cell table:style-name="ce1" office:value-type="float" office:value="89.09" calcext:value-type="float">
            <text:p>89.09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87.95" calcext:value-type="float">
            <text:p>87.95</text:p>
          </table:table-cell>
          <table:table-cell table:style-name="ce1" office:value-type="float" office:value="91.03" calcext:value-type="float">
            <text:p>91.03</text:p>
          </table:table-cell>
          <table:table-cell table:style-name="ce1" office:value-type="float" office:value="89.23" calcext:value-type="float">
            <text:p>89.23</text:p>
          </table:table-cell>
          <table:table-cell table:style-name="ce1" office:value-type="float" office:value="7.61" calcext:value-type="float">
            <text:p>7.6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3640" calcext:value-type="float">
            <text:p>736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080" calcext:value-type="float">
            <text:p>21080</text:p>
          </table:table-cell>
          <table:table-cell table:style-name="ce1" office:value-type="float" office:value="14.02" calcext:value-type="float">
            <text:p>14.02</text:p>
          </table:table-cell>
          <table:table-cell table:style-name="ce1" office:value-type="string" calcext:value-type="string">
            <text:p>("c20fd5b820e90b9e21363b170c4b447fd938a750558d42068cbd71088df8ab08", "7ac7b3b5ffdec264d4004d329d3def306d40e5e5602a01df9c5b5398ab0d5133", "3a9061f30357ee93e37509d29906d032b8b3e68405899263d24e555367fa11a5", "daed86b74b1d8ca6696f58b4410760122ec9cc796cf16c11b8a80808125107c9", "a9ae2dce7fe28d4f44ebaf4065b266b1666424aedb3d04ef8db75d47f22aedd3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7a338c3691c1ed6218cb009308fdb5c882d6433a1726e3bc3f3f6279e94418e4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7a338c3691c1ed6218cb009308fdb5c882d6433a1726e3bc3f3f6279e94418e4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7a338c3691c1ed6218cb009308fdb5c882d6433a1726e3bc3f3f6279e94418e4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13fcd48ab29066d9acc9357c9b3a66b01dce0d19086c977202fb87f6bb1934b7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13fcd48ab29066d9acc9357c9b3a66b01dce0d19086c977202fb87f6bb1934b7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13fcd48ab29066d9acc9357c9b3a66b01dce0d19086c977202fb87f6bb1934b7</text:p>
          </table:table-cell>
          <table:table-cell office:value-type="float" office:value="99.35" calcext:value-type="float">
            <text:p>99.35</text:p>
          </table:table-cell>
          <table:table-cell office:value-type="float" office:value="61.82" calcext:value-type="float">
            <text:p>61.82</text:p>
          </table:table-cell>
          <table:table-cell office:value-type="float" office:value="80.91" calcext:value-type="float">
            <text:p>80.91</text:p>
          </table:table-cell>
          <table:table-cell table:style-name="ce7"/>
          <table:table-cell office:value-type="float" office:value="80.91" calcext:value-type="float">
            <text:p>8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8.61" calcext:value-type="float">
            <text:p>88.61</text:p>
          </table:table-cell>
          <table:table-cell office:value-type="float" office:value="75.82" calcext:value-type="float">
            <text:p>75.82</text:p>
          </table:table-cell>
          <table:table-cell office:value-type="float" office:value="78.74" calcext:value-type="float">
            <text:p>78.7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7760" calcext:value-type="float">
            <text:p>27760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80" calcext:value-type="float">
            <text:p>1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db9fe56dd0f71660c095d416aaf3a1f73f8f5c76b9a6e39fb233e0a3dee8ac2", "1b8b6809259800b3904265358eb5367685e10a992625b0bf6b3f34d5701d5692", "22935b9e9e95e392d6c0eeaf11a7d7bc660f640bb695f1ea173ef9dfd700d97b", "44c0cd9e6165ecad0e4c8d24de561fad954e203abc6cd99b8f1f46a3ad9e2cdb", "599a6f2c8ace802f0748b4dbf1eaf8c880112422c7a96d3de165ae4444638550")</text:p>
          </table:table-cell>
          <table:table-cell office:value-type="float" office:value="99.78" calcext:value-type="float">
            <text:p>99.78</text:p>
          </table:table-cell>
          <table:table-cell office:value-type="float" office:value="61.82" calcext:value-type="float">
            <text:p>61.82</text:p>
          </table:table-cell>
          <table:table-cell office:value-type="float" office:value="80.91" calcext:value-type="float">
            <text:p>80.91</text:p>
          </table:table-cell>
          <table:table-cell table:style-name="ce27"/>
          <table:table-cell office:value-type="float" office:value="80.91" calcext:value-type="float">
            <text:p>80.91</text:p>
          </table:table-cell>
          <table:table-cell office:value-type="float" office:value="70.91" calcext:value-type="float">
            <text:p>70.91</text:p>
          </table:table-cell>
          <table:table-cell office:value-type="float" office:value="90.91" calcext:value-type="float">
            <text:p>90.91</text:p>
          </table:table-cell>
          <table:table-cell office:value-type="float" office:value="88.61" calcext:value-type="float">
            <text:p>88.61</text:p>
          </table:table-cell>
          <table:table-cell office:value-type="float" office:value="75.82" calcext:value-type="float">
            <text:p>75.82</text:p>
          </table:table-cell>
          <table:table-cell office:value-type="float" office:value="78.74" calcext:value-type="float">
            <text:p>78.7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55560" calcext:value-type="float">
            <text:p>555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0" calcext:value-type="float">
            <text:p>8480</text:p>
          </table:table-cell>
          <table:table-cell office:value-type="float" office:value="11.011" calcext:value-type="float">
            <text:p>11.011</text:p>
          </table:table-cell>
          <table:table-cell office:value-type="string" calcext:value-type="string">
            <text:p>("416a386e0199249d61c8f7a9ab60ed8d71a5915a4aec59c40ce008cccfd5378b", "6162ff6a93e86c01ac62f06fbd2e559533dddbacfb19303bfecb035e1fa9a83d", "00d697539977b436e32061aad948fa5bee6482522836dc7910b47ebbc6fa5586", "c762f11bb5019aae7196f4b98d9ff0da94b5f2d415347c33784f022013ded165", "b8f71b63b8954791beee52a6a04f8ead8b97313ba6fb59f4390093e7ac970ef8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8ad85a1184358f7161e552fe89b75f3fc3aaf8624ac0f1acf5e4fb88759adda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8ad85a1184358f7161e552fe89b75f3fc3aaf8624ac0f1acf5e4fb88759adda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8ad85a1184358f7161e552fe89b75f3fc3aaf8624ac0f1acf5e4fb88759adda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31ff7785c46ea9658298d4beb245302a3ebda7183ee781cbb6226cef5d6a8872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31ff7785c46ea9658298d4beb245302a3ebda7183ee781cbb6226cef5d6a8872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31ff7785c46ea9658298d4beb245302a3ebda7183ee781cbb6226cef5d6a8872</text:p>
          </table:table-cell>
          <table:table-cell office:value-type="float" office:value="99.35" calcext:value-type="float">
            <text:p>99.35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dcc97b3d9784d5d6fa1c93c74dd8d10631c57179eba1ca82f654a476baf059c", "3a4df92751f6bb1cc37b942f8c6ece47e5ecbd048458dfe84052c721381c99da", "eb0d5d40aea0c8abc0ede508435a4aa9af9c3268f1a8b71b70ab12236001bfe1", "1de127a7e9e5d47238337ae3520c60abcaff008ea53880d926ead87fd8f8676f", "cad35e9be0389a4e6c5ffa2606de3ddf123a81f8291765db4784acb087f4d255")</text:p>
          </table:table-cell>
          <table:table-cell office:value-type="float" office:value="99.35" calcext:value-type="float">
            <text:p>99.35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27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7.61" calcext:value-type="float">
            <text:p>7.61</text:p>
          </table:table-cell>
          <table:table-cell office:value-type="float" office:value="10000" calcext:value-type="float">
            <text:p>10000</text:p>
          </table:table-cell>
          <table:table-cell office:value-type="float" office:value="68040" calcext:value-type="float">
            <text:p>68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480" calcext:value-type="float">
            <text:p>12480</text:p>
          </table:table-cell>
          <table:table-cell office:value-type="float" office:value="15.502" calcext:value-type="float">
            <text:p>15.502</text:p>
          </table:table-cell>
          <table:table-cell office:value-type="string" calcext:value-type="string">
            <text:p>("2972d0e9709453372dcf7ea57f73cd9bedf17a3e0c3f5e20d3c46f3ab1943d22", "74447f5ef34238d4e0d76d4e1c0c2f0030a137c77a07788dceb85c478ce4bc86", "46fd2d81acf96d733ef29fdd63d96344d858a88fb485331f850e627c61eeecba", "25de7a1c84fbf63b9e123f50daaf2de470d5a231976e2667651c010eb428b760", "72baf8e903e34de8ad374b49a0be537efa19cc697ba7fbacd8c812fcce17ff1f")</text:p>
          </table:table-cell>
          <table:table-cell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e3bbe13369732ccb2e9176368b765ae1417028bac9aadf3f0cd026c198c27dc9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e3bbe13369732ccb2e9176368b765ae1417028bac9aadf3f0cd026c198c27dc9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e3bbe13369732ccb2e9176368b765ae1417028bac9aadf3f0cd026c198c27dc9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cfe2e1a41e4d6287df3afb71ba26df30b3ced47ac68a91e0a01be782e1e1d30a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94" calcext:value-type="float">
            <text:p>0.594</text:p>
          </table:table-cell>
          <table:table-cell office:value-type="string" calcext:value-type="string">
            <text:p>cfe2e1a41e4d6287df3afb71ba26df30b3ced47ac68a91e0a01be782e1e1d30a</text:p>
          </table:table-cell>
          <table:table-cell office:value-type="float" office:value="95.65" calcext:value-type="float">
            <text:p>95.6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cfe2e1a41e4d6287df3afb71ba26df30b3ced47ac68a91e0a01be782e1e1d30a</text:p>
          </table:table-cell>
          <table:table-cell office:value-type="float" office:value="99.57" calcext:value-type="float">
            <text:p>99.5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960" calcext:value-type="float">
            <text:p>44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680" calcext:value-type="float">
            <text:p>20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142e588fd9e714479db29c9fe3e75d2555b698eac342489328719ef76980c4b", "f0398ef04ef8073b0fa2aca579d2a0480e9659b44a859dec6eed8429eb161f76", "70f1fc14af68a10d6b3de772a128329d84569396ad9af28bb12cb7b34735a04a", "6b2d443d180825de8e455559885003f4fccde0790c807cd6e2df60dffb6b18d3", "461794b9ea27f5b22bbf3f7d498f69d213a7d67e6cb1e0fc7b8d79067b5a8af0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7"/>
          <table:table-cell table:number-columns-repeated="6" office:value-type="float" office:value="100" calcext:value-type="float">
            <text:p>100</text:p>
          </table:table-cell>
          <table:table-cell office:value-type="float" office:value="8.26" calcext:value-type="float">
            <text:p>8.26</text:p>
          </table:table-cell>
          <table:table-cell office:value-type="float" office:value="10000" calcext:value-type="float">
            <text:p>10000</text:p>
          </table:table-cell>
          <table:table-cell office:value-type="float" office:value="89720" calcext:value-type="float">
            <text:p>897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6120" calcext:value-type="float">
            <text:p>46120</text:p>
          </table:table-cell>
          <table:table-cell office:value-type="float" office:value="17.424" calcext:value-type="float">
            <text:p>17.424</text:p>
          </table:table-cell>
          <table:table-cell office:value-type="string" calcext:value-type="string">
            <text:p>("9c1ce7106f19d03576078927b427823ef3c259f321fe86cdf8b6ff6c86b478a6", "3c8ddb5cec93a5dc30d7aa0771713c5a26505dcc5402921a47d71d711f11f882", "dc7d5a3eaeef29cc486be0788049fb64ec5856e0519dfca2d188df88ceb21c8c", "6153e180487845c8ff5a088dbc07c2faeb8af4605995697f4cdd3bce8122735c", "ad67a36f7933183343762f63ae2341e9e464bca17a92a1adab4e46063c73bbba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48" calcext:value-type="float">
            <text:p>0.948</text:p>
          </table:table-cell>
          <table:table-cell office:value-type="string" calcext:value-type="string">
            <text:p>a6f04d5b8ae56f532a036be5327c38e87c4ca67fbc4a196ad2c137824a6e282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a6f04d5b8ae56f532a036be5327c38e87c4ca67fbc4a196ad2c137824a6e282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a6f04d5b8ae56f532a036be5327c38e87c4ca67fbc4a196ad2c137824a6e282b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2d53ee7e412d85b83e10989d18ea9c1c7d08ca75f8c98eb8ea4b8c69193ce5dc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2d53ee7e412d85b83e10989d18ea9c1c7d08ca75f8c98eb8ea4b8c69193ce5dc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2d53ee7e412d85b83e10989d18ea9c1c7d08ca75f8c98eb8ea4b8c69193ce5dc</text:p>
          </table:table-cell>
          <table:table-cell office:value-type="float" office:value="99.78" calcext:value-type="float">
            <text:p>99.78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7"/>
          <table:table-cell table:number-columns-repeated="6" office:value-type="float" office:value="90.91" calcext:value-type="float">
            <text:p>90.9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40" calcext:value-type="float">
            <text:p>350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480" calcext:value-type="float">
            <text:p>7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84df46eb0d5a4bf22d2e2245e7a2a2b080b4213e1c2745979d9af0fc54edd67", "52b1076b61fce504eec691d2485f903074f3500e212fa8cc1064feb4e4ac53ee", "aa266b57f7ec1d0ad208997cb3e0728122228d012628484e568f9254c813b344", "548fdda0d42843e996431051f49cad625eb0076f5651c5bc42fc652708f961db", "b447f841b48c39d601ca32267838689c739d78d6f7d842d810a2e01454c5464a")</text:p>
          </table:table-cell>
          <table:table-cell office:value-type="float" office:value="100" calcext:value-type="float">
            <text:p>100</text:p>
          </table:table-cell>
          <table:table-cell office:value-type="float" office:value="85.45" calcext:value-type="float">
            <text:p>85.45</text:p>
          </table:table-cell>
          <table:table-cell office:value-type="float" office:value="92.73" calcext:value-type="float">
            <text:p>92.73</text:p>
          </table:table-cell>
          <table:table-cell table:style-name="ce27"/>
          <table:table-cell office:value-type="float" office:value="92.73" calcext:value-type="float">
            <text:p>92.73</text:p>
          </table:table-cell>
          <table:table-cell office:value-type="float" office:value="94.55" calcext:value-type="float">
            <text:p>9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91.21" calcext:value-type="float">
            <text:p>91.21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1" calcext:value-type="float">
            <text:p>92.81</text:p>
          </table:table-cell>
          <table:table-cell office:value-type="float" office:value="7.39" calcext:value-type="float">
            <text:p>7.39</text:p>
          </table:table-cell>
          <table:table-cell office:value-type="float" office:value="10000" calcext:value-type="float">
            <text:p>10000</text:p>
          </table:table-cell>
          <table:table-cell office:value-type="float" office:value="69520" calcext:value-type="float">
            <text:p>695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1120" calcext:value-type="float">
            <text:p>21120</text:p>
          </table:table-cell>
          <table:table-cell office:value-type="float" office:value="14.597" calcext:value-type="float">
            <text:p>14.597</text:p>
          </table:table-cell>
          <table:table-cell office:value-type="string" calcext:value-type="string">
            <text:p>("da85ffb1b7a07c8b2f94b2735beeb3cdf1f30b6015415201c6ab08981b6699c1", "b8351f36166d7eb05bc4fad0f2adb4d637b3baea8d64471790aac2cb60246527", "111c2b7442a6f916933b716ea6f4484b9234597db8df50cc3f3b6402ffd7134e", "3dac8d9cbf0c7bed734d2517cdd8e287ff593ec8230b5ed9418f78f8c60b0cd3", "6adbede2fcd616eb61c44ed3c3ea80abf3a320ed01107839f42c645de5b2014a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34" calcext:value-type="float">
            <text:p>1.034</text:p>
          </table:table-cell>
          <table:table-cell office:value-type="string" calcext:value-type="string">
            <text:p>d4465d3e41b7fa2169bad288ef170966f82a5c21cf78bda0564af4e9e9183066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d4465d3e41b7fa2169bad288ef170966f82a5c21cf78bda0564af4e9e9183066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d4465d3e41b7fa2169bad288ef170966f82a5c21cf78bda0564af4e9e9183066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ba949815e483e6fff544a409fcdea180cad21b0ba0370da7ab92d79bc616000d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ba949815e483e6fff544a409fcdea180cad21b0ba0370da7ab92d79bc616000d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ba949815e483e6fff544a409fcdea180cad21b0ba0370da7ab92d79bc616000d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7"/>
          <table:table-cell office:value-type="float" office:value="97.27" calcext:value-type="float">
            <text:p>97.27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.39" calcext:value-type="float">
            <text:p>97.3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49b26859dca1d56b32fd8bbda7c34916e0d9adfbf62a2d4be32c2aa5d6fd5e", "1a6fe263ffcc6229122164cbbb060977e1d1db4cc6678e7599f5634a7bd813dc", "21efaf5e6e622855892a14301575dd31d99061ca147315e3f8fe8ce3522c2f5f", "00eebd81b9a37f7fd1ef899ae38cbee779688ae0f52bcee811580aa9ba39c5b5", "2ceeb25d06413baac5219c3b6f00573ecd416e9d043c2e7a4be9dd083ff04d0a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27"/>
          <table:table-cell office:value-type="float" office:value="99.09" calcext:value-type="float">
            <text:p>99.09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100" calcext:value-type="float">
            <text:p>100</text:p>
          </table:table-cell>
          <table:table-cell office:value-type="float" office:value="99.13" calcext:value-type="float">
            <text:p>99.13</text:p>
          </table:table-cell>
          <table:table-cell office:value-type="float" office:value="7.61" calcext:value-type="float">
            <text:p>7.61</text:p>
          </table:table-cell>
          <table:table-cell office:value-type="float" office:value="10000" calcext:value-type="float">
            <text:p>10000</text:p>
          </table:table-cell>
          <table:table-cell office:value-type="float" office:value="64280" calcext:value-type="float">
            <text:p>642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office:value-type="float" office:value="12.975" calcext:value-type="float">
            <text:p>12.975</text:p>
          </table:table-cell>
          <table:table-cell office:value-type="string" calcext:value-type="string">
            <text:p>("7d3f3752cfc3f70bd7f0323c11fdce7fd3c0ce79972f9f727d5f57b7344a8785", "b388108d92a786e9af9d9476c4e6c93908c76c37a61dbbb56ae7abc06e61b044", "6d95cfd7a10ab7b302694e55d21da76310751bb137753bbadce7a97f27bca544", "c3ce8974accb3f9bb0d75fdd16a21246d478db2b68c6389ee0117b6a9f3501e3", "9481cead606f259221ef50b080f89af74d2c8c3de692891653b8f7217ce5359e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d020b6a1c09943f11f7c72e015a4ad25009769c86700b39f52c1968abfa4cf5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29" calcext:value-type="float">
            <text:p>0.629</text:p>
          </table:table-cell>
          <table:table-cell office:value-type="string" calcext:value-type="string">
            <text:p>d020b6a1c09943f11f7c72e015a4ad25009769c86700b39f52c1968abfa4cf5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d020b6a1c09943f11f7c72e015a4ad25009769c86700b39f52c1968abfa4cf5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73d6f9396729ee9bcfd0164d7c2d1e9038b2b60ece3931696153db25b345800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73d6f9396729ee9bcfd0164d7c2d1e9038b2b60ece3931696153db25b3458005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73d6f9396729ee9bcfd0164d7c2d1e9038b2b60ece3931696153db25b3458005</text:p>
          </table:table-cell>
          <table:table-cell office:value-type="float" office:value="98.7" calcext:value-type="float">
            <text:p>98.7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7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640" calcext:value-type="float">
            <text:p>37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f11239becc4ffc689eca13ddea1a9ffbaf0c4b9a18d1a0e72ab236597ffa6e1", "eba7a35eef2d7b2b8f5af4882bbe39451937589c6b566c0ee0d7448909bab4df", "00eaff650ffb69d6bd3e4f322f0e259f80f9a73f8c085387cd6a01e012e9859f", "cd35f84057c19d83a5e7c64c893522c7decde60cb06212b0998a0b2b73056ffc", "4f6ed9c45e7cd3013f7b7aeebd552f553c4e1e9439fff8ba07b51ca2a9b1c83b")</text:p>
          </table:table-cell>
          <table:table-cell office:value-type="float" office:value="99.57" calcext:value-type="float">
            <text:p>99.57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27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19" calcext:value-type="float">
            <text:p>96.19</text:p>
          </table:table-cell>
          <table:table-cell office:value-type="float" office:value="5.87" calcext:value-type="float">
            <text:p>5.87</text:p>
          </table:table-cell>
          <table:table-cell office:value-type="float" office:value="10000" calcext:value-type="float">
            <text:p>10000</text:p>
          </table:table-cell>
          <table:table-cell office:value-type="float" office:value="75600" calcext:value-type="float">
            <text:p>756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4.517" calcext:value-type="float">
            <text:p>14.517</text:p>
          </table:table-cell>
          <table:table-cell office:value-type="string" calcext:value-type="string">
            <text:p>("a364d958e38c8ed2ea908daf09ffc4c2cc4da07164c88911585b1e7c2f959604", "5b3229e2eb4e2ebebcef744f0f9cc5148d54fa57aa3c3405c34033ba6df637f2", "6f716c8a1df63b7a082adf9bcde79b9116bbcbba56f154670763c73662e1754e", "368ab8cb0f403314d45331f51bb177f44be15c90ad1562629f762b9f9731987a", "38ed52855589761514a06e2fa1be07206ec55a23112ea86ceac77fadce07d23d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4fe2d73864ecbbbda3cf9b47afa675b209f0d622cf4733d4b57d4f35a02ce9de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4fe2d73864ecbbbda3cf9b47afa675b209f0d622cf4733d4b57d4f35a02ce9de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4fe2d73864ecbbbda3cf9b47afa675b209f0d622cf4733d4b57d4f35a02ce9de</text:p>
          </table:table-cell>
          <table:table-cell office:value-type="float" office:value="95.65" calcext:value-type="float">
            <text:p>95.65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f2b911131484ed2259a93607c80d820bc009c281c6189998d92c691026a4d6ed</text:p>
          </table:table-cell>
          <table:table-cell office:value-type="float" office:value="95.65" calcext:value-type="float">
            <text:p>95.65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f2b911131484ed2259a93607c80d820bc009c281c6189998d92c691026a4d6ed</text:p>
          </table:table-cell>
          <table:table-cell office:value-type="float" office:value="95.65" calcext:value-type="float">
            <text:p>95.65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2b911131484ed2259a93607c80d820bc009c281c6189998d92c691026a4d6ed</text:p>
          </table:table-cell>
          <table:table-cell office:value-type="float" office:value="99.35" calcext:value-type="float">
            <text:p>99.35</text:p>
          </table:table-cell>
          <table:table-cell office:value-type="float" office:value="89.09" calcext:value-type="float">
            <text:p>89.09</text:p>
          </table:table-cell>
          <table:table-cell office:value-type="float" office:value="94.55" calcext:value-type="float">
            <text:p>94.55</text:p>
          </table:table-cell>
          <table:table-cell table:style-name="ce7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51" calcext:value-type="float">
            <text:p>90.51</text:p>
          </table:table-cell>
          <table:table-cell office:value-type="float" office:value="94.1" calcext:value-type="float">
            <text:p>94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920" calcext:value-type="float">
            <text:p>39920</text:p>
          </table:table-cell>
          <table:table-cell office:value-type="float" office:value="0.01" calcext:value-type="float">
            <text:p>0.0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b87a5dad17c3d38d6808b9970d4047a128970256951eddc12726b9fed997ee5", "944741467440daa96cd3b26a3ea00113ee3c181acc18cd371418fd2e25684bf7", "7ee90f18b6f022a79d532f387daeaa6267e5ac5690c2a603fc47de7b9d9b6b8a", "34edef3ce7be4f697400e852b1d188f96c4a7c2ba03df20b7ea34467b78de553", "c1aaa785a6f668d32159df54ff3eaf39b0c1c672492908720cab8f5080622607")</text:p>
          </table:table-cell>
          <table:table-cell office:value-type="float" office:value="99.78" calcext:value-type="float">
            <text:p>99.78</text:p>
          </table:table-cell>
          <table:table-cell office:value-type="float" office:value="89.09" calcext:value-type="float">
            <text:p>89.09</text:p>
          </table:table-cell>
          <table:table-cell office:value-type="float" office:value="94.55" calcext:value-type="float">
            <text:p>94.55</text:p>
          </table:table-cell>
          <table:table-cell table:style-name="ce27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8.04" calcext:value-type="float">
            <text:p>8.04</text:p>
          </table:table-cell>
          <table:table-cell office:value-type="float" office:value="10000" calcext:value-type="float">
            <text:p>10000</text:p>
          </table:table-cell>
          <table:table-cell office:value-type="float" office:value="79120" calcext:value-type="float">
            <text:p>791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11120" calcext:value-type="float">
            <text:p>11120</text:p>
          </table:table-cell>
          <table:table-cell office:value-type="float" office:value="15.339" calcext:value-type="float">
            <text:p>15.339</text:p>
          </table:table-cell>
          <table:table-cell office:value-type="string" calcext:value-type="string">
            <text:p>("bea25584fe869b7a1ec2a669740adde064ddd739d611f4b8913342c1e6223104", "3f5b328c18eb657a0770a8905d7ce59ba55231aca0f7778e6c5ddfc29f44d164", "db486431dd6155a728b528f97ed900d60279f06d625a648842df7e3cbd7eafbb", "8a6cdc1f0528c1864023e77c2af5fee68594cf546019b5e9b4bf6df581ad4bd8", "8f6f0096333decca921563d1b13d9681ff8fb690456d53756b37d845514c5d9d")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49cbbd8258ea81838e966d1459a348a5cd237cf33df87cfb0c69ddcf1a94cea1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49cbbd8258ea81838e966d1459a348a5cd237cf33df87cfb0c69ddcf1a94cea1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49cbbd8258ea81838e966d1459a348a5cd237cf33df87cfb0c69ddcf1a94cea1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1a953260a4ac27c91d964bb30dbf04692fe52364d90c8d9671ced6dc20718e1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.764</text:p>
          </table:table-cell>
          <table:table-cell office:value-type="string" calcext:value-type="string">
            <text:p>1a953260a4ac27c91d964bb30dbf04692fe52364d90c8d9671ced6dc20718e1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4" calcext:value-type="float">
            <text:p>0.884</text:p>
          </table:table-cell>
          <table:table-cell office:value-type="string" calcext:value-type="string">
            <text:p>1a953260a4ac27c91d964bb30dbf04692fe52364d90c8d9671ced6dc20718e1e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7"/>
          <table:table-cell office:value-type="float" office:value="91.82" calcext:value-type="float">
            <text:p>91.82</text:p>
          </table:table-cell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office:value-type="float" office:value="90.26" calcext:value-type="float">
            <text:p>90.26</text:p>
          </table:table-cell>
          <table:table-cell office:value-type="float" office:value="94.33" calcext:value-type="float">
            <text:p>94.33</text:p>
          </table:table-cell>
          <table:table-cell office:value-type="float" office:value="92.16" calcext:value-type="float">
            <text:p>92.1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office:value-type="float" office:value="0.99" calcext:value-type="float">
            <text:p>0.99</text:p>
          </table:table-cell>
          <table:table-cell office:value-type="float" office:value="0.79" calcext:value-type="float">
            <text:p>0.79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45efea96ae572ea7c6178bbe88b45cfe201fe4f2ac1ba38bd7234dd32714e60", "232bc24db6c4bbd2655ec2de5b55699e0a306d4ce08a1eeeedcec8565edac64c", "d95d6fb6aec45993f324471aa7079f62ec7e2a82e425f9dd4575b7e746b92c8d", "23a8eb65fd374cf371effefb9f232f6776e8ee3359561c5f8eb8af8463457099", "1cc1d69c96e2f9d7f284c694a180ad50fd05985401d3c67a24cae4ce4487847f")</text:p>
          </table:table-cell>
          <table:table-cell office:value-type="float" office:value="99.78" calcext:value-type="float">
            <text:p>99.78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27"/>
          <table:table-cell office:value-type="float" office:value="90.91" calcext:value-type="float">
            <text:p>90.91</text:p>
          </table:table-cell>
          <table:table-cell office:value-type="float" office:value="96.36" calcext:value-type="float">
            <text:p>96.36</text:p>
          </table:table-cell>
          <table:table-cell office:value-type="float" office:value="85.45" calcext:value-type="float">
            <text:p>85.45</text:p>
          </table:table-cell>
          <table:table-cell office:value-type="float" office:value="87.44" calcext:value-type="float">
            <text:p>87.44</text:p>
          </table:table-cell>
          <table:table-cell office:value-type="float" office:value="96.33" calcext:value-type="float">
            <text:p>96.33</text:p>
          </table:table-cell>
          <table:table-cell office:value-type="float" office:value="91.44" calcext:value-type="float">
            <text:p>91.44</text:p>
          </table:table-cell>
          <table:table-cell office:value-type="float" office:value="6.96" calcext:value-type="float">
            <text:p>6.96</text:p>
          </table:table-cell>
          <table:table-cell office:value-type="float" office:value="10000" calcext:value-type="float">
            <text:p>10000</text:p>
          </table:table-cell>
          <table:table-cell office:value-type="float" office:value="79600" calcext:value-type="float">
            <text:p>796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9800" calcext:value-type="float">
            <text:p>69800</text:p>
          </table:table-cell>
          <table:table-cell office:value-type="float" office:value="15.771" calcext:value-type="float">
            <text:p>15.771</text:p>
          </table:table-cell>
          <table:table-cell office:value-type="string" calcext:value-type="string">
            <text:p>("74ea941134e2ea8b8c15e16659b1f9341029282b0773a849477032eb5ed2be11", "81868538e84c783437db6142aa277b823f08e2be9b6b10d4ba8f7f7595cbbda1", "b08a2df4250578344d4110ec88f50fb3d3a47e89f7a9c14897b147c661703739", "beae1e48c5473c6f9922bc0ac5d3f1491484a9cc23bc1777a22b81abf7de8795", "b0904ad2fc56e55c9587b47cff5f996577a171cea5b60a2953dfae41027f83c6")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,)]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9" calcext:value-type="float">
            <text:p>0.689</text:p>
          </table:table-cell>
          <table:table-cell office:value-type="string" calcext:value-type="string">
            <text:p>c8eb9693a8a1b7df7dc4ccab595b33ec7bb6a1b2083fb03bd52db30d1d9f4c0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c8eb9693a8a1b7df7dc4ccab595b33ec7bb6a1b2083fb03bd52db30d1d9f4c0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c8eb9693a8a1b7df7dc4ccab595b33ec7bb6a1b2083fb03bd52db30d1d9f4c0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1efb65ddfd825e7dcee3ff14233a7c1e0783c0c849901d4b70d9c4eea829cbcc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1efb65ddfd825e7dcee3ff14233a7c1e0783c0c849901d4b70d9c4eea829cbcc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1efb65ddfd825e7dcee3ff14233a7c1e0783c0c849901d4b70d9c4eea829cbcc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AVERAGE([.DJ12:.DJ21])" office:value-type="float" office:value="94" calcext:value-type="float">
            <text:p>94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720" calcext:value-type="float">
            <text:p>3872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720" calcext:value-type="float">
            <text:p>16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53ebfd3f4363c640c31b3b730336a239eab324ee19b392ab64fd9a5cf81ec0e", "626818606997ec3aa6388b4cfa28685d022aec30a53d68aec5cd9119537553be", "19bce2903bb2c08fba0514961237216c41bc2c6305a405ca5287eda32b881864", "c588ecf96a468f1854a3a2e3a1efe2dd687390014a3f5577240a175a3de75fdb", "aff95a641ac07ba1699674cb44ce0a3d2181c446a5957694034127b340855f85")</text:p>
          </table:table-cell>
          <table:table-cell office:value-type="float" office:value="99.35" calcext:value-type="float">
            <text:p>99.3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7" table:formula="of:=AVERAGE([.EK12:.EK21])" office:value-type="float" office:value="94.273" calcext:value-type="float">
            <text:p>94.273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.39" calcext:value-type="float">
            <text:p>7.39</text:p>
          </table:table-cell>
          <table:table-cell office:value-type="float" office:value="10000" calcext:value-type="float">
            <text:p>10000</text:p>
          </table:table-cell>
          <table:table-cell office:value-type="float" office:value="78120" calcext:value-type="float">
            <text:p>78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1520" calcext:value-type="float">
            <text:p>71520</text:p>
          </table:table-cell>
          <table:table-cell office:value-type="float" office:value="16.367" calcext:value-type="float">
            <text:p>16.367</text:p>
          </table:table-cell>
          <table:table-cell office:value-type="string" calcext:value-type="string">
            <text:p>("03c9ac3c9b1fd7f7ccf7d4f3d977ea90bd64a4262292ebfa54fe9147a8b28c2c", "998e3dcdf5910fa4fe6006ddb133f850a03cb8e28dffca0fdc7635802665b426", "27dc0f7ccf4fb495bde690b701cf791927ca3c6f2433ab9322149decbf0c9a44", "6b8fe8f4d72fe6c53cae6176e3302b66358a1d2be1ae18f151610f6df92487a5", "5d85eb84f8f9b10f27b70b4faaaae2c47e2137032240a310fa6097d807b00f17")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3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4,)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322" calcext:value-type="float">
            <text:p>1.322</text:p>
          </table:table-cell>
          <table:table-cell table:style-name="ce1" office:value-type="string" calcext:value-type="string">
            <text:p>96e2d8163a7da21f298fd01115d014208cf83fbbfea6a3ffd4d3df95ccb5be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.925</text:p>
          </table:table-cell>
          <table:table-cell table:style-name="ce1" office:value-type="string" calcext:value-type="string">
            <text:p>96e2d8163a7da21f298fd01115d014208cf83fbbfea6a3ffd4d3df95ccb5be7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79" calcext:value-type="float">
            <text:p>0.979</text:p>
          </table:table-cell>
          <table:table-cell table:style-name="ce1" office:value-type="string" calcext:value-type="string">
            <text:p>96e2d8163a7da21f298fd01115d014208cf83fbbfea6a3ffd4d3df95ccb5be74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06" calcext:value-type="float">
            <text:p>0.906</text:p>
          </table:table-cell>
          <table:table-cell table:style-name="ce1" office:value-type="string" calcext:value-type="string">
            <text:p>d3086e7b73034a943c56216d06a4f24d426c9eb7fc770f7529eb7177cc15afac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52" calcext:value-type="float">
            <text:p>0.952</text:p>
          </table:table-cell>
          <table:table-cell table:style-name="ce1" office:value-type="string" calcext:value-type="string">
            <text:p>d3086e7b73034a943c56216d06a4f24d426c9eb7fc770f7529eb7177cc15afac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94" calcext:value-type="float">
            <text:p>0.894</text:p>
          </table:table-cell>
          <table:table-cell table:style-name="ce1" office:value-type="string" calcext:value-type="string">
            <text:p>d3086e7b73034a943c56216d06a4f24d426c9eb7fc770f7529eb7177cc15afa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7.27" calcext:value-type="float">
            <text:p>87.27</text:p>
          </table:table-cell>
          <table:table-cell table:style-name="ce5" office:value-type="float" office:value="93.64" calcext:value-type="float">
            <text:p>93.64</text:p>
          </table:table-cell>
          <table:table-cell table:style-name="ce8"/>
          <table:table-cell table:style-name="ce1" office:value-type="float" office:value="93.64" calcext:value-type="float">
            <text:p>93.64</text:p>
          </table:table-cell>
          <table:table-cell table:style-name="ce1" office:value-type="float" office:value="87.27" calcext:value-type="float">
            <text:p>87.2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8.85" calcext:value-type="float">
            <text:p>88.85</text:p>
          </table:table-cell>
          <table:table-cell table:style-name="ce1" office:value-type="float" office:value="93.14" calcext:value-type="float">
            <text:p>93.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5280" calcext:value-type="float">
            <text:p>352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720" calcext:value-type="float">
            <text:p>127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87cc040c051cec6243c12b40cf00126a35912d1eef29c991a61f52c98a49ebf3", "1f3aad25c2590d1c9415d73685bc54fb0558e9563dc5e88a7d716e3a7c2f287a", "7f853123a6bc60c1e18998416fdcfa0df5309019b7513b1daaab80acbfd5d704", "a0083f14d65e3ad65332e5af52683b9eb8246ed8f30881808e9359687afee7d3", "6e92b4ecd07da0e12a7c58d7e1ad5f6427955cb8db6a08e8022da87591f9643b"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7.27" calcext:value-type="float">
            <text:p>87.27</text:p>
          </table:table-cell>
          <table:table-cell table:style-name="ce5" office:value-type="float" office:value="93.64" calcext:value-type="float">
            <text:p>93.64</text:p>
          </table:table-cell>
          <table:table-cell table:style-name="ce28"/>
          <table:table-cell table:style-name="ce1" office:value-type="float" office:value="93.64" calcext:value-type="float">
            <text:p>93.64</text:p>
          </table:table-cell>
          <table:table-cell table:style-name="ce1" office:value-type="float" office:value="87.27" calcext:value-type="float">
            <text:p>87.27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88.85" calcext:value-type="float">
            <text:p>88.85</text:p>
          </table:table-cell>
          <table:table-cell table:style-name="ce1" office:value-type="float" office:value="93.14" calcext:value-type="float">
            <text:p>93.14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0400" calcext:value-type="float">
            <text:p>70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600" calcext:value-type="float">
            <text:p>26600</text:p>
          </table:table-cell>
          <table:table-cell table:style-name="ce1" office:value-type="float" office:value="14.055" calcext:value-type="float">
            <text:p>14.055</text:p>
          </table:table-cell>
          <table:table-cell table:style-name="ce1" office:value-type="string" calcext:value-type="string">
            <text:p>("65224bacd692a9f84402bef165b576e62dc50d70c055598f6e10255b80cc6c1d", "f7b031fd8937b64b0a3edefa678bed8f8f0b4eb8bfcf210b4e5546d0f6e68183", "233eaed6e88868a885076beb337f6671c5a3a8577c0a387487e4bae1457bbfce", "0073fda68999430e0492f2b3e0cb1e70d03685e2143fcce1a9271721fd66e0d6", "8f8c2b0056ae535179e4a1fd04440e5ed8c68f160cd00e106eb538f910e32de2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a5ce4c1b17823dddcd182aa3d1642429e8b16052d943786b561ffcfaa333aed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ea5ce4c1b17823dddcd182aa3d1642429e8b16052d943786b561ffcfaa333aed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ea5ce4c1b17823dddcd182aa3d1642429e8b16052d943786b561ffcfaa333aed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e4e05622ef122bf9c6c4627673d40d9c93ff07534bdb07b124db1705e19a939f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e4e05622ef122bf9c6c4627673d40d9c93ff07534bdb07b124db1705e19a939f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e4e05622ef122bf9c6c4627673d40d9c93ff07534bdb07b124db1705e19a939f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table:style-name="ce9"/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4400" calcext:value-type="float">
            <text:p>344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00" calcext:value-type="float">
            <text:p>34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2dd08ef4b606001d4ae4458bb0a22673ba76c60c45aae73273777f7a5ca3cc8", "25b86910670ac39547163ffa7d77a2ce3f821c732ca0a5279dc30f3e6e18d305", "a23dcc6d4eb02f7622c37bde2247da3f8a25e7e546f168d52aab84f3c013e4c8", "a1d9cf37fdae95aba4f67ae9ede3d6c22acb5bffb1b69fd41454129ab8d24303", "13da5ea4fc3c439f2fa3836fd26484f18b1b6cd7c251164964e7c9fba4ade91b")</text:p>
          </table:table-cell>
          <table:table-cell office:value-type="float" office:value="100" calcext:value-type="float">
            <text:p>100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table:style-name="ce29"/>
          <table:table-cell office:value-type="float" office:value="82.73" calcext:value-type="float">
            <text:p>82.73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.38" calcext:value-type="float">
            <text:p>74.38</text:p>
          </table:table-cell>
          <table:table-cell office:value-type="float" office:value="79.06" calcext:value-type="float">
            <text:p>79.06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68200" calcext:value-type="float">
            <text:p>682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44000" calcext:value-type="float">
            <text:p>44000</text:p>
          </table:table-cell>
          <table:table-cell office:value-type="float" office:value="12.889" calcext:value-type="float">
            <text:p>12.889</text:p>
          </table:table-cell>
          <table:table-cell office:value-type="string" calcext:value-type="string">
            <text:p>("0747c8c86f11ca79fdaf37197e9f147dd3cbb79f690c0b60b4af5663b23b64fc", "ac324b531bd12d9e2634c6ba9fc092002e009673c8875c9b15121352451be96f", "f6b2edef7d67833ea1669a4035812e09d2b3eeb3905e8557eb6744be4454213d", "7a1e3ccec16efb910b6ebd473033bc8e905e37f4f448ef0951158b2963071b3d", "0724070904c5ca0e8fc5128725c8b826e93c16cbdd14bc962bed630bdd2d94c1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23" calcext:value-type="float">
            <text:p>1.023</text:p>
          </table:table-cell>
          <table:table-cell office:value-type="string" calcext:value-type="string">
            <text:p>5da33355388d446cfff3a15155eaea4eb9618f4500638879a381aed47b3032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61" calcext:value-type="float">
            <text:p>1.061</text:p>
          </table:table-cell>
          <table:table-cell office:value-type="string" calcext:value-type="string">
            <text:p>5da33355388d446cfff3a15155eaea4eb9618f4500638879a381aed47b3032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5da33355388d446cfff3a15155eaea4eb9618f4500638879a381aed47b303291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52" calcext:value-type="float">
            <text:p>1.052</text:p>
          </table:table-cell>
          <table:table-cell office:value-type="string" calcext:value-type="string">
            <text:p>bb91ec2aa2d7d6366cdb5e292fc29a59d01c2b4ea56e1d4d7947a61927c84a1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bb91ec2aa2d7d6366cdb5e292fc29a59d01c2b4ea56e1d4d7947a61927c84a1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14" calcext:value-type="float">
            <text:p>1.014</text:p>
          </table:table-cell>
          <table:table-cell office:value-type="string" calcext:value-type="string">
            <text:p>bb91ec2aa2d7d6366cdb5e292fc29a59d01c2b4ea56e1d4d7947a61927c84a1f</text:p>
          </table:table-cell>
          <table:table-cell office:value-type="float" office:value="99.78" calcext:value-type="float">
            <text:p>99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9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9" calcext:value-type="float">
            <text:p>93.59</text:p>
          </table:table-cell>
          <table:table-cell office:value-type="float" office:value="96.1" calcext:value-type="float">
            <text:p>96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6800" calcext:value-type="float">
            <text:p>36800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839e6fc7d9a2c5c4535059a2af7109e6dba4814aec077642e692c8496b04945", "cfe25a0ea68e13efecf86a02530689754433a9f3e7ceec757beba1fc9cd45525", "53f596698f06e1a97b1d0bdee48f6aa489fcd839b4c589d284b4e2cb66d9c9a7", "6bec3aebf1a2868453a93925856e763c1e6d6f269f92080d1b111f6c5c94766b", "f605220d737d096306f6b9b9bc5d0b10f5b09bdb508a121f2ed26312fd67ac4a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18" calcext:value-type="float">
            <text:p>92.18</text:p>
          </table:table-cell>
          <table:table-cell office:value-type="float" office:value="95.05" calcext:value-type="float">
            <text:p>95.05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73440" calcext:value-type="float">
            <text:p>73440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9280" calcext:value-type="float">
            <text:p>19280</text:p>
          </table:table-cell>
          <table:table-cell office:value-type="float" office:value="14.795" calcext:value-type="float">
            <text:p>14.795</text:p>
          </table:table-cell>
          <table:table-cell office:value-type="string" calcext:value-type="string">
            <text:p>("dcc2768c9bbc2c79a041b69d8e75f74bacaeac4e4973d9ca33ab5959675da95a", "9283f58a849db451cbf2fe097fa2a282f31620c88a1eb2cff1890be390947677", "806643262f84fafa88b08337ab2e4703d3e82cd0fd2e2dbb8c5aea7e798f3844", "c196b962dfc5788dc30da1dc4caba8d8aeac8a9a51abeeaf4fa1ce1b3f16d6e5", "a499fc8f79a195632e1f950bdc7be6b4b6277db28a5ad985867258a1e6b1e8eb")</text:p>
          </table:table-cell>
          <table:table-cell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51" calcext:value-type="float">
            <text:p>1.051</text:p>
          </table:table-cell>
          <table:table-cell office:value-type="string" calcext:value-type="string">
            <text:p>c2c493099331d54fbd0acd1936f75aca4a8ad65b1394b3555114266f5cf0f21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43" calcext:value-type="float">
            <text:p>1.043</text:p>
          </table:table-cell>
          <table:table-cell office:value-type="string" calcext:value-type="string">
            <text:p>c2c493099331d54fbd0acd1936f75aca4a8ad65b1394b3555114266f5cf0f21f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162" calcext:value-type="float">
            <text:p>1.162</text:p>
          </table:table-cell>
          <table:table-cell office:value-type="string" calcext:value-type="string">
            <text:p>c2c493099331d54fbd0acd1936f75aca4a8ad65b1394b3555114266f5cf0f21f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49a3d5bf47adaae2446183a94ef35b3d0758ea1dcccc32a752001c0d3059918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46" calcext:value-type="float">
            <text:p>1.046</text:p>
          </table:table-cell>
          <table:table-cell office:value-type="string" calcext:value-type="string">
            <text:p>49a3d5bf47adaae2446183a94ef35b3d0758ea1dcccc32a752001c0d3059918e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3" calcext:value-type="float">
            <text:p>0.973</text:p>
          </table:table-cell>
          <table:table-cell office:value-type="string" calcext:value-type="string">
            <text:p>49a3d5bf47adaae2446183a94ef35b3d0758ea1dcccc32a752001c0d3059918e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600" calcext:value-type="float">
            <text:p>376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24778736b59372392d25f9fce5f77dac15b8293e765ded08b70056d12bf46e0", "5c0d5479a5003f58f6f80801407c2fa66bcfae6ae4514b70ab062b4053b72551", "5496b7c1835dbef3daa9c7a364028dca87783de18950b6656cfc1f2ce2f886fc", "394b7a76c8064674e212cf2a3abac5c852e2215b8839b52565a7433676f1ba12", "14112f7c21fa27c74b7204ddb9776c5c1b8089395fcb54b7d2c25bb80b48c40d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9"/>
          <table:table-cell table:number-columns-repeated="6" office:value-type="float" office:value="100" calcext:value-type="float">
            <text:p>100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75240" calcext:value-type="float">
            <text:p>752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9080" calcext:value-type="float">
            <text:p>19080</text:p>
          </table:table-cell>
          <table:table-cell office:value-type="float" office:value="15.618" calcext:value-type="float">
            <text:p>15.618</text:p>
          </table:table-cell>
          <table:table-cell office:value-type="string" calcext:value-type="string">
            <text:p>("44d892b4078efcd5e66554fbd9e5bef63f49034f36d76c6a5c9361b5a17b9ce0", "3f55877846345564cb7b86b403613bdcea91e3069c0ee01acaf199e68575885b", "a0c98253ee85082d3c74d857fbb959972ec94187921dd3751798437296f995b8", "d73cbc88b2065f2777b3da2e7373761ae1290599de419b813745769dbfe9984a", "5c3fc56931fe336b901b7a2e522c84861c41582fceb29116407f6a113085ed51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27" calcext:value-type="float">
            <text:p>0.927</text:p>
          </table:table-cell>
          <table:table-cell office:value-type="string" calcext:value-type="string">
            <text:p>e8e53b6b5218e81140d792a8ad7f3dc806d288131f269de7d7190f43b3d7c2a7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e8e53b6b5218e81140d792a8ad7f3dc806d288131f269de7d7190f43b3d7c2a7</text:p>
          </table:table-cell>
          <table:table-cell office:value-type="float" office:value="100" calcext:value-type="float">
            <text:p>100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e8e53b6b5218e81140d792a8ad7f3dc806d288131f269de7d7190f43b3d7c2a7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5" calcext:value-type="float">
            <text:p>0.975</text:p>
          </table:table-cell>
          <table:table-cell office:value-type="string" calcext:value-type="string">
            <text:p>c55085399419ab618215340d968bc190eba939b5d3ce1f67db0673d3c897f19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c55085399419ab618215340d968bc190eba939b5d3ce1f67db0673d3c897f19f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c55085399419ab618215340d968bc190eba939b5d3ce1f67db0673d3c897f19f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320" calcext:value-type="float">
            <text:p>35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9313a18c07272b4df9f57e5309437525339ec750785609636e3095ba742a544", "848de7255068c72653748fe920cbe57c391451589226b0242b4e1c376f461e33", "2344a06ead41f0701ee347a07faf91357ad8c15e58022eaa3a96f9125874a741", "9978800b915a6e6fa403935f97ed5a16d625f14f6ea0534e1070e26f0e86232d", "d02dc0a5cb9b54e207578da8791b7ae415a96e9798dae5194e1e2781e25bc05f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69400" calcext:value-type="float">
            <text:p>694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41600" calcext:value-type="float">
            <text:p>41600</text:p>
          </table:table-cell>
          <table:table-cell office:value-type="float" office:value="13.558" calcext:value-type="float">
            <text:p>13.558</text:p>
          </table:table-cell>
          <table:table-cell office:value-type="string" calcext:value-type="string">
            <text:p>("f7b6da8a4b49266e3ff6a62603f17826cad88cdd374fdae698c0a51db271ce8a", "37c08d084a45f1add1264fba36d827290d9bac96a4556417b4499d4715bde5a0", "5a27d88b268829c7415c3e096a13ac2a0446f64510784e7f11585ceb09d3a8eb", "9b2d0f2ae9f040cb0a027eb4749da3cf6740189f077450d7b55c0a7412d957b8", "c37148c2afa7f1a20d9d5d1bab172f5b2df4613f8c016592cc58cdb1974452ce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fd1d4579a657a12030a9b493645e5f2089d817e58d4eb996e8b82fb126d9ff75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fd1d4579a657a12030a9b493645e5f2089d817e58d4eb996e8b82fb126d9ff75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fd1d4579a657a12030a9b493645e5f2089d817e58d4eb996e8b82fb126d9ff75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35e41488fe17a6c011d174732590eb9ece07f10e814aceb8fa9fa8571c7ff422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35e41488fe17a6c011d174732590eb9ece07f10e814aceb8fa9fa8571c7ff422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35e41488fe17a6c011d174732590eb9ece07f10e814aceb8fa9fa8571c7ff422</text:p>
          </table:table-cell>
          <table:table-cell office:value-type="float" office:value="99.78" calcext:value-type="float">
            <text:p>99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9"/>
          <table:table-cell office:value-type="float" office:value="96.36" calcext:value-type="float">
            <text:p>96.36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19" calcext:value-type="float">
            <text:p>96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80" calcext:value-type="float">
            <text:p>350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96a973b6b465124a9005615a699398a1c20d5571d81254af0b0c33e97be641", "bf7b46eccb13d7289f4e43a5aeb0d7044b9ef7f120502f8cf873e9d345c4a243", "adb38abcfafe06fd0d62d493acfa2a8cb666689c0c8ce0f03288bd186d6d841b", "d829d782cf67a91fb5411cba3e01366661901c3f116c5599af098e59e6a14afa", "6401e04de586439a3cc5b96c0a4d90e058659e1f531fcdd824f227b986fae0d4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3.48" calcext:value-type="float">
            <text:p>3.48</text:p>
          </table:table-cell>
          <table:table-cell office:value-type="float" office:value="10000" calcext:value-type="float">
            <text:p>10000</text:p>
          </table:table-cell>
          <table:table-cell office:value-type="float" office:value="70120" calcext:value-type="float">
            <text:p>7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office:value-type="float" office:value="14.633" calcext:value-type="float">
            <text:p>14.633</text:p>
          </table:table-cell>
          <table:table-cell office:value-type="string" calcext:value-type="string">
            <text:p>("9768d4661462c14b9cf5926f0146418f9387b327290ba148b85c00d490583051", "47dbce57c85fa846a12ab924dceabb06fe522cfa43abdcf25d90b2a0c3bbe17a", "257489314ca3898101c3c6afadde420478cc476e082d2ab2e40a259cc3894cdb", "835adcc851a399a23538916d664298b2ad59740c9b0c2907d32a52b2a7ce064b", "508f3f7ea3bff9a5926a7f49305fdefe9f3dd10af626a873fe92a5b5ba32c662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7a881c5a52311818961b598dce46837e6af9336d3514861b97c08de2c660288e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7a881c5a52311818961b598dce46837e6af9336d3514861b97c08de2c660288e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7a881c5a52311818961b598dce46837e6af9336d3514861b97c08de2c660288e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2fe16f72ff0c2ec34b966186074f6443e1589c720121c8e5af7554909ce04c39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2fe16f72ff0c2ec34b966186074f6443e1589c720121c8e5af7554909ce04c39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2fe16f72ff0c2ec34b966186074f6443e1589c720121c8e5af7554909ce04c39</text:p>
          </table:table-cell>
          <table:table-cell office:value-type="float" office:value="99.78" calcext:value-type="float">
            <text:p>99.78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9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320" calcext:value-type="float">
            <text:p>353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20" calcext:value-type="float">
            <text:p>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3650cee3459a9944ffcaaaf4649dc1986fb479958cb596289c36bd7fc535bf4", "18caa1ee237238dfeb046a19af4bb65d8750664ee9067a305ccd9b30be5333e2", "963218faca611ec92ff7129ba95488cac8eba60d7eabbddd639b1d33bc8e34ea", "47341b5c8c553acde059d746f1cdee089c0d71b72e680559c47b4e7377844a97", "22b2fc089faee5f17708cc818add9158a33154ae5eb8cd26b95094caf59ad260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29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4.35" calcext:value-type="float">
            <text:p>4.35</text:p>
          </table:table-cell>
          <table:table-cell office:value-type="float" office:value="10000" calcext:value-type="float">
            <text:p>10000</text:p>
          </table:table-cell>
          <table:table-cell office:value-type="float" office:value="70800" calcext:value-type="float">
            <text:p>708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5400" calcext:value-type="float">
            <text:p>25400</text:p>
          </table:table-cell>
          <table:table-cell office:value-type="float" office:value="13.485" calcext:value-type="float">
            <text:p>13.485</text:p>
          </table:table-cell>
          <table:table-cell office:value-type="string" calcext:value-type="string">
            <text:p>("e29e5020bc225261031db667ee7433b661ef0c9b14f9b96c540b3838410a4b6f", "9c43e96eeb5f67691d92419d9beeef78d0b7f85019edb2d9049724246bd864eb", "9d113f1b582d2786b28f960b241d4249f14b64affcaef1254e660218b4a19b6b", "4842ae599476b23692df32ac791a2dd3033a9df5850e4e2a3d06d04f6b20d862", "5e31bc781622c451367725a3b695d8cdb490c63bbcb22ab2c946eb2fcfc61e30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76a316b2c21261821b5dd09b9497496808b45c66de92cf07f3e140f1b332b1a6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76a316b2c21261821b5dd09b9497496808b45c66de92cf07f3e140f1b332b1a6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76a316b2c21261821b5dd09b9497496808b45c66de92cf07f3e140f1b332b1a6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3eaa3cea521313d6cd2d3e8bace5627fa0a60877db1681de989218b33f196e49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3eaa3cea521313d6cd2d3e8bace5627fa0a60877db1681de989218b33f196e49</text:p>
          </table:table-cell>
          <table:table-cell office:value-type="float" office:value="98.91" calcext:value-type="float">
            <text:p>98.91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office:value-type="float" office:value="90" calcext:value-type="float">
            <text:p>90</text:p>
          </table:table-cell>
          <table:table-cell office:value-type="float" office:value="83.33" calcext:value-type="float">
            <text:p>83.33</text:p>
          </table:table-cell>
          <table:table-cell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3eaa3cea521313d6cd2d3e8bace5627fa0a60877db1681de989218b33f196e49</text:p>
          </table:table-cell>
          <table:table-cell office:value-type="float" office:value="99.78" calcext:value-type="float">
            <text:p>99.78</text:p>
          </table:table-cell>
          <table:table-cell office:value-type="float" office:value="89.09" calcext:value-type="float">
            <text:p>89.09</text:p>
          </table:table-cell>
          <table:table-cell office:value-type="float" office:value="94.55" calcext:value-type="float">
            <text:p>94.55</text:p>
          </table:table-cell>
          <table:table-cell table:style-name="ce9"/>
          <table:table-cell office:value-type="float" office:value="94.55" calcext:value-type="float">
            <text:p>94.55</text:p>
          </table:table-cell>
          <table:table-cell office:value-type="float" office:value="89.09" calcext:value-type="float">
            <text:p>89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26" calcext:value-type="float">
            <text:p>90.26</text:p>
          </table:table-cell>
          <table:table-cell office:value-type="float" office:value="94.19" calcext:value-type="float">
            <text:p>94.1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880" calcext:value-type="float">
            <text:p>35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0" calcext:value-type="float">
            <text:p>8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950525b256616a7c1f1b311afacbc5e866e134b0d18e30b8192d9a9902a05ae", "482be29db8c94760a32fabc882e1b32401a51e2be4ad9ddda5d51b154bded696", "faa85cce5a2c39c6a2c2d868ad5209014448bdbebdaca9655ead707926d55116", "b8a6b32a17bf68804522909f038be01697c4d6c6592515efa9d678f1a92748dc", "67c47940fb05496f071c037ac0f066268b25f23b3be269eb2b42cd6bba0e3cc4")</text:p>
          </table:table-cell>
          <table:table-cell office:value-type="float" office:value="100" calcext:value-type="float">
            <text:p>100</text:p>
          </table:table-cell>
          <table:table-cell office:value-type="float" office:value="87.27" calcext:value-type="float">
            <text:p>87.27</text:p>
          </table:table-cell>
          <table:table-cell office:value-type="float" office:value="93.64" calcext:value-type="float">
            <text:p>93.64</text:p>
          </table:table-cell>
          <table:table-cell table:style-name="ce29"/>
          <table:table-cell office:value-type="float" office:value="93.64" calcext:value-type="float">
            <text:p>93.64</text:p>
          </table:table-cell>
          <table:table-cell office:value-type="float" office:value="87.27" calcext:value-type="float">
            <text:p>87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.85" calcext:value-type="float">
            <text:p>88.85</text:p>
          </table:table-cell>
          <table:table-cell office:value-type="float" office:value="93.14" calcext:value-type="float">
            <text:p>93.1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1320" calcext:value-type="float">
            <text:p>7132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14.158" calcext:value-type="float">
            <text:p>14.158</text:p>
          </table:table-cell>
          <table:table-cell office:value-type="string" calcext:value-type="string">
            <text:p>("66b3feef6c707186077ff5c9e6611d59391745759606fb6a0c2727ddd9bf3aca", "9a679a3e43c520832681d03066438d3d1a759ced6c269f99e8257ec5d2f86c3a", "67741a21ec58ea088b926b24aea31d90a60d0370517cad4aff1d187e47c76712", "32d9d91bb608c77ab0754be0a8f5377ad3c682753cbf11b8b4424370ad7a2ce7", "bb89dc72a372c08d3572ef60ca94cf9ef5785ab04bbc3aacd2d181346e9bbcba")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e6dc5b34df78a101edf93ac9398d8bc86d22491514d042b7c322893f996c21bc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e6dc5b34df78a101edf93ac9398d8bc86d22491514d042b7c322893f996c21bc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e6dc5b34df78a101edf93ac9398d8bc86d22491514d042b7c322893f996c21bc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42" calcext:value-type="float">
            <text:p>0.942</text:p>
          </table:table-cell>
          <table:table-cell office:value-type="string" calcext:value-type="string">
            <text:p>737ec58e5cb8befb6df861a453506cd77840b392662b7c1a1038776f99b6ba35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737ec58e5cb8befb6df861a453506cd77840b392662b7c1a1038776f99b6ba35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737ec58e5cb8befb6df861a453506cd77840b392662b7c1a1038776f99b6ba35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400" calcext:value-type="float">
            <text:p>35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615b523498538970b2cbe0f1d10c27c21b3b17e5c7a7474d58e36748be1aff9", "da9010ca62c149144f2a8241caf28fe24c77e1c2fd3102bf4f1a8405dc180756", "889d01fa2066caf8ffc3011fa2772489ce520343e44f3eae4513073d1a113614", "ff2fd5671ca8197dbe6c57b837061d0cadf3dae26d6a55966ee789f99ed417cf", "1bd81f11616498aa983641c580f9f6da8e8b007e5551b0827fbd2752610a0654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29"/>
          <table:table-cell office:value-type="float" office:value="99.09" calcext:value-type="float">
            <text:p>99.09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100" calcext:value-type="float">
            <text:p>100</text:p>
          </table:table-cell>
          <table:table-cell office:value-type="float" office:value="99.13" calcext:value-type="float">
            <text:p>99.13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69880" calcext:value-type="float">
            <text:p>69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120" calcext:value-type="float">
            <text:p>10120</text:p>
          </table:table-cell>
          <table:table-cell office:value-type="float" office:value="13.898" calcext:value-type="float">
            <text:p>13.898</text:p>
          </table:table-cell>
          <table:table-cell office:value-type="string" calcext:value-type="string">
            <text:p>("d53f87b2228afa96bb836490906e90690f91a99a704b50c54c3cda9a93e18735", "304621bd0e2a2defb0c3a52c90b2249a0e5a0db15c4429556b58b1ed3b80d0fe", "bd3fb102a448b61d9f26467729a6e00a9cbbad41544c55bde77ccdfce201f1a5", "cb09b0d7947bef2b5308e1f49e3e45f784256440b939d6b72d0f348ced2eeda2", "309bb80d2527bdadee2a6b71bd8ee05f755e6b964b4f17fd0fac80be77e4c786")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4,)]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b5980b349ea8465e1a1ab9ae57d76df938c827b57d8dba547d1a14df68757e7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b5980b349ea8465e1a1ab9ae57d76df938c827b57d8dba547d1a14df68757e7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65" calcext:value-type="float">
            <text:p>0.965</text:p>
          </table:table-cell>
          <table:table-cell office:value-type="string" calcext:value-type="string">
            <text:p>b5980b349ea8465e1a1ab9ae57d76df938c827b57d8dba547d1a14df68757e77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3a7778fa5cf68c6af979d7c6f42eb83ff2c8bf0b31d5718096a3e60f57ac2f04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3a7778fa5cf68c6af979d7c6f42eb83ff2c8bf0b31d5718096a3e60f57ac2f04</text:p>
          </table:table-cell>
          <table:table-cell office:value-type="float" office:value="96.74" calcext:value-type="float">
            <text:p>96.74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3a7778fa5cf68c6af979d7c6f42eb83ff2c8bf0b31d5718096a3e60f57ac2f04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 table:formula="of:=AVERAGE([.DJ22:.DJ31])" office:value-type="float" office:value="95.636" calcext:value-type="float">
            <text:p>95.636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280" calcext:value-type="float">
            <text:p>372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520" calcext:value-type="float">
            <text:p>13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df9adea98aa1c4a5992c73911d9ec3c26b93e4e1dab0cbc63dc53bd3a6c8087", "f5663f8ad3441c5e2177f3c6ef6f7130cb5cbe508c40f928eeb8f9bc6fe36e98", "9c804bb1a1a3d61195afd9f0ac2eb63c2e3e66a445e403c0c2e798b7ff6e1739", "aecf9009dc5fd9ae26af03bc709805fccabdde58db63fbfbbefa22c4646ff187", "a5cc06c97de64e2786ad79808d965da67cfd3b307d7eca0e591e7d2b79080f32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29" table:formula="of:=AVERAGE([.EK22:.EK31])" office:value-type="float" office:value="95.09" calcext:value-type="float">
            <text:p>95.09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.52" calcext:value-type="float">
            <text:p>6.52</text:p>
          </table:table-cell>
          <table:table-cell office:value-type="float" office:value="10000" calcext:value-type="float">
            <text:p>10000</text:p>
          </table:table-cell>
          <table:table-cell office:value-type="float" office:value="74720" calcext:value-type="float">
            <text:p>747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120" calcext:value-type="float">
            <text:p>23120</text:p>
          </table:table-cell>
          <table:table-cell office:value-type="float" office:value="14.458" calcext:value-type="float">
            <text:p>14.458</text:p>
          </table:table-cell>
          <table:table-cell office:value-type="string" calcext:value-type="string">
            <text:p>("341c3567b45393537f3b39a7730964d5be237637f082807d768f63cc3aeaed40", "278b00e8ba3fa6d2668c1c8c59ebfc5cfd40935f12e812b68bcca6e1a1b629f9", "ca50c8792d2a8cc93dd22e6bc23a5d28b880c8b1c30e3c6a0956697ac1cbd2db", "21e96524f3a74ccde8f3f91cb66322ef496ab551b145e0ffbcd0b17f0f047fba", "09b1d02d85ef197d2552919130222b69f93d24e31dc8bf3d0ac068f29b89cf91")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1,fals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30,ma_step = 20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(170, 170)</text:p>
          </table:table-cell>
          <table:table-cell table:style-name="ce1" office:value-type="string" calcext:value-type="string">
            <text:p>(43, 43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,)]</text:p>
          </table:table-cell>
          <table:table-cell table:style-name="ce1" office:value-type="float" office:value="97.94" calcext:value-type="float">
            <text:p>97.94</text:p>
          </table:table-cell>
          <table:table-cell table:style-name="ce1" office:value-type="float" office:value="34.88" calcext:value-type="float">
            <text:p>34.88</text:p>
          </table:table-cell>
          <table:table-cell table:style-name="ce5" office:value-type="float" office:value="67.44" calcext:value-type="float">
            <text:p>67.44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5.96" calcext:value-type="float">
            <text:p>65.96</text:p>
          </table:table-cell>
          <table:table-cell table:style-name="ce1" office:value-type="float" office:value="65.85" calcext:value-type="float">
            <text:p>65.8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.672" calcext:value-type="float">
            <text:p>6.672</text:p>
          </table:table-cell>
          <table:table-cell table:style-name="ce1" office:value-type="string" calcext:value-type="string">
            <text:p>9a09c78e9e9c2973984f770dd2a5852b0d139c39cdb66c033d55144d7ab03da3</text:p>
          </table:table-cell>
          <table:table-cell table:style-name="ce1" office:value-type="float" office:value="97.94" calcext:value-type="float">
            <text:p>97.94</text:p>
          </table:table-cell>
          <table:table-cell table:style-name="ce1" office:value-type="float" office:value="34.88" calcext:value-type="float">
            <text:p>34.88</text:p>
          </table:table-cell>
          <table:table-cell table:style-name="ce5" office:value-type="float" office:value="67.44" calcext:value-type="float">
            <text:p>67.44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5.96" calcext:value-type="float">
            <text:p>65.96</text:p>
          </table:table-cell>
          <table:table-cell table:style-name="ce1" office:value-type="float" office:value="65.85" calcext:value-type="float">
            <text:p>65.8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06" calcext:value-type="float">
            <text:p>5.406</text:p>
          </table:table-cell>
          <table:table-cell table:style-name="ce1" office:value-type="string" calcext:value-type="string">
            <text:p>9a09c78e9e9c2973984f770dd2a5852b0d139c39cdb66c033d55144d7ab03da3</text:p>
          </table:table-cell>
          <table:table-cell table:style-name="ce1" office:value-type="float" office:value="97.94" calcext:value-type="float">
            <text:p>97.94</text:p>
          </table:table-cell>
          <table:table-cell table:style-name="ce1" office:value-type="float" office:value="34.88" calcext:value-type="float">
            <text:p>34.88</text:p>
          </table:table-cell>
          <table:table-cell table:style-name="ce5" office:value-type="float" office:value="67.44" calcext:value-type="float">
            <text:p>67.44</text:p>
          </table:table-cell>
          <table:table-cell table:style-name="ce1" office:value-type="float" office:value="67.44" calcext:value-type="float">
            <text:p>67.44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69.23" calcext:value-type="float">
            <text:p>69.23</text:p>
          </table:table-cell>
          <table:table-cell table:style-name="ce1" office:value-type="float" office:value="65.96" calcext:value-type="float">
            <text:p>65.96</text:p>
          </table:table-cell>
          <table:table-cell table:style-name="ce1" office:value-type="float" office:value="65.85" calcext:value-type="float">
            <text:p>65.8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19" calcext:value-type="float">
            <text:p>5.419</text:p>
          </table:table-cell>
          <table:table-cell table:style-name="ce1" office:value-type="string" calcext:value-type="string">
            <text:p>9a09c78e9e9c2973984f770dd2a5852b0d139c39cdb66c033d55144d7ab03da3</text:p>
          </table:table-cell>
          <table:table-cell table:style-name="ce1" office:value-type="float" office:value="94.71" calcext:value-type="float">
            <text:p>94.71</text:p>
          </table:table-cell>
          <table:table-cell table:style-name="ce1" office:value-type="float" office:value="37.21" calcext:value-type="float">
            <text:p>37.21</text:p>
          </table:table-cell>
          <table:table-cell table:style-name="ce5" office:value-type="float" office:value="68.6" calcext:value-type="float">
            <text:p>68.6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7.47" calcext:value-type="float">
            <text:p>67.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76" calcext:value-type="float">
            <text:p>5.376</text:p>
          </table:table-cell>
          <table:table-cell table:style-name="ce1" office:value-type="string" calcext:value-type="string">
            <text:p>a45a59ef94977078962fe68e1702b866ca728ed52c21812076f6010b09cca606</text:p>
          </table:table-cell>
          <table:table-cell table:style-name="ce1" office:value-type="float" office:value="94.71" calcext:value-type="float">
            <text:p>94.71</text:p>
          </table:table-cell>
          <table:table-cell table:style-name="ce1" office:value-type="float" office:value="37.21" calcext:value-type="float">
            <text:p>37.21</text:p>
          </table:table-cell>
          <table:table-cell table:style-name="ce5" office:value-type="float" office:value="68.6" calcext:value-type="float">
            <text:p>68.6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7.47" calcext:value-type="float">
            <text:p>67.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406" calcext:value-type="float">
            <text:p>5.406</text:p>
          </table:table-cell>
          <table:table-cell table:style-name="ce1" office:value-type="string" calcext:value-type="string">
            <text:p>a45a59ef94977078962fe68e1702b866ca728ed52c21812076f6010b09cca606</text:p>
          </table:table-cell>
          <table:table-cell table:style-name="ce1" office:value-type="float" office:value="94.71" calcext:value-type="float">
            <text:p>94.71</text:p>
          </table:table-cell>
          <table:table-cell table:style-name="ce1" office:value-type="float" office:value="37.21" calcext:value-type="float">
            <text:p>37.21</text:p>
          </table:table-cell>
          <table:table-cell table:style-name="ce5" office:value-type="float" office:value="68.6" calcext:value-type="float">
            <text:p>68.6</text:p>
          </table:table-cell>
          <table:table-cell table:style-name="ce1" office:value-type="float" office:value="68.6" calcext:value-type="float">
            <text:p>68.6</text:p>
          </table:table-cell>
          <table:table-cell table:style-name="ce1" office:value-type="float" office:value="65.12" calcext:value-type="float">
            <text:p>65.12</text:p>
          </table:table-cell>
          <table:table-cell table:style-name="ce1" office:value-type="float" office:value="72.09" calcext:value-type="float">
            <text:p>72.0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.39" calcext:value-type="float">
            <text:p>67.39</text:p>
          </table:table-cell>
          <table:table-cell table:style-name="ce1" office:value-type="float" office:value="67.47" calcext:value-type="float">
            <text:p>67.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.306" calcext:value-type="float">
            <text:p>5.306</text:p>
          </table:table-cell>
          <table:table-cell table:style-name="ce1" office:value-type="string" calcext:value-type="string">
            <text:p>a45a59ef94977078962fe68e1702b866ca728ed52c21812076f6010b09cca606</text:p>
          </table:table-cell>
          <table:table-cell table:style-name="ce1" office:value-type="float" office:value="98.71" calcext:value-type="float">
            <text:p>98.71</text:p>
          </table:table-cell>
          <table:table-cell table:style-name="ce1" office:value-type="float" office:value="35.81" calcext:value-type="float">
            <text:p>35.81</text:p>
          </table:table-cell>
          <table:table-cell table:style-name="ce5" office:value-type="float" office:value="67.91" calcext:value-type="float">
            <text:p>67.91</text:p>
          </table:table-cell>
          <table:table-cell table:style-name="ce10"/>
          <table:table-cell table:style-name="ce1" office:value-type="float" office:value="67.91" calcext:value-type="float">
            <text:p>67.91</text:p>
          </table:table-cell>
          <table:table-cell table:style-name="ce1" office:value-type="float" office:value="62.79" calcext:value-type="float">
            <text:p>62.79</text:p>
          </table:table-cell>
          <table:table-cell table:style-name="ce1" office:value-type="float" office:value="73.02" calcext:value-type="float">
            <text:p>73.02</text:p>
          </table:table-cell>
          <table:table-cell table:style-name="ce1" office:value-type="float" office:value="70.05" calcext:value-type="float">
            <text:p>70.05</text:p>
          </table:table-cell>
          <table:table-cell table:style-name="ce1" office:value-type="float" office:value="66.24" calcext:value-type="float">
            <text:p>66.24</text:p>
          </table:table-cell>
          <table:table-cell table:style-name="ce1" office:value-type="float" office:value="66.18" calcext:value-type="float">
            <text:p>66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03920" calcext:value-type="float">
            <text:p>20392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12" calcext:value-type="float">
            <text:p>0.12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120" calcext:value-type="float">
            <text:p>114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50c7f93d9fac8fda7f8f82a5307ee71f90c30512f4eb408c30a48cc3b7183e94", "efd8840d050f6232ec1721f5ddc705a8aa8f30d3ee294fb35990b4448349748c", "132b7030c0b60dbfad2a580de5092528ee47cfdf5feb2b2acb5caf65c2a5076b", "66ccf0741150560a9f55d6835cb3e78fd1892f2aa126951cdcfdf4a186d29c28", "446e310424899ffa4f043036fdb54d3e7b3f2a1cfe96926ad3e030f8cc5fab91")</text:p>
          </table:table-cell>
          <table:table-cell table:style-name="ce1" office:value-type="float" office:value="99.06" calcext:value-type="float">
            <text:p>99.06</text:p>
          </table:table-cell>
          <table:table-cell table:style-name="ce1" office:value-type="float" office:value="35.81" calcext:value-type="float">
            <text:p>35.81</text:p>
          </table:table-cell>
          <table:table-cell table:style-name="ce5" office:value-type="float" office:value="67.91" calcext:value-type="float">
            <text:p>67.91</text:p>
          </table:table-cell>
          <table:table-cell table:style-name="ce30"/>
          <table:table-cell table:style-name="ce1" office:value-type="float" office:value="67.91" calcext:value-type="float">
            <text:p>67.91</text:p>
          </table:table-cell>
          <table:table-cell table:style-name="ce1" office:value-type="float" office:value="63.26" calcext:value-type="float">
            <text:p>63.26</text:p>
          </table:table-cell>
          <table:table-cell table:style-name="ce1" office:value-type="float" office:value="72.56" calcext:value-type="float">
            <text:p>72.56</text:p>
          </table:table-cell>
          <table:table-cell table:style-name="ce1" office:value-type="float" office:value="69.74" calcext:value-type="float">
            <text:p>69.74</text:p>
          </table:table-cell>
          <table:table-cell table:style-name="ce1" office:value-type="float" office:value="66.39" calcext:value-type="float">
            <text:p>66.39</text:p>
          </table:table-cell>
          <table:table-cell table:style-name="ce1" office:value-type="float" office:value="66.33" calcext:value-type="float">
            <text:p>66.3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06240" calcext:value-type="float">
            <text:p>406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.02" calcext:value-type="float">
            <text:p>0.02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880" calcext:value-type="float">
            <text:p>296880</text:p>
          </table:table-cell>
          <table:table-cell table:style-name="ce1" office:value-type="float" office:value="176.108" calcext:value-type="float">
            <text:p>176.108</text:p>
          </table:table-cell>
          <table:table-cell table:style-name="ce1" office:value-type="string" calcext:value-type="string">
            <text:p>("fc09c9451081a22e4bef8aae378a24ce67c98bded303197c8102a5249f6d5e8d", "e38de1d68f2d4c97946e3cd104d518f91cc103a099ae6e2f288c9764a383de30", "8baf05233768e3e974582d41667104416f283d8b70d8f6fad721f14880a6ce87", "618338915c0c5ef1baad47b7b959ad81c39d3025272ff01ffa05e1762fed553e", "30d94602ebf72247b7d79f008a8b78812def7b3b2a2647fb48250ab71537b17b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804" calcext:value-type="float">
            <text:p>6.804</text:p>
          </table:table-cell>
          <table:table-cell office:value-type="string" calcext:value-type="string">
            <text:p>c84ddc0f04e863a3772c859e055dfed7ab414e2556d8d012b0e7ac4e28370bbd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525" calcext:value-type="float">
            <text:p>6.525</text:p>
          </table:table-cell>
          <table:table-cell office:value-type="string" calcext:value-type="string">
            <text:p>c84ddc0f04e863a3772c859e055dfed7ab414e2556d8d012b0e7ac4e28370bbd</text:p>
          </table:table-cell>
          <table:table-cell office:value-type="float" office:value="97.65" calcext:value-type="float">
            <text:p>97.65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5.12" calcext:value-type="float">
            <text:p>65.12</text:p>
          </table:table-cell>
          <table:table-cell office:value-type="float" office:value="79.07" calcext:value-type="float">
            <text:p>79.07</text:p>
          </table:table-cell>
          <table:table-cell office:value-type="float" office:value="75.68" calcext:value-type="float">
            <text:p>75.68</text:p>
          </table:table-cell>
          <table:table-cell office:value-type="float" office:value="69.39" calcext:value-type="float">
            <text:p>69.3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.317" calcext:value-type="float">
            <text:p>6.317</text:p>
          </table:table-cell>
          <table:table-cell office:value-type="string" calcext:value-type="string">
            <text:p>c84ddc0f04e863a3772c859e055dfed7ab414e2556d8d012b0e7ac4e28370bbd</text:p>
          </table:table-cell>
          <table:table-cell office:value-type="float" office:value="96.18" calcext:value-type="float">
            <text:p>96.18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279" calcext:value-type="float">
            <text:p>6.279</text:p>
          </table:table-cell>
          <table:table-cell office:value-type="string" calcext:value-type="string">
            <text:p>a3db2609ca29c1c1d0912d8cf95954754bcf126c1ec64e8638f27499f6ea03b1</text:p>
          </table:table-cell>
          <table:table-cell office:value-type="float" office:value="96.18" calcext:value-type="float">
            <text:p>96.18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627" calcext:value-type="float">
            <text:p>6.627</text:p>
          </table:table-cell>
          <table:table-cell office:value-type="string" calcext:value-type="string">
            <text:p>a3db2609ca29c1c1d0912d8cf95954754bcf126c1ec64e8638f27499f6ea03b1</text:p>
          </table:table-cell>
          <table:table-cell office:value-type="float" office:value="96.18" calcext:value-type="float">
            <text:p>96.18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65.12" calcext:value-type="float">
            <text:p>65.12</text:p>
          </table:table-cell>
          <table:table-cell office:value-type="float" office:value="74.42" calcext:value-type="float">
            <text:p>74.42</text:p>
          </table:table-cell>
          <table:table-cell office:value-type="float" office:value="71.79" calcext:value-type="float">
            <text:p>71.7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29" calcext:value-type="float">
            <text:p>68.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.562" calcext:value-type="float">
            <text:p>6.562</text:p>
          </table:table-cell>
          <table:table-cell office:value-type="string" calcext:value-type="string">
            <text:p>a3db2609ca29c1c1d0912d8cf95954754bcf126c1ec64e8638f27499f6ea03b1</text:p>
          </table:table-cell>
          <table:table-cell office:value-type="float" office:value="99" calcext:value-type="float">
            <text:p>99</text:p>
          </table:table-cell>
          <table:table-cell office:value-type="float" office:value="66.51" calcext:value-type="float">
            <text:p>66.51</text:p>
          </table:table-cell>
          <table:table-cell office:value-type="float" office:value="83.26" calcext:value-type="float">
            <text:p>83.26</text:p>
          </table:table-cell>
          <table:table-cell table:style-name="ce11"/>
          <table:table-cell office:value-type="float" office:value="83.26" calcext:value-type="float">
            <text:p>83.26</text:p>
          </table:table-cell>
          <table:table-cell office:value-type="float" office:value="84.19" calcext:value-type="float">
            <text:p>84.19</text:p>
          </table:table-cell>
          <table:table-cell office:value-type="float" office:value="82.33" calcext:value-type="float">
            <text:p>82.33</text:p>
          </table:table-cell>
          <table:table-cell office:value-type="float" office:value="82.66" calcext:value-type="float">
            <text:p>82.66</text:p>
          </table:table-cell>
          <table:table-cell office:value-type="float" office:value="83.91" calcext:value-type="float">
            <text:p>83.91</text:p>
          </table:table-cell>
          <table:table-cell office:value-type="float" office:value="83.4" calcext:value-type="float">
            <text:p>83.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0120" calcext:value-type="float">
            <text:p>2201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20" calcext:value-type="float">
            <text:p>13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cc42fe722cdc0682e856d98ee04ec8aaa4042ff904d049e3426353e844745a3", "9928b68faf7d92f17a5e73e8085933949ba0d5c6939c53f951e53b7891282040", "51422718f2c46ad8d07c6b7bf6515d25a7228c41141da9a3acca0435106fb75f", "5eceda9b45fc5d4192776c86d1b156368679057ea3943a89322a61c1c3440999", "6704aa6991482c0ea79fec398d05aa7b857911477cf2eb56ac6cd02d0b6620d2")</text:p>
          </table:table-cell>
          <table:table-cell office:value-type="float" office:value="99.71" calcext:value-type="float">
            <text:p>99.71</text:p>
          </table:table-cell>
          <table:table-cell office:value-type="float" office:value="66.05" calcext:value-type="float">
            <text:p>66.05</text:p>
          </table:table-cell>
          <table:table-cell office:value-type="float" office:value="83.02" calcext:value-type="float">
            <text:p>83.02</text:p>
          </table:table-cell>
          <table:table-cell table:style-name="ce31"/>
          <table:table-cell office:value-type="float" office:value="83.02" calcext:value-type="float">
            <text:p>83.02</text:p>
          </table:table-cell>
          <table:table-cell office:value-type="float" office:value="83.26" calcext:value-type="float">
            <text:p>83.26</text:p>
          </table:table-cell>
          <table:table-cell office:value-type="float" office:value="82.79" calcext:value-type="float">
            <text:p>82.79</text:p>
          </table:table-cell>
          <table:table-cell office:value-type="float" office:value="82.9" calcext:value-type="float">
            <text:p>82.9</text:p>
          </table:table-cell>
          <table:table-cell office:value-type="float" office:value="83.2" calcext:value-type="float">
            <text:p>83.2</text:p>
          </table:table-cell>
          <table:table-cell office:value-type="float" office:value="83.06" calcext:value-type="float">
            <text:p>83.06</text:p>
          </table:table-cell>
          <table:table-cell office:value-type="float" office:value="22.12" calcext:value-type="float">
            <text:p>22.12</text:p>
          </table:table-cell>
          <table:table-cell office:value-type="float" office:value="10000" calcext:value-type="float">
            <text:p>10000</text:p>
          </table:table-cell>
          <table:table-cell office:value-type="float" office:value="442760" calcext:value-type="float">
            <text:p>4427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66880" calcext:value-type="float">
            <text:p>566880</text:p>
          </table:table-cell>
          <table:table-cell office:value-type="float" office:value="196.711" calcext:value-type="float">
            <text:p>196.711</text:p>
          </table:table-cell>
          <table:table-cell office:value-type="string" calcext:value-type="string">
            <text:p>("6f38b830a1fcea7514c404a82f4622fa13349415b4bf1e64abefccdd6ee9a94e", "393d3e1f2af224774e8c0d01c985ea963233e304b05fe184d1d1ff51ddb73fe4", "c5ae1bb09079c37f2c5298c632a04cd757f71493a04639ea00dfa6a1420c25f6", "110cef3f34e50ce9c2a39eaf0c0d25694884f165020e7764bccfee56f4d70ede", "fcf7101a0903f9a36079b3f2d116f8da1db4a637f8dc186b1adb9e65665239aa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06" calcext:value-type="float">
            <text:p>97.06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6" calcext:value-type="float">
            <text:p>75.56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7" calcext:value-type="float">
            <text:p>77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609" calcext:value-type="float">
            <text:p>5.609</text:p>
          </table:table-cell>
          <table:table-cell office:value-type="string" calcext:value-type="string">
            <text:p>e7a39cde5c2a9fa21c733e6cc15e2cf6490e954f15000ad10a4b646efba3029b</text:p>
          </table:table-cell>
          <table:table-cell office:value-type="float" office:value="97.06" calcext:value-type="float">
            <text:p>97.06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6" calcext:value-type="float">
            <text:p>75.56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7" calcext:value-type="float">
            <text:p>77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868" calcext:value-type="float">
            <text:p>5.868</text:p>
          </table:table-cell>
          <table:table-cell office:value-type="string" calcext:value-type="string">
            <text:p>e7a39cde5c2a9fa21c733e6cc15e2cf6490e954f15000ad10a4b646efba3029b</text:p>
          </table:table-cell>
          <table:table-cell office:value-type="float" office:value="97.06" calcext:value-type="float">
            <text:p>97.06</text:p>
          </table:table-cell>
          <table:table-cell office:value-type="float" office:value="53.49" calcext:value-type="float">
            <text:p>53.49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9.07" calcext:value-type="float">
            <text:p>79.07</text:p>
          </table:table-cell>
          <table:table-cell office:value-type="float" office:value="74.42" calcext:value-type="float">
            <text:p>74.42</text:p>
          </table:table-cell>
          <table:table-cell office:value-type="float" office:value="75.56" calcext:value-type="float">
            <text:p>75.56</text:p>
          </table:table-cell>
          <table:table-cell office:value-type="float" office:value="78.05" calcext:value-type="float">
            <text:p>78.05</text:p>
          </table:table-cell>
          <table:table-cell office:value-type="float" office:value="77.27" calcext:value-type="float">
            <text:p>77.27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.978" calcext:value-type="float">
            <text:p>5.978</text:p>
          </table:table-cell>
          <table:table-cell office:value-type="string" calcext:value-type="string">
            <text:p>e7a39cde5c2a9fa21c733e6cc15e2cf6490e954f15000ad10a4b646efba3029b</text:p>
          </table:table-cell>
          <table:table-cell office:value-type="float" office:value="95" calcext:value-type="float">
            <text:p>9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693" calcext:value-type="float">
            <text:p>5.693</text:p>
          </table:table-cell>
          <table:table-cell office:value-type="string" calcext:value-type="string">
            <text:p>1e029df221f007c626ecca42391df32eb91f3e9fbd02050c7a9dc3d44fe2abb5</text:p>
          </table:table-cell>
          <table:table-cell office:value-type="float" office:value="95" calcext:value-type="float">
            <text:p>9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073" calcext:value-type="float">
            <text:p>6.073</text:p>
          </table:table-cell>
          <table:table-cell office:value-type="string" calcext:value-type="string">
            <text:p>1e029df221f007c626ecca42391df32eb91f3e9fbd02050c7a9dc3d44fe2abb5</text:p>
          </table:table-cell>
          <table:table-cell office:value-type="float" office:value="95" calcext:value-type="float">
            <text:p>9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2.09" calcext:value-type="float">
            <text:p>72.09</text:p>
          </table:table-cell>
          <table:table-cell office:value-type="float" office:value="79.07" calcext:value-type="float">
            <text:p>79.07</text:p>
          </table:table-cell>
          <table:table-cell office:value-type="float" office:value="77.5" calcext:value-type="float">
            <text:p>77.5</text:p>
          </table:table-cell>
          <table:table-cell office:value-type="float" office:value="73.91" calcext:value-type="float">
            <text:p>73.91</text:p>
          </table:table-cell>
          <table:table-cell office:value-type="float" office:value="74.7" calcext:value-type="float">
            <text:p>74.7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1e029df221f007c626ecca42391df32eb91f3e9fbd02050c7a9dc3d44fe2abb5</text:p>
          </table:table-cell>
          <table:table-cell office:value-type="float" office:value="99.59" calcext:value-type="float">
            <text:p>99.59</text:p>
          </table:table-cell>
          <table:table-cell office:value-type="float" office:value="57.21" calcext:value-type="float">
            <text:p>57.21</text:p>
          </table:table-cell>
          <table:table-cell office:value-type="float" office:value="78.6" calcext:value-type="float">
            <text:p>78.6</text:p>
          </table:table-cell>
          <table:table-cell table:style-name="ce11"/>
          <table:table-cell office:value-type="float" office:value="78.6" calcext:value-type="float">
            <text:p>78.6</text:p>
          </table:table-cell>
          <table:table-cell office:value-type="float" office:value="68.37" calcext:value-type="float">
            <text:p>68.37</text:p>
          </table:table-cell>
          <table:table-cell office:value-type="float" office:value="88.84" calcext:value-type="float">
            <text:p>88.84</text:p>
          </table:table-cell>
          <table:table-cell office:value-type="float" office:value="86.01" calcext:value-type="float">
            <text:p>86.01</text:p>
          </table:table-cell>
          <table:table-cell office:value-type="float" office:value="73.75" calcext:value-type="float">
            <text:p>73.75</text:p>
          </table:table-cell>
          <table:table-cell office:value-type="float" office:value="76.17" calcext:value-type="float">
            <text:p>76.1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6920" calcext:value-type="float">
            <text:p>2169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20" calcext:value-type="float">
            <text:p>57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753d88169663ad9c9996ad09b6d519095e4e0d073f0ec3b315e2872db9a076", "c2a87cc37e9cdc386f8efdfd0abbfdf20f51c3c9e9bd52f685816da268ccbbd5", "826ce1a92c21c79515d4abc82e8685f1710d2036974cd6f074e01a6508e1eecd", "b1bf28dd5fbe9b068e816b057bbe3a439f51537cb461ae45e766976a289f6874", "aea3881ecaec965e6fd522ac5ecd3d28c1d38c288f6b362d103229a8a97092e1")</text:p>
          </table:table-cell>
          <table:table-cell office:value-type="float" office:value="99.94" calcext:value-type="float">
            <text:p>99.94</text:p>
          </table:table-cell>
          <table:table-cell office:value-type="float" office:value="56.28" calcext:value-type="float">
            <text:p>56.28</text:p>
          </table:table-cell>
          <table:table-cell office:value-type="float" office:value="78.14" calcext:value-type="float">
            <text:p>78.14</text:p>
          </table:table-cell>
          <table:table-cell table:style-name="ce31"/>
          <table:table-cell office:value-type="float" office:value="78.14" calcext:value-type="float">
            <text:p>78.14</text:p>
          </table:table-cell>
          <table:table-cell office:value-type="float" office:value="68.84" calcext:value-type="float">
            <text:p>68.84</text:p>
          </table:table-cell>
          <table:table-cell office:value-type="float" office:value="87.44" calcext:value-type="float">
            <text:p>87.44</text:p>
          </table:table-cell>
          <table:table-cell office:value-type="float" office:value="84.58" calcext:value-type="float">
            <text:p>84.58</text:p>
          </table:table-cell>
          <table:table-cell office:value-type="float" office:value="73.73" calcext:value-type="float">
            <text:p>73.73</text:p>
          </table:table-cell>
          <table:table-cell office:value-type="float" office:value="75.9" calcext:value-type="float">
            <text:p>75.9</text:p>
          </table:table-cell>
          <table:table-cell office:value-type="float" office:value="19.82" calcext:value-type="float">
            <text:p>19.82</text:p>
          </table:table-cell>
          <table:table-cell office:value-type="float" office:value="10000" calcext:value-type="float">
            <text:p>10000</text:p>
          </table:table-cell>
          <table:table-cell office:value-type="float" office:value="434480" calcext:value-type="float">
            <text:p>4344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6320" calcext:value-type="float">
            <text:p>106320</text:p>
          </table:table-cell>
          <table:table-cell office:value-type="float" office:value="181.592" calcext:value-type="float">
            <text:p>181.592</text:p>
          </table:table-cell>
          <table:table-cell office:value-type="string" calcext:value-type="string">
            <text:p>("dd01c04a35a27c1bab7ed329005703e3b33ccfd07dcfb4d876130f2e2113fe39", "9c442b3ec24dd0029b295f534898905b437fc90aeb72ac0d80b158d581a81580", "0ac0f1f36d705306ac30df19d32a4c39718f20eefee599cb6b52428e5d523dec", "598914058d910c611d4a96152c69ad939e7a06eadaab7b6d6da68a64e14174e8", "95dca5dc13f4dac987deb802ad72b802e57e19ffb84e420746b5dfc2bfbe8458")</text:p>
          </table:table-cell>
          <table:table-cell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24" calcext:value-type="float">
            <text:p>98.24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9.77" calcext:value-type="float">
            <text:p>69.77</text:p>
          </table:table-cell>
          <table:table-cell office:value-type="float" office:value="72.09" calcext:value-type="float">
            <text:p>72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5" calcext:value-type="float">
            <text:p>70.45</text:p>
          </table:table-cell>
          <table:table-cell office:value-type="float" office:value="70.59" calcext:value-type="float">
            <text:p>7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207" calcext:value-type="float">
            <text:p>5.207</text:p>
          </table:table-cell>
          <table:table-cell office:value-type="string" calcext:value-type="string">
            <text:p>0b5e3d3ca2b499ffe7c5dfb66f629427d5e11436f603edda5b4c8c4877a756a0</text:p>
          </table:table-cell>
          <table:table-cell office:value-type="float" office:value="98.24" calcext:value-type="float">
            <text:p>98.24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9.77" calcext:value-type="float">
            <text:p>69.77</text:p>
          </table:table-cell>
          <table:table-cell office:value-type="float" office:value="72.09" calcext:value-type="float">
            <text:p>72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5" calcext:value-type="float">
            <text:p>70.45</text:p>
          </table:table-cell>
          <table:table-cell office:value-type="float" office:value="70.59" calcext:value-type="float">
            <text:p>7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478" calcext:value-type="float">
            <text:p>5.478</text:p>
          </table:table-cell>
          <table:table-cell office:value-type="string" calcext:value-type="string">
            <text:p>0b5e3d3ca2b499ffe7c5dfb66f629427d5e11436f603edda5b4c8c4877a756a0</text:p>
          </table:table-cell>
          <table:table-cell office:value-type="float" office:value="98.24" calcext:value-type="float">
            <text:p>98.24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69.77" calcext:value-type="float">
            <text:p>69.77</text:p>
          </table:table-cell>
          <table:table-cell office:value-type="float" office:value="72.09" calcext:value-type="float">
            <text:p>72.09</text:p>
          </table:table-cell>
          <table:table-cell office:value-type="float" office:value="71.43" calcext:value-type="float">
            <text:p>71.43</text:p>
          </table:table-cell>
          <table:table-cell office:value-type="float" office:value="70.45" calcext:value-type="float">
            <text:p>70.45</text:p>
          </table:table-cell>
          <table:table-cell office:value-type="float" office:value="70.59" calcext:value-type="float">
            <text:p>70.59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275" calcext:value-type="float">
            <text:p>5.275</text:p>
          </table:table-cell>
          <table:table-cell office:value-type="string" calcext:value-type="string">
            <text:p>0b5e3d3ca2b499ffe7c5dfb66f629427d5e11436f603edda5b4c8c4877a756a0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371" calcext:value-type="float">
            <text:p>5.371</text:p>
          </table:table-cell>
          <table:table-cell office:value-type="string" calcext:value-type="string">
            <text:p>0fcd64ba41359b6fee8a31cba998ba9c92a66c45689adb16cf7578b19b040f56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366" calcext:value-type="float">
            <text:p>5.366</text:p>
          </table:table-cell>
          <table:table-cell office:value-type="string" calcext:value-type="string">
            <text:p>0fcd64ba41359b6fee8a31cba998ba9c92a66c45689adb16cf7578b19b040f56</text:p>
          </table:table-cell>
          <table:table-cell office:value-type="float" office:value="96.18" calcext:value-type="float">
            <text:p>96.18</text:p>
          </table:table-cell>
          <table:table-cell office:value-type="float" office:value="37.21" calcext:value-type="float">
            <text:p>37.21</text:p>
          </table:table-cell>
          <table:table-cell table:number-columns-repeated="2" office:value-type="float" office:value="68.6" calcext:value-type="float">
            <text:p>68.6</text:p>
          </table:table-cell>
          <table:table-cell office:value-type="float" office:value="65.12" calcext:value-type="float">
            <text:p>65.12</text:p>
          </table:table-cell>
          <table:table-cell office:value-type="float" office:value="72.09" calcext:value-type="float">
            <text:p>72.09</text:p>
          </table:table-cell>
          <table:table-cell office:value-type="float" office:value="70" calcext:value-type="float">
            <text:p>70</text:p>
          </table:table-cell>
          <table:table-cell office:value-type="float" office:value="67.39" calcext:value-type="float">
            <text:p>67.39</text:p>
          </table:table-cell>
          <table:table-cell office:value-type="float" office:value="67.47" calcext:value-type="float">
            <text:p>67.4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122" calcext:value-type="float">
            <text:p>5.122</text:p>
          </table:table-cell>
          <table:table-cell office:value-type="string" calcext:value-type="string">
            <text:p>0fcd64ba41359b6fee8a31cba998ba9c92a66c45689adb16cf7578b19b040f56</text:p>
          </table:table-cell>
          <table:table-cell office:value-type="float" office:value="99.24" calcext:value-type="float">
            <text:p>99.24</text:p>
          </table:table-cell>
          <table:table-cell office:value-type="float" office:value="60.47" calcext:value-type="float">
            <text:p>60.47</text:p>
          </table:table-cell>
          <table:table-cell office:value-type="float" office:value="80.23" calcext:value-type="float">
            <text:p>80.23</text:p>
          </table:table-cell>
          <table:table-cell table:style-name="ce11"/>
          <table:table-cell office:value-type="float" office:value="80.23" calcext:value-type="float">
            <text:p>80.23</text:p>
          </table:table-cell>
          <table:table-cell office:value-type="float" office:value="75.35" calcext:value-type="float">
            <text:p>75.35</text:p>
          </table:table-cell>
          <table:table-cell office:value-type="float" office:value="85.12" calcext:value-type="float">
            <text:p>85.12</text:p>
          </table:table-cell>
          <table:table-cell office:value-type="float" office:value="83.61" calcext:value-type="float">
            <text:p>83.61</text:p>
          </table:table-cell>
          <table:table-cell office:value-type="float" office:value="77.6" calcext:value-type="float">
            <text:p>77.6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21760" calcext:value-type="float">
            <text:p>221760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80" calcext:value-type="float">
            <text:p>2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0a36726c1f3913273111bab2899288e6b535945d1c212f108ba99a44642a96d", "e767b964cf578f38a3013c62017af124628e34da53cac96387fa570147629e65", "d462bd14fd12b3dc41f398d8424be1fc2ee3796feeeb16d9d1e3795e8d59d73e", "4dc844f55f7a8d64f4abf32a83a8eb615b790f26d2cebcc137c1434f04db4194", "eed03d62d03c7cc9456effe997b55042b377c0c1e9c842fa5c43ed218fd7694d")</text:p>
          </table:table-cell>
          <table:table-cell office:value-type="float" office:value="99.94" calcext:value-type="float">
            <text:p>99.94</text:p>
          </table:table-cell>
          <table:table-cell office:value-type="float" office:value="60.47" calcext:value-type="float">
            <text:p>60.47</text:p>
          </table:table-cell>
          <table:table-cell office:value-type="float" office:value="80.23" calcext:value-type="float">
            <text:p>80.23</text:p>
          </table:table-cell>
          <table:table-cell table:style-name="ce31"/>
          <table:table-cell office:value-type="float" office:value="80.23" calcext:value-type="float">
            <text:p>80.23</text:p>
          </table:table-cell>
          <table:table-cell office:value-type="float" office:value="74.42" calcext:value-type="float">
            <text:p>74.42</text:p>
          </table:table-cell>
          <table:table-cell office:value-type="float" office:value="86.05" calcext:value-type="float">
            <text:p>86.05</text:p>
          </table:table-cell>
          <table:table-cell office:value-type="float" office:value="84.25" calcext:value-type="float">
            <text:p>84.25</text:p>
          </table:table-cell>
          <table:table-cell office:value-type="float" office:value="77.12" calcext:value-type="float">
            <text:p>77.12</text:p>
          </table:table-cell>
          <table:table-cell office:value-type="float" office:value="79" calcext:value-type="float">
            <text:p>79</text:p>
          </table:table-cell>
          <table:table-cell office:value-type="float" office:value="20.53" calcext:value-type="float">
            <text:p>2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439640" calcext:value-type="float">
            <text:p>439640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880" calcext:value-type="float">
            <text:p>51880</text:p>
          </table:table-cell>
          <table:table-cell office:value-type="float" office:value="176.314" calcext:value-type="float">
            <text:p>176.314</text:p>
          </table:table-cell>
          <table:table-cell office:value-type="string" calcext:value-type="string">
            <text:p>("993934ed6d643577179529f674f6ae7401a2f1060b9f770084244017a3bc193a", "61f236a2ae04f590ef18d38523de2a170b5306c1780357e9adab8cdafd1a31db", "46e972024550b4276f4e9c0042b8c94f0d41c35e12edac0be0af770b6a7386a8", "c94132143507e368e2e482b11e7f28ac9526b12d0c8e934aebaa1677914667f5", "bc74303967e55284970b9de53b40a8f4c83695e3fde40c0caa545681064ff59c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53" calcext:value-type="float">
            <text:p>98.53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2.09" calcext:value-type="float">
            <text:p>72.09</text:p>
          </table:table-cell>
          <table:table-cell office:value-type="float" office:value="69.77" calcext:value-type="float">
            <text:p>69.77</text:p>
          </table:table-cell>
          <table:table-cell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6" calcext:value-type="float">
            <text:p>71.2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2f0aa759e47a241a4f9cb0b153ae1dc5a1ee197988cb2eb441eaeb2bc5d9a1e</text:p>
          </table:table-cell>
          <table:table-cell office:value-type="float" office:value="98.53" calcext:value-type="float">
            <text:p>98.53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2.09" calcext:value-type="float">
            <text:p>72.09</text:p>
          </table:table-cell>
          <table:table-cell office:value-type="float" office:value="69.77" calcext:value-type="float">
            <text:p>69.77</text:p>
          </table:table-cell>
          <table:table-cell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6" calcext:value-type="float">
            <text:p>71.2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745" calcext:value-type="float">
            <text:p>5.745</text:p>
          </table:table-cell>
          <table:table-cell office:value-type="string" calcext:value-type="string">
            <text:p>42f0aa759e47a241a4f9cb0b153ae1dc5a1ee197988cb2eb441eaeb2bc5d9a1e</text:p>
          </table:table-cell>
          <table:table-cell office:value-type="float" office:value="98.53" calcext:value-type="float">
            <text:p>98.53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2.09" calcext:value-type="float">
            <text:p>72.09</text:p>
          </table:table-cell>
          <table:table-cell office:value-type="float" office:value="69.77" calcext:value-type="float">
            <text:p>69.77</text:p>
          </table:table-cell>
          <table:table-cell office:value-type="float" office:value="70.45" calcext:value-type="float">
            <text:p>70.45</text:p>
          </table:table-cell>
          <table:table-cell office:value-type="float" office:value="71.43" calcext:value-type="float">
            <text:p>71.43</text:p>
          </table:table-cell>
          <table:table-cell office:value-type="float" office:value="71.26" calcext:value-type="float">
            <text:p>71.26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.486" calcext:value-type="float">
            <text:p>5.486</text:p>
          </table:table-cell>
          <table:table-cell office:value-type="string" calcext:value-type="string">
            <text:p>42f0aa759e47a241a4f9cb0b153ae1dc5a1ee197988cb2eb441eaeb2bc5d9a1e</text:p>
          </table:table-cell>
          <table:table-cell office:value-type="float" office:value="97.06" calcext:value-type="float">
            <text:p>97.06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6.74" calcext:value-type="float">
            <text:p>76.74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5" calcext:value-type="float">
            <text:p>68.7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53" calcext:value-type="float">
            <text:p>72.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731" calcext:value-type="float">
            <text:p>5.731</text:p>
          </table:table-cell>
          <table:table-cell office:value-type="string" calcext:value-type="string">
            <text:p>8878c7344dedba7064cfffa6120be564f51ed0f546b661984c1ef6864b646596</text:p>
          </table:table-cell>
          <table:table-cell office:value-type="float" office:value="97.06" calcext:value-type="float">
            <text:p>97.06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6.74" calcext:value-type="float">
            <text:p>76.74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5" calcext:value-type="float">
            <text:p>68.7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53" calcext:value-type="float">
            <text:p>72.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8878c7344dedba7064cfffa6120be564f51ed0f546b661984c1ef6864b646596</text:p>
          </table:table-cell>
          <table:table-cell office:value-type="float" office:value="97.06" calcext:value-type="float">
            <text:p>97.06</text:p>
          </table:table-cell>
          <table:table-cell office:value-type="float" office:value="41.86" calcext:value-type="float">
            <text:p>41.86</text:p>
          </table:table-cell>
          <table:table-cell table:number-columns-repeated="2" office:value-type="float" office:value="70.93" calcext:value-type="float">
            <text:p>70.93</text:p>
          </table:table-cell>
          <table:table-cell office:value-type="float" office:value="76.74" calcext:value-type="float">
            <text:p>76.74</text:p>
          </table:table-cell>
          <table:table-cell office:value-type="float" office:value="65.12" calcext:value-type="float">
            <text:p>65.12</text:p>
          </table:table-cell>
          <table:table-cell office:value-type="float" office:value="68.75" calcext:value-type="float">
            <text:p>68.7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53" calcext:value-type="float">
            <text:p>72.5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.874" calcext:value-type="float">
            <text:p>5.874</text:p>
          </table:table-cell>
          <table:table-cell office:value-type="string" calcext:value-type="string">
            <text:p>8878c7344dedba7064cfffa6120be564f51ed0f546b661984c1ef6864b646596</text:p>
          </table:table-cell>
          <table:table-cell office:value-type="float" office:value="99.29" calcext:value-type="float">
            <text:p>99.29</text:p>
          </table:table-cell>
          <table:table-cell office:value-type="float" office:value="64.65" calcext:value-type="float">
            <text:p>64.65</text:p>
          </table:table-cell>
          <table:table-cell office:value-type="float" office:value="82.33" calcext:value-type="float">
            <text:p>82.33</text:p>
          </table:table-cell>
          <table:table-cell table:style-name="ce11"/>
          <table:table-cell office:value-type="float" office:value="82.33" calcext:value-type="float">
            <text:p>82.33</text:p>
          </table:table-cell>
          <table:table-cell office:value-type="float" office:value="80.93" calcext:value-type="float">
            <text:p>80.93</text:p>
          </table:table-cell>
          <table:table-cell office:value-type="float" office:value="83.72" calcext:value-type="float">
            <text:p>83.72</text:p>
          </table:table-cell>
          <table:table-cell office:value-type="float" office:value="83.28" calcext:value-type="float">
            <text:p>83.28</text:p>
          </table:table-cell>
          <table:table-cell office:value-type="float" office:value="81.48" calcext:value-type="float">
            <text:p>81.48</text:p>
          </table:table-cell>
          <table:table-cell office:value-type="float" office:value="82.07" calcext:value-type="float">
            <text:p>82.0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4880" calcext:value-type="float">
            <text:p>2148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20" calcext:value-type="float">
            <text:p>20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e67c4d86998523e6b8f3249cb252a36af5c4598f47d15a476bf04f3db7f766f", "8af71a2f85eea76ae25395bd93e7b37dc9954c1d77d3d56d6548606ddb2dffe8", "8dfa1edd2877d8f4756cfbb632ac84b8a9808b8a8909257b33263f79587a15e8", "88a9a9703fb8a0b65a29fda5a4029aa5328d65a55a0c992c4a46a79a31737200", "0d916bce5107dcdd4919efc48089a29f7dc9c363892ccff141d3abeeca4a9525")</text:p>
          </table:table-cell>
          <table:table-cell office:value-type="float" office:value="99.88" calcext:value-type="float">
            <text:p>99.88</text:p>
          </table:table-cell>
          <table:table-cell office:value-type="float" office:value="65.58" calcext:value-type="float">
            <text:p>65.58</text:p>
          </table:table-cell>
          <table:table-cell office:value-type="float" office:value="82.79" calcext:value-type="float">
            <text:p>82.79</text:p>
          </table:table-cell>
          <table:table-cell table:style-name="ce31"/>
          <table:table-cell office:value-type="float" office:value="82.79" calcext:value-type="float">
            <text:p>82.79</text:p>
          </table:table-cell>
          <table:table-cell office:value-type="float" office:value="81.86" calcext:value-type="float">
            <text:p>81.86</text:p>
          </table:table-cell>
          <table:table-cell office:value-type="float" office:value="83.72" calcext:value-type="float">
            <text:p>83.72</text:p>
          </table:table-cell>
          <table:table-cell office:value-type="float" office:value="83.42" calcext:value-type="float">
            <text:p>83.42</text:p>
          </table:table-cell>
          <table:table-cell office:value-type="float" office:value="82.19" calcext:value-type="float">
            <text:p>82.19</text:p>
          </table:table-cell>
          <table:table-cell office:value-type="float" office:value="82.63" calcext:value-type="float">
            <text:p>82.63</text:p>
          </table:table-cell>
          <table:table-cell office:value-type="float" office:value="18.88" calcext:value-type="float">
            <text:p>18.88</text:p>
          </table:table-cell>
          <table:table-cell office:value-type="float" office:value="10000" calcext:value-type="float">
            <text:p>10000</text:p>
          </table:table-cell>
          <table:table-cell office:value-type="float" office:value="434880" calcext:value-type="float">
            <text:p>43488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7320" calcext:value-type="float">
            <text:p>17320</text:p>
          </table:table-cell>
          <table:table-cell office:value-type="float" office:value="175.559" calcext:value-type="float">
            <text:p>175.559</text:p>
          </table:table-cell>
          <table:table-cell office:value-type="string" calcext:value-type="string">
            <text:p>("af38ee542ad138b06a7a9435ee8f3915efa2c580df19bbd7906112154935d174", "e4e271138c4b80c4179e62d2f91abb899b63a311e9a2a588a07803b96b6c15e4", "ddc54df93e03bf0952baf66a3590a0273df8bab8693054d00a1181b09bbf1d09", "c6dffcc79af7270497a1254f6e664ddd307d5fb27aad7efb2e59bfbc9694bc3f", "a0861190a55be34f16104b136a843523517ac35cbef754fb83be65aff0232f07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5.86" calcext:value-type="float">
            <text:p>75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593" calcext:value-type="float">
            <text:p>7.593</text:p>
          </table:table-cell>
          <table:table-cell office:value-type="string" calcext:value-type="string">
            <text:p>12e5f706e1ca15d80aeeea16fa13b6b02a39d60aa57fef1eb72b6b2ab18a7ce6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5.86" calcext:value-type="float">
            <text:p>75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679" calcext:value-type="float">
            <text:p>7.679</text:p>
          </table:table-cell>
          <table:table-cell office:value-type="string" calcext:value-type="string">
            <text:p>12e5f706e1ca15d80aeeea16fa13b6b02a39d60aa57fef1eb72b6b2ab18a7ce6</text:p>
          </table:table-cell>
          <table:table-cell office:value-type="float" office:value="98.53" calcext:value-type="float">
            <text:p>98.53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76.74" calcext:value-type="float">
            <text:p>76.74</text:p>
          </table:table-cell>
          <table:table-cell office:value-type="float" office:value="74.42" calcext:value-type="float">
            <text:p>74.42</text:p>
          </table:table-cell>
          <table:table-cell office:value-type="float" office:value="75" calcext:value-type="float">
            <text:p>75</text:p>
          </table:table-cell>
          <table:table-cell office:value-type="float" office:value="76.19" calcext:value-type="float">
            <text:p>76.19</text:p>
          </table:table-cell>
          <table:table-cell office:value-type="float" office:value="75.86" calcext:value-type="float">
            <text:p>75.86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.649" calcext:value-type="float">
            <text:p>7.649</text:p>
          </table:table-cell>
          <table:table-cell office:value-type="string" calcext:value-type="string">
            <text:p>12e5f706e1ca15d80aeeea16fa13b6b02a39d60aa57fef1eb72b6b2ab18a7ce6</text:p>
          </table:table-cell>
          <table:table-cell office:value-type="float" office:value="95" calcext:value-type="float">
            <text:p>95</text:p>
          </table:table-cell>
          <table:table-cell office:value-type="float" office:value="58.14" calcext:value-type="float">
            <text:p>58.14</text:p>
          </table:table-cell>
          <table:table-cell table:number-columns-repeated="7" office:value-type="float" office:value="79.07" calcext:value-type="float">
            <text:p>79.0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475" calcext:value-type="float">
            <text:p>5.475</text:p>
          </table:table-cell>
          <table:table-cell office:value-type="string" calcext:value-type="string">
            <text:p>50601b2ac5a9bcdd3f9274a67bca89e79f37ce1a3e3dbd37d475288ac6291437</text:p>
          </table:table-cell>
          <table:table-cell office:value-type="float" office:value="95" calcext:value-type="float">
            <text:p>95</text:p>
          </table:table-cell>
          <table:table-cell office:value-type="float" office:value="58.14" calcext:value-type="float">
            <text:p>58.14</text:p>
          </table:table-cell>
          <table:table-cell table:number-columns-repeated="7" office:value-type="float" office:value="79.07" calcext:value-type="float">
            <text:p>79.0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526" calcext:value-type="float">
            <text:p>5.526</text:p>
          </table:table-cell>
          <table:table-cell office:value-type="string" calcext:value-type="string">
            <text:p>50601b2ac5a9bcdd3f9274a67bca89e79f37ce1a3e3dbd37d475288ac6291437</text:p>
          </table:table-cell>
          <table:table-cell office:value-type="float" office:value="95" calcext:value-type="float">
            <text:p>95</text:p>
          </table:table-cell>
          <table:table-cell office:value-type="float" office:value="58.14" calcext:value-type="float">
            <text:p>58.14</text:p>
          </table:table-cell>
          <table:table-cell table:number-columns-repeated="7" office:value-type="float" office:value="79.07" calcext:value-type="float">
            <text:p>79.07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.491" calcext:value-type="float">
            <text:p>5.491</text:p>
          </table:table-cell>
          <table:table-cell office:value-type="string" calcext:value-type="string">
            <text:p>50601b2ac5a9bcdd3f9274a67bca89e79f37ce1a3e3dbd37d475288ac6291437</text:p>
          </table:table-cell>
          <table:table-cell office:value-type="float" office:value="99.65" calcext:value-type="float">
            <text:p>99.65</text:p>
          </table:table-cell>
          <table:table-cell office:value-type="float" office:value="77.21" calcext:value-type="float">
            <text:p>77.21</text:p>
          </table:table-cell>
          <table:table-cell office:value-type="float" office:value="88.6" calcext:value-type="float">
            <text:p>88.6</text:p>
          </table:table-cell>
          <table:table-cell table:style-name="ce11"/>
          <table:table-cell office:value-type="float" office:value="88.6" calcext:value-type="float">
            <text:p>88.6</text:p>
          </table:table-cell>
          <table:table-cell office:value-type="float" office:value="85.58" calcext:value-type="float">
            <text:p>85.58</text:p>
          </table:table-cell>
          <table:table-cell office:value-type="float" office:value="91.63" calcext:value-type="float">
            <text:p>91.63</text:p>
          </table:table-cell>
          <table:table-cell office:value-type="float" office:value="91.15" calcext:value-type="float">
            <text:p>91.15</text:p>
          </table:table-cell>
          <table:table-cell office:value-type="float" office:value="86.47" calcext:value-type="float">
            <text:p>86.47</text:p>
          </table:table-cell>
          <table:table-cell office:value-type="float" office:value="88.24" calcext:value-type="float">
            <text:p>88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31720" calcext:value-type="float">
            <text:p>2317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20" calcext:value-type="float">
            <text:p>57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48fff9f44a54c6f931040f716b52dc7eafa030404b3c0e3569b27b9f0a8e583", "92e2f6b295405d63e1014e80b55c0a70714d2cb15074abad4c2a98b9ef7777e7", "a01c5bbeb2187355c96157db8621c610a5236a2a8bd8b279dcf06f4a25b1c0c5", "4b8f7f6fd6a20a09f28f280d9824aa5c1214b2f8e3cf01e56f18b90897b8aa89", "de762bb8d35675c1e5306c3a028e69d3213b2ae4e9be0ec1c8b2c29231f98d32")</text:p>
          </table:table-cell>
          <table:table-cell office:value-type="float" office:value="99.88" calcext:value-type="float">
            <text:p>99.88</text:p>
          </table:table-cell>
          <table:table-cell office:value-type="float" office:value="77.21" calcext:value-type="float">
            <text:p>77.21</text:p>
          </table:table-cell>
          <table:table-cell office:value-type="float" office:value="88.6" calcext:value-type="float">
            <text:p>88.6</text:p>
          </table:table-cell>
          <table:table-cell table:style-name="ce31"/>
          <table:table-cell office:value-type="float" office:value="88.6" calcext:value-type="float">
            <text:p>88.6</text:p>
          </table:table-cell>
          <table:table-cell office:value-type="float" office:value="85.58" calcext:value-type="float">
            <text:p>85.58</text:p>
          </table:table-cell>
          <table:table-cell office:value-type="float" office:value="91.63" calcext:value-type="float">
            <text:p>91.63</text:p>
          </table:table-cell>
          <table:table-cell office:value-type="float" office:value="91.16" calcext:value-type="float">
            <text:p>91.16</text:p>
          </table:table-cell>
          <table:table-cell office:value-type="float" office:value="86.51" calcext:value-type="float">
            <text:p>86.51</text:p>
          </table:table-cell>
          <table:table-cell office:value-type="float" office:value="88.23" calcext:value-type="float">
            <text:p>88.23</text:p>
          </table:table-cell>
          <table:table-cell office:value-type="float" office:value="22.82" calcext:value-type="float">
            <text:p>22.82</text:p>
          </table:table-cell>
          <table:table-cell office:value-type="float" office:value="10000" calcext:value-type="float">
            <text:p>10000</text:p>
          </table:table-cell>
          <table:table-cell office:value-type="float" office:value="464800" calcext:value-type="float">
            <text:p>4648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00" calcext:value-type="float">
            <text:p>111400</text:p>
          </table:table-cell>
          <table:table-cell office:value-type="float" office:value="189.389" calcext:value-type="float">
            <text:p>189.389</text:p>
          </table:table-cell>
          <table:table-cell office:value-type="string" calcext:value-type="string">
            <text:p>("e0c38ace7a177d81855a06751f1aebb303a26fa9655c5359e66a4b2943573801", "11b55baf8ff5cd572deb365530dd822f6975f164c489663fcbb9a3e1e84162a4", "5ce218c3abcbdd3950d611b764ce14a13b93651e8348077cade816112f6d1de2", "b5a8c8e387440284667444971902294c32395a9ca491d354e159e9abb7335ea1", "c2cd8684f1678811f8dbd67d47dfa6cb2b391c1df9cc287c07a49b3d70fb3491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35" calcext:value-type="float">
            <text:p>97.35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bae9b0ec619b1530245130e58e7a84e799b99f9f149dbd77fef35ddefbf7c61b</text:p>
          </table:table-cell>
          <table:table-cell office:value-type="float" office:value="97.35" calcext:value-type="float">
            <text:p>97.35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935" calcext:value-type="float">
            <text:p>5.935</text:p>
          </table:table-cell>
          <table:table-cell office:value-type="string" calcext:value-type="string">
            <text:p>bae9b0ec619b1530245130e58e7a84e799b99f9f149dbd77fef35ddefbf7c61b</text:p>
          </table:table-cell>
          <table:table-cell office:value-type="float" office:value="97.35" calcext:value-type="float">
            <text:p>97.35</text:p>
          </table:table-cell>
          <table:table-cell office:value-type="float" office:value="48.84" calcext:value-type="float">
            <text:p>48.84</text:p>
          </table:table-cell>
          <table:table-cell table:number-columns-repeated="2" office:value-type="float" office:value="74.42" calcext:value-type="float">
            <text:p>74.42</text:p>
          </table:table-cell>
          <table:table-cell office:value-type="float" office:value="67.44" calcext:value-type="float">
            <text:p>67.44</text:p>
          </table:table-cell>
          <table:table-cell office:value-type="float" office:value="81.4" calcext:value-type="float">
            <text:p>81.4</text:p>
          </table:table-cell>
          <table:table-cell office:value-type="float" office:value="78.38" calcext:value-type="float">
            <text:p>78.38</text:p>
          </table:table-cell>
          <table:table-cell office:value-type="float" office:value="71.43" calcext:value-type="float">
            <text:p>71.43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876" calcext:value-type="float">
            <text:p>5.876</text:p>
          </table:table-cell>
          <table:table-cell office:value-type="string" calcext:value-type="string">
            <text:p>bae9b0ec619b1530245130e58e7a84e799b99f9f149dbd77fef35ddefbf7c61b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823" calcext:value-type="float">
            <text:p>5.823</text:p>
          </table:table-cell>
          <table:table-cell office:value-type="string" calcext:value-type="string">
            <text:p>1da65cf33cf18418b65086003047712043db41c3fb44ddc63da8d879eeb65bc8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87" calcext:value-type="float">
            <text:p>5.87</text:p>
          </table:table-cell>
          <table:table-cell office:value-type="string" calcext:value-type="string">
            <text:p>1da65cf33cf18418b65086003047712043db41c3fb44ddc63da8d879eeb65bc8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2.09" calcext:value-type="float">
            <text:p>72.09</text:p>
          </table:table-cell>
          <table:table-cell office:value-type="float" office:value="74.42" calcext:value-type="float">
            <text:p>74.42</text:p>
          </table:table-cell>
          <table:table-cell office:value-type="float" office:value="73.81" calcext:value-type="float">
            <text:p>73.81</text:p>
          </table:table-cell>
          <table:table-cell office:value-type="float" office:value="72.73" calcext:value-type="float">
            <text:p>72.73</text:p>
          </table:table-cell>
          <table:table-cell office:value-type="float" office:value="72.94" calcext:value-type="float">
            <text:p>72.9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777" calcext:value-type="float">
            <text:p>5.777</text:p>
          </table:table-cell>
          <table:table-cell office:value-type="string" calcext:value-type="string">
            <text:p>1da65cf33cf18418b65086003047712043db41c3fb44ddc63da8d879eeb65bc8</text:p>
          </table:table-cell>
          <table:table-cell office:value-type="float" office:value="98.76" calcext:value-type="float">
            <text:p>98.7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office:value-type="float" office:value="80" calcext:value-type="float">
            <text:p>80</text:p>
          </table:table-cell>
          <table:table-cell office:value-type="float" office:value="72.56" calcext:value-type="float">
            <text:p>72.56</text:p>
          </table:table-cell>
          <table:table-cell office:value-type="float" office:value="87.44" calcext:value-type="float">
            <text:p>87.44</text:p>
          </table:table-cell>
          <table:table-cell office:value-type="float" office:value="85.27" calcext:value-type="float">
            <text:p>85.27</text:p>
          </table:table-cell>
          <table:table-cell office:value-type="float" office:value="76.12" calcext:value-type="float">
            <text:p>76.12</text:p>
          </table:table-cell>
          <table:table-cell office:value-type="float" office:value="78.39" calcext:value-type="float">
            <text:p>78.3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8360" calcext:value-type="float">
            <text:p>2183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6080" calcext:value-type="float">
            <text:p>266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57780f9e2ec6cb08901d4efcb2f2e53575880a681a02543d91ca7d08482d4b8", "0778318b974fb1310c875bb6ca97c1cfa81a139216e1e494d365257acfb4c73d", "033e8a01e6d5c91eec08b3f60b94e5541071e5772d07606609277b9bc64aebba", "dabf14a2d319b91ddfdbff9c0c3de768d0d4beb62b1ecca9e3d7e583aeeb900b", "bd52e76e519c97fb920208ceb9e1ba4b69ba99d6f39b2ffc80ea64180ef53568")</text:p>
          </table:table-cell>
          <table:table-cell office:value-type="float" office:value="99.71" calcext:value-type="float">
            <text:p>99.71</text:p>
          </table:table-cell>
          <table:table-cell office:value-type="float" office:value="59.07" calcext:value-type="float">
            <text:p>59.07</text:p>
          </table:table-cell>
          <table:table-cell office:value-type="float" office:value="79.53" calcext:value-type="float">
            <text:p>79.53</text:p>
          </table:table-cell>
          <table:table-cell table:style-name="ce31"/>
          <table:table-cell office:value-type="float" office:value="79.53" calcext:value-type="float">
            <text:p>79.53</text:p>
          </table:table-cell>
          <table:table-cell office:value-type="float" office:value="71.16" calcext:value-type="float">
            <text:p>71.16</text:p>
          </table:table-cell>
          <table:table-cell office:value-type="float" office:value="87.91" calcext:value-type="float">
            <text:p>87.91</text:p>
          </table:table-cell>
          <table:table-cell office:value-type="float" office:value="85.53" calcext:value-type="float">
            <text:p>85.53</text:p>
          </table:table-cell>
          <table:table-cell office:value-type="float" office:value="75.31" calcext:value-type="float">
            <text:p>75.31</text:p>
          </table:table-cell>
          <table:table-cell office:value-type="float" office:value="77.67" calcext:value-type="float">
            <text:p>77.67</text:p>
          </table:table-cell>
          <table:table-cell office:value-type="float" office:value="20.12" calcext:value-type="float">
            <text:p>20.12</text:p>
          </table:table-cell>
          <table:table-cell office:value-type="float" office:value="10000" calcext:value-type="float">
            <text:p>10000</text:p>
          </table:table-cell>
          <table:table-cell office:value-type="float" office:value="437080" calcext:value-type="float">
            <text:p>4370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78520" calcext:value-type="float">
            <text:p>278520</text:p>
          </table:table-cell>
          <table:table-cell office:value-type="float" office:value="184.045" calcext:value-type="float">
            <text:p>184.045</text:p>
          </table:table-cell>
          <table:table-cell office:value-type="string" calcext:value-type="string">
            <text:p>("9dba1730f8b7e4636fb4111323df43d78b91e8435c6980ea37afc7e078c50c27", "b128a0fbc30ec0ff7413f9bfc88b8874c9e545740627e45277d6d96466cf13ac", "bca1deb65e75b65dfa61cc7fb4ddb85957cb511b5443493289241d8ea08aa4a2", "2633a48f231951f818a3e172f592709fb5fe7dfdd38151495a412b2acf3b9a49", "f8816b4be24b278fb92ef53f3a5fbbf78d60c3e3389c80b14875505f82bb46fb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.042" calcext:value-type="float">
            <text:p>5.042</text:p>
          </table:table-cell>
          <table:table-cell office:value-type="string" calcext:value-type="string">
            <text:p>a0ae4da7ad5d56ba86635b417ee4ac68ce5585d2b8732acbf2b1669d52667773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935" calcext:value-type="float">
            <text:p>4.935</text:p>
          </table:table-cell>
          <table:table-cell office:value-type="string" calcext:value-type="string">
            <text:p>a0ae4da7ad5d56ba86635b417ee4ac68ce5585d2b8732acbf2b1669d52667773</text:p>
          </table:table-cell>
          <table:table-cell office:value-type="float" office:value="97.65" calcext:value-type="float">
            <text:p>97.65</text:p>
          </table:table-cell>
          <table:table-cell office:value-type="float" office:value="51.16" calcext:value-type="float">
            <text:p>51.16</text:p>
          </table:table-cell>
          <table:table-cell table:number-columns-repeated="2" office:value-type="float" office:value="75.58" calcext:value-type="float">
            <text:p>75.58</text:p>
          </table:table-cell>
          <table:table-cell office:value-type="float" office:value="67.44" calcext:value-type="float">
            <text:p>67.44</text:p>
          </table:table-cell>
          <table:table-cell office:value-type="float" office:value="83.72" calcext:value-type="float">
            <text:p>83.72</text:p>
          </table:table-cell>
          <table:table-cell office:value-type="float" office:value="80.56" calcext:value-type="float">
            <text:p>80.56</text:p>
          </table:table-cell>
          <table:table-cell office:value-type="float" office:value="72" calcext:value-type="float">
            <text:p>72</text:p>
          </table:table-cell>
          <table:table-cell office:value-type="float" office:value="73.42" calcext:value-type="float">
            <text:p>73.42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a0ae4da7ad5d56ba86635b417ee4ac68ce5585d2b8732acbf2b1669d52667773</text:p>
          </table:table-cell>
          <table:table-cell office:value-type="float" office:value="95.88" calcext:value-type="float">
            <text:p>95.88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82.5" calcext:value-type="float">
            <text:p>82.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65" calcext:value-type="float">
            <text:p>4.965</text:p>
          </table:table-cell>
          <table:table-cell office:value-type="string" calcext:value-type="string">
            <text:p>0d811ab81d562711e3ffbe8efc0fe49e0a01b82f3fae1c54f4cf25596f6cfd8c</text:p>
          </table:table-cell>
          <table:table-cell office:value-type="float" office:value="95.88" calcext:value-type="float">
            <text:p>95.88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82.5" calcext:value-type="float">
            <text:p>82.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77" calcext:value-type="float">
            <text:p>4.977</text:p>
          </table:table-cell>
          <table:table-cell office:value-type="string" calcext:value-type="string">
            <text:p>0d811ab81d562711e3ffbe8efc0fe49e0a01b82f3fae1c54f4cf25596f6cfd8c</text:p>
          </table:table-cell>
          <table:table-cell office:value-type="float" office:value="95.88" calcext:value-type="float">
            <text:p>95.88</text:p>
          </table:table-cell>
          <table:table-cell office:value-type="float" office:value="60.47" calcext:value-type="float">
            <text:p>60.47</text:p>
          </table:table-cell>
          <table:table-cell table:number-columns-repeated="2" office:value-type="float" office:value="80.23" calcext:value-type="float">
            <text:p>80.23</text:p>
          </table:table-cell>
          <table:table-cell office:value-type="float" office:value="76.74" calcext:value-type="float">
            <text:p>76.74</text:p>
          </table:table-cell>
          <table:table-cell office:value-type="float" office:value="83.72" calcext:value-type="float">
            <text:p>83.72</text:p>
          </table:table-cell>
          <table:table-cell office:value-type="float" office:value="82.5" calcext:value-type="float">
            <text:p>82.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993" calcext:value-type="float">
            <text:p>4.993</text:p>
          </table:table-cell>
          <table:table-cell office:value-type="string" calcext:value-type="string">
            <text:p>0d811ab81d562711e3ffbe8efc0fe49e0a01b82f3fae1c54f4cf25596f6cfd8c</text:p>
          </table:table-cell>
          <table:table-cell office:value-type="float" office:value="98.88" calcext:value-type="float">
            <text:p>98.88</text:p>
          </table:table-cell>
          <table:table-cell office:value-type="float" office:value="66.98" calcext:value-type="float">
            <text:p>66.98</text:p>
          </table:table-cell>
          <table:table-cell office:value-type="float" office:value="83.49" calcext:value-type="float">
            <text:p>83.49</text:p>
          </table:table-cell>
          <table:table-cell table:style-name="ce11"/>
          <table:table-cell office:value-type="float" office:value="83.49" calcext:value-type="float">
            <text:p>83.49</text:p>
          </table:table-cell>
          <table:table-cell office:value-type="float" office:value="80.47" calcext:value-type="float">
            <text:p>80.47</text:p>
          </table:table-cell>
          <table:table-cell office:value-type="float" office:value="86.51" calcext:value-type="float">
            <text:p>86.51</text:p>
          </table:table-cell>
          <table:table-cell office:value-type="float" office:value="85.67" calcext:value-type="float">
            <text:p>85.67</text:p>
          </table:table-cell>
          <table:table-cell office:value-type="float" office:value="81.58" calcext:value-type="float">
            <text:p>81.58</text:p>
          </table:table-cell>
          <table:table-cell office:value-type="float" office:value="82.98" calcext:value-type="float">
            <text:p>82.98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9600" calcext:value-type="float">
            <text:p>21960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00" calcext:value-type="float">
            <text:p>127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61333d7be8e93ac21b8e3181abd0b971286f854257bd0473b957d98310eec0e", "f21b7039bc1999240c8822c30f36ac87c333167e0d9f5961bcb93543fd9f3f90", "2ef7ff7d2ee278cea8c71b17d51f6b03dda3b90eee542e80015b8ce3376fedce", "d7a8eaf0712c79150ae7142d4d5e050b5b1c09924d67ca1d51efab6d16ed4f27", "3802e92e97b3158502b7cba86acecc14bb3a63d39670a87e76bfd2f19401d727")</text:p>
          </table:table-cell>
          <table:table-cell office:value-type="float" office:value="99.71" calcext:value-type="float">
            <text:p>99.71</text:p>
          </table:table-cell>
          <table:table-cell office:value-type="float" office:value="65.58" calcext:value-type="float">
            <text:p>65.58</text:p>
          </table:table-cell>
          <table:table-cell office:value-type="float" office:value="82.79" calcext:value-type="float">
            <text:p>82.79</text:p>
          </table:table-cell>
          <table:table-cell table:style-name="ce31"/>
          <table:table-cell office:value-type="float" office:value="82.79" calcext:value-type="float">
            <text:p>82.79</text:p>
          </table:table-cell>
          <table:table-cell office:value-type="float" office:value="78.6" calcext:value-type="float">
            <text:p>78.6</text:p>
          </table:table-cell>
          <table:table-cell office:value-type="float" office:value="86.98" calcext:value-type="float">
            <text:p>86.98</text:p>
          </table:table-cell>
          <table:table-cell office:value-type="float" office:value="85.79" calcext:value-type="float">
            <text:p>85.79</text:p>
          </table:table-cell>
          <table:table-cell office:value-type="float" office:value="80.26" calcext:value-type="float">
            <text:p>80.26</text:p>
          </table:table-cell>
          <table:table-cell office:value-type="float" office:value="82.04" calcext:value-type="float">
            <text:p>82.04</text:p>
          </table:table-cell>
          <table:table-cell office:value-type="float" office:value="20.41" calcext:value-type="float">
            <text:p>20.41</text:p>
          </table:table-cell>
          <table:table-cell office:value-type="float" office:value="10000" calcext:value-type="float">
            <text:p>10000</text:p>
          </table:table-cell>
          <table:table-cell office:value-type="float" office:value="442920" calcext:value-type="float">
            <text:p>44292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28120" calcext:value-type="float">
            <text:p>128120</text:p>
          </table:table-cell>
          <table:table-cell office:value-type="float" office:value="185.095" calcext:value-type="float">
            <text:p>185.095</text:p>
          </table:table-cell>
          <table:table-cell office:value-type="string" calcext:value-type="string">
            <text:p>("b32ac368ab5f74c06724164bcd2e45ff0ac9194dd30ad01f484d53a4d9d1c2a1", "29bef8423e33f426d5b91258c8ffb83c800d9f37387c2b49d41b520be4ede948", "abc197acd02921176bd4e9a6dbe758e8668a417769c21e2bca2e509bb38be25c", "84abf8cbffd0f522573c48564edb7094a0ecaeb554a70d05a5176b81906b5263", "8d94f5a7606724c76af399e43034be0d7b0049f47ce6a4c08ff2bc0ab44adcfc")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94" calcext:value-type="float">
            <text:p>97.94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58.14" calcext:value-type="float">
            <text:p>58.14</text:p>
          </table:table-cell>
          <table:table-cell office:value-type="float" office:value="81.4" calcext:value-type="float">
            <text:p>81.4</text:p>
          </table:table-cell>
          <table:table-cell office:value-type="float" office:value="75.76" calcext:value-type="float">
            <text:p>75.76</text:p>
          </table:table-cell>
          <table:table-cell office:value-type="float" office:value="66.04" calcext:value-type="float">
            <text:p>66.04</text:p>
          </table:table-cell>
          <table:table-cell office:value-type="float" office:value="65.79" calcext:value-type="float">
            <text:p>65.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814" calcext:value-type="float">
            <text:p>4.814</text:p>
          </table:table-cell>
          <table:table-cell office:value-type="string" calcext:value-type="string">
            <text:p>6a068ece63e04ead653c21f302eee0451a6a296bfefaf5d43a6e71eb606b8a73</text:p>
          </table:table-cell>
          <table:table-cell office:value-type="float" office:value="97.94" calcext:value-type="float">
            <text:p>97.94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58.14" calcext:value-type="float">
            <text:p>58.14</text:p>
          </table:table-cell>
          <table:table-cell office:value-type="float" office:value="81.4" calcext:value-type="float">
            <text:p>81.4</text:p>
          </table:table-cell>
          <table:table-cell office:value-type="float" office:value="75.76" calcext:value-type="float">
            <text:p>75.76</text:p>
          </table:table-cell>
          <table:table-cell office:value-type="float" office:value="66.04" calcext:value-type="float">
            <text:p>66.04</text:p>
          </table:table-cell>
          <table:table-cell office:value-type="float" office:value="65.79" calcext:value-type="float">
            <text:p>65.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727" calcext:value-type="float">
            <text:p>4.727</text:p>
          </table:table-cell>
          <table:table-cell office:value-type="string" calcext:value-type="string">
            <text:p>6a068ece63e04ead653c21f302eee0451a6a296bfefaf5d43a6e71eb606b8a73</text:p>
          </table:table-cell>
          <table:table-cell office:value-type="float" office:value="97.94" calcext:value-type="float">
            <text:p>97.94</text:p>
          </table:table-cell>
          <table:table-cell office:value-type="float" office:value="39.53" calcext:value-type="float">
            <text:p>39.53</text:p>
          </table:table-cell>
          <table:table-cell table:number-columns-repeated="2" office:value-type="float" office:value="69.77" calcext:value-type="float">
            <text:p>69.77</text:p>
          </table:table-cell>
          <table:table-cell office:value-type="float" office:value="58.14" calcext:value-type="float">
            <text:p>58.14</text:p>
          </table:table-cell>
          <table:table-cell office:value-type="float" office:value="81.4" calcext:value-type="float">
            <text:p>81.4</text:p>
          </table:table-cell>
          <table:table-cell office:value-type="float" office:value="75.76" calcext:value-type="float">
            <text:p>75.76</text:p>
          </table:table-cell>
          <table:table-cell office:value-type="float" office:value="66.04" calcext:value-type="float">
            <text:p>66.04</text:p>
          </table:table-cell>
          <table:table-cell office:value-type="float" office:value="65.79" calcext:value-type="float">
            <text:p>65.7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.756" calcext:value-type="float">
            <text:p>4.756</text:p>
          </table:table-cell>
          <table:table-cell office:value-type="string" calcext:value-type="string">
            <text:p>6a068ece63e04ead653c21f302eee0451a6a296bfefaf5d43a6e71eb606b8a73</text:p>
          </table:table-cell>
          <table:table-cell office:value-type="float" office:value="96.18" calcext:value-type="float">
            <text:p>96.18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7.44" calcext:value-type="float">
            <text:p>67.4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36" calcext:value-type="float">
            <text:p>74.36</text:p>
          </table:table-cell>
          <table:table-cell office:value-type="float" office:value="70.21" calcext:value-type="float">
            <text:p>70.21</text:p>
          </table:table-cell>
          <table:table-cell office:value-type="float" office:value="70.73" calcext:value-type="float">
            <text:p>70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392" calcext:value-type="float">
            <text:p>4.392</text:p>
          </table:table-cell>
          <table:table-cell office:value-type="string" calcext:value-type="string">
            <text:p>f8817b06267b74172eb35f9a7aa6160df923831d64ee1651ad4f50f85bd143e0</text:p>
          </table:table-cell>
          <table:table-cell office:value-type="float" office:value="96.18" calcext:value-type="float">
            <text:p>96.18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7.44" calcext:value-type="float">
            <text:p>67.4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36" calcext:value-type="float">
            <text:p>74.36</text:p>
          </table:table-cell>
          <table:table-cell office:value-type="float" office:value="70.21" calcext:value-type="float">
            <text:p>70.21</text:p>
          </table:table-cell>
          <table:table-cell office:value-type="float" office:value="70.73" calcext:value-type="float">
            <text:p>70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615" calcext:value-type="float">
            <text:p>4.615</text:p>
          </table:table-cell>
          <table:table-cell office:value-type="string" calcext:value-type="string">
            <text:p>f8817b06267b74172eb35f9a7aa6160df923831d64ee1651ad4f50f85bd143e0</text:p>
          </table:table-cell>
          <table:table-cell office:value-type="float" office:value="96.18" calcext:value-type="float">
            <text:p>96.18</text:p>
          </table:table-cell>
          <table:table-cell office:value-type="float" office:value="44.19" calcext:value-type="float">
            <text:p>44.19</text:p>
          </table:table-cell>
          <table:table-cell table:number-columns-repeated="2" office:value-type="float" office:value="72.09" calcext:value-type="float">
            <text:p>72.09</text:p>
          </table:table-cell>
          <table:table-cell office:value-type="float" office:value="67.44" calcext:value-type="float">
            <text:p>67.44</text:p>
          </table:table-cell>
          <table:table-cell office:value-type="float" office:value="76.74" calcext:value-type="float">
            <text:p>76.74</text:p>
          </table:table-cell>
          <table:table-cell office:value-type="float" office:value="74.36" calcext:value-type="float">
            <text:p>74.36</text:p>
          </table:table-cell>
          <table:table-cell office:value-type="float" office:value="70.21" calcext:value-type="float">
            <text:p>70.21</text:p>
          </table:table-cell>
          <table:table-cell office:value-type="float" office:value="70.73" calcext:value-type="float">
            <text:p>70.7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95" calcext:value-type="float">
            <text:p>4.595</text:p>
          </table:table-cell>
          <table:table-cell office:value-type="string" calcext:value-type="string">
            <text:p>f8817b06267b74172eb35f9a7aa6160df923831d64ee1651ad4f50f85bd143e0</text:p>
          </table:table-cell>
          <table:table-cell office:value-type="float" office:value="99.18" calcext:value-type="float">
            <text:p>99.18</text:p>
          </table:table-cell>
          <table:table-cell office:value-type="float" office:value="59.53" calcext:value-type="float">
            <text:p>59.53</text:p>
          </table:table-cell>
          <table:table-cell office:value-type="float" office:value="79.77" calcext:value-type="float">
            <text:p>79.77</text:p>
          </table:table-cell>
          <table:table-cell table:style-name="ce11"/>
          <table:table-cell office:value-type="float" office:value="79.77" calcext:value-type="float">
            <text:p>79.77</text:p>
          </table:table-cell>
          <table:table-cell office:value-type="float" office:value="70.23" calcext:value-type="float">
            <text:p>70.23</text:p>
          </table:table-cell>
          <table:table-cell office:value-type="float" office:value="89.3" calcext:value-type="float">
            <text:p>89.3</text:p>
          </table:table-cell>
          <table:table-cell office:value-type="float" office:value="86.8" calcext:value-type="float">
            <text:p>86.8</text:p>
          </table:table-cell>
          <table:table-cell office:value-type="float" office:value="75.04" calcext:value-type="float">
            <text:p>75.04</text:p>
          </table:table-cell>
          <table:table-cell office:value-type="float" office:value="77.61" calcext:value-type="float">
            <text:p>77.6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6360" calcext:value-type="float">
            <text:p>216360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80" calcext:value-type="float">
            <text:p>98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2c2ee92a1ea4721fbeb94841cae4082754cd620b2277aa29ec1a5a400613b0c", "2049912c5e35e4ccffa9c3a2efb99fc572a8dd7e8c0a35a22a5375ca6ce49582", "29646013a859fdfe0f7dcb5f217c82df5467bc827400463fbc0b78f2bbd77d43", "f6efcdd6a02b3d6a3b4be2a499bb917aa6f655429262ab47e797f8a97cb39915", "48561110f5bb195690d8d7b3ba6a153b80abe1321b65df45932d4b0880a07d56")</text:p>
          </table:table-cell>
          <table:table-cell office:value-type="float" office:value="99.71" calcext:value-type="float">
            <text:p>99.71</text:p>
          </table:table-cell>
          <table:table-cell office:value-type="float" office:value="60.47" calcext:value-type="float">
            <text:p>60.47</text:p>
          </table:table-cell>
          <table:table-cell office:value-type="float" office:value="80.23" calcext:value-type="float">
            <text:p>80.23</text:p>
          </table:table-cell>
          <table:table-cell table:style-name="ce31"/>
          <table:table-cell office:value-type="float" office:value="80.23" calcext:value-type="float">
            <text:p>80.23</text:p>
          </table:table-cell>
          <table:table-cell office:value-type="float" office:value="73.02" calcext:value-type="float">
            <text:p>73.02</text:p>
          </table:table-cell>
          <table:table-cell office:value-type="float" office:value="87.44" calcext:value-type="float">
            <text:p>87.44</text:p>
          </table:table-cell>
          <table:table-cell office:value-type="float" office:value="85.35" calcext:value-type="float">
            <text:p>85.35</text:p>
          </table:table-cell>
          <table:table-cell office:value-type="float" office:value="76.45" calcext:value-type="float">
            <text:p>76.45</text:p>
          </table:table-cell>
          <table:table-cell office:value-type="float" office:value="78.69" calcext:value-type="float">
            <text:p>78.69</text:p>
          </table:table-cell>
          <table:table-cell office:value-type="float" office:value="19.76" calcext:value-type="float">
            <text:p>19.76</text:p>
          </table:table-cell>
          <table:table-cell office:value-type="float" office:value="10000" calcext:value-type="float">
            <text:p>10000</text:p>
          </table:table-cell>
          <table:table-cell office:value-type="float" office:value="435040" calcext:value-type="float">
            <text:p>43504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75680" calcext:value-type="float">
            <text:p>75680</text:p>
          </table:table-cell>
          <table:table-cell office:value-type="float" office:value="174.115" calcext:value-type="float">
            <text:p>174.115</text:p>
          </table:table-cell>
          <table:table-cell office:value-type="string" calcext:value-type="string">
            <text:p>("404c940fc994f207039edac356280c9fe329d3fc9680617a302b0d1f39c7263e", "94590379f26734136b15c572f44560786768347c544713886d23422fd904b971", "7bcdbe981a210af74c0c704fe9c70abf958868732ebf42453f2db06c8208f96d", "6b05c6e2f2b6b9c74c3a7b3562295bf38d066ee2e1280469e2ea410bf2a1f40a", "6a2a50f06155c0db5926cf4b97b6b3ca5dc3c3aa8a946b505d66104b3b7da5dc")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(170, 170)</text:p>
          </table:table-cell>
          <table:table-cell office:value-type="string" calcext:value-type="string">
            <text:p>(43, 4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9.77" calcext:value-type="float">
            <text:p>6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75" calcext:value-type="float">
            <text:p>75</text:p>
          </table:table-cell>
          <table:table-cell office:value-type="float" office:value="71.74" calcext:value-type="float">
            <text:p>71.74</text:p>
          </table:table-cell>
          <table:table-cell office:value-type="float" office:value="72.29" calcext:value-type="float">
            <text:p>72.2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712" calcext:value-type="float">
            <text:p>6.712</text:p>
          </table:table-cell>
          <table:table-cell office:value-type="string" calcext:value-type="string">
            <text:p>aa58be6e95d985620943a36639d8a367c223611642cca8d9f9d6e008d84b73a8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9.77" calcext:value-type="float">
            <text:p>6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75" calcext:value-type="float">
            <text:p>75</text:p>
          </table:table-cell>
          <table:table-cell office:value-type="float" office:value="71.74" calcext:value-type="float">
            <text:p>71.74</text:p>
          </table:table-cell>
          <table:table-cell office:value-type="float" office:value="72.29" calcext:value-type="float">
            <text:p>72.2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568" calcext:value-type="float">
            <text:p>6.568</text:p>
          </table:table-cell>
          <table:table-cell office:value-type="string" calcext:value-type="string">
            <text:p>aa58be6e95d985620943a36639d8a367c223611642cca8d9f9d6e008d84b73a8</text:p>
          </table:table-cell>
          <table:table-cell office:value-type="float" office:value="97.94" calcext:value-type="float">
            <text:p>97.94</text:p>
          </table:table-cell>
          <table:table-cell office:value-type="float" office:value="46.51" calcext:value-type="float">
            <text:p>46.51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69.77" calcext:value-type="float">
            <text:p>69.77</text:p>
          </table:table-cell>
          <table:table-cell office:value-type="float" office:value="76.74" calcext:value-type="float">
            <text:p>76.74</text:p>
          </table:table-cell>
          <table:table-cell office:value-type="float" office:value="75" calcext:value-type="float">
            <text:p>75</text:p>
          </table:table-cell>
          <table:table-cell office:value-type="float" office:value="71.74" calcext:value-type="float">
            <text:p>71.74</text:p>
          </table:table-cell>
          <table:table-cell office:value-type="float" office:value="72.29" calcext:value-type="float">
            <text:p>72.29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566" calcext:value-type="float">
            <text:p>6.566</text:p>
          </table:table-cell>
          <table:table-cell office:value-type="string" calcext:value-type="string">
            <text:p>aa58be6e95d985620943a36639d8a367c223611642cca8d9f9d6e008d84b73a8</text:p>
          </table:table-cell>
          <table:table-cell office:value-type="float" office:value="96.76" calcext:value-type="float">
            <text:p>96.76</text:p>
          </table:table-cell>
          <table:table-cell office:value-type="float" office:value="44.19" calcext:value-type="float">
            <text:p>44.19</text:p>
          </table:table-cell>
          <table:table-cell table:number-columns-repeated="7" office:value-type="float" office:value="72.09" calcext:value-type="float">
            <text:p>72.0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838" calcext:value-type="float">
            <text:p>6.838</text:p>
          </table:table-cell>
          <table:table-cell office:value-type="string" calcext:value-type="string">
            <text:p>b5bc1dd5176a3e94a767ee75749f884065874abc199a3088a2e9cc0def06157c</text:p>
          </table:table-cell>
          <table:table-cell office:value-type="float" office:value="96.76" calcext:value-type="float">
            <text:p>96.76</text:p>
          </table:table-cell>
          <table:table-cell office:value-type="float" office:value="44.19" calcext:value-type="float">
            <text:p>44.19</text:p>
          </table:table-cell>
          <table:table-cell table:number-columns-repeated="7" office:value-type="float" office:value="72.09" calcext:value-type="float">
            <text:p>72.0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557" calcext:value-type="float">
            <text:p>6.557</text:p>
          </table:table-cell>
          <table:table-cell office:value-type="string" calcext:value-type="string">
            <text:p>b5bc1dd5176a3e94a767ee75749f884065874abc199a3088a2e9cc0def06157c</text:p>
          </table:table-cell>
          <table:table-cell office:value-type="float" office:value="96.76" calcext:value-type="float">
            <text:p>96.76</text:p>
          </table:table-cell>
          <table:table-cell office:value-type="float" office:value="44.19" calcext:value-type="float">
            <text:p>44.19</text:p>
          </table:table-cell>
          <table:table-cell table:number-columns-repeated="7" office:value-type="float" office:value="72.09" calcext:value-type="float">
            <text:p>72.0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.759" calcext:value-type="float">
            <text:p>6.759</text:p>
          </table:table-cell>
          <table:table-cell office:value-type="string" calcext:value-type="string">
            <text:p>b5bc1dd5176a3e94a767ee75749f884065874abc199a3088a2e9cc0def06157c</text:p>
          </table:table-cell>
          <table:table-cell office:value-type="float" office:value="99.06" calcext:value-type="float">
            <text:p>99.06</text:p>
          </table:table-cell>
          <table:table-cell office:value-type="float" office:value="43.72" calcext:value-type="float">
            <text:p>43.72</text:p>
          </table:table-cell>
          <table:table-cell office:value-type="float" office:value="71.86" calcext:value-type="float">
            <text:p>71.86</text:p>
          </table:table-cell>
          <table:table-cell table:style-name="ce11" table:formula="of:=AVERAGE([.DJ32:.DJ41])" office:value-type="float" office:value="79.605" calcext:value-type="float">
            <text:p>79.605</text:p>
          </table:table-cell>
          <table:table-cell office:value-type="float" office:value="71.86" calcext:value-type="float">
            <text:p>71.86</text:p>
          </table:table-cell>
          <table:table-cell office:value-type="float" office:value="67.44" calcext:value-type="float">
            <text:p>67.44</text:p>
          </table:table-cell>
          <table:table-cell office:value-type="float" office:value="76.28" calcext:value-type="float">
            <text:p>76.28</text:p>
          </table:table-cell>
          <table:table-cell office:value-type="float" office:value="74.06" calcext:value-type="float">
            <text:p>74.06</text:p>
          </table:table-cell>
          <table:table-cell office:value-type="float" office:value="70.12" calcext:value-type="float">
            <text:p>70.12</text:p>
          </table:table-cell>
          <table:table-cell office:value-type="float" office:value="70.54" calcext:value-type="float">
            <text:p>70.5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14440" calcext:value-type="float">
            <text:p>21444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80" calcext:value-type="float">
            <text:p>81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08f1b82c882d7c163176b4a2f560b2f3081dbf6428355f3135e230651fa191a", "e4a7cc7461c269ddc1a0eeefb71a51d038e8d4b1bae9316b5527a1f5f2bba20d", "fd7c6ef04b056661b083814f602c5cb90f140e54805311fc3e458756ef696ad2", "8a4f04e92948685cd51dd5d59e888b9d239a9d9a82a625b4be5700e9cf752b11", "ce81a6fa92f7212f96f870d2d929bbcb5bd1aa859c2760ac61384613920620c5")</text:p>
          </table:table-cell>
          <table:table-cell office:value-type="float" office:value="99.65" calcext:value-type="float">
            <text:p>99.65</text:p>
          </table:table-cell>
          <table:table-cell office:value-type="float" office:value="46.51" calcext:value-type="float">
            <text:p>46.51</text:p>
          </table:table-cell>
          <table:table-cell office:value-type="float" office:value="73.26" calcext:value-type="float">
            <text:p>73.26</text:p>
          </table:table-cell>
          <table:table-cell table:style-name="ce31" table:formula="of:=AVERAGE([.EK32:.EK41])" office:value-type="float" office:value="79.65" calcext:value-type="float">
            <text:p>79.65</text:p>
          </table:table-cell>
          <table:table-cell office:value-type="float" office:value="73.26" calcext:value-type="float">
            <text:p>73.26</text:p>
          </table:table-cell>
          <table:table-cell office:value-type="float" office:value="69.3" calcext:value-type="float">
            <text:p>69.3</text:p>
          </table:table-cell>
          <table:table-cell office:value-type="float" office:value="77.21" calcext:value-type="float">
            <text:p>77.21</text:p>
          </table:table-cell>
          <table:table-cell office:value-type="float" office:value="75.25" calcext:value-type="float">
            <text:p>75.25</text:p>
          </table:table-cell>
          <table:table-cell office:value-type="float" office:value="71.59" calcext:value-type="float">
            <text:p>71.59</text:p>
          </table:table-cell>
          <table:table-cell office:value-type="float" office:value="72.14" calcext:value-type="float">
            <text:p>72.14</text:p>
          </table:table-cell>
          <table:table-cell office:value-type="float" office:value="19.71" calcext:value-type="float">
            <text:p>19.71</text:p>
          </table:table-cell>
          <table:table-cell office:value-type="float" office:value="10000" calcext:value-type="float">
            <text:p>10000</text:p>
          </table:table-cell>
          <table:table-cell office:value-type="float" office:value="430320" calcext:value-type="float">
            <text:p>43032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520" calcext:value-type="float">
            <text:p>76520</text:p>
          </table:table-cell>
          <table:table-cell office:value-type="float" office:value="178.102" calcext:value-type="float">
            <text:p>178.102</text:p>
          </table:table-cell>
          <table:table-cell office:value-type="string" calcext:value-type="string">
            <text:p>("f16af0771c3091431fab8e3f58759668813e1e4364681750595c350a9ef9bc5a", "d51019e8758eac820b430b81eb4fcd5ffb09eef51a7419848a81ccbf47c4d043", "53e02282d9b5c368e543d622c6cb3889a3487b724a4480487e0ae715ef412bc0", "cc0e81a9331157ea2c9563b745e35127a21c55640a750dd560c0f0bd7e2b0b34", "2095c51eb8d656c8b33951881a7a536bcf1ef5ca0f06034434f4ed1d6e3dc5e2")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2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30,ma_step = 20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,)]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63.64" calcext:value-type="float">
            <text:p>63.64</text:p>
          </table:table-cell>
          <table:table-cell table:style-name="ce5" office:value-type="float" office:value="81.82" calcext:value-type="float">
            <text:p>81.82</text:p>
          </table:table-cell>
          <table:table-cell table:number-columns-repeated="6" table:style-name="ce1" office:value-type="float" office:value="81.82" calcext:value-type="float">
            <text:p>81.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21" calcext:value-type="float">
            <text:p>0.821</text:p>
          </table:table-cell>
          <table:table-cell table:style-name="ce1" office:value-type="string" calcext:value-type="string">
            <text:p>ff4421fa635b1b1d219b4ac76b175657e8b48b2cb68f59727a6b52a350066648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63.64" calcext:value-type="float">
            <text:p>63.64</text:p>
          </table:table-cell>
          <table:table-cell table:style-name="ce5" office:value-type="float" office:value="81.82" calcext:value-type="float">
            <text:p>81.82</text:p>
          </table:table-cell>
          <table:table-cell table:number-columns-repeated="6" table:style-name="ce1" office:value-type="float" office:value="81.82" calcext:value-type="float">
            <text:p>81.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31" calcext:value-type="float">
            <text:p>0.731</text:p>
          </table:table-cell>
          <table:table-cell table:style-name="ce1" office:value-type="string" calcext:value-type="string">
            <text:p>ff4421fa635b1b1d219b4ac76b175657e8b48b2cb68f59727a6b52a350066648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63.64" calcext:value-type="float">
            <text:p>63.64</text:p>
          </table:table-cell>
          <table:table-cell table:style-name="ce5" office:value-type="float" office:value="81.82" calcext:value-type="float">
            <text:p>81.82</text:p>
          </table:table-cell>
          <table:table-cell table:number-columns-repeated="6" table:style-name="ce1" office:value-type="float" office:value="81.82" calcext:value-type="float">
            <text:p>81.8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6" calcext:value-type="float">
            <text:p>0.656</text:p>
          </table:table-cell>
          <table:table-cell table:style-name="ce1" office:value-type="string" calcext:value-type="string">
            <text:p>ff4421fa635b1b1d219b4ac76b175657e8b48b2cb68f59727a6b52a350066648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string" calcext:value-type="string">
            <text:p>ec4e8ffd4a067097feef0c2727165f1c09bb4186ed31ec22bf0db0017360c2b7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53" calcext:value-type="float">
            <text:p>0.653</text:p>
          </table:table-cell>
          <table:table-cell table:style-name="ce1" office:value-type="string" calcext:value-type="string">
            <text:p>ec4e8ffd4a067097feef0c2727165f1c09bb4186ed31ec22bf0db0017360c2b7</text:p>
          </table:table-cell>
          <table:table-cell table:style-name="ce1" office:value-type="float" office:value="97.83" calcext:value-type="float">
            <text:p>97.83</text:p>
          </table:table-cell>
          <table:table-cell table:style-name="ce1" office:value-type="float" office:value="72.73" calcext:value-type="float">
            <text:p>72.73</text:p>
          </table:table-cell>
          <table:table-cell table:style-name="ce5" office:value-type="float" office:value="86.36" calcext:value-type="float">
            <text:p>86.36</text:p>
          </table:table-cell>
          <table:table-cell table:style-name="ce1" office:value-type="float" office:value="86.36" calcext:value-type="float">
            <text:p>86.36</text:p>
          </table:table-cell>
          <table:table-cell table:style-name="ce1" office:value-type="float" office:value="90.91" calcext:value-type="float">
            <text:p>90.91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3.33" calcext:value-type="float">
            <text:p>83.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86.96" calcext:value-type="float">
            <text:p>86.9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string" calcext:value-type="string">
            <text:p>ec4e8ffd4a067097feef0c2727165f1c09bb4186ed31ec22bf0db0017360c2b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.27" calcext:value-type="float">
            <text:p>67.27</text:p>
          </table:table-cell>
          <table:table-cell table:style-name="ce5" office:value-type="float" office:value="83.64" calcext:value-type="float">
            <text:p>83.64</text:p>
          </table:table-cell>
          <table:table-cell table:style-name="ce12"/>
          <table:table-cell table:number-columns-repeated="3" table:style-name="ce1" office:value-type="float" office:value="83.64" calcext:value-type="float">
            <text:p>83.64</text:p>
          </table:table-cell>
          <table:table-cell table:number-columns-repeated="2" table:style-name="ce1" office:value-type="float" office:value="83.76" calcext:value-type="float">
            <text:p>83.76</text:p>
          </table:table-cell>
          <table:table-cell table:style-name="ce1" office:value-type="float" office:value="83.63" calcext:value-type="float">
            <text:p>83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7520" calcext:value-type="float">
            <text:p>37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13" calcext:value-type="float">
            <text:p>0.13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920" calcext:value-type="float">
            <text:p>99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d449bb78e888808c30669bee582dd3204ed7015fd6ae21375d52b2c34b37b739", "cba97e9f263e1b5e82072d0eb667e9eae61ca642fb18df4ce52877dcc1634c18", "70a774a858529d2832674f329b14e3c13dafb0cf6418a3c92f86822cc52aa6a5", "17ac31a45de2068c23643d952c52b8f43ed8ba55b78289febe87c9ff51df9494", "d202d0120186e28d8b0ab0c3e9acd75e71dc0b379287aa6451a2fc7fcdf989bc")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67.27" calcext:value-type="float">
            <text:p>67.27</text:p>
          </table:table-cell>
          <table:table-cell table:style-name="ce5" office:value-type="float" office:value="83.64" calcext:value-type="float">
            <text:p>83.64</text:p>
          </table:table-cell>
          <table:table-cell table:style-name="ce32"/>
          <table:table-cell table:style-name="ce1" office:value-type="float" office:value="83.64" calcext:value-type="float">
            <text:p>83.64</text:p>
          </table:table-cell>
          <table:table-cell table:style-name="ce1" office:value-type="float" office:value="85.45" calcext:value-type="float">
            <text:p>85.45</text:p>
          </table:table-cell>
          <table:table-cell table:style-name="ce1" office:value-type="float" office:value="81.82" calcext:value-type="float">
            <text:p>81.82</text:p>
          </table:table-cell>
          <table:table-cell table:style-name="ce1" office:value-type="float" office:value="82.42" calcext:value-type="float">
            <text:p>82.42</text:p>
          </table:table-cell>
          <table:table-cell table:style-name="ce1" office:value-type="float" office:value="85.09" calcext:value-type="float">
            <text:p>85.09</text:p>
          </table:table-cell>
          <table:table-cell table:style-name="ce1" office:value-type="float" office:value="83.87" calcext:value-type="float">
            <text:p>83.87</text:p>
          </table:table-cell>
          <table:table-cell table:style-name="ce1" office:value-type="float" office:value="7.39" calcext:value-type="float">
            <text:p>7.39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3400" calcext:value-type="float">
            <text:p>73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2" table:style-name="ce1" office:value-type="float" office:value="0.06" calcext:value-type="float">
            <text:p>0.06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5400" calcext:value-type="float">
            <text:p>25400</text:p>
          </table:table-cell>
          <table:table-cell table:style-name="ce1" office:value-type="float" office:value="10.773" calcext:value-type="float">
            <text:p>10.773</text:p>
          </table:table-cell>
          <table:table-cell table:style-name="ce1" office:value-type="string" calcext:value-type="string">
            <text:p>("10022f5cd42b336df2f26e755af0dbed4e661abce4536f1a14d1b993efcd6833", "ff889ffccd73f2799672e260c11b967e491b4e8cc31c3a53a1a31628017c951e", "5a566fdc318ab72f162369192513db4d846cd6ed59367bd63161f34738f0d296", "ea1854285008dfefeb57eca61b15f20037b2197be5c037515257de071354b8a2", "6809883b6c8173c526d03ac4928f6217216cd7f3155cd7d41271e7b47fc39a28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86834db26adb0fd18a268c72d8ee41a75cc5b26f16ee76bbff93c8629008294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86834db26adb0fd18a268c72d8ee41a75cc5b26f16ee76bbff93c86290082943</text:p>
          </table:table-cell>
          <table:table-cell office:value-type="float" office:value="100" calcext:value-type="float">
            <text:p>100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86834db26adb0fd18a268c72d8ee41a75cc5b26f16ee76bbff93c86290082943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88056b1ce1f030034e122d088fb46cccacb1b70cdf272eaea5a3cabf3da118d3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88056b1ce1f030034e122d088fb46cccacb1b70cdf272eaea5a3cabf3da118d3</text:p>
          </table:table-cell>
          <table:table-cell office:value-type="float" office:value="97.83" calcext:value-type="float">
            <text:p>97.83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88056b1ce1f030034e122d088fb46cccacb1b70cdf272eaea5a3cabf3da118d3</text:p>
          </table:table-cell>
          <table:table-cell office:value-type="float" office:value="99.13" calcext:value-type="float">
            <text:p>99.13</text:p>
          </table:table-cell>
          <table:table-cell office:value-type="float" office:value="63.64" calcext:value-type="float">
            <text:p>63.64</text:p>
          </table:table-cell>
          <table:table-cell office:value-type="float" office:value="81.82" calcext:value-type="float">
            <text:p>81.82</text:p>
          </table:table-cell>
          <table:table-cell table:style-name="ce13"/>
          <table:table-cell office:value-type="float" office:value="81.82" calcext:value-type="float">
            <text:p>81.82</text:p>
          </table:table-cell>
          <table:table-cell office:value-type="float" office:value="72.73" calcext:value-type="float">
            <text:p>7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88.89" calcext:value-type="float">
            <text:p>88.89</text:p>
          </table:table-cell>
          <table:table-cell office:value-type="float" office:value="76.92" calcext:value-type="float">
            <text:p>76.9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8720" calcext:value-type="float">
            <text:p>28720</text:p>
          </table:table-cell>
          <table:table-cell office:value-type="float" office:value="0.01" calcext:value-type="float">
            <text:p>0.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320" calcext:value-type="float">
            <text:p>9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1b513f457b603f0ac345ba4ea383699dc85fa3dec6c88fa2bdbf4fa5e5728f9", "dee0fdd151dfd8e77293349f3d5496391785b81b5eaa68ff4c9bcc17328e7d3d", "25345150f687f8235be13dc4da1a5076d02ee53e948e15e0ae56bb74e3fafa80", "cb7ea1799397ef6077753a0a0439427b3740e27e7776ea4a224d6181d3fc413c", "149201a062be907d7ef1cfd950a0ec9e11aeb2561cae907528cf6b3c42b01abb")</text:p>
          </table:table-cell>
          <table:table-cell office:value-type="float" office:value="99.78" calcext:value-type="float">
            <text:p>99.78</text:p>
          </table:table-cell>
          <table:table-cell office:value-type="float" office:value="65.45" calcext:value-type="float">
            <text:p>65.45</text:p>
          </table:table-cell>
          <table:table-cell office:value-type="float" office:value="82.73" calcext:value-type="float">
            <text:p>82.73</text:p>
          </table:table-cell>
          <table:table-cell table:style-name="ce33"/>
          <table:table-cell office:value-type="float" office:value="82.73" calcext:value-type="float">
            <text:p>82.73</text:p>
          </table:table-cell>
          <table:table-cell office:value-type="float" office:value="74.55" calcext:value-type="float">
            <text:p>74.55</text:p>
          </table:table-cell>
          <table:table-cell office:value-type="float" office:value="90.91" calcext:value-type="float">
            <text:p>90.91</text:p>
          </table:table-cell>
          <table:table-cell office:value-type="float" office:value="89.11" calcext:value-type="float">
            <text:p>89.11</text:p>
          </table:table-cell>
          <table:table-cell office:value-type="float" office:value="78.21" calcext:value-type="float">
            <text:p>78.21</text:p>
          </table:table-cell>
          <table:table-cell office:value-type="float" office:value="81.14" calcext:value-type="float">
            <text:p>81.14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57040" calcext:value-type="float">
            <text:p>57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80" calcext:value-type="float">
            <text:p>7680</text:p>
          </table:table-cell>
          <table:table-cell office:value-type="float" office:value="8.159" calcext:value-type="float">
            <text:p>8.159</text:p>
          </table:table-cell>
          <table:table-cell office:value-type="string" calcext:value-type="string">
            <text:p>("22654f23b918c000173341994fe614cf082d7236721e3be9826c161143df92f1", "347a50593788fd5f9966e2b8946c8b056a9f93e2ba68d43aa133e9d6533d9113", "4bf1838e209f7295e1be5ae1e898aae4804100eb49467472cb944161df018adf", "2de4fc40f0bb71814b859dc7625b66a8ec74ee585cc48e468af5ae4c2b4f3085", "e49ddfe5e2a941588c8178e67721644a05433478a8218ab974b99d47fb543d2c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2" calcext:value-type="float">
            <text:p>0.532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6" calcext:value-type="float">
            <text:p>0.466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c414f42ad220ea9e2304aadb6e2d56473cd720f69e8581478b98162b53e8011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fc414f42ad220ea9e2304aadb6e2d56473cd720f69e8581478b98162b53e8011</text:p>
          </table:table-cell>
          <table:table-cell office:value-type="float" office:value="99.78" calcext:value-type="float">
            <text:p>99.78</text:p>
          </table:table-cell>
          <table:table-cell office:value-type="float" office:value="96.36" calcext:value-type="float">
            <text:p>96.36</text:p>
          </table:table-cell>
          <table:table-cell office:value-type="float" office:value="98.18" calcext:value-type="float">
            <text:p>98.18</text:p>
          </table:table-cell>
          <table:table-cell table:style-name="ce13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3840" calcext:value-type="float">
            <text:p>338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60fd95ab22a2fccee1209f6ac4d6e51246c9cac73428da45368f7e2990afac1", "d096babdb3c4647f7d1c361160b129f6670cbf24c757bf716d34a09300426353", "b639fc0cf59f16c17dad39dc60d4636025877729afa57ef4f0e83048162e8353", "1dad6f96bd1813cbe2646b82ba549d73075bfbbdbae432a04cefe34a4b295a87", "3c004f164f5a5336add0375caaecadeca73cf52e86032065820715477d8da309")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3"/>
          <table:table-cell table:number-columns-repeated="6" office:value-type="float" office:value="100" calcext:value-type="float">
            <text:p>100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66960" calcext:value-type="float">
            <text:p>66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080" calcext:value-type="float">
            <text:p>13080</text:p>
          </table:table-cell>
          <table:table-cell office:value-type="float" office:value="10.615" calcext:value-type="float">
            <text:p>10.615</text:p>
          </table:table-cell>
          <table:table-cell office:value-type="string" calcext:value-type="string">
            <text:p>("ebf6cf37abe855ae4840b5dd2cda01b89db09ea889f9c853922c4e26ed976a4e", "12e4243de711bfbdca01128d1dc0fe097e6c0778aa99222277c8832800d739e3", "d0f87075d1fdcc16174c3c1dd694b3ac5ccd6c27b5d6ab5f0d9f4c1a42180a59", "56178e9e2d4a8a93f4e95ec919691eb69f76898b2c6cbe69157ee985989fef5b", "8ad80048fac81df004f9cc470fc8016e0228a711b35d1fb6f275b303405bd31e")</text:p>
          </table:table-cell>
          <table:table-cell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6b15ae64129dc3c994136f79793801e0dd2abb284894a1b46445406772ea64a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3" calcext:value-type="float">
            <text:p>0.453</text:p>
          </table:table-cell>
          <table:table-cell office:value-type="string" calcext:value-type="string">
            <text:p>6b15ae64129dc3c994136f79793801e0dd2abb284894a1b46445406772ea64a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6b15ae64129dc3c994136f79793801e0dd2abb284894a1b46445406772ea64af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1c526f33b0c88341bb75df648ee725d2da59e72c5fb818d6907d7ababd7abd0b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1c526f33b0c88341bb75df648ee725d2da59e72c5fb818d6907d7ababd7abd0b</text:p>
          </table:table-cell>
          <table:table-cell office:value-type="float" office:value="97.83" calcext:value-type="float">
            <text:p>97.83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1c526f33b0c88341bb75df648ee725d2da59e72c5fb818d6907d7ababd7abd0b</text:p>
          </table:table-cell>
          <table:table-cell office:value-type="float" office:value="99.78" calcext:value-type="float">
            <text:p>99.78</text:p>
          </table:table-cell>
          <table:table-cell office:value-type="float" office:value="96.36" calcext:value-type="float">
            <text:p>96.36</text:p>
          </table:table-cell>
          <table:table-cell office:value-type="float" office:value="98.18" calcext:value-type="float">
            <text:p>98.18</text:p>
          </table:table-cell>
          <table:table-cell table:style-name="ce13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4200" calcext:value-type="float">
            <text:p>44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cc950cc6d3237eefb76ab29660d5f01820e3866ceb86cbbc1f11de3f948ffd8", "aa3ed2741232136c5c7108cfbc36716b35d00135f51bb2953d204c7369734364", "1948f792d8a41a4304b1b35f57c95fb864480b326d1a598666ea52bc56021142", "6138deabdd2c1a71525e46af54627c3124bd0d12ff8cb90586e1159c81d695fb", "57482e16ea308a7bb6d5445d8e4357602d4def732c27e94c791ceef358373238")</text:p>
          </table:table-cell>
          <table:table-cell office:value-type="float" office:value="99.78" calcext:value-type="float">
            <text:p>99.78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3"/>
          <table:table-cell table:number-columns-repeated="6" office:value-type="float" office:value="100" calcext:value-type="float">
            <text:p>100</text:p>
          </table:table-cell>
          <table:table-cell office:value-type="float" office:value="9.57" calcext:value-type="float">
            <text:p>9.57</text:p>
          </table:table-cell>
          <table:table-cell office:value-type="float" office:value="10000" calcext:value-type="float">
            <text:p>10000</text:p>
          </table:table-cell>
          <table:table-cell office:value-type="float" office:value="88800" calcext:value-type="float">
            <text:p>88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7800" calcext:value-type="float">
            <text:p>57800</text:p>
          </table:table-cell>
          <table:table-cell office:value-type="float" office:value="14.282" calcext:value-type="float">
            <text:p>14.282</text:p>
          </table:table-cell>
          <table:table-cell office:value-type="string" calcext:value-type="string">
            <text:p>("2e33516e10851dfc63523ac4bb059d69ba61a7695a3bfaea08964a50d17a0f3e", "7743fac9e3daf8121fb3d8b5a751c83903806506c9db264530ccf243591730a5", "af76486bf597fa752d68e149fcd4d0d50fdb7ec20992d09f6f0c3dafad61196a", "37585288972306789fe634e4da7d462e9a4ec2b5586c5a6ee854ebd5cbe0756f", "21409032e399ae5f5170d7ffcc5474e5f9c6080c7d62f97327ad3e6a7fc0519d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87" calcext:value-type="float">
            <text:p>0.487</text:p>
          </table:table-cell>
          <table:table-cell office:value-type="string" calcext:value-type="string">
            <text:p>47bcb8a41ae3e0048ed24c626ebc2de7496ea17b15d6fa17c28a9efa1fbca9e7</text:p>
          </table:table-cell>
          <table:table-cell office:value-type="float" office:value="100" calcext:value-type="float">
            <text:p>100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13"/>
          <table:table-cell office:value-type="float" office:value="91.82" calcext:value-type="float">
            <text:p>91.82</text:p>
          </table:table-cell>
          <table:table-cell office:value-type="float" office:value="92.73" calcext:value-type="float">
            <text:p>92.73</text:p>
          </table:table-cell>
          <table:table-cell office:value-type="float" office:value="90.91" calcext:value-type="float">
            <text:p>90.91</text:p>
          </table:table-cell>
          <table:table-cell office:value-type="float" office:value="91.06" calcext:value-type="float">
            <text:p>91.06</text:p>
          </table:table-cell>
          <table:table-cell office:value-type="float" office:value="92.73" calcext:value-type="float">
            <text:p>92.73</text:p>
          </table:table-cell>
          <table:table-cell office:value-type="float" office:value="91.86" calcext:value-type="float">
            <text:p>91.8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cd27645bdb021f2a9525e5c4e4ca1eb0ed4e364fba9242a50e78434734e8ccc", "e24d941229f45da042690b94ed6df6bb406bc73244654270785260729f88c7aa", "899e2a9dfcfd847adba9cac80f3999ce980a803d55bf09aec0844874c7838ec0", "a7e7eec33225a6af7231d6d0d69785e62c22c621e3109e3a3fd8a423e879119e", "662e3a23aa172136e0d946640ace421ee074e621c05f93a47700a090663dad37")</text:p>
          </table:table-cell>
          <table:table-cell office:value-type="float" office:value="100" calcext:value-type="float">
            <text:p>100</text:p>
          </table:table-cell>
          <table:table-cell office:value-type="float" office:value="87.27" calcext:value-type="float">
            <text:p>87.27</text:p>
          </table:table-cell>
          <table:table-cell office:value-type="float" office:value="93.64" calcext:value-type="float">
            <text:p>93.64</text:p>
          </table:table-cell>
          <table:table-cell table:style-name="ce33"/>
          <table:table-cell office:value-type="float" office:value="93.64" calcext:value-type="float">
            <text:p>93.64</text:p>
          </table:table-cell>
          <table:table-cell office:value-type="float" office:value="96.36" calcext:value-type="float">
            <text:p>9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91.36" calcext:value-type="float">
            <text:p>91.36</text:p>
          </table:table-cell>
          <table:table-cell office:value-type="float" office:value="96.36" calcext:value-type="float">
            <text:p>96.36</text:p>
          </table:table-cell>
          <table:table-cell office:value-type="float" office:value="93.75" calcext:value-type="float">
            <text:p>93.75</text:p>
          </table:table-cell>
          <table:table-cell office:value-type="float" office:value="7.39" calcext:value-type="float">
            <text:p>7.39</text:p>
          </table:table-cell>
          <table:table-cell office:value-type="float" office:value="10000" calcext:value-type="float">
            <text:p>10000</text:p>
          </table:table-cell>
          <table:table-cell office:value-type="float" office:value="67400" calcext:value-type="float">
            <text:p>674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2600" calcext:value-type="float">
            <text:p>12600</text:p>
          </table:table-cell>
          <table:table-cell office:value-type="float" office:value="10.303" calcext:value-type="float">
            <text:p>10.303</text:p>
          </table:table-cell>
          <table:table-cell office:value-type="string" calcext:value-type="string">
            <text:p>("dfd2464a92117176e51f6efdb599d1f7e7e474c7718e4663494d3b8f54358a8a", "806a56c0f41a8b817ac84177d3a46e3a81392d1d12d791f1047ca9f1baa1b917", "359f708759b5019f4e9ccbfe18522314ab90a12a5b67c54aeb1ba7ae84e83e38", "5f6853c3c44dcafff092e9415db54ff2e870b8ddb1b0c0d40774adc3aa3b2ab4", "a0c056c4ffb719444c2f8635695d1b34866b6194f5646f790f3cd5510f2342c8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0623786f643b33ac2d67704cb7607e4b0e507317b9edb67ac1b879742e4dfaa7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3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2440" calcext:value-type="float">
            <text:p>324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80" calcext:value-type="float">
            <text:p>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f55417f513a281a3c239053cfc47700dd22172cecd7710ca34c6ef6e30fe67c", "5451472e2df52f38088726ff1c6ba447e1a85088fe98e987233f5399ca9a0ced", "8f11447851e60c260a391121837dc563b548bb08c76d7f1d1243009f0bbec2d9", "bb2b6b7454ca86c03e957e5a7efd7e22383b2b75ad8a220ba6154c8809b1a717", "6d0ee075d78981bba70bfd0fa2f1a6b6c04583cb33a043c0ae708d6287694d45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3"/>
          <table:table-cell table:number-columns-repeated="6" office:value-type="float" office:value="100" calcext:value-type="float">
            <text:p>100</text:p>
          </table:table-cell>
          <table:table-cell office:value-type="float" office:value="7.61" calcext:value-type="float">
            <text:p>7.61</text:p>
          </table:table-cell>
          <table:table-cell office:value-type="float" office:value="10000" calcext:value-type="float">
            <text:p>10000</text:p>
          </table:table-cell>
          <table:table-cell office:value-type="float" office:value="64800" calcext:value-type="float">
            <text:p>648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10.539" calcext:value-type="float">
            <text:p>10.539</text:p>
          </table:table-cell>
          <table:table-cell office:value-type="string" calcext:value-type="string">
            <text:p>("c170a1be8bb6e4a404e4f28725001598383c30f5f99cceee05a3db219c5408eb", "f87034bea2be422d604cf0d466595376481c426a8438d880b9d90daaffc3ead7", "e93317a91896e38f0222615ebe22a87c41394ece357a0c9b672ba9c5fcd735ee", "e5c87e988efeef7374f5a3d49833389069db05eb014eafbd3c1fe9f92b3bc261", "a1d9a0508c97a4aa238826e286123beb04f30089a7cb7a41fdacb0e329d0a59d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.496</text:p>
          </table:table-cell>
          <table:table-cell office:value-type="string" calcext:value-type="string">
            <text:p>4304d3f6e6f6105ecda8e596dff123c6fcb7a8a28776bbacf79224401f186686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9" calcext:value-type="float">
            <text:p>0.459</text:p>
          </table:table-cell>
          <table:table-cell office:value-type="string" calcext:value-type="string">
            <text:p>4304d3f6e6f6105ecda8e596dff123c6fcb7a8a28776bbacf79224401f186686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4304d3f6e6f6105ecda8e596dff123c6fcb7a8a28776bbacf79224401f186686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26709d94f9d7fd9a90563c5157d7ddcdd76c21ee9eae0d40bdd5573f63380784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26709d94f9d7fd9a90563c5157d7ddcdd76c21ee9eae0d40bdd5573f63380784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5" calcext:value-type="float">
            <text:p>0.415</text:p>
          </table:table-cell>
          <table:table-cell office:value-type="string" calcext:value-type="string">
            <text:p>26709d94f9d7fd9a90563c5157d7ddcdd76c21ee9eae0d40bdd5573f63380784</text:p>
          </table:table-cell>
          <table:table-cell office:value-type="float" office:value="99.13" calcext:value-type="float">
            <text:p>99.13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3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92" calcext:value-type="float">
            <text:p>91.92</text:p>
          </table:table-cell>
          <table:table-cell office:value-type="float" office:value="95.14" calcext:value-type="float">
            <text:p>95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680" calcext:value-type="float">
            <text:p>3568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8e6a7d0a2d87fdd4debec38142be72ade4845e79fd7e77be084664d51293f61", "65fd031701fb4a2947d940ac449ffeb4c2e21ab9b8c5c6824c001a068ba654b1", "fc578f0b427906909cf6f0a5554f2a77251e50e031400cef0db663f6c91f2f39", "a62aa258bf0a778da0fa633300b90968c890c71d6ed3f385851161b35724ce06", "265c1932d0d8ea455a9cb6bf3abc9499f8d84065214db76e8cf7a9cf50362172")</text:p>
          </table:table-cell>
          <table:table-cell office:value-type="float" office:value="99.57" calcext:value-type="float">
            <text:p>99.57</text:p>
          </table:table-cell>
          <table:table-cell office:value-type="float" office:value="92.73" calcext:value-type="float">
            <text:p>92.73</text:p>
          </table:table-cell>
          <table:table-cell office:value-type="float" office:value="96.36" calcext:value-type="float">
            <text:p>96.36</text:p>
          </table:table-cell>
          <table:table-cell table:style-name="ce33"/>
          <table:table-cell office:value-type="float" office:value="96.36" calcext:value-type="float">
            <text:p>96.36</text:p>
          </table:table-cell>
          <table:table-cell office:value-type="float" office:value="94.55" calcext:value-type="float">
            <text:p>94.55</text:p>
          </table:table-cell>
          <table:table-cell office:value-type="float" office:value="98.18" calcext:value-type="float">
            <text:p>98.18</text:p>
          </table:table-cell>
          <table:table-cell office:value-type="float" office:value="98.33" calcext:value-type="float">
            <text:p>98.33</text:p>
          </table:table-cell>
          <table:table-cell office:value-type="float" office:value="95" calcext:value-type="float">
            <text:p>95</text:p>
          </table:table-cell>
          <table:table-cell office:value-type="float" office:value="96.27" calcext:value-type="float">
            <text:p>96.27</text:p>
          </table:table-cell>
          <table:table-cell office:value-type="float" office:value="6.74" calcext:value-type="float">
            <text:p>6.74</text:p>
          </table:table-cell>
          <table:table-cell office:value-type="float" office:value="10000" calcext:value-type="float">
            <text:p>10000</text:p>
          </table:table-cell>
          <table:table-cell office:value-type="float" office:value="71840" calcext:value-type="float">
            <text:p>718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080" calcext:value-type="float">
            <text:p>8080</text:p>
          </table:table-cell>
          <table:table-cell office:value-type="float" office:value="11.027" calcext:value-type="float">
            <text:p>11.027</text:p>
          </table:table-cell>
          <table:table-cell office:value-type="string" calcext:value-type="string">
            <text:p>("ee454b672c1fe81e9542dadd622f89cd036dfbe7179134c53d62b8f52939f869", "39f06034b5197ca7952388ef1df3c85ea440d3a0c8bc9b922b005addfc176471", "5d2f15d54821521f3e767e1edf73a546390c1c023c366cb01b5122c4e8e53e09", "565f0927ca294ace332fd26ce925fda479f1fd4bc0c6b3bc3c125c439e5d0437", "176db11a5eefb14d156908980a23fc48a3d40a92db50f5263d24a5c99d173018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4b13f9c8a708782d4a079ba2778a9d5469d4d5df87b0eef7836a734dfb718e2a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4b13f9c8a708782d4a079ba2778a9d5469d4d5df87b0eef7836a734dfb718e2a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4b13f9c8a708782d4a079ba2778a9d5469d4d5df87b0eef7836a734dfb718e2a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ed789c33f8a859ad94e85b77825897eb426c8fbc41dbb477bd21ef1c957da2db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ed789c33f8a859ad94e85b77825897eb426c8fbc41dbb477bd21ef1c957da2db</text:p>
          </table:table-cell>
          <table:table-cell office:value-type="float" office:value="96.74" calcext:value-type="float">
            <text:p>96.74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ed789c33f8a859ad94e85b77825897eb426c8fbc41dbb477bd21ef1c957da2db</text:p>
          </table:table-cell>
          <table:table-cell office:value-type="float" office:value="99.57" calcext:value-type="float">
            <text:p>99.57</text:p>
          </table:table-cell>
          <table:table-cell office:value-type="float" office:value="81.82" calcext:value-type="float">
            <text:p>81.82</text:p>
          </table:table-cell>
          <table:table-cell office:value-type="float" office:value="90.91" calcext:value-type="float">
            <text:p>90.91</text:p>
          </table:table-cell>
          <table:table-cell table:style-name="ce13"/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62" calcext:value-type="float">
            <text:p>84.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400" calcext:value-type="float">
            <text:p>394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453ac76cae753e81d3bdbcd5c3b76e044b2c6cc727b0648f631de96ad5ac6c", "631d2c7db869a4b42b2d8dd282d9e7d87e575b8e12cb43bc9a7851055278f78f", "59f0b2f7fbd38a50579a754de49e1cce7eb90dcfd380fcc4d6021cbb72e3c361", "024f4a1d5fc6edcac06c64ab5fc89fbbe986eac9a9d4e727465ba5091484550a", "67f036fc002b30883610ea9351177f68403e1757a8750d5df49e4216102d8360")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33"/>
          <table:table-cell office:value-type="float" office:value="91.82" calcext:value-type="float">
            <text:p>91.82</text:p>
          </table:table-cell>
          <table:table-cell office:value-type="float" office:value="83.64" calcext:value-type="float">
            <text:p>83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03" calcext:value-type="float">
            <text:p>86.03</text:p>
          </table:table-cell>
          <table:table-cell office:value-type="float" office:value="91.05" calcext:value-type="float">
            <text:p>91.05</text:p>
          </table:table-cell>
          <table:table-cell office:value-type="float" office:value="8.48" calcext:value-type="float">
            <text:p>8.48</text:p>
          </table:table-cell>
          <table:table-cell office:value-type="float" office:value="10000" calcext:value-type="float">
            <text:p>10000</text:p>
          </table:table-cell>
          <table:table-cell office:value-type="float" office:value="77880" calcext:value-type="float">
            <text:p>778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11.076" calcext:value-type="float">
            <text:p>11.076</text:p>
          </table:table-cell>
          <table:table-cell office:value-type="string" calcext:value-type="string">
            <text:p>("5c16fa315691676c0c37b47daec3a3a549ab47a922ae6a97a9e85983fee8e1aa", "520e3c7ff180c67ac949597212dabb62f53941b4d4adfe9973c35f725c024901", "961dfa655da232d54b1911341adfdda617023eaa29691b01fc716d355a0cdf2a", "d0fed940218c5e4d3d56402ae327e675155f738faf3582b2005b0c715069fc52", "c19b6b97ac8ea9b8a1f8974df1093744951db5e2c8adc09576738d37eaa0745f")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bbc815ec0ea424a6e2060e65c6dec1b837e831cf30f6aae78ae30d4670e38156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4" calcext:value-type="float">
            <text:p>0.744</text:p>
          </table:table-cell>
          <table:table-cell office:value-type="string" calcext:value-type="string">
            <text:p>bbc815ec0ea424a6e2060e65c6dec1b837e831cf30f6aae78ae30d4670e38156</text:p>
          </table:table-cell>
          <table:table-cell office:value-type="float" office:value="100" calcext:value-type="float">
            <text:p>100</text:p>
          </table:table-cell>
          <table:table-cell office:value-type="float" office:value="54.55" calcext:value-type="float">
            <text:p>54.55</text:p>
          </table:table-cell>
          <table:table-cell table:number-columns-repeated="2" office:value-type="float" office:value="77.27" calcext:value-type="float">
            <text:p>77.27</text:p>
          </table:table-cell>
          <table:table-cell office:value-type="float" office:value="90.91" calcext:value-type="float">
            <text:p>90.91</text:p>
          </table:table-cell>
          <table:table-cell office:value-type="float" office:value="63.64" calcext:value-type="float">
            <text:p>6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87.5" calcext:value-type="float">
            <text:p>87.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bbc815ec0ea424a6e2060e65c6dec1b837e831cf30f6aae78ae30d4670e38156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a91ed0fe297532663d6b6bd0511ee8dd8be654a4b06e319c17c65a11eb88f0ed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a91ed0fe297532663d6b6bd0511ee8dd8be654a4b06e319c17c65a11eb88f0ed</text:p>
          </table:table-cell>
          <table:table-cell office:value-type="float" office:value="95.65" calcext:value-type="float">
            <text:p>95.65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a91ed0fe297532663d6b6bd0511ee8dd8be654a4b06e319c17c65a11eb88f0ed</text:p>
          </table:table-cell>
          <table:table-cell office:value-type="float" office:value="99.78" calcext:value-type="float">
            <text:p>99.78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3"/>
          <table:table-cell office:value-type="float" office:value="95.45" calcext:value-type="float">
            <text:p>95.45</text:p>
          </table:table-cell>
          <table:table-cell office:value-type="float" office:value="94.55" calcext:value-type="float">
            <text:p>94.55</text:p>
          </table:table-cell>
          <table:table-cell office:value-type="float" office:value="96.36" calcext:value-type="float">
            <text:p>96.36</text:p>
          </table:table-cell>
          <table:table-cell office:value-type="float" office:value="96.67" calcext:value-type="float">
            <text:p>96.67</text:p>
          </table:table-cell>
          <table:table-cell office:value-type="float" office:value="94.67" calcext:value-type="float">
            <text:p>94.67</text:p>
          </table:table-cell>
          <table:table-cell office:value-type="float" office:value="95.49" calcext:value-type="float">
            <text:p>95.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200" calcext:value-type="float">
            <text:p>39200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47c502b0c36ffdc7142aabef00795f0f399065740e581ff3c85f99b575ffd10", "b0721410d9eba17b726cf167b8989c19a976b5b8afb7b0dd102ee92311bceb07", "52ec4a45bf6b5f1732a60cc181a0074128631837e39061a7660318ca7b749b21", "59397cca344b0341149309c2d9ccb08a62130e2b6b030bcba46b28abb768b0eb", "6a52300a6ae132a4c6017836c9091e6987fb1e99323ea2b20130f5236b9a551e")</text:p>
          </table:table-cell>
          <table:table-cell office:value-type="float" office:value="99.78" calcext:value-type="float">
            <text:p>99.78</text:p>
          </table:table-cell>
          <table:table-cell office:value-type="float" office:value="83.64" calcext:value-type="float">
            <text:p>83.64</text:p>
          </table:table-cell>
          <table:table-cell office:value-type="float" office:value="91.82" calcext:value-type="float">
            <text:p>91.82</text:p>
          </table:table-cell>
          <table:table-cell table:style-name="ce33"/>
          <table:table-cell office:value-type="float" office:value="91.82" calcext:value-type="float">
            <text:p>91.82</text:p>
          </table:table-cell>
          <table:table-cell office:value-type="float" office:value="96.36" calcext:value-type="float">
            <text:p>96.36</text:p>
          </table:table-cell>
          <table:table-cell office:value-type="float" office:value="87.27" calcext:value-type="float">
            <text:p>87.27</text:p>
          </table:table-cell>
          <table:table-cell office:value-type="float" office:value="88.69" calcext:value-type="float">
            <text:p>88.69</text:p>
          </table:table-cell>
          <table:table-cell office:value-type="float" office:value="96.18" calcext:value-type="float">
            <text:p>96.18</text:p>
          </table:table-cell>
          <table:table-cell office:value-type="float" office:value="92.24" calcext:value-type="float">
            <text:p>92.24</text:p>
          </table:table-cell>
          <table:table-cell office:value-type="float" office:value="6.3" calcext:value-type="float">
            <text:p>6.3</text:p>
          </table:table-cell>
          <table:table-cell office:value-type="float" office:value="10000" calcext:value-type="float">
            <text:p>10000</text:p>
          </table:table-cell>
          <table:table-cell office:value-type="float" office:value="77640" calcext:value-type="float">
            <text:p>77640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0.49" calcext:value-type="float">
            <text:p>0.49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2.589" calcext:value-type="float">
            <text:p>12.589</text:p>
          </table:table-cell>
          <table:table-cell office:value-type="string" calcext:value-type="string">
            <text:p>("33cbbbe9e8092b8f13f7b36f6e19cf4fad38afa642b324fde35719ad9f99b72e", "7e940db08402e1cbdecf0a889ca406a3047681bc24b50a41f416832b839caf3a", "12089e714afd449d3beb36fb7651862ab37877b9b091952a54fd921944eb6511", "83b452548aa834d8239a5e1e81a5efb651aa057b36d22a78e8546dbdb2183f7a", "0857b16b35e863a6843b696e91eebfccd0ad5dfec9b69f52641c0c03aeb4bb81")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b111b422bc342f9018c97e98a17ecd0fd0cbc1af5bcf585ced847ffc9e6cc5ef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65" calcext:value-type="float">
            <text:p>0.465</text:p>
          </table:table-cell>
          <table:table-cell office:value-type="string" calcext:value-type="string">
            <text:p>b111b422bc342f9018c97e98a17ecd0fd0cbc1af5bcf585ced847ffc9e6cc5ef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b111b422bc342f9018c97e98a17ecd0fd0cbc1af5bcf585ced847ffc9e6cc5ef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c7feba6e76ceeb7ce229bc2ef0947f48109d40a80f4166ee9785d46824fcec32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c7feba6e76ceeb7ce229bc2ef0947f48109d40a80f4166ee9785d46824fcec32</text:p>
          </table:table-cell>
          <table:table-cell office:value-type="float" office:value="96.74" calcext:value-type="float">
            <text:p>96.74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c7feba6e76ceeb7ce229bc2ef0947f48109d40a80f4166ee9785d46824fcec32</text:p>
          </table:table-cell>
          <table:table-cell office:value-type="float" office:value="99.35" calcext:value-type="float">
            <text:p>99.35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3" table:formula="of:=AVERAGE([.DJ42:.DJ51])" office:value-type="float" office:value="93.545" calcext:value-type="float">
            <text:p>93.54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6240" calcext:value-type="float">
            <text:p>362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480" calcext:value-type="float">
            <text:p>24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bbd51a0f7afbb517df16d8d06654f3bfe7785941b7a750f1b5c3c4ca4fc519e", "bd8611ae45a603fcb4a0ead88d426aec6571859dc13d801c637820f0ff53280b", "6caf01f18c94a7ca1b0a374e0945c0f2ab3fd2bef96b15784096c69cebbc4bfc", "733ea89ef44d05f5f01186ce9f3cab9cd9d548a60803cc707c083ef40e9cccd1", "8213e42ed74eb34e7caaa8a591344c1c786a130f6d934fdcb399687b4da422b9")</text:p>
          </table:table-cell>
          <table:table-cell office:value-type="float" office:value="99.57" calcext:value-type="float">
            <text:p>99.57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3" table:formula="of:=AVERAGE([.EK42:.EK51])" office:value-type="float" office:value="94.001" calcext:value-type="float">
            <text:p>94.001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7.17" calcext:value-type="float">
            <text:p>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72880" calcext:value-type="float">
            <text:p>728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8520" calcext:value-type="float">
            <text:p>58520</text:p>
          </table:table-cell>
          <table:table-cell office:value-type="float" office:value="11.221" calcext:value-type="float">
            <text:p>11.221</text:p>
          </table:table-cell>
          <table:table-cell office:value-type="string" calcext:value-type="string">
            <text:p>("4a309b2e72c4f56a7eb5a441b5cc0d4a7b180e1c05f555ee68743b6af47f0ad7", "e002b6a9e6ef120350074571a98cee933fe6ea2d2b8f45456a8e07cf76553daa", "5c03e0f3d2b870cdcbd0510ce8dcdad51493bc9176ae5dc3df3beac479e6419b", "61f6e947ba582d31f9e9d3c1642079cb37b07aa0b767a349acfefedc34c7cc73", "a378b8ccac80c6a82e1d1b20e3f936f1a693540f3f3088e31a3cd4bebde50954")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c",3,true,"KDD-norm-partitioned-v1-cough",["NG",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30,ma_step = 20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(46, 46)</text:p>
          </table:table-cell>
          <table:table-cell table:style-name="ce1" office:value-type="string" calcext:value-type="string">
            <text:p>(11, 11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3,)]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9" calcext:value-type="float">
            <text:p>0.929</text:p>
          </table:table-cell>
          <table:table-cell table:style-name="ce1" office:value-type="string" calcext:value-type="string">
            <text:p>946be533fd4a05ce23901211e061bd88a49d85e8bd5dff709ef12af18e9e77a9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string" calcext:value-type="string">
            <text:p>946be533fd4a05ce23901211e061bd88a49d85e8bd5dff709ef12af18e9e77a9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06" calcext:value-type="float">
            <text:p>0.706</text:p>
          </table:table-cell>
          <table:table-cell table:style-name="ce1" office:value-type="string" calcext:value-type="string">
            <text:p>946be533fd4a05ce23901211e061bd88a49d85e8bd5dff709ef12af18e9e77a9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98" calcext:value-type="float">
            <text:p>0.798</text:p>
          </table:table-cell>
          <table:table-cell table:style-name="ce1" office:value-type="string" calcext:value-type="string">
            <text:p>fe3a66800004116e3d3f4d0adf6aeb1bf8dfb0a4f0e9a901b07ba492b2d55d4e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string" calcext:value-type="string">
            <text:p>fe3a66800004116e3d3f4d0adf6aeb1bf8dfb0a4f0e9a901b07ba492b2d55d4e</text:p>
          </table:table-cell>
          <table:table-cell table:style-name="ce1" office:value-type="float" office:value="98.91" calcext:value-type="float">
            <text:p>98.91</text:p>
          </table:table-cell>
          <table:table-cell table:style-name="ce1" office:value-type="float" office:value="90.91" calcext:value-type="float">
            <text:p>90.91</text:p>
          </table:table-cell>
          <table:table-cell table:style-name="ce5" office:value-type="float" office:value="95.45" calcext:value-type="float">
            <text:p>95.45</text:p>
          </table:table-cell>
          <table:table-cell table:style-name="ce1" office:value-type="float" office:value="95.45" calcext:value-type="float">
            <text:p>95.45</text:p>
          </table:table-cell>
          <table:table-cell table:style-name="ce1" office:value-type="float" office:value="90.91" calcext:value-type="float">
            <text:p>90.91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1.67" calcext:value-type="float">
            <text:p>91.67</text:p>
          </table:table-cell>
          <table:table-cell table:style-name="ce1" office:value-type="float" office:value="95.24" calcext:value-type="float">
            <text:p>95.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string" calcext:value-type="string">
            <text:p>fe3a66800004116e3d3f4d0adf6aeb1bf8dfb0a4f0e9a901b07ba492b2d55d4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89.09" calcext:value-type="float">
            <text:p>89.09</text:p>
          </table:table-cell>
          <table:table-cell table:style-name="ce5" office:value-type="float" office:value="94.55" calcext:value-type="float">
            <text:p>94.55</text:p>
          </table:table-cell>
          <table:table-cell table:style-name="ce14"/>
          <table:table-cell table:style-name="ce1" office:value-type="float" office:value="94.55" calcext:value-type="float">
            <text:p>94.55</text:p>
          </table:table-cell>
          <table:table-cell table:style-name="ce1" office:value-type="float" office:value="89.09" calcext:value-type="float">
            <text:p>89.09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0.26" calcext:value-type="float">
            <text:p>90.26</text:p>
          </table:table-cell>
          <table:table-cell table:style-name="ce1" office:value-type="float" office:value="94.19" calcext:value-type="float">
            <text:p>94.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8200" calcext:value-type="float">
            <text:p>38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07059ae55bc509a06939bbf964b226d727eddc29b2406c4563a71ed18d4e225e", "02455644c2e9bdca82a62e7b0850a4f4e737d829787c78946f608cc834408697", "87f318137332eee4357cae4d10220fe3c88411a089d74acbe71db095618e1ed4", "5249e7cd4936358db8541a30fbec096e6c792c314aa28223441bd79a0def7b86", "3328fb7cc13843e915b659437ff23389b3d9a17d3c7a8800b9b89a8d3ddb318a")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2.73" calcext:value-type="float">
            <text:p>92.73</text:p>
          </table:table-cell>
          <table:table-cell table:style-name="ce5" office:value-type="float" office:value="96.36" calcext:value-type="float">
            <text:p>96.36</text:p>
          </table:table-cell>
          <table:table-cell table:style-name="ce34"/>
          <table:table-cell table:style-name="ce1" office:value-type="float" office:value="96.36" calcext:value-type="float">
            <text:p>96.36</text:p>
          </table:table-cell>
          <table:table-cell table:style-name="ce1" office:value-type="float" office:value="92.73" calcext:value-type="float">
            <text:p>92.73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 office:value-type="float" office:value="93.33" calcext:value-type="float">
            <text:p>93.33</text:p>
          </table:table-cell>
          <table:table-cell table:style-name="ce1" office:value-type="float" office:value="96.19" calcext:value-type="float">
            <text:p>96.19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5960" calcext:value-type="float">
            <text:p>759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4" calcext:value-type="float">
            <text:p>0.1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2.254" calcext:value-type="float">
            <text:p>12.254</text:p>
          </table:table-cell>
          <table:table-cell table:style-name="ce1" office:value-type="string" calcext:value-type="string">
            <text:p>("d5dd06afd77ba2e3330a78447340149cd2105e965545ef6b9a2a39f86a2556e5", "fa0dd9df446bd5d53383e725c54293230469eed1db4301b657738264c59c510c", "3a523ec10dd7d7262895a5e32991055acdff3dd26440b1ef0647df7ee69b1012", "7dcf8bff2ea071a2f59325d96c070dade41c9283bbca3766a6cbe8b208dd4ca0", "58a24c7802576e94a584fd2ec7d8133b228b64a20fb48e7b6295ce3d59a2a10e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893316952207a8ea351795fdd3ad51e25e47097ea327050f0c62924509985000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893316952207a8ea351795fdd3ad51e25e47097ea327050f0c62924509985000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893316952207a8ea351795fdd3ad51e25e47097ea327050f0c62924509985000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92717d3c71feb83e6e70f48def09e46d4ac0cbbaefb76d32d7703f7d26e9427e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92717d3c71feb83e6e70f48def09e46d4ac0cbbaefb76d32d7703f7d26e9427e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92717d3c71feb83e6e70f48def09e46d4ac0cbbaefb76d32d7703f7d26e9427e</text:p>
          </table:table-cell>
          <table:table-cell office:value-type="float" office:value="99.13" calcext:value-type="float">
            <text:p>99.13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15"/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5080" calcext:value-type="float">
            <text:p>350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66efa3f315f05e09679eb69910dbca7e5f08c73eeaf641534c6b702ccd6ba5", "bcedcf415a2b109a95e1ef7acc9e85e961272a3019e51a1a6d1fc2765e3afcc5", "f7ce5edea4b3b6b82bbdb23c89254917b211358b878d5a1336f014f79e52bcdd", "833fae9e8c1734130bce3509401101328f9242a2a77967bf1600f3d46bfcb0e9", "7dd204d5b8959adbd349d27b4adb6b5a2948d16723c8bc445701a66240957e07")</text:p>
          </table:table-cell>
          <table:table-cell office:value-type="float" office:value="99.57" calcext:value-type="float">
            <text:p>99.57</text:p>
          </table:table-cell>
          <table:table-cell office:value-type="float" office:value="72.73" calcext:value-type="float">
            <text:p>72.73</text:p>
          </table:table-cell>
          <table:table-cell office:value-type="float" office:value="86.36" calcext:value-type="float">
            <text:p>86.36</text:p>
          </table:table-cell>
          <table:table-cell table:style-name="ce35"/>
          <table:table-cell office:value-type="float" office:value="86.36" calcext:value-type="float">
            <text:p>86.36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4.21" calcext:value-type="float">
            <text:p>84.21</text:p>
          </table:table-cell>
          <table:table-cell office:value-type="float" office:value="4.13" calcext:value-type="float">
            <text:p>4.13</text:p>
          </table:table-cell>
          <table:table-cell office:value-type="float" office:value="10000" calcext:value-type="float">
            <text:p>10000</text:p>
          </table:table-cell>
          <table:table-cell office:value-type="float" office:value="69920" calcext:value-type="float">
            <text:p>699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9920" calcext:value-type="float">
            <text:p>9920</text:p>
          </table:table-cell>
          <table:table-cell office:value-type="float" office:value="9.405" calcext:value-type="float">
            <text:p>9.405</text:p>
          </table:table-cell>
          <table:table-cell office:value-type="string" calcext:value-type="string">
            <text:p>("aeae9a4eaa1bea004628f1c1fc3719b27ae5a10e2b87dc829afe3cfb8ad36e1a", "5604d8b10b5075e524d83999cfa877d0202d7ad269c14006f3511c1bef1f1350", "b8c8acb54f285a02d769203d735d19f27c832482bc3bbd52633bf2df9fd36344", "cd824b0470e442ec5f4f7647f483be430e72b3fcbfb2abb9624bdb1a7838d7a6", "19ef35ee383d92235618614aff08ec0391546c16c2e13bff1f8ff9b5783165a2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ce552fa42bf4705a42db3c5e3425b842f5fd1b79e52c241b130c2a45ba5bae51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ce552fa42bf4705a42db3c5e3425b842f5fd1b79e52c241b130c2a45ba5bae51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ce552fa42bf4705a42db3c5e3425b842f5fd1b79e52c241b130c2a45ba5bae51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91bab86dd5458253a7bd1f982b22f977110ea41987d7d6e9db20f1aed6b68e6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91bab86dd5458253a7bd1f982b22f977110ea41987d7d6e9db20f1aed6b68e6f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91bab86dd5458253a7bd1f982b22f977110ea41987d7d6e9db20f1aed6b68e6f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5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880" calcext:value-type="float">
            <text:p>398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720" calcext:value-type="float">
            <text:p>11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d8407decea3546534cf869b98d04e7903cf957ccdb44c259572a2b0f2856374", "50275725dd59cc1a9b20fbed3863d608d206692179907aa39edb6f289ffd1352", "c608a7997456613b993009d563dc9419bcebe9d4a0810fa52fc37f0977fb18ed", "8822d9597475373518c773291e6d2c0b2fa7089f623b0589cc177d829fe6a05e", "7819d0fb714b2489fa11be6a4d633689abdde7b51ca5c1d8684c7f81e532ef28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5"/>
          <table:table-cell table:number-columns-repeated="6" office:value-type="float" office:value="100" calcext:value-type="float">
            <text:p>100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80120" calcext:value-type="float">
            <text:p>801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720" calcext:value-type="float">
            <text:p>8720</text:p>
          </table:table-cell>
          <table:table-cell office:value-type="float" office:value="11.814" calcext:value-type="float">
            <text:p>11.814</text:p>
          </table:table-cell>
          <table:table-cell office:value-type="string" calcext:value-type="string">
            <text:p>("9379f74d6b5f8dd430a45c95e65c65e1f8b4180da34120cd4fa02c56bc88c5c3", "e51441f2cbe5032f3331cd868629c2f8c4d70be3294795d7fdbae76fa98ddd59", "e8bf520e9be55866330d4ceb56b5bf472dcd50e3ef3c713b32753bbf8af7691a", "de803d72fbd84013af3520a423d30bdc6d1a6005441c332c89667bbf21dc6655", "4a803e54be0576c9fc0f4d9f92cad8c23d9d299e90666fcf15ff67ce22f92d26")</text:p>
          </table:table-cell>
          <table:table-cell table:number-columns-repeated="85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3615e4dadddf4cb17a17852f10053229d0cfc35eb9cb3caba6c4c2a84c5b70a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3615e4dadddf4cb17a17852f10053229d0cfc35eb9cb3caba6c4c2a84c5b70a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3615e4dadddf4cb17a17852f10053229d0cfc35eb9cb3caba6c4c2a84c5b70a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ad853bd07b4f019d033ac5267bd703feea24655e242417f5b755a862000e5c1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ad853bd07b4f019d033ac5267bd703feea24655e242417f5b755a862000e5c1b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ad853bd07b4f019d033ac5267bd703feea24655e242417f5b755a862000e5c1b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5"/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40" calcext:value-type="float">
            <text:p>400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480" calcext:value-type="float">
            <text:p>12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64058633acfc91df4f766c52b295ee8a29e3fa4fd57507e05d4b806ec3516d5", "8910841ee0cfd5e9ebdb3f76304452979f1da3b68e5b6772eee28ab95ff90830", "bac7ef9248965f4c31889213f542df5a133ae21c0ea669b5b55b7666d673ca81", "0bf2db29d18657fa70351399104b6ba9e0daebb477f90c3889ffb736ba792fe3", "c6e51c287b3180a0d6ccfb69c449b12b84eac812c7b5cdeb0e53f22b9d540ca9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5"/>
          <table:table-cell table:number-columns-repeated="6" office:value-type="float" office:value="100" calcext:value-type="float">
            <text:p>100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8880" calcext:value-type="float">
            <text:p>788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8920" calcext:value-type="float">
            <text:p>8920</text:p>
          </table:table-cell>
          <table:table-cell office:value-type="float" office:value="10.773" calcext:value-type="float">
            <text:p>10.773</text:p>
          </table:table-cell>
          <table:table-cell office:value-type="string" calcext:value-type="string">
            <text:p>("29704b5a80248a3fa2fdbbd851ccd3ce970c0fb847abf07cdf3607e12593e854", "d0718a40744cf12bad60a60b2c82d38c1fdd90903e651dbaec67516a7193faa7", "fcfd5a3aedab11e0e89fe0b02d3f6762a566aefc0dd2c9246e72e0b7e9592891", "50447cdba499089e9ddf0b1b0d2078d880a19f796a1f2c84b70d43ebb4dda07e", "20f882b948d2cea2f5bac76d35ccf3a0ded87f66a5c016362b618b36921343a2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7c65162c4c504b7e6a26ed1e520a4be723dbf8ef4770433460e01dd3ce4c3958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1" calcext:value-type="float">
            <text:p>0.751</text:p>
          </table:table-cell>
          <table:table-cell office:value-type="string" calcext:value-type="string">
            <text:p>7c65162c4c504b7e6a26ed1e520a4be723dbf8ef4770433460e01dd3ce4c3958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7c65162c4c504b7e6a26ed1e520a4be723dbf8ef4770433460e01dd3ce4c3958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5" calcext:value-type="float">
            <text:p>0.755</text:p>
          </table:table-cell>
          <table:table-cell office:value-type="string" calcext:value-type="string">
            <text:p>8873981757e2421fab325d7cfb62fc849b927d8e3fa0bd50d8b500d18638e197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8873981757e2421fab325d7cfb62fc849b927d8e3fa0bd50d8b500d18638e197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2" office:value-type="float" office:value="90.91" calcext:value-type="float">
            <text:p>90.91</text:p>
          </table:table-cell>
          <table:table-cell office:value-type="float" office:value="100" calcext:value-type="float">
            <text:p>100</text:p>
          </table:table-cell>
          <table:table-cell office:value-type="float" office:value="81.82" calcext:value-type="float">
            <text:p>81.82</text:p>
          </table:table-cell>
          <table:table-cell office:value-type="float" office:value="84.62" calcext:value-type="float">
            <text:p>84.62</text:p>
          </table:table-cell>
          <table:table-cell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8873981757e2421fab325d7cfb62fc849b927d8e3fa0bd50d8b500d18638e197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200" calcext:value-type="float">
            <text:p>38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9400" calcext:value-type="float">
            <text:p>19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f763bf3663fa5fd7bbb746296eebabda6ec43b00b38f27f61624298b12974f9", "d1f30297fc532aa0b48194fa4829e29d9280957bc2961de48eb070e646f40436", "5475c0a8cac6442b2b49e0e4dd4933d3ed6de72b09b5788ac656f9aea71c4c1e", "0485f9314ad1213da6bf70f44e2c66163d3d605d7cce2a700ca0c230416a19cf", "b0a909d6914e410c493f468e2d1d6bc60071df4b5a42cd90afcb1e5f4287c23d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3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5.22" calcext:value-type="float">
            <text:p>5.22</text:p>
          </table:table-cell>
          <table:table-cell office:value-type="float" office:value="10000" calcext:value-type="float">
            <text:p>10000</text:p>
          </table:table-cell>
          <table:table-cell office:value-type="float" office:value="75320" calcext:value-type="float">
            <text:p>753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120" calcext:value-type="float">
            <text:p>13120</text:p>
          </table:table-cell>
          <table:table-cell office:value-type="float" office:value="10.664" calcext:value-type="float">
            <text:p>10.664</text:p>
          </table:table-cell>
          <table:table-cell office:value-type="string" calcext:value-type="string">
            <text:p>("8c8e5705ad54249b50c00282f9377890bbf121d0a5b645e95927afad65b31a9d", "ec96e7b3ff05672d5a484d01baa82c03a231de2740944dbbc6b6d88681584dce", "793b091043adc11348f3556dfc8093c55aba988722d6fba68379528a9d6449a3", "12964959c1ec0861fdb02159e9d8aa0c9b271de675e17c1453b9bf538122c089", "8fe663e9cca600047aeab9fb3912dda27f7c35d9ea751f500c098fff726cec6d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e87a4d4feac03e442d37287bd37ad184dee8f1962f1e33e8ceb435713039540d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e87a4d4feac03e442d37287bd37ad184dee8f1962f1e33e8ceb435713039540d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e87a4d4feac03e442d37287bd37ad184dee8f1962f1e33e8ceb435713039540d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284d440069517f96683cd1a25ad617fb5600602a55718a802e7bf43c7bf0e7a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d284d440069517f96683cd1a25ad617fb5600602a55718a802e7bf43c7bf0e7a</text:p>
          </table:table-cell>
          <table:table-cell office:value-type="float" office:value="98.91" calcext:value-type="float">
            <text:p>98.91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d284d440069517f96683cd1a25ad617fb5600602a55718a802e7bf43c7bf0e7a</text:p>
          </table:table-cell>
          <table:table-cell office:value-type="float" office:value="99.78" calcext:value-type="float">
            <text:p>99.78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15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040" calcext:value-type="float">
            <text:p>390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0" calcext:value-type="float">
            <text:p>1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b3b1dc62186b2655c2d7122092837050555b5eab471b138ac84ab269904867f", "5816e2c91686597076359d90bc1574e40893dd9c68a20489de73a2e82a988877", "8724649d738453f87985e0e81fc2ea40c9578ea5cc9db9d9828edaa40246f6ca", "d29d7eee06f23f6325f0bce21c55301daa5283507aca1d75fc6758808072bfae", "75acc089f0c315211fb2067d51778f4accf71272b625224f9a85265e4c78dbe0")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35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5.65" calcext:value-type="float">
            <text:p>5.65</text:p>
          </table:table-cell>
          <table:table-cell office:value-type="float" office:value="10000" calcext:value-type="float">
            <text:p>10000</text:p>
          </table:table-cell>
          <table:table-cell office:value-type="float" office:value="77880" calcext:value-type="float">
            <text:p>7788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920" calcext:value-type="float">
            <text:p>18920</text:p>
          </table:table-cell>
          <table:table-cell office:value-type="float" office:value="11.605" calcext:value-type="float">
            <text:p>11.605</text:p>
          </table:table-cell>
          <table:table-cell office:value-type="string" calcext:value-type="string">
            <text:p>("d2958fdee385140104f0b1b6e02ce548d633f95a98be4796e0d87315a8a9091a", "913529ef6bcee10771be3c5e10fe95b31a18843b2730cc8be8b720238c215abd", "30844fc6287c72840efa3f4a2718ad679cca771bfa0a9b47920b9c5a29d7c90c", "3e01b6594ff50ffbd3d115b696d18682f845e7163a5eea655d0ddcf069e4cf03", "bc57f31348704807cb2c7e4cb4aa170d4f473db2004593d9bb3c4433d58876d3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922df857a72ccdef66a957a5e6526164720ff83c7afbc20f37e59d1b3674ac37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922df857a72ccdef66a957a5e6526164720ff83c7afbc20f37e59d1b3674ac37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922df857a72ccdef66a957a5e6526164720ff83c7afbc20f37e59d1b3674ac37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56e138818f09f43d933fc1da3b615d87092cf039319524fc0d918055a06b05c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56e138818f09f43d933fc1da3b615d87092cf039319524fc0d918055a06b05c5</text:p>
          </table:table-cell>
          <table:table-cell office:value-type="float" office:value="97.83" calcext:value-type="float">
            <text:p>97.83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1.67" calcext:value-type="float">
            <text:p>91.67</text:p>
          </table:table-cell>
          <table:table-cell office:value-type="float" office:value="100" calcext:value-type="float">
            <text:p>100</text:p>
          </table:table-cell>
          <table:table-cell office:value-type="float" office:value="95.65" calcext:value-type="float">
            <text:p>95.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56e138818f09f43d933fc1da3b615d87092cf039319524fc0d918055a06b05c5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15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320" calcext:value-type="float">
            <text:p>3832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20" calcext:value-type="float">
            <text:p>1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3e0ab4ed89a952238101dc8f724f647d277bc6453d2cd7c19e534dcbd0e85e1", "ee86f008740aab328ad54d4f3d65af5cc6ecf6bda541daec07b35072bdea6a0b", "d1ebbed2a47b5729450954dbf385a37c344cdd35db90874a1d5ac651aa52a45d", "cfc6601c3deb07e31ecdd3919ada6f2cf51b2fab3e78ff6be18bbbbce94374f7", "fee0da95444e307921f01d63a77bb88b5559a532ed148c1fd5383c3affd014b6")</text:p>
          </table:table-cell>
          <table:table-cell office:value-type="float" office:value="100" calcext:value-type="float">
            <text:p>100</text:p>
          </table:table-cell>
          <table:table-cell office:value-type="float" office:value="98.18" calcext:value-type="float">
            <text:p>98.18</text:p>
          </table:table-cell>
          <table:table-cell office:value-type="float" office:value="99.09" calcext:value-type="float">
            <text:p>99.09</text:p>
          </table:table-cell>
          <table:table-cell table:style-name="ce35"/>
          <table:table-cell office:value-type="float" office:value="99.09" calcext:value-type="float">
            <text:p>99.09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3" calcext:value-type="float">
            <text:p>98.33</text:p>
          </table:table-cell>
          <table:table-cell office:value-type="float" office:value="99.05" calcext:value-type="float">
            <text:p>99.05</text:p>
          </table:table-cell>
          <table:table-cell office:value-type="float" office:value="5.43" calcext:value-type="float">
            <text:p>5.4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40" calcext:value-type="float">
            <text:p>7704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5080" calcext:value-type="float">
            <text:p>25080</text:p>
          </table:table-cell>
          <table:table-cell office:value-type="float" office:value="11.895" calcext:value-type="float">
            <text:p>11.895</text:p>
          </table:table-cell>
          <table:table-cell office:value-type="string" calcext:value-type="string">
            <text:p>("9fbbf87ad44d7f5b9e17dee593f14e2dd1a05f28adddd42fe7218350a9627318", "51c363f7f9e45d67da59192561b1b3c8312dcb282f40f1e82b35b244b39367f2", "bb6ddd0fac3dfaca32bb14008ecd8bd24128e8489fde6c5a508399350fe2d8ed", "862a41158c14440a2f41dd5e6792c491eb6ee8240747f87dc870ce5a681914cc", "914f207c544a5cfeece0edabeb94dadc4135c1a5b8d06b4f1c504baf7df75cb5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4033797b3ac8898171faec38f20ee2690cb14ad8bcee84ae16205f207c3c5a8b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4033797b3ac8898171faec38f20ee2690cb14ad8bcee84ae16205f207c3c5a8b</text:p>
          </table:table-cell>
          <table:table-cell office:value-type="float" office:value="98.91" calcext:value-type="float">
            <text:p>98.91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4033797b3ac8898171faec38f20ee2690cb14ad8bcee84ae16205f207c3c5a8b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25c96dbd4f0968e5e93d6ae2adb4ff6c6026f69d4d770437b8a5491865624dce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25c96dbd4f0968e5e93d6ae2adb4ff6c6026f69d4d770437b8a5491865624dce</text:p>
          </table:table-cell>
          <table:table-cell office:value-type="float" office:value="97.83" calcext:value-type="float">
            <text:p>97.83</text:p>
          </table:table-cell>
          <table:table-cell office:value-type="float" office:value="81.82" calcext:value-type="float">
            <text:p>81.82</text:p>
          </table:table-cell>
          <table:table-cell table:number-columns-repeated="7" office:value-type="float" office:value="90.91" calcext:value-type="float">
            <text:p>90.9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25c96dbd4f0968e5e93d6ae2adb4ff6c6026f69d4d770437b8a5491865624dce</text:p>
          </table:table-cell>
          <table:table-cell office:value-type="float" office:value="100" calcext:value-type="float">
            <text:p>100</text:p>
          </table:table-cell>
          <table:table-cell office:value-type="float" office:value="96.36" calcext:value-type="float">
            <text:p>96.36</text:p>
          </table:table-cell>
          <table:table-cell office:value-type="float" office:value="98.18" calcext:value-type="float">
            <text:p>98.18</text:p>
          </table:table-cell>
          <table:table-cell table:style-name="ce15"/>
          <table:table-cell office:value-type="float" office:value="98.18" calcext:value-type="float">
            <text:p>98.18</text:p>
          </table:table-cell>
          <table:table-cell office:value-type="float" office:value="96.36" calcext:value-type="float">
            <text:p>96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67" calcext:value-type="float">
            <text:p>96.67</text:p>
          </table:table-cell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9000" calcext:value-type="float">
            <text:p>390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b58a10713b2c79bf8ac3ed2e5cc42b8020fedcfb4233170a13fd152c2d47f97", "98ed6e37ee28a0b80e8f2738015adee693e04e8e36a646db63f8491e95bf3659", "f82428f81793d828b7a85db7ba171361e7688a13c07da1fd319594b448f61995", "5790194adb2676ea9cd2203f837955b0d8bfffac107cbb4edea76c9217273659", "ec175099e5e93bdc1990fe03739098b0e32dfcf41e09d67e0297b3a366ae5e36")</text:p>
          </table:table-cell>
          <table:table-cell office:value-type="float" office:value="100" calcext:value-type="float">
            <text:p>100</text:p>
          </table:table-cell>
          <table:table-cell office:value-type="float" office:value="94.55" calcext:value-type="float">
            <text:p>94.55</text:p>
          </table:table-cell>
          <table:table-cell office:value-type="float" office:value="97.27" calcext:value-type="float">
            <text:p>97.27</text:p>
          </table:table-cell>
          <table:table-cell table:style-name="ce35"/>
          <table:table-cell office:value-type="float" office:value="97.27" calcext:value-type="float">
            <text:p>97.27</text:p>
          </table:table-cell>
          <table:table-cell office:value-type="float" office:value="94.55" calcext:value-type="float">
            <text:p>94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7.14" calcext:value-type="float">
            <text:p>97.14</text:p>
          </table:table-cell>
          <table:table-cell office:value-type="float" office:value="4.78" calcext:value-type="float">
            <text:p>4.78</text:p>
          </table:table-cell>
          <table:table-cell office:value-type="float" office:value="10000" calcext:value-type="float">
            <text:p>10000</text:p>
          </table:table-cell>
          <table:table-cell office:value-type="float" office:value="78440" calcext:value-type="float">
            <text:p>784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480" calcext:value-type="float">
            <text:p>5480</text:p>
          </table:table-cell>
          <table:table-cell office:value-type="float" office:value="10.734" calcext:value-type="float">
            <text:p>10.734</text:p>
          </table:table-cell>
          <table:table-cell office:value-type="string" calcext:value-type="string">
            <text:p>("d27c8f98c099cad1bb28af1dca963941a2cd84b6075866c10eb9614128a2ae24", "01cd55ba8c06e37b1fcdc90f01005e518b287f4009f12e4aaab0b592e055d8b3", "5a2a10f65e3f8710ced112c5df8908fbdf2a24706b0cbe602c725bd4fe25a5c9", "ae90b509ac58251c840dca1af1f182c4add96d78bd91289f4dbd05d50d55752e", "bb2afd1e15a1b1ee5587e7122471165ad720a40c85cb4c31451837d45d3e19cf")</text:p>
          </table:table-cell>
          <table:table-cell table:number-columns-repeated="85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68aec605d89d4f785fcf490f2d9c8232cbebbb595deabe16043f56bf45e1ae5a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68aec605d89d4f785fcf490f2d9c8232cbebbb595deabe16043f56bf45e1ae5a</text:p>
          </table:table-cell>
          <table:table-cell office:value-type="float" office:value="98.91" calcext:value-type="float">
            <text:p>98.91</text:p>
          </table:table-cell>
          <table:table-cell office:value-type="float" office:value="63.64" calcext:value-type="float">
            <text:p>63.64</text:p>
          </table:table-cell>
          <table:table-cell table:number-columns-repeated="7" office:value-type="float" office:value="81.82" calcext:value-type="float">
            <text:p>81.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68aec605d89d4f785fcf490f2d9c8232cbebbb595deabe16043f56bf45e1ae5a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ee5486b07f39385c9868717f710f532d6da0d06a88e3a7607b0adc9ac2c708d1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ee5486b07f39385c9868717f710f532d6da0d06a88e3a7607b0adc9ac2c708d1</text:p>
          </table:table-cell>
          <table:table-cell office:value-type="float" office:value="97.83" calcext:value-type="float">
            <text:p>97.83</text:p>
          </table:table-cell>
          <table:table-cell office:value-type="float" office:value="72.73" calcext:value-type="float">
            <text:p>72.73</text:p>
          </table:table-cell>
          <table:table-cell table:number-columns-repeated="2" office:value-type="float" office:value="86.36" calcext:value-type="float">
            <text:p>86.36</text:p>
          </table:table-cell>
          <table:table-cell office:value-type="float" office:value="90.91" calcext:value-type="float">
            <text:p>90.91</text:p>
          </table:table-cell>
          <table:table-cell office:value-type="float" office:value="81.82" calcext:value-type="float">
            <text:p>81.82</text:p>
          </table:table-cell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 office:value-type="float" office:value="86.96" calcext:value-type="float">
            <text:p>86.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ee5486b07f39385c9868717f710f532d6da0d06a88e3a7607b0adc9ac2c708d1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1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7200" calcext:value-type="float">
            <text:p>372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c1d4d5dd46246ae0b2e13aff47f02a0ce58e079f144955bf5d1b0ce556cb6e1", "edd665ddf7a007c48149ad974f67b731115054de61dd02f04c2da93be04d14cf", "fd64e751a3b0a6465cb4664595aaf88969989f50bdbd75dcbbdf01df3e8406fe", "bb2273986129d7dbc6d86162266c9e391f26a65153dbd2f17ab0af24d90a1b98", "3c07476956c6a84f8bf9b600e539497777a7dc2b75557daf00d71c11a8f3777e")</text:p>
          </table:table-cell>
          <table:table-cell office:value-type="float" office:value="100" calcext:value-type="float">
            <text:p>100</text:p>
          </table:table-cell>
          <table:table-cell office:value-type="float" office:value="90.91" calcext:value-type="float">
            <text:p>90.91</text:p>
          </table:table-cell>
          <table:table-cell office:value-type="float" office:value="95.45" calcext:value-type="float">
            <text:p>95.45</text:p>
          </table:table-cell>
          <table:table-cell table:style-name="ce35"/>
          <table:table-cell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4.57" calcext:value-type="float">
            <text:p>4.57</text:p>
          </table:table-cell>
          <table:table-cell office:value-type="float" office:value="10000" calcext:value-type="float">
            <text:p>10000</text:p>
          </table:table-cell>
          <table:table-cell office:value-type="float" office:value="73680" calcext:value-type="float">
            <text:p>736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120" calcext:value-type="float">
            <text:p>11120</text:p>
          </table:table-cell>
          <table:table-cell office:value-type="float" office:value="10.462" calcext:value-type="float">
            <text:p>10.462</text:p>
          </table:table-cell>
          <table:table-cell office:value-type="string" calcext:value-type="string">
            <text:p>("35dd797523b89961d2bed760ede201f362b05d2c558d0c3787768f90f1972208", "b75f518ca4601dedc4b28f51836aa82cb9b3ce4fd4939e73c8951784bf6385d5", "12b1f38bacb17ebd6df96e008a836f78493d26ac017ec5c8c1253a85b0cf78e4", "51e38378c0c7a2c58c0d93c8c9057e33d58dd73dbfc3f8079cee390788b88582", "11845b3574fb0043930da9d31a02e3c799477bf7e0e6fd8595f1aaf22e02e6e6")</text:p>
          </table:table-cell>
          <table:table-cell table:number-columns-repeated="85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-cough",["NG",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30,ma_step = 20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46, 46)</text:p>
          </table:table-cell>
          <table:table-cell office:value-type="string" calcext:value-type="string">
            <text:p>(11, 11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3,)]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a6bc1cfaec333cf0ba6b24010daf5af42636d04b7949e5d1c89409c6231e4b2d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4" calcext:value-type="float">
            <text:p>0.694</text:p>
          </table:table-cell>
          <table:table-cell office:value-type="string" calcext:value-type="string">
            <text:p>a6bc1cfaec333cf0ba6b24010daf5af42636d04b7949e5d1c89409c6231e4b2d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23" calcext:value-type="float">
            <text:p>0.723</text:p>
          </table:table-cell>
          <table:table-cell office:value-type="string" calcext:value-type="string">
            <text:p>a6bc1cfaec333cf0ba6b24010daf5af42636d04b7949e5d1c89409c6231e4b2d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office:value-type="string" calcext:value-type="string">
            <text:p>dd2a3de67c4b7af58dbe5bb41b17893a85181e1a7eae1e469fcf1203187c5f9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dd2a3de67c4b7af58dbe5bb41b17893a85181e1a7eae1e469fcf1203187c5f98</text:p>
          </table:table-cell>
          <table:table-cell office:value-type="float" office:value="98.91" calcext:value-type="float">
            <text:p>98.91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95.45" calcext:value-type="float">
            <text:p>95.45</text:p>
          </table:table-cell>
          <table:table-cell office:value-type="float" office:value="90.91" calcext:value-type="float">
            <text:p>90.9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.67" calcext:value-type="float">
            <text:p>91.67</text:p>
          </table:table-cell>
          <table:table-cell office:value-type="float" office:value="95.24" calcext:value-type="float">
            <text:p>95.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dd2a3de67c4b7af58dbe5bb41b17893a85181e1a7eae1e469fcf1203187c5f9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15" table:formula="of:=AVERAGE([.DJ52:.DJ61])" office:value-type="float" office:value="96.635" calcext:value-type="float">
            <text:p>96.63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8640" calcext:value-type="float">
            <text:p>38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880" calcext:value-type="float">
            <text:p>10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fd7af844f6e4158a88bd50ad1a5dd6c976f185d0b4402fc8a18d554a63faf8", "62d73081feedfb8392f0f4eb9a334a1289fac0a660da785305fdcd2d23a80594", "8b3497583a385737699034114378341958e595d54ef6d4d406da6c11e3aed179", "2f94a2d16e29480184565dd99c5cee17f209f103829075f9dd49c636e5a2ae39", "7132f3ebdbaf942be6d765dc6bdef2d68fb277e0f2724ae866e56e9bca859bc3")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35" table:formula="of:=AVERAGE([.EK52:.EK61])" office:value-type="float" office:value="96.725" calcext:value-type="float">
            <text:p>96.725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6.09" calcext:value-type="float">
            <text:p>6.09</text:p>
          </table:table-cell>
          <table:table-cell office:value-type="float" office:value="10000" calcext:value-type="float">
            <text:p>10000</text:p>
          </table:table-cell>
          <table:table-cell office:value-type="float" office:value="76640" calcext:value-type="float">
            <text:p>7664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6880" calcext:value-type="float">
            <text:p>6880</text:p>
          </table:table-cell>
          <table:table-cell office:value-type="float" office:value="10.339" calcext:value-type="float">
            <text:p>10.339</text:p>
          </table:table-cell>
          <table:table-cell office:value-type="string" calcext:value-type="string">
            <text:p>("dc4e6f89cd3aa52829d2e70f137ddef419ad1c72a00d0663a585b2adc7fe282c", "ee1fb806a8aab623917d4365c3d424ca0bc6bf284ae61886724d962e8fd83ce1", "2828f8201369237d0cb26d44924fb387f9892246651f40fcbfa9125b67641fa6", "b9f8e20a1eb3d7c312489e5732c4801a895d64e006b21492162c26fd0863858c", "8c56120ab27b4735f1236c056e9de213167d2e99c3b66a33461445b18eea3e31")</text:p>
          </table:table-cell>
          <table:table-cell table:number-columns-repeated="85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utoco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string" calcext:value-type="string">
            <text:p>semitone</text:p>
          </table:table-cell>
          <table:table-cell table:style-name="ce1" office:value-type="float" office:value="16000" calcext:value-type="float">
            <text:p>16000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1" office:value-type="string" calcext:value-type="string">
            <text:p>stump_with_memoization</text:p>
          </table:table-cell>
          <table:table-cell table:style-name="ce1" office:value-type="string" calcext:value-type="string">
            <text:p>("b",1,false,"KDD-norm-partitioned-v1-breath",["Normalize","RemSilence"])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((0.025,0.01),(max_points = 50,ma_size = 20,ma_step = 15))</text:p>
          </table:table-cell>
          <table:table-cell table:style-name="ce2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TestOp_80</text:p>
          </table:table-cell>
          <table:table-cell table:style-name="ce1" office:value-type="string" calcext:value-type="string">
            <text:p>IA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(491, 491)</text:p>
          </table:table-cell>
          <table:table-cell table:style-name="ce1" office:value-type="string" calcext:value-type="string">
            <text:p>(123, 123)</text:p>
          </table:table-cell>
          <table:table-cell table:style-name="ce1" office:value-type="string" calcext:value-type="string">
            <text:p>[80]</text:p>
          </table:table-cell>
          <table:table-cell table:style-name="ce1" office:value-type="string" calcext:value-type="string">
            <text:p>[(50,)]</text:p>
          </table:table-cell>
          <table:table-cell table:style-name="ce1" office:value-type="float" office:value="98.78" calcext:value-type="float">
            <text:p>98.78</text:p>
          </table:table-cell>
          <table:table-cell table:style-name="ce1" office:value-type="float" office:value="52.03" calcext:value-type="float">
            <text:p>52.03</text:p>
          </table:table-cell>
          <table:table-cell table:style-name="ce5" office:value-type="float" office:value="76.02" calcext:value-type="float">
            <text:p>76.02</text:p>
          </table:table-cell>
          <table:table-cell table:style-name="ce1" office:value-type="float" office:value="76.02" calcext:value-type="float">
            <text:p>76.0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73.88" calcext:value-type="float">
            <text:p>73.88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04" calcext:value-type="float">
            <text:p>77.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4.303" calcext:value-type="float">
            <text:p>3294.303</text:p>
          </table:table-cell>
          <table:table-cell table:style-name="ce1" office:value-type="string" calcext:value-type="string">
            <text:p>a6ef864a6b25fe852e78b6b9719bf058a4660426bddf475077fa1a26e0933c02</text:p>
          </table:table-cell>
          <table:table-cell table:style-name="ce1" office:value-type="float" office:value="98.78" calcext:value-type="float">
            <text:p>98.78</text:p>
          </table:table-cell>
          <table:table-cell table:style-name="ce1" office:value-type="float" office:value="52.03" calcext:value-type="float">
            <text:p>52.03</text:p>
          </table:table-cell>
          <table:table-cell table:style-name="ce5" office:value-type="float" office:value="76.02" calcext:value-type="float">
            <text:p>76.02</text:p>
          </table:table-cell>
          <table:table-cell table:style-name="ce1" office:value-type="float" office:value="76.02" calcext:value-type="float">
            <text:p>76.0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73.88" calcext:value-type="float">
            <text:p>73.88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04" calcext:value-type="float">
            <text:p>77.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1.774" calcext:value-type="float">
            <text:p>311.774</text:p>
          </table:table-cell>
          <table:table-cell table:style-name="ce1" office:value-type="string" calcext:value-type="string">
            <text:p>a6ef864a6b25fe852e78b6b9719bf058a4660426bddf475077fa1a26e0933c02</text:p>
          </table:table-cell>
          <table:table-cell table:style-name="ce1" office:value-type="float" office:value="98.78" calcext:value-type="float">
            <text:p>98.78</text:p>
          </table:table-cell>
          <table:table-cell table:style-name="ce1" office:value-type="float" office:value="52.03" calcext:value-type="float">
            <text:p>52.03</text:p>
          </table:table-cell>
          <table:table-cell table:style-name="ce5" office:value-type="float" office:value="76.02" calcext:value-type="float">
            <text:p>76.02</text:p>
          </table:table-cell>
          <table:table-cell table:style-name="ce1" office:value-type="float" office:value="76.02" calcext:value-type="float">
            <text:p>76.0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1.54" calcext:value-type="float">
            <text:p>71.54</text:p>
          </table:table-cell>
          <table:table-cell table:style-name="ce1" office:value-type="float" office:value="73.88" calcext:value-type="float">
            <text:p>73.88</text:p>
          </table:table-cell>
          <table:table-cell table:style-name="ce1" office:value-type="float" office:value="78.57" calcext:value-type="float">
            <text:p>78.57</text:p>
          </table:table-cell>
          <table:table-cell table:style-name="ce1" office:value-type="float" office:value="77.04" calcext:value-type="float">
            <text:p>77.0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9.276" calcext:value-type="float">
            <text:p>309.276</text:p>
          </table:table-cell>
          <table:table-cell table:style-name="ce1" office:value-type="string" calcext:value-type="string">
            <text:p>a6ef864a6b25fe852e78b6b9719bf058a4660426bddf475077fa1a26e0933c02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52.85" calcext:value-type="float">
            <text:p>52.85</text:p>
          </table:table-cell>
          <table:table-cell table:style-name="ce5" office:value-type="float" office:value="76.42" calcext:value-type="float">
            <text:p>76.4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4.44" calcext:value-type="float">
            <text:p>74.44</text:p>
          </table:table-cell>
          <table:table-cell table:style-name="ce1" office:value-type="float" office:value="78.76" calcext:value-type="float">
            <text:p>78.76</text:p>
          </table:table-cell>
          <table:table-cell table:style-name="ce1" office:value-type="float" office:value="77.34" calcext:value-type="float">
            <text:p>77.3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36.235" calcext:value-type="float">
            <text:p>436.235</text:p>
          </table:table-cell>
          <table:table-cell table:style-name="ce1" office:value-type="string" calcext:value-type="string">
            <text:p>9dd671093c6f786975b2d58bb1b84a9f8ba828ef81fea507bc14d48f849cbb97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52.85" calcext:value-type="float">
            <text:p>52.85</text:p>
          </table:table-cell>
          <table:table-cell table:style-name="ce5" office:value-type="float" office:value="76.42" calcext:value-type="float">
            <text:p>76.4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4.44" calcext:value-type="float">
            <text:p>74.44</text:p>
          </table:table-cell>
          <table:table-cell table:style-name="ce1" office:value-type="float" office:value="78.76" calcext:value-type="float">
            <text:p>78.76</text:p>
          </table:table-cell>
          <table:table-cell table:style-name="ce1" office:value-type="float" office:value="77.34" calcext:value-type="float">
            <text:p>77.3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7.6" calcext:value-type="float">
            <text:p>217.6</text:p>
          </table:table-cell>
          <table:table-cell table:style-name="ce1" office:value-type="string" calcext:value-type="string">
            <text:p>9dd671093c6f786975b2d58bb1b84a9f8ba828ef81fea507bc14d48f849cbb97</text:p>
          </table:table-cell>
          <table:table-cell table:style-name="ce1" office:value-type="float" office:value="97.35" calcext:value-type="float">
            <text:p>97.35</text:p>
          </table:table-cell>
          <table:table-cell table:style-name="ce1" office:value-type="float" office:value="52.85" calcext:value-type="float">
            <text:p>52.85</text:p>
          </table:table-cell>
          <table:table-cell table:style-name="ce5" office:value-type="float" office:value="76.42" calcext:value-type="float">
            <text:p>76.42</text:p>
          </table:table-cell>
          <table:table-cell table:style-name="ce1" office:value-type="float" office:value="76.42" calcext:value-type="float">
            <text:p>76.42</text:p>
          </table:table-cell>
          <table:table-cell table:style-name="ce1" office:value-type="float" office:value="80.49" calcext:value-type="float">
            <text:p>80.49</text:p>
          </table:table-cell>
          <table:table-cell table:style-name="ce1" office:value-type="float" office:value="72.36" calcext:value-type="float">
            <text:p>72.36</text:p>
          </table:table-cell>
          <table:table-cell table:style-name="ce1" office:value-type="float" office:value="74.44" calcext:value-type="float">
            <text:p>74.44</text:p>
          </table:table-cell>
          <table:table-cell table:style-name="ce1" office:value-type="float" office:value="78.76" calcext:value-type="float">
            <text:p>78.76</text:p>
          </table:table-cell>
          <table:table-cell table:style-name="ce1" office:value-type="float" office:value="77.34" calcext:value-type="float">
            <text:p>77.34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0.046" calcext:value-type="float">
            <text:p>210.046</text:p>
          </table:table-cell>
          <table:table-cell table:style-name="ce1" office:value-type="string" calcext:value-type="string">
            <text:p>9dd671093c6f786975b2d58bb1b84a9f8ba828ef81fea507bc14d48f849cbb97</text:p>
          </table:table-cell>
          <table:table-cell table:style-name="ce1" office:value-type="float" office:value="99.33" calcext:value-type="float">
            <text:p>99.33</text:p>
          </table:table-cell>
          <table:table-cell table:style-name="ce1" office:value-type="float" office:value="64.55" calcext:value-type="float">
            <text:p>64.55</text:p>
          </table:table-cell>
          <table:table-cell table:style-name="ce5" office:value-type="float" office:value="82.28" calcext:value-type="float">
            <text:p>82.28</text:p>
          </table:table-cell>
          <table:table-cell table:style-name="ce16"/>
          <table:table-cell table:style-name="ce1" office:value-type="float" office:value="82.28" calcext:value-type="float">
            <text:p>82.28</text:p>
          </table:table-cell>
          <table:table-cell table:style-name="ce1" office:value-type="float" office:value="81.79" calcext:value-type="float">
            <text:p>81.79</text:p>
          </table:table-cell>
          <table:table-cell table:style-name="ce1" office:value-type="float" office:value="82.76" calcext:value-type="float">
            <text:p>82.76</text:p>
          </table:table-cell>
          <table:table-cell table:style-name="ce1" office:value-type="float" office:value="82.6" calcext:value-type="float">
            <text:p>82.6</text:p>
          </table:table-cell>
          <table:table-cell table:style-name="ce1" office:value-type="float" office:value="81.96" calcext:value-type="float">
            <text:p>81.96</text:p>
          </table:table-cell>
          <table:table-cell table:style-name="ce1" office:value-type="float" office:value="82.19" calcext:value-type="float">
            <text:p>82.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77520" calcext:value-type="float">
            <text:p>477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" calcext:value-type="float">
            <text:p>0.03</text:p>
          </table:table-cell>
          <table:table-cell table:number-columns-repeated="3" table:style-name="ce1" office:value-type="float" office:value="0.01" calcext:value-type="float">
            <text:p>0.0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0520" calcext:value-type="float">
            <text:p>1905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"d20410b338fd29bbb012481c9792f3d5c88c662935f5998a6e13aff4b9f6ec5d", "1da959421c6f9242a73f31365c4cc475bee79e50bf62fac421fabd9159329943", "d03a803c89bec71aa2fa74e963f229fde02bce74b1c1eb0fab141441b5acf300", "aa9c06add60a38ca5c36ad7b388c4f44635546c5149bfad1722980ea9375f5be", "ce6104ab51157d6778b28d88653bb6686cbed3839cde04ee934db72d918b7a39")</text:p>
          </table:table-cell>
          <table:table-cell table:style-name="ce1" office:value-type="float" office:value="99.78" calcext:value-type="float">
            <text:p>99.78</text:p>
          </table:table-cell>
          <table:table-cell table:style-name="ce1" office:value-type="float" office:value="64.23" calcext:value-type="float">
            <text:p>64.23</text:p>
          </table:table-cell>
          <table:table-cell table:style-name="ce5" office:value-type="float" office:value="82.11" calcext:value-type="float">
            <text:p>82.11</text:p>
          </table:table-cell>
          <table:table-cell table:style-name="ce36"/>
          <table:table-cell table:style-name="ce1" office:value-type="float" office:value="82.11" calcext:value-type="float">
            <text:p>82.11</text:p>
          </table:table-cell>
          <table:table-cell table:style-name="ce1" office:value-type="float" office:value="81.79" calcext:value-type="float">
            <text:p>81.79</text:p>
          </table:table-cell>
          <table:table-cell table:style-name="ce1" office:value-type="float" office:value="82.44" calcext:value-type="float">
            <text:p>82.44</text:p>
          </table:table-cell>
          <table:table-cell table:style-name="ce1" office:value-type="float" office:value="82.33" calcext:value-type="float">
            <text:p>82.33</text:p>
          </table:table-cell>
          <table:table-cell table:style-name="ce1" office:value-type="float" office:value="81.91" calcext:value-type="float">
            <text:p>81.91</text:p>
          </table:table-cell>
          <table:table-cell table:style-name="ce1" office:value-type="float" office:value="82.06" calcext:value-type="float">
            <text:p>82.06</text:p>
          </table:table-cell>
          <table:table-cell table:style-name="ce1" office:value-type="float" office:value="17.52" calcext:value-type="float">
            <text:p>17.5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53080" calcext:value-type="float">
            <text:p>9530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1" calcext:value-type="float">
            <text:p>0.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1320" calcext:value-type="float">
            <text:p>231320</text:p>
          </table:table-cell>
          <table:table-cell table:style-name="ce1" office:value-type="float" office:value="23164.341" calcext:value-type="float">
            <text:p>23164.341</text:p>
          </table:table-cell>
          <table:table-cell table:style-name="ce1" office:value-type="string" calcext:value-type="string">
            <text:p>("56bbe9d4f87c28e1992a9ce8b2824ee488b13e64111ecf8bbbf0bd8ed2b84259", "a3bbbca689355c54fad6ded37d7d5c4cb99f6253a3ea9d4a77c6a9dbe66850bb", "38f3d1774d4089f6f6a33a89e042d126b428266c60f8f4441f7928f56eee4cea", "2423bd012db6cd3f7e9421ab72b7fdcef3f82f4f37e586b00d8be421dd682fea", "e874082e4fc61d5693ebc0741760db795800594d7e0ff15da76d3d7183743661")</text:p>
          </table:table-cell>
          <table:table-cell table:style-name="ce1" table:number-columns-repeated="85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38.076" calcext:value-type="float">
            <text:p>838.076</text:p>
          </table:table-cell>
          <table:table-cell office:value-type="string" calcext:value-type="string">
            <text:p>043f089754f10516b8f15f7d81d29cc8ce7c5389631805594a4cb4d8b8cf537e</text:p>
          </table:table-cell>
          <table:table-cell office:value-type="float" office:value="98.47" calcext:value-type="float">
            <text:p>98.4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2.735" calcext:value-type="float">
            <text:p>202.735</text:p>
          </table:table-cell>
          <table:table-cell office:value-type="string" calcext:value-type="string">
            <text:p>043f089754f10516b8f15f7d81d29cc8ce7c5389631805594a4cb4d8b8cf537e</text:p>
          </table:table-cell>
          <table:table-cell office:value-type="float" office:value="98.47" calcext:value-type="float">
            <text:p>98.47</text:p>
          </table:table-cell>
          <table:table-cell office:value-type="float" office:value="41.46" calcext:value-type="float">
            <text:p>41.46</text:p>
          </table:table-cell>
          <table:table-cell table:number-columns-repeated="2" office:value-type="float" office:value="70.73" calcext:value-type="float">
            <text:p>70.73</text:p>
          </table:table-cell>
          <table:table-cell office:value-type="float" office:value="76.42" calcext:value-type="float">
            <text:p>76.42</text:p>
          </table:table-cell>
          <table:table-cell office:value-type="float" office:value="65.04" calcext:value-type="float">
            <text:p>65.04</text:p>
          </table:table-cell>
          <table:table-cell office:value-type="float" office:value="68.61" calcext:value-type="float">
            <text:p>68.61</text:p>
          </table:table-cell>
          <table:table-cell office:value-type="float" office:value="73.39" calcext:value-type="float">
            <text:p>73.39</text:p>
          </table:table-cell>
          <table:table-cell office:value-type="float" office:value="72.31" calcext:value-type="float">
            <text:p>72.31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7.451" calcext:value-type="float">
            <text:p>207.451</text:p>
          </table:table-cell>
          <table:table-cell office:value-type="string" calcext:value-type="string">
            <text:p>043f089754f10516b8f15f7d81d29cc8ce7c5389631805594a4cb4d8b8cf537e</text:p>
          </table:table-cell>
          <table:table-cell office:value-type="float" office:value="97.15" calcext:value-type="float">
            <text:p>97.15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65.04" calcext:value-type="float">
            <text:p>65.04</text:p>
          </table:table-cell>
          <table:table-cell office:value-type="float" office:value="69.06" calcext:value-type="float">
            <text:p>69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28" calcext:value-type="float">
            <text:p>73.2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7.496" calcext:value-type="float">
            <text:p>217.496</text:p>
          </table:table-cell>
          <table:table-cell office:value-type="string" calcext:value-type="string">
            <text:p>dfea8521f57428bd12276c28014d2d4c8a13e7ca0e46b25813d21c984e4622bf</text:p>
          </table:table-cell>
          <table:table-cell office:value-type="float" office:value="97.15" calcext:value-type="float">
            <text:p>97.15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65.04" calcext:value-type="float">
            <text:p>65.04</text:p>
          </table:table-cell>
          <table:table-cell office:value-type="float" office:value="69.06" calcext:value-type="float">
            <text:p>69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28" calcext:value-type="float">
            <text:p>73.2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9.757" calcext:value-type="float">
            <text:p>209.757</text:p>
          </table:table-cell>
          <table:table-cell office:value-type="string" calcext:value-type="string">
            <text:p>dfea8521f57428bd12276c28014d2d4c8a13e7ca0e46b25813d21c984e4622bf</text:p>
          </table:table-cell>
          <table:table-cell office:value-type="float" office:value="97.15" calcext:value-type="float">
            <text:p>97.15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71.54" calcext:value-type="float">
            <text:p>71.54</text:p>
          </table:table-cell>
          <table:table-cell office:value-type="float" office:value="78.05" calcext:value-type="float">
            <text:p>78.05</text:p>
          </table:table-cell>
          <table:table-cell office:value-type="float" office:value="65.04" calcext:value-type="float">
            <text:p>65.04</text:p>
          </table:table-cell>
          <table:table-cell office:value-type="float" office:value="69.06" calcext:value-type="float">
            <text:p>69.06</text:p>
          </table:table-cell>
          <table:table-cell office:value-type="float" office:value="74.77" calcext:value-type="float">
            <text:p>74.77</text:p>
          </table:table-cell>
          <table:table-cell office:value-type="float" office:value="73.28" calcext:value-type="float">
            <text:p>73.28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3.769" calcext:value-type="float">
            <text:p>213.769</text:p>
          </table:table-cell>
          <table:table-cell office:value-type="string" calcext:value-type="string">
            <text:p>dfea8521f57428bd12276c28014d2d4c8a13e7ca0e46b25813d21c984e4622bf</text:p>
          </table:table-cell>
          <table:table-cell office:value-type="float" office:value="99.55" calcext:value-type="float">
            <text:p>99.55</text:p>
          </table:table-cell>
          <table:table-cell office:value-type="float" office:value="59.35" calcext:value-type="float">
            <text:p>59.35</text:p>
          </table:table-cell>
          <table:table-cell office:value-type="float" office:value="79.67" calcext:value-type="float">
            <text:p>79.67</text:p>
          </table:table-cell>
          <table:table-cell table:style-name="ce17"/>
          <table:table-cell office:value-type="float" office:value="79.67" calcext:value-type="float">
            <text:p>79.67</text:p>
          </table:table-cell>
          <table:table-cell office:value-type="float" office:value="77.56" calcext:value-type="float">
            <text:p>77.56</text:p>
          </table:table-cell>
          <table:table-cell office:value-type="float" office:value="81.79" calcext:value-type="float">
            <text:p>81.79</text:p>
          </table:table-cell>
          <table:table-cell office:value-type="float" office:value="81.05" calcext:value-type="float">
            <text:p>81.05</text:p>
          </table:table-cell>
          <table:table-cell office:value-type="float" office:value="78.45" calcext:value-type="float">
            <text:p>78.45</text:p>
          </table:table-cell>
          <table:table-cell office:value-type="float" office:value="79.25" calcext:value-type="float">
            <text:p>79.2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78200" calcext:value-type="float">
            <text:p>478200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cbfbd31d17327c59500f8d20783abbe6c1dff925d0b8f3e235e14c55f6d00cd", "fbbd853ddb061fe157a4400bdb29e0502fcb2495286b42674eb6132820a438ae", "4687d7f107ee2f2f0be19a8c8bffca2f4e75db371354e0859122ab08c46fb520", "4882ec71305aaf413e0d8497645ee873625652a6c606d5de28bc82a191d8d864", "71faa70f2f83ce1704ee7f1dced9f8080090db4a57c4f157d317806dd0fee82d")</text:p>
          </table:table-cell>
          <table:table-cell office:value-type="float" office:value="99.82" calcext:value-type="float">
            <text:p>99.82</text:p>
          </table:table-cell>
          <table:table-cell office:value-type="float" office:value="58.21" calcext:value-type="float">
            <text:p>58.21</text:p>
          </table:table-cell>
          <table:table-cell office:value-type="float" office:value="79.11" calcext:value-type="float">
            <text:p>79.11</text:p>
          </table:table-cell>
          <table:table-cell table:style-name="ce37"/>
          <table:table-cell office:value-type="float" office:value="79.11" calcext:value-type="float">
            <text:p>79.11</text:p>
          </table:table-cell>
          <table:table-cell office:value-type="float" office:value="77.24" calcext:value-type="float">
            <text:p>77.24</text:p>
          </table:table-cell>
          <table:table-cell office:value-type="float" office:value="80.98" calcext:value-type="float">
            <text:p>80.98</text:p>
          </table:table-cell>
          <table:table-cell office:value-type="float" office:value="80.25" calcext:value-type="float">
            <text:p>80.25</text:p>
          </table:table-cell>
          <table:table-cell office:value-type="float" office:value="78.05" calcext:value-type="float">
            <text:p>78.05</text:p>
          </table:table-cell>
          <table:table-cell office:value-type="float" office:value="78.71" calcext:value-type="float">
            <text:p>78.71</text:p>
          </table:table-cell>
          <table:table-cell office:value-type="float" office:value="17.17" calcext:value-type="float">
            <text:p>17.17</text:p>
          </table:table-cell>
          <table:table-cell office:value-type="float" office:value="10000" calcext:value-type="float">
            <text:p>10000</text:p>
          </table:table-cell>
          <table:table-cell office:value-type="float" office:value="957400" calcext:value-type="float">
            <text:p>95740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800" calcext:value-type="float">
            <text:p>383800</text:p>
          </table:table-cell>
          <table:table-cell office:value-type="float" office:value="17459.714" calcext:value-type="float">
            <text:p>17459.714</text:p>
          </table:table-cell>
          <table:table-cell office:value-type="string" calcext:value-type="string">
            <text:p>("7c4dc93b3383c6e4f68987d1c70624c4b0ab91a0c0709368f4f6cafc429d8710", "ec436055886cfbbfe1214d6279ae437a042ca3dd24ab30ade37eb27f9a644265", "37eddbf66054b4d079a88cf5daa8633b192776cec5edcb9431fe7c1a602e7bf5", "ea5bcede03edf4c79c169db5b8344758be75400d06b30e346f706f52561a3744", "b695e73ae9ec2f810928b892343ef65db6cf3b6bdee4fba8431ab1605211cd17")</text:p>
          </table:table-cell>
          <table:table-cell table:number-columns-repeated="85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57" calcext:value-type="float">
            <text:p>98.57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3" calcext:value-type="float">
            <text:p>75.6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38" calcext:value-type="float">
            <text:p>74.3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4.455" calcext:value-type="float">
            <text:p>274.455</text:p>
          </table:table-cell>
          <table:table-cell office:value-type="string" calcext:value-type="string">
            <text:p>fc6f28e2cf10958e1caaa893c014aa729e2589f96e1bb1b351932d2ee0799e7c</text:p>
          </table:table-cell>
          <table:table-cell office:value-type="float" office:value="98.57" calcext:value-type="float">
            <text:p>98.57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3" calcext:value-type="float">
            <text:p>75.6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38" calcext:value-type="float">
            <text:p>74.3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9.344" calcext:value-type="float">
            <text:p>139.344</text:p>
          </table:table-cell>
          <table:table-cell office:value-type="string" calcext:value-type="string">
            <text:p>fc6f28e2cf10958e1caaa893c014aa729e2589f96e1bb1b351932d2ee0799e7c</text:p>
          </table:table-cell>
          <table:table-cell office:value-type="float" office:value="98.57" calcext:value-type="float">
            <text:p>98.57</text:p>
          </table:table-cell>
          <table:table-cell office:value-type="float" office:value="49.59" calcext:value-type="float">
            <text:p>49.59</text:p>
          </table:table-cell>
          <table:table-cell table:number-columns-repeated="2" office:value-type="float" office:value="74.8" calcext:value-type="float">
            <text:p>74.8</text:p>
          </table:table-cell>
          <table:table-cell office:value-type="float" office:value="73.17" calcext:value-type="float">
            <text:p>73.17</text:p>
          </table:table-cell>
          <table:table-cell office:value-type="float" office:value="76.42" calcext:value-type="float">
            <text:p>76.42</text:p>
          </table:table-cell>
          <table:table-cell office:value-type="float" office:value="75.63" calcext:value-type="float">
            <text:p>75.63</text:p>
          </table:table-cell>
          <table:table-cell office:value-type="float" office:value="74.02" calcext:value-type="float">
            <text:p>74.02</text:p>
          </table:table-cell>
          <table:table-cell office:value-type="float" office:value="74.38" calcext:value-type="float">
            <text:p>74.38</text:p>
          </table:table-cell>
          <table:table-cell office:value-type="float" office:value="157" calcext:value-type="float">
            <text:p>157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9.822" calcext:value-type="float">
            <text:p>139.822</text:p>
          </table:table-cell>
          <table:table-cell office:value-type="string" calcext:value-type="string">
            <text:p>fc6f28e2cf10958e1caaa893c014aa729e2589f96e1bb1b351932d2ee0799e7c</text:p>
          </table:table-cell>
          <table:table-cell office:value-type="float" office:value="97.05" calcext:value-type="float">
            <text:p>97.0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2.772" calcext:value-type="float">
            <text:p>142.772</text:p>
          </table:table-cell>
          <table:table-cell office:value-type="string" calcext:value-type="string">
            <text:p>c8289e78784edaf3721b89df6bf0d9c8af50f36d009aa7a7fbae145e882721cc</text:p>
          </table:table-cell>
          <table:table-cell office:value-type="float" office:value="97.05" calcext:value-type="float">
            <text:p>97.0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.14" calcext:value-type="float">
            <text:p>140.14</text:p>
          </table:table-cell>
          <table:table-cell office:value-type="string" calcext:value-type="string">
            <text:p>c8289e78784edaf3721b89df6bf0d9c8af50f36d009aa7a7fbae145e882721cc</text:p>
          </table:table-cell>
          <table:table-cell office:value-type="float" office:value="97.05" calcext:value-type="float">
            <text:p>97.05</text:p>
          </table:table-cell>
          <table:table-cell office:value-type="float" office:value="42.28" calcext:value-type="float">
            <text:p>42.28</text:p>
          </table:table-cell>
          <table:table-cell table:number-columns-repeated="2" office:value-type="float" office:value="71.14" calcext:value-type="float">
            <text:p>71.14</text:p>
          </table:table-cell>
          <table:table-cell office:value-type="float" office:value="72.36" calcext:value-type="float">
            <text:p>72.36</text:p>
          </table:table-cell>
          <table:table-cell office:value-type="float" office:value="69.92" calcext:value-type="float">
            <text:p>69.92</text:p>
          </table:table-cell>
          <table:table-cell office:value-type="float" office:value="70.63" calcext:value-type="float">
            <text:p>70.63</text:p>
          </table:table-cell>
          <table:table-cell office:value-type="float" office:value="71.67" calcext:value-type="float">
            <text:p>71.67</text:p>
          </table:table-cell>
          <table:table-cell office:value-type="float" office:value="71.49" calcext:value-type="float">
            <text:p>71.49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0.282" calcext:value-type="float">
            <text:p>140.282</text:p>
          </table:table-cell>
          <table:table-cell office:value-type="string" calcext:value-type="string">
            <text:p>c8289e78784edaf3721b89df6bf0d9c8af50f36d009aa7a7fbae145e882721cc</text:p>
          </table:table-cell>
          <table:table-cell office:value-type="float" office:value="99.51" calcext:value-type="float">
            <text:p>99.51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table:style-name="ce17"/>
          <table:table-cell office:value-type="float" office:value="85.37" calcext:value-type="float">
            <text:p>85.37</text:p>
          </table:table-cell>
          <table:table-cell office:value-type="float" office:value="81.46" calcext:value-type="float">
            <text:p>81.46</text:p>
          </table:table-cell>
          <table:table-cell office:value-type="float" office:value="89.27" calcext:value-type="float">
            <text:p>89.27</text:p>
          </table:table-cell>
          <table:table-cell office:value-type="float" office:value="88.36" calcext:value-type="float">
            <text:p>88.36</text:p>
          </table:table-cell>
          <table:table-cell office:value-type="float" office:value="82.83" calcext:value-type="float">
            <text:p>82.83</text:p>
          </table:table-cell>
          <table:table-cell office:value-type="float" office:value="84.76" calcext:value-type="float">
            <text:p>84.76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5840" calcext:value-type="float">
            <text:p>485840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80" calcext:value-type="float">
            <text:p>69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9c82be0e5388444b534568d089b8bfdb7fc0acc7c0b499b200bc3138413d0d7", "d632eb8e9bb6d51586d87df1639128729db008141957fa621bb5b1a7f26e66da", "aa14fe64e0dd3e11986efeda5fe9160aafaac99af5cbe36f6be05fd53828aeaa", "e0592a0d4e8d06c722458353b3353a47db6a6b389b1d62363274cbcb646cea2c", "946b00374ebdb6298b762d4676fbeba2d6909c641ad22fdb0afea8e0a651a289")</text:p>
          </table:table-cell>
          <table:table-cell office:value-type="float" office:value="99.86" calcext:value-type="float">
            <text:p>99.86</text:p>
          </table:table-cell>
          <table:table-cell office:value-type="float" office:value="70.57" calcext:value-type="float">
            <text:p>70.57</text:p>
          </table:table-cell>
          <table:table-cell office:value-type="float" office:value="85.28" calcext:value-type="float">
            <text:p>85.28</text:p>
          </table:table-cell>
          <table:table-cell table:style-name="ce81"/>
          <table:table-cell office:value-type="float" office:value="88.62" calcext:value-type="float">
            <text:p>88.62</text:p>
          </table:table-cell>
          <table:table-cell office:value-type="float" office:value="81.95" calcext:value-type="float">
            <text:p>81.95</text:p>
          </table:table-cell>
          <table:table-cell office:value-type="float" office:value="88.62" calcext:value-type="float">
            <text:p>88.62</text:p>
          </table:table-cell>
          <table:table-cell office:value-type="float" office:value="87.82" calcext:value-type="float">
            <text:p>87.82</text:p>
          </table:table-cell>
          <table:table-cell office:value-type="float" office:value="83.09" calcext:value-type="float">
            <text:p>83.09</text:p>
          </table:table-cell>
          <table:table-cell office:value-type="float" office:value="84.77" calcext:value-type="float">
            <text:p>84.77</text:p>
          </table:table-cell>
          <table:table-cell office:value-type="float" office:value="18.07" calcext:value-type="float">
            <text:p>18.07</text:p>
          </table:table-cell>
          <table:table-cell office:value-type="float" office:value="10000" calcext:value-type="float">
            <text:p>10000</text:p>
          </table:table-cell>
          <table:table-cell office:value-type="float" office:value="972320" calcext:value-type="float">
            <text:p>97232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920" calcext:value-type="float">
            <text:p>88920</text:p>
          </table:table-cell>
          <table:table-cell office:value-type="float" office:value="14000.055" calcext:value-type="float">
            <text:p>14000.055</text:p>
          </table:table-cell>
          <table:table-cell office:value-type="string" calcext:value-type="string">
            <text:p>("b00aae6cc613d7e323f0dbf810e925576545700c244caab1b0c5c48414de7caf", "441cd5baaa25f8d34a8d1846066d1bf1e572f61639d4590bd91a4f2a3fbcae39", "c0368ebfca74d7bb3af2abb7b6f9cc2c9fbef73f755cbbf3488436ca5c2c2f7f", "a6f5be76529c5878778f3c4e657b9c52bdf5088fd334739fb63206e05f29c280", "5c075215706c068706bc5c2f0c2456deefbdd7a0db71e8135410c00b9e7a3361")</text:p>
          </table:table-cell>
          <table:table-cell office:value-type="float" office:value="14000.055" calcext:value-type="float">
            <text:p>14000.055</text:p>
          </table:table-cell>
          <table:table-cell office:value-type="string" calcext:value-type="string">
            <text:p>("b00aae6cc613d7e323f0dbf810e925576545700c244caab1b0c5c48414de7caf", "441cd5baaa25f8d34a8d1846066d1bf1e572f61639d4590bd91a4f2a3fbcae39", "c0368ebfca74d7bb3af2abb7b6f9cc2c9fbef73f755cbbf3488436ca5c2c2f7f", "a6f5be76529c5878778f3c4e657b9c52bdf5088fd334739fb63206e05f29c280", "5c075215706c068706bc5c2f0c2456deefbdd7a0db71e8135410c00b9e7a3361")</text:p>
          </table:table-cell>
          <table:table-cell table:number-columns-repeated="85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78" calcext:value-type="float">
            <text:p>98.7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8.81" calcext:value-type="float">
            <text:p>78.8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18" calcext:value-type="float">
            <text:p>77.18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53.035" calcext:value-type="float">
            <text:p>353.035</text:p>
          </table:table-cell>
          <table:table-cell office:value-type="string" calcext:value-type="string">
            <text:p>84987f5a3a281146bf5f54bed3388b59d1772207c3a2fb4f95af12d1913c48a3</text:p>
          </table:table-cell>
          <table:table-cell office:value-type="float" office:value="98.78" calcext:value-type="float">
            <text:p>98.7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8.81" calcext:value-type="float">
            <text:p>78.8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18" calcext:value-type="float">
            <text:p>77.18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9.738" calcext:value-type="float">
            <text:p>199.738</text:p>
          </table:table-cell>
          <table:table-cell office:value-type="string" calcext:value-type="string">
            <text:p>84987f5a3a281146bf5f54bed3388b59d1772207c3a2fb4f95af12d1913c48a3</text:p>
          </table:table-cell>
          <table:table-cell office:value-type="float" office:value="98.78" calcext:value-type="float">
            <text:p>98.78</text:p>
          </table:table-cell>
          <table:table-cell office:value-type="float" office:value="55.28" calcext:value-type="float">
            <text:p>55.28</text:p>
          </table:table-cell>
          <table:table-cell table:number-columns-repeated="2" office:value-type="float" office:value="77.64" calcext:value-type="float">
            <text:p>77.64</text:p>
          </table:table-cell>
          <table:table-cell office:value-type="float" office:value="75.61" calcext:value-type="float">
            <text:p>75.61</text:p>
          </table:table-cell>
          <table:table-cell office:value-type="float" office:value="79.67" calcext:value-type="float">
            <text:p>79.67</text:p>
          </table:table-cell>
          <table:table-cell office:value-type="float" office:value="78.81" calcext:value-type="float">
            <text:p>78.81</text:p>
          </table:table-cell>
          <table:table-cell office:value-type="float" office:value="76.56" calcext:value-type="float">
            <text:p>76.56</text:p>
          </table:table-cell>
          <table:table-cell office:value-type="float" office:value="77.18" calcext:value-type="float">
            <text:p>77.18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9.223" calcext:value-type="float">
            <text:p>199.223</text:p>
          </table:table-cell>
          <table:table-cell office:value-type="string" calcext:value-type="string">
            <text:p>84987f5a3a281146bf5f54bed3388b59d1772207c3a2fb4f95af12d1913c48a3</text:p>
          </table:table-cell>
          <table:table-cell office:value-type="float" office:value="97.45" calcext:value-type="float">
            <text:p>97.45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8.86" calcext:value-type="float">
            <text:p>78.86</text:p>
          </table:table-cell>
          <table:table-cell office:value-type="float" office:value="74.8" calcext:value-type="float">
            <text:p>74.8</text:p>
          </table:table-cell>
          <table:table-cell office:value-type="float" office:value="75.78" calcext:value-type="float">
            <text:p>75.78</text:p>
          </table:table-cell>
          <table:table-cell office:value-type="float" office:value="77.97" calcext:value-type="float">
            <text:p>77.97</text:p>
          </table:table-cell>
          <table:table-cell office:value-type="float" office:value="77.29" calcext:value-type="float">
            <text:p>77.2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7.147" calcext:value-type="float">
            <text:p>197.147</text:p>
          </table:table-cell>
          <table:table-cell office:value-type="string" calcext:value-type="string">
            <text:p>d7af24acbd7c981475579f759994a2e7d69a89ff13815176b7e97bdd1e2a6fab</text:p>
          </table:table-cell>
          <table:table-cell office:value-type="float" office:value="97.45" calcext:value-type="float">
            <text:p>97.45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8.86" calcext:value-type="float">
            <text:p>78.86</text:p>
          </table:table-cell>
          <table:table-cell office:value-type="float" office:value="74.8" calcext:value-type="float">
            <text:p>74.8</text:p>
          </table:table-cell>
          <table:table-cell office:value-type="float" office:value="75.78" calcext:value-type="float">
            <text:p>75.78</text:p>
          </table:table-cell>
          <table:table-cell office:value-type="float" office:value="77.97" calcext:value-type="float">
            <text:p>77.97</text:p>
          </table:table-cell>
          <table:table-cell office:value-type="float" office:value="77.29" calcext:value-type="float">
            <text:p>77.2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7.027" calcext:value-type="float">
            <text:p>197.027</text:p>
          </table:table-cell>
          <table:table-cell office:value-type="string" calcext:value-type="string">
            <text:p>d7af24acbd7c981475579f759994a2e7d69a89ff13815176b7e97bdd1e2a6fab</text:p>
          </table:table-cell>
          <table:table-cell office:value-type="float" office:value="97.45" calcext:value-type="float">
            <text:p>97.45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78.86" calcext:value-type="float">
            <text:p>78.86</text:p>
          </table:table-cell>
          <table:table-cell office:value-type="float" office:value="74.8" calcext:value-type="float">
            <text:p>74.8</text:p>
          </table:table-cell>
          <table:table-cell office:value-type="float" office:value="75.78" calcext:value-type="float">
            <text:p>75.78</text:p>
          </table:table-cell>
          <table:table-cell office:value-type="float" office:value="77.97" calcext:value-type="float">
            <text:p>77.97</text:p>
          </table:table-cell>
          <table:table-cell office:value-type="float" office:value="77.29" calcext:value-type="float">
            <text:p>77.29</text:p>
          </table:table-cell>
          <table:table-cell office:value-type="float" office:value="137" calcext:value-type="float">
            <text:p>13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6.914" calcext:value-type="float">
            <text:p>196.914</text:p>
          </table:table-cell>
          <table:table-cell office:value-type="string" calcext:value-type="string">
            <text:p>d7af24acbd7c981475579f759994a2e7d69a89ff13815176b7e97bdd1e2a6fab</text:p>
          </table:table-cell>
          <table:table-cell office:value-type="float" office:value="99.31" calcext:value-type="float">
            <text:p>99.31</text:p>
          </table:table-cell>
          <table:table-cell office:value-type="float" office:value="64.39" calcext:value-type="float">
            <text:p>64.39</text:p>
          </table:table-cell>
          <table:table-cell office:value-type="float" office:value="82.2" calcext:value-type="float">
            <text:p>82.2</text:p>
          </table:table-cell>
          <table:table-cell table:style-name="ce17"/>
          <table:table-cell office:value-type="float" office:value="82.2" calcext:value-type="float">
            <text:p>82.2</text:p>
          </table:table-cell>
          <table:table-cell office:value-type="float" office:value="79.02" calcext:value-type="float">
            <text:p>79.02</text:p>
          </table:table-cell>
          <table:table-cell office:value-type="float" office:value="85.37" calcext:value-type="float">
            <text:p>85.37</text:p>
          </table:table-cell>
          <table:table-cell office:value-type="float" office:value="84.38" calcext:value-type="float">
            <text:p>84.38</text:p>
          </table:table-cell>
          <table:table-cell office:value-type="float" office:value="80.28" calcext:value-type="float">
            <text:p>80.28</text:p>
          </table:table-cell>
          <table:table-cell office:value-type="float" office:value="81.61" calcext:value-type="float">
            <text:p>81.6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3120" calcext:value-type="float">
            <text:p>48312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20" calcext:value-type="float">
            <text:p>18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dc07ff60805e33ec2de03525d5b2ae3ee30e4cf7f4fdcdc4f7a3c82a969bd79", "b0630339e089bc1c9d649085cf3e50029a9e147ac2780e443d89e29ed977ea19", "3a522617e0399810ca29c726bd8d8c86ac0acfac352a68890e5f2970a4204c32", "5dd17b376e2d93d7caa9c99a5cc36d672d19b556d203ad5b91706d306d6fc334", "295198bf9c8f1e0e7e2e2b5dba848fb84ee6f53a2e7d8a839a4352ee6da39df7")</text:p>
          </table:table-cell>
          <table:table-cell office:value-type="float" office:value="99.9" calcext:value-type="float">
            <text:p>99.9</text:p>
          </table:table-cell>
          <table:table-cell office:value-type="float" office:value="65.85" calcext:value-type="float">
            <text:p>65.85</text:p>
          </table:table-cell>
          <table:table-cell office:value-type="float" office:value="82.93" calcext:value-type="float">
            <text:p>82.93</text:p>
          </table:table-cell>
          <table:table-cell table:style-name="ce81"/>
          <table:table-cell office:value-type="float" office:value="85.85" calcext:value-type="float">
            <text:p>85.85</text:p>
          </table:table-cell>
          <table:table-cell office:value-type="float" office:value="80" calcext:value-type="float">
            <text:p>80</text:p>
          </table:table-cell>
          <table:table-cell office:value-type="float" office:value="85.85" calcext:value-type="float">
            <text:p>85.85</text:p>
          </table:table-cell>
          <table:table-cell office:value-type="float" office:value="85" calcext:value-type="float">
            <text:p>85</text:p>
          </table:table-cell>
          <table:table-cell office:value-type="float" office:value="81.1" calcext:value-type="float">
            <text:p>81.1</text:p>
          </table:table-cell>
          <table:table-cell office:value-type="float" office:value="82.42" calcext:value-type="float">
            <text:p>82.42</text:p>
          </table:table-cell>
          <table:table-cell office:value-type="float" office:value="17.19" calcext:value-type="float">
            <text:p>17.19</text:p>
          </table:table-cell>
          <table:table-cell office:value-type="float" office:value="10000" calcext:value-type="float">
            <text:p>10000</text:p>
          </table:table-cell>
          <table:table-cell office:value-type="float" office:value="963960" calcext:value-type="float">
            <text:p>963960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680" calcext:value-type="float">
            <text:p>141680</text:p>
          </table:table-cell>
          <table:table-cell office:value-type="float" office:value="17696.795" calcext:value-type="float">
            <text:p>17696.795</text:p>
          </table:table-cell>
          <table:table-cell office:value-type="string" calcext:value-type="string">
            <text:p>("ab83127d7c8febbf96a39b5abbc1146a8b6de0bea0a16eac76bd107826c8a0f5", "37dbc09ed9353b621b0f24df675f7a6441b88b896fc20ce47ba82cb8d507e9dd", "0874cf9924d00d1a0625cd9eb9323b27ff40f50bee2cf9a34049ec5dee1c8a1e", "ea1a63f5437f98c8b9b69e6b709f185d43d49cbfb864288634d5a59076605718", "88610f418cdf6455c33468d320b1efdc6c6b7d75a6ec93d35676c102eac7769b")</text:p>
          </table:table-cell>
          <table:table-cell table:number-columns-repeated="85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6.42" calcext:value-type="float">
            <text:p>76.42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75.42" calcext:value-type="float">
            <text:p>75.42</text:p>
          </table:table-cell>
          <table:table-cell office:value-type="float" office:value="74.9" calcext:value-type="float">
            <text:p>74.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5.993" calcext:value-type="float">
            <text:p>165.993</text:p>
          </table:table-cell>
          <table:table-cell office:value-type="string" calcext:value-type="string">
            <text:p>8a111171f74ae92b294faa7e7f9c90bf74f1baf762ad722a359178c61674b2f3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6.42" calcext:value-type="float">
            <text:p>76.42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75.42" calcext:value-type="float">
            <text:p>75.42</text:p>
          </table:table-cell>
          <table:table-cell office:value-type="float" office:value="74.9" calcext:value-type="float">
            <text:p>74.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4.342" calcext:value-type="float">
            <text:p>134.342</text:p>
          </table:table-cell>
          <table:table-cell office:value-type="string" calcext:value-type="string">
            <text:p>8a111171f74ae92b294faa7e7f9c90bf74f1baf762ad722a359178c61674b2f3</text:p>
          </table:table-cell>
          <table:table-cell office:value-type="float" office:value="98.47" calcext:value-type="float">
            <text:p>98.47</text:p>
          </table:table-cell>
          <table:table-cell office:value-type="float" office:value="48.78" calcext:value-type="float">
            <text:p>48.78</text:p>
          </table:table-cell>
          <table:table-cell table:number-columns-repeated="2" office:value-type="float" office:value="74.39" calcext:value-type="float">
            <text:p>74.39</text:p>
          </table:table-cell>
          <table:table-cell office:value-type="float" office:value="76.42" calcext:value-type="float">
            <text:p>76.42</text:p>
          </table:table-cell>
          <table:table-cell office:value-type="float" office:value="72.36" calcext:value-type="float">
            <text:p>72.36</text:p>
          </table:table-cell>
          <table:table-cell office:value-type="float" office:value="73.44" calcext:value-type="float">
            <text:p>73.44</text:p>
          </table:table-cell>
          <table:table-cell office:value-type="float" office:value="75.42" calcext:value-type="float">
            <text:p>75.42</text:p>
          </table:table-cell>
          <table:table-cell office:value-type="float" office:value="74.9" calcext:value-type="float">
            <text:p>74.9</text:p>
          </table:table-cell>
          <table:table-cell office:value-type="float" office:value="151" calcext:value-type="float">
            <text:p>15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4.556" calcext:value-type="float">
            <text:p>134.556</text:p>
          </table:table-cell>
          <table:table-cell office:value-type="string" calcext:value-type="string">
            <text:p>8a111171f74ae92b294faa7e7f9c90bf74f1baf762ad722a359178c61674b2f3</text:p>
          </table:table-cell>
          <table:table-cell office:value-type="float" office:value="96.44" calcext:value-type="float">
            <text:p>96.44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75" calcext:value-type="float">
            <text:p>75</text:p>
          </table:table-cell>
          <table:table-cell office:value-type="float" office:value="78.95" calcext:value-type="float">
            <text:p>78.95</text:p>
          </table:table-cell>
          <table:table-cell office:value-type="float" office:value="77.65" calcext:value-type="float">
            <text:p>77.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1.586" calcext:value-type="float">
            <text:p>131.586</text:p>
          </table:table-cell>
          <table:table-cell office:value-type="string" calcext:value-type="string">
            <text:p>351addbce4ad110afadff7e6b2a8087a01efc1f71d74bf9a48f3adbba77ec8b0</text:p>
          </table:table-cell>
          <table:table-cell office:value-type="float" office:value="96.44" calcext:value-type="float">
            <text:p>96.44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75" calcext:value-type="float">
            <text:p>75</text:p>
          </table:table-cell>
          <table:table-cell office:value-type="float" office:value="78.95" calcext:value-type="float">
            <text:p>78.95</text:p>
          </table:table-cell>
          <table:table-cell office:value-type="float" office:value="77.65" calcext:value-type="float">
            <text:p>77.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0.587" calcext:value-type="float">
            <text:p>130.587</text:p>
          </table:table-cell>
          <table:table-cell office:value-type="string" calcext:value-type="string">
            <text:p>351addbce4ad110afadff7e6b2a8087a01efc1f71d74bf9a48f3adbba77ec8b0</text:p>
          </table:table-cell>
          <table:table-cell office:value-type="float" office:value="96.44" calcext:value-type="float">
            <text:p>96.44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76.83" calcext:value-type="float">
            <text:p>76.83</text:p>
          </table:table-cell>
          <table:table-cell office:value-type="float" office:value="80.49" calcext:value-type="float">
            <text:p>80.49</text:p>
          </table:table-cell>
          <table:table-cell office:value-type="float" office:value="73.17" calcext:value-type="float">
            <text:p>73.17</text:p>
          </table:table-cell>
          <table:table-cell office:value-type="float" office:value="75" calcext:value-type="float">
            <text:p>75</text:p>
          </table:table-cell>
          <table:table-cell office:value-type="float" office:value="78.95" calcext:value-type="float">
            <text:p>78.95</text:p>
          </table:table-cell>
          <table:table-cell office:value-type="float" office:value="77.65" calcext:value-type="float">
            <text:p>77.6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1.363" calcext:value-type="float">
            <text:p>131.363</text:p>
          </table:table-cell>
          <table:table-cell office:value-type="string" calcext:value-type="string">
            <text:p>351addbce4ad110afadff7e6b2a8087a01efc1f71d74bf9a48f3adbba77ec8b0</text:p>
          </table:table-cell>
          <table:table-cell office:value-type="float" office:value="99.51" calcext:value-type="float">
            <text:p>99.51</text:p>
          </table:table-cell>
          <table:table-cell office:value-type="float" office:value="70.73" calcext:value-type="float">
            <text:p>70.73</text:p>
          </table:table-cell>
          <table:table-cell office:value-type="float" office:value="85.37" calcext:value-type="float">
            <text:p>85.37</text:p>
          </table:table-cell>
          <table:table-cell table:style-name="ce17"/>
          <table:table-cell office:value-type="float" office:value="85.37" calcext:value-type="float">
            <text:p>85.37</text:p>
          </table:table-cell>
          <table:table-cell office:value-type="float" office:value="82.93" calcext:value-type="float">
            <text:p>82.93</text:p>
          </table:table-cell>
          <table:table-cell office:value-type="float" office:value="87.8" calcext:value-type="float">
            <text:p>87.8</text:p>
          </table:table-cell>
          <table:table-cell office:value-type="float" office:value="87.19" calcext:value-type="float">
            <text:p>87.19</text:p>
          </table:table-cell>
          <table:table-cell office:value-type="float" office:value="83.72" calcext:value-type="float">
            <text:p>83.7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7040" calcext:value-type="float">
            <text:p>48704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280" calcext:value-type="float">
            <text:p>265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91fa7c6263f8f0ab270599d4b6dc1e9765818dec6f9d62a9cca57cb31aaa2e9", "6c9a20c55dad8e897f6c9e560727096a060cabc271b29094011f624fea92e3ca", "86401a9b150afa86dd2cf336521c2586d1be951a916f7383a2523e638e0cb1f0", "8ff02462ed1191b719f4fcc828237e855cc69cade5e4e325e6ffc6e36194b125", "094d9079c63971e0f85419a697f64de7a2fa8106d9cdc65e49165ebfeb1d9887")</text:p>
          </table:table-cell>
          <table:table-cell office:value-type="float" office:value="99.92" calcext:value-type="float">
            <text:p>99.92</text:p>
          </table:table-cell>
          <table:table-cell office:value-type="float" office:value="70.57" calcext:value-type="float">
            <text:p>70.57</text:p>
          </table:table-cell>
          <table:table-cell office:value-type="float" office:value="85.28" calcext:value-type="float">
            <text:p>85.28</text:p>
          </table:table-cell>
          <table:table-cell table:style-name="ce81"/>
          <table:table-cell office:value-type="float" office:value="87.97" calcext:value-type="float">
            <text:p>87.97</text:p>
          </table:table-cell>
          <table:table-cell office:value-type="float" office:value="82.6" calcext:value-type="float">
            <text:p>82.6</text:p>
          </table:table-cell>
          <table:table-cell office:value-type="float" office:value="87.97" calcext:value-type="float">
            <text:p>87.97</text:p>
          </table:table-cell>
          <table:table-cell office:value-type="float" office:value="87.3" calcext:value-type="float">
            <text:p>87.3</text:p>
          </table:table-cell>
          <table:table-cell office:value-type="float" office:value="83.5" calcext:value-type="float">
            <text:p>83.5</text:p>
          </table:table-cell>
          <table:table-cell office:value-type="float" office:value="84.88" calcext:value-type="float">
            <text:p>84.88</text:p>
          </table:table-cell>
          <table:table-cell office:value-type="float" office:value="17.9" calcext:value-type="float">
            <text:p>17.9</text:p>
          </table:table-cell>
          <table:table-cell office:value-type="float" office:value="10000" calcext:value-type="float">
            <text:p>10000</text:p>
          </table:table-cell>
          <table:table-cell office:value-type="float" office:value="973480" calcext:value-type="float">
            <text:p>973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520" calcext:value-type="float">
            <text:p>128520</text:p>
          </table:table-cell>
          <table:table-cell office:value-type="float" office:value="17248.576" calcext:value-type="float">
            <text:p>17248.576</text:p>
          </table:table-cell>
          <table:table-cell office:value-type="string" calcext:value-type="string">
            <text:p>("cd980bf453e85a2960d4f671dbbb88b0d5f23996096ba5c206a951888790c328", "e452e4457e6f8882182386885a170698b1bc6abccffb4afd640120c47055ccc6", "3dd9f186f8d61c67dc93edbe22098c23d369412b14750a952da465eaa4bf6585", "f0ca3dd9a77a258e417cc811d65c31f5c2f9b0e4421fd97753a62653bc11823e", "baf4e087f25570668faa07aa58d92e87b5aeb3b7c65f0ad8859fe6727f32c4f7")</text:p>
          </table:table-cell>
          <table:table-cell table:number-columns-repeated="85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47" calcext:value-type="float">
            <text:p>98.47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44" calcext:value-type="float">
            <text:p>72.44</text:p>
          </table:table-cell>
          <table:table-cell office:value-type="float" office:value="73.95" calcext:value-type="float">
            <text:p>73.95</text:p>
          </table:table-cell>
          <table:table-cell office:value-type="float" office:value="73.6" calcext:value-type="float">
            <text:p>73.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9.741" calcext:value-type="float">
            <text:p>209.741</text:p>
          </table:table-cell>
          <table:table-cell office:value-type="string" calcext:value-type="string">
            <text:p>ed8d83143eb8fd8e41b6a8663a1824334e6beb1348eb2b9e3c264772e910ee33</text:p>
          </table:table-cell>
          <table:table-cell office:value-type="float" office:value="98.47" calcext:value-type="float">
            <text:p>98.47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44" calcext:value-type="float">
            <text:p>72.44</text:p>
          </table:table-cell>
          <table:table-cell office:value-type="float" office:value="73.95" calcext:value-type="float">
            <text:p>73.95</text:p>
          </table:table-cell>
          <table:table-cell office:value-type="float" office:value="73.6" calcext:value-type="float">
            <text:p>73.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.023" calcext:value-type="float">
            <text:p>202.023</text:p>
          </table:table-cell>
          <table:table-cell office:value-type="string" calcext:value-type="string">
            <text:p>ed8d83143eb8fd8e41b6a8663a1824334e6beb1348eb2b9e3c264772e910ee33</text:p>
          </table:table-cell>
          <table:table-cell office:value-type="float" office:value="98.47" calcext:value-type="float">
            <text:p>98.47</text:p>
          </table:table-cell>
          <table:table-cell office:value-type="float" office:value="46.34" calcext:value-type="float">
            <text:p>46.34</text:p>
          </table:table-cell>
          <table:table-cell table:number-columns-repeated="2" office:value-type="float" office:value="73.17" calcext:value-type="float">
            <text:p>73.17</text:p>
          </table:table-cell>
          <table:table-cell office:value-type="float" office:value="74.8" calcext:value-type="float">
            <text:p>74.8</text:p>
          </table:table-cell>
          <table:table-cell office:value-type="float" office:value="71.54" calcext:value-type="float">
            <text:p>71.54</text:p>
          </table:table-cell>
          <table:table-cell office:value-type="float" office:value="72.44" calcext:value-type="float">
            <text:p>72.44</text:p>
          </table:table-cell>
          <table:table-cell office:value-type="float" office:value="73.95" calcext:value-type="float">
            <text:p>73.95</text:p>
          </table:table-cell>
          <table:table-cell office:value-type="float" office:value="73.6" calcext:value-type="float">
            <text:p>73.6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9.72" calcext:value-type="float">
            <text:p>199.72</text:p>
          </table:table-cell>
          <table:table-cell office:value-type="string" calcext:value-type="string">
            <text:p>ed8d83143eb8fd8e41b6a8663a1824334e6beb1348eb2b9e3c264772e910ee33</text:p>
          </table:table-cell>
          <table:table-cell office:value-type="float" office:value="96.84" calcext:value-type="float">
            <text:p>96.84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68.29" calcext:value-type="float">
            <text:p>68.29</text:p>
          </table:table-cell>
          <table:table-cell office:value-type="float" office:value="70.45" calcext:value-type="float">
            <text:p>70.4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94" calcext:value-type="float">
            <text:p>72.9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0.042" calcext:value-type="float">
            <text:p>190.042</text:p>
          </table:table-cell>
          <table:table-cell office:value-type="string" calcext:value-type="string">
            <text:p>404a4668e92b8510fc832d82252160c2d571a6511011d4524d71a75fa83e91ac</text:p>
          </table:table-cell>
          <table:table-cell office:value-type="float" office:value="96.84" calcext:value-type="float">
            <text:p>96.84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68.29" calcext:value-type="float">
            <text:p>68.29</text:p>
          </table:table-cell>
          <table:table-cell office:value-type="float" office:value="70.45" calcext:value-type="float">
            <text:p>70.4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94" calcext:value-type="float">
            <text:p>72.9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9.573" calcext:value-type="float">
            <text:p>189.573</text:p>
          </table:table-cell>
          <table:table-cell office:value-type="string" calcext:value-type="string">
            <text:p>404a4668e92b8510fc832d82252160c2d571a6511011d4524d71a75fa83e91ac</text:p>
          </table:table-cell>
          <table:table-cell office:value-type="float" office:value="96.84" calcext:value-type="float">
            <text:p>96.84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71.95" calcext:value-type="float">
            <text:p>7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68.29" calcext:value-type="float">
            <text:p>68.29</text:p>
          </table:table-cell>
          <table:table-cell office:value-type="float" office:value="70.45" calcext:value-type="float">
            <text:p>70.45</text:p>
          </table:table-cell>
          <table:table-cell office:value-type="float" office:value="73.68" calcext:value-type="float">
            <text:p>73.68</text:p>
          </table:table-cell>
          <table:table-cell office:value-type="float" office:value="72.94" calcext:value-type="float">
            <text:p>72.94</text:p>
          </table:table-cell>
          <table:table-cell office:value-type="float" office:value="143" calcext:value-type="float">
            <text:p>143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8.893" calcext:value-type="float">
            <text:p>188.893</text:p>
          </table:table-cell>
          <table:table-cell office:value-type="string" calcext:value-type="string">
            <text:p>404a4668e92b8510fc832d82252160c2d571a6511011d4524d71a75fa83e91ac</text:p>
          </table:table-cell>
          <table:table-cell office:value-type="float" office:value="99.53" calcext:value-type="float">
            <text:p>99.53</text:p>
          </table:table-cell>
          <table:table-cell office:value-type="float" office:value="61.46" calcext:value-type="float">
            <text:p>61.46</text:p>
          </table:table-cell>
          <table:table-cell office:value-type="float" office:value="80.73" calcext:value-type="float">
            <text:p>80.73</text:p>
          </table:table-cell>
          <table:table-cell table:style-name="ce17"/>
          <table:table-cell office:value-type="float" office:value="80.73" calcext:value-type="float">
            <text:p>80.73</text:p>
          </table:table-cell>
          <table:table-cell office:value-type="float" office:value="80" calcext:value-type="float">
            <text:p>80</text:p>
          </table:table-cell>
          <table:table-cell office:value-type="float" office:value="81.46" calcext:value-type="float">
            <text:p>81.46</text:p>
          </table:table-cell>
          <table:table-cell office:value-type="float" office:value="81.2" calcext:value-type="float">
            <text:p>81.2</text:p>
          </table:table-cell>
          <table:table-cell office:value-type="float" office:value="80.29" calcext:value-type="float">
            <text:p>80.29</text:p>
          </table:table-cell>
          <table:table-cell office:value-type="float" office:value="80.59" calcext:value-type="float">
            <text:p>80.5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84600" calcext:value-type="float">
            <text:p>48460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400" calcext:value-type="float">
            <text:p>403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87b62b695d61a620cdb692d241a8ceb144b59e1b48ab64f6a710e244d2a3552", "18219b2a85b8e0a912b858b8aa866b195acf3cab736b723a7dbe3f04a7e82e4d", "f2420fdb053a5775c7a1b740cf3ed107040d1a51308849ec45732873a31b1c48", "594190dfb759f3d07678ee3fc2371353619c6b03ec6631c595e0964665c18e77", "26db11210d9dd494bbf5222949820dbde977fc10f03f73e431fde41f9b4e97d8")</text:p>
          </table:table-cell>
          <table:table-cell office:value-type="float" office:value="99.76" calcext:value-type="float">
            <text:p>99.76</text:p>
          </table:table-cell>
          <table:table-cell office:value-type="float" office:value="60.49" calcext:value-type="float">
            <text:p>60.49</text:p>
          </table:table-cell>
          <table:table-cell office:value-type="float" office:value="80.24" calcext:value-type="float">
            <text:p>80.24</text:p>
          </table:table-cell>
          <table:table-cell table:style-name="ce81"/>
          <table:table-cell office:value-type="float" office:value="80.33" calcext:value-type="float">
            <text:p>80.33</text:p>
          </table:table-cell>
          <table:table-cell office:value-type="float" office:value="80.16" calcext:value-type="float">
            <text:p>80.16</text:p>
          </table:table-cell>
          <table:table-cell office:value-type="float" office:value="80.33" calcext:value-type="float">
            <text:p>80.33</text:p>
          </table:table-cell>
          <table:table-cell office:value-type="float" office:value="80.3" calcext:value-type="float">
            <text:p>80.3</text:p>
          </table:table-cell>
          <table:table-cell office:value-type="float" office:value="80.2" calcext:value-type="float">
            <text:p>80.2</text:p>
          </table:table-cell>
          <table:table-cell office:value-type="float" office:value="80.23" calcext:value-type="float">
            <text:p>80.23</text:p>
          </table:table-cell>
          <table:table-cell office:value-type="float" office:value="17.62" calcext:value-type="float">
            <text:p>17.62</text:p>
          </table:table-cell>
          <table:table-cell office:value-type="float" office:value="10000" calcext:value-type="float">
            <text:p>10000</text:p>
          </table:table-cell>
          <table:table-cell office:value-type="float" office:value="969480" calcext:value-type="float">
            <text:p>96948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320" calcext:value-type="float">
            <text:p>365320</text:p>
          </table:table-cell>
          <table:table-cell office:value-type="float" office:value="12500.223" calcext:value-type="float">
            <text:p>12500.223</text:p>
          </table:table-cell>
          <table:table-cell office:value-type="string" calcext:value-type="string">
            <text:p>("45d149091eb096be0b3bca81bee81848e92020e89a7ed5900408cf16af1a7e92", "bf559a5e7c2f709508a143fdee226069e036249519d483d66e5865a383f19a43", "c501318a79caf75b42f9e7c375aef301d41f9f67169618d8de4b28218f41b4ac", "58c12729ff76a46408e2d244f15ece5fe8bb13ee755cf65d2053a1e99bf1cf16", "9444cceb70c32d1ef46b1413fdfb97ec662811de372bf4d1c6e5077bc49fe2bf")</text:p>
          </table:table-cell>
          <table:table-cell table:number-columns-repeated="85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68" calcext:value-type="float">
            <text:p>98.68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86" calcext:value-type="float">
            <text:p>78.86</text:p>
          </table:table-cell>
          <table:table-cell office:value-type="float" office:value="73.17" calcext:value-type="float">
            <text:p>73.17</text:p>
          </table:table-cell>
          <table:table-cell office:value-type="float" office:value="74.62" calcext:value-type="float">
            <text:p>74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6.68" calcext:value-type="float">
            <text:p>76.68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6.004" calcext:value-type="float">
            <text:p>146.004</text:p>
          </table:table-cell>
          <table:table-cell office:value-type="string" calcext:value-type="string">
            <text:p>8e1ffe96c6a86752886ef3cd7e8aabe80c0a208595ff103601fe2c0759dd2f68</text:p>
          </table:table-cell>
          <table:table-cell office:value-type="float" office:value="98.68" calcext:value-type="float">
            <text:p>98.68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86" calcext:value-type="float">
            <text:p>78.86</text:p>
          </table:table-cell>
          <table:table-cell office:value-type="float" office:value="73.17" calcext:value-type="float">
            <text:p>73.17</text:p>
          </table:table-cell>
          <table:table-cell office:value-type="float" office:value="74.62" calcext:value-type="float">
            <text:p>74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6.68" calcext:value-type="float">
            <text:p>76.68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2.32" calcext:value-type="float">
            <text:p>142.32</text:p>
          </table:table-cell>
          <table:table-cell office:value-type="string" calcext:value-type="string">
            <text:p>8e1ffe96c6a86752886ef3cd7e8aabe80c0a208595ff103601fe2c0759dd2f68</text:p>
          </table:table-cell>
          <table:table-cell office:value-type="float" office:value="98.68" calcext:value-type="float">
            <text:p>98.68</text:p>
          </table:table-cell>
          <table:table-cell office:value-type="float" office:value="52.03" calcext:value-type="float">
            <text:p>52.03</text:p>
          </table:table-cell>
          <table:table-cell table:number-columns-repeated="2" office:value-type="float" office:value="76.02" calcext:value-type="float">
            <text:p>76.02</text:p>
          </table:table-cell>
          <table:table-cell office:value-type="float" office:value="78.86" calcext:value-type="float">
            <text:p>78.86</text:p>
          </table:table-cell>
          <table:table-cell office:value-type="float" office:value="73.17" calcext:value-type="float">
            <text:p>73.17</text:p>
          </table:table-cell>
          <table:table-cell office:value-type="float" office:value="74.62" calcext:value-type="float">
            <text:p>74.62</text:p>
          </table:table-cell>
          <table:table-cell office:value-type="float" office:value="77.59" calcext:value-type="float">
            <text:p>77.59</text:p>
          </table:table-cell>
          <table:table-cell office:value-type="float" office:value="76.68" calcext:value-type="float">
            <text:p>76.68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1.989" calcext:value-type="float">
            <text:p>141.989</text:p>
          </table:table-cell>
          <table:table-cell office:value-type="string" calcext:value-type="string">
            <text:p>8e1ffe96c6a86752886ef3cd7e8aabe80c0a208595ff103601fe2c0759dd2f68</text:p>
          </table:table-cell>
          <table:table-cell office:value-type="float" office:value="97.35" calcext:value-type="float">
            <text:p>97.3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6.986" calcext:value-type="float">
            <text:p>136.986</text:p>
          </table:table-cell>
          <table:table-cell office:value-type="string" calcext:value-type="string">
            <text:p>671d57b6c45636441493adfb605f16953417e2536090322f231a9a0aea54c4b4</text:p>
          </table:table-cell>
          <table:table-cell office:value-type="float" office:value="97.35" calcext:value-type="float">
            <text:p>97.3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5.434" calcext:value-type="float">
            <text:p>135.434</text:p>
          </table:table-cell>
          <table:table-cell office:value-type="string" calcext:value-type="string">
            <text:p>671d57b6c45636441493adfb605f16953417e2536090322f231a9a0aea54c4b4</text:p>
          </table:table-cell>
          <table:table-cell office:value-type="float" office:value="97.35" calcext:value-type="float">
            <text:p>97.35</text:p>
          </table:table-cell>
          <table:table-cell office:value-type="float" office:value="51.22" calcext:value-type="float">
            <text:p>51.22</text:p>
          </table:table-cell>
          <table:table-cell table:number-columns-repeated="2" office:value-type="float" office:value="75.61" calcext:value-type="float">
            <text:p>75.61</text:p>
          </table:table-cell>
          <table:table-cell office:value-type="float" office:value="77.24" calcext:value-type="float">
            <text:p>77.24</text:p>
          </table:table-cell>
          <table:table-cell office:value-type="float" office:value="73.98" calcext:value-type="float">
            <text:p>73.98</text:p>
          </table:table-cell>
          <table:table-cell office:value-type="float" office:value="74.8" calcext:value-type="float">
            <text:p>74.8</text:p>
          </table:table-cell>
          <table:table-cell office:value-type="float" office:value="76.47" calcext:value-type="float">
            <text:p>76.47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6.765" calcext:value-type="float">
            <text:p>136.765</text:p>
          </table:table-cell>
          <table:table-cell office:value-type="string" calcext:value-type="string">
            <text:p>671d57b6c45636441493adfb605f16953417e2536090322f231a9a0aea54c4b4</text:p>
          </table:table-cell>
          <table:table-cell office:value-type="float" office:value="99.47" calcext:value-type="float">
            <text:p>99.47</text:p>
          </table:table-cell>
          <table:table-cell office:value-type="float" office:value="68.94" calcext:value-type="float">
            <text:p>68.94</text:p>
          </table:table-cell>
          <table:table-cell office:value-type="float" office:value="84.47" calcext:value-type="float">
            <text:p>84.47</text:p>
          </table:table-cell>
          <table:table-cell table:style-name="ce17"/>
          <table:table-cell office:value-type="float" office:value="84.47" calcext:value-type="float">
            <text:p>84.47</text:p>
          </table:table-cell>
          <table:table-cell office:value-type="float" office:value="77.24" calcext:value-type="float">
            <text:p>77.24</text:p>
          </table:table-cell>
          <table:table-cell office:value-type="float" office:value="91.71" calcext:value-type="float">
            <text:p>91.71</text:p>
          </table:table-cell>
          <table:table-cell office:value-type="float" office:value="90.34" calcext:value-type="float">
            <text:p>90.34</text:p>
          </table:table-cell>
          <table:table-cell office:value-type="float" office:value="80.11" calcext:value-type="float">
            <text:p>80.11</text:p>
          </table:table-cell>
          <table:table-cell office:value-type="float" office:value="83.27" calcext:value-type="float">
            <text:p>83.2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1240" calcext:value-type="float">
            <text:p>491240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680" calcext:value-type="float">
            <text:p>111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e9976118ed56eb591e26bc0323554dd98d1fa70e1cc69c07e569154f1a49a54", "8f4bd3f0d45a1d68afb3b88345b465faf706fc68ce3c97505888813a8fc3af47", "90223a43f5906ac846d831692803b15b26e66e65f379c230c1961be1281126df", "3c9a5242e09f87043df9ab5969b0f189067c7a7ad4df32bb2eae6de1cdc40380", "34c8dd318daabd5a3fcb9b2b8cb0f43b9d1e26110fe31dd1d829483b842efb05")</text:p>
          </table:table-cell>
          <table:table-cell office:value-type="float" office:value="99.78" calcext:value-type="float">
            <text:p>99.78</text:p>
          </table:table-cell>
          <table:table-cell office:value-type="float" office:value="67.48" calcext:value-type="float">
            <text:p>67.48</text:p>
          </table:table-cell>
          <table:table-cell office:value-type="float" office:value="83.74" calcext:value-type="float">
            <text:p>83.74</text:p>
          </table:table-cell>
          <table:table-cell table:style-name="ce81"/>
          <table:table-cell office:value-type="float" office:value="91.06" calcext:value-type="float">
            <text:p>91.06</text:p>
          </table:table-cell>
          <table:table-cell office:value-type="float" office:value="76.42" calcext:value-type="float">
            <text:p>76.42</text:p>
          </table:table-cell>
          <table:table-cell office:value-type="float" office:value="91.06" calcext:value-type="float">
            <text:p>91.06</text:p>
          </table:table-cell>
          <table:table-cell office:value-type="float" office:value="89.53" calcext:value-type="float">
            <text:p>89.53</text:p>
          </table:table-cell>
          <table:table-cell office:value-type="float" office:value="79.43" calcext:value-type="float">
            <text:p>79.43</text:p>
          </table:table-cell>
          <table:table-cell office:value-type="float" office:value="82.46" calcext:value-type="float">
            <text:p>82.46</text:p>
          </table:table-cell>
          <table:table-cell office:value-type="float" office:value="17.82" calcext:value-type="float">
            <text:p>17.82</text:p>
          </table:table-cell>
          <table:table-cell office:value-type="float" office:value="10000" calcext:value-type="float">
            <text:p>10000</text:p>
          </table:table-cell>
          <table:table-cell office:value-type="float" office:value="978120" calcext:value-type="float">
            <text:p>978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9920" calcext:value-type="float">
            <text:p>129920</text:p>
          </table:table-cell>
          <table:table-cell office:value-type="float" office:value="15986.624" calcext:value-type="float">
            <text:p>15986.624</text:p>
          </table:table-cell>
          <table:table-cell office:value-type="string" calcext:value-type="string">
            <text:p>("bd4cfdadf92e8e3214431998f423ad34bdd9a87c7ef3b89376aa5c966c4b01dc", "f5e571a168764520d376c35a4a73975e891923d132cc33d7041d23b00b6243ac", "1c0c8c8b9aa2822a03b1c80e24212fb06f42e58777cc584cf7d6e332572f1681", "c821df4352167b0dbe1aa69d01ee52dd6beb23e6e57510ec9f4722bacd550349", "505040b0531b6a9efc7080eb722088e65f9944403ef28d009cf33427a5c42fbe")</text:p>
          </table:table-cell>
          <table:table-cell table:number-columns-repeated="85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tocor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emitone</text:p>
          </table:table-cell>
          <table:table-cell office:value-type="float" office:value="16000" calcext:value-type="float">
            <text:p>16000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b",1,false,"KDD-norm-partitioned-v1-breath",["Normalize","RemSilence"]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(0.025,0.01),(max_points = 50,ma_size = 20,ma_step = 15))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982" calcext:value-type="float">
            <text:p>98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(491, 491)</text:p>
          </table:table-cell>
          <table:table-cell office:value-type="string" calcext:value-type="string">
            <text:p>(123, 123)</text:p>
          </table:table-cell>
          <table:table-cell office:value-type="string" calcext:value-type="string">
            <text:p>[80]</text:p>
          </table:table-cell>
          <table:table-cell office:value-type="string" calcext:value-type="string">
            <text:p>[(50,)]</text:p>
          </table:table-cell>
          <table:table-cell office:value-type="float" office:value="98.98" calcext:value-type="float">
            <text:p>98.98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6.99" calcext:value-type="float">
            <text:p>86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0.45" calcext:value-type="float">
            <text:p>80.45</text:p>
          </table:table-cell>
          <table:table-cell office:value-type="float" office:value="85.84" calcext:value-type="float">
            <text:p>85.84</text:p>
          </table:table-cell>
          <table:table-cell office:value-type="float" office:value="83.59" calcext:value-type="float">
            <text:p>83.5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3.19" calcext:value-type="float">
            <text:p>203.19</text:p>
          </table:table-cell>
          <table:table-cell office:value-type="string" calcext:value-type="string">
            <text:p>10ada3506e804b9dbea2ae9009d9d9d0ad0c3c0c52113e8291221237c5f49aeb</text:p>
          </table:table-cell>
          <table:table-cell office:value-type="float" office:value="98.98" calcext:value-type="float">
            <text:p>98.98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6.99" calcext:value-type="float">
            <text:p>86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0.45" calcext:value-type="float">
            <text:p>80.45</text:p>
          </table:table-cell>
          <table:table-cell office:value-type="float" office:value="85.84" calcext:value-type="float">
            <text:p>85.84</text:p>
          </table:table-cell>
          <table:table-cell office:value-type="float" office:value="83.59" calcext:value-type="float">
            <text:p>83.5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2.093" calcext:value-type="float">
            <text:p>192.093</text:p>
          </table:table-cell>
          <table:table-cell office:value-type="string" calcext:value-type="string">
            <text:p>10ada3506e804b9dbea2ae9009d9d9d0ad0c3c0c52113e8291221237c5f49aeb</text:p>
          </table:table-cell>
          <table:table-cell office:value-type="float" office:value="98.98" calcext:value-type="float">
            <text:p>98.98</text:p>
          </table:table-cell>
          <table:table-cell office:value-type="float" office:value="65.85" calcext:value-type="float">
            <text:p>65.85</text:p>
          </table:table-cell>
          <table:table-cell table:number-columns-repeated="2" office:value-type="float" office:value="82.93" calcext:value-type="float">
            <text:p>82.93</text:p>
          </table:table-cell>
          <table:table-cell office:value-type="float" office:value="86.99" calcext:value-type="float">
            <text:p>86.99</text:p>
          </table:table-cell>
          <table:table-cell office:value-type="float" office:value="78.86" calcext:value-type="float">
            <text:p>78.86</text:p>
          </table:table-cell>
          <table:table-cell office:value-type="float" office:value="80.45" calcext:value-type="float">
            <text:p>80.45</text:p>
          </table:table-cell>
          <table:table-cell office:value-type="float" office:value="85.84" calcext:value-type="float">
            <text:p>85.84</text:p>
          </table:table-cell>
          <table:table-cell office:value-type="float" office:value="83.59" calcext:value-type="float">
            <text:p>83.59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1.26" calcext:value-type="float">
            <text:p>191.26</text:p>
          </table:table-cell>
          <table:table-cell office:value-type="string" calcext:value-type="string">
            <text:p>10ada3506e804b9dbea2ae9009d9d9d0ad0c3c0c52113e8291221237c5f49aeb</text:p>
          </table:table-cell>
          <table:table-cell office:value-type="float" office:value="96.84" calcext:value-type="float">
            <text:p>96.84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6.99" calcext:value-type="float">
            <text:p>86.99</text:p>
          </table:table-cell>
          <table:table-cell office:value-type="float" office:value="76.42" calcext:value-type="float">
            <text:p>76.42</text:p>
          </table:table-cell>
          <table:table-cell office:value-type="float" office:value="78.68" calcext:value-type="float">
            <text:p>78.6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63" calcext:value-type="float">
            <text:p>82.6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1.284" calcext:value-type="float">
            <text:p>191.284</text:p>
          </table:table-cell>
          <table:table-cell office:value-type="string" calcext:value-type="string">
            <text:p>31a899360cd3c2c3bea05e5b0a7ec4217d2ec2e8a56c66897e2674ff2fac08f3</text:p>
          </table:table-cell>
          <table:table-cell office:value-type="float" office:value="96.84" calcext:value-type="float">
            <text:p>96.84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6.99" calcext:value-type="float">
            <text:p>86.99</text:p>
          </table:table-cell>
          <table:table-cell office:value-type="float" office:value="76.42" calcext:value-type="float">
            <text:p>76.42</text:p>
          </table:table-cell>
          <table:table-cell office:value-type="float" office:value="78.68" calcext:value-type="float">
            <text:p>78.6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63" calcext:value-type="float">
            <text:p>82.6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2.122" calcext:value-type="float">
            <text:p>192.122</text:p>
          </table:table-cell>
          <table:table-cell office:value-type="string" calcext:value-type="string">
            <text:p>31a899360cd3c2c3bea05e5b0a7ec4217d2ec2e8a56c66897e2674ff2fac08f3</text:p>
          </table:table-cell>
          <table:table-cell office:value-type="float" office:value="96.84" calcext:value-type="float">
            <text:p>96.84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81.71" calcext:value-type="float">
            <text:p>81.71</text:p>
          </table:table-cell>
          <table:table-cell office:value-type="float" office:value="86.99" calcext:value-type="float">
            <text:p>86.99</text:p>
          </table:table-cell>
          <table:table-cell office:value-type="float" office:value="76.42" calcext:value-type="float">
            <text:p>76.42</text:p>
          </table:table-cell>
          <table:table-cell office:value-type="float" office:value="78.68" calcext:value-type="float">
            <text:p>78.68</text:p>
          </table:table-cell>
          <table:table-cell office:value-type="float" office:value="85.45" calcext:value-type="float">
            <text:p>85.45</text:p>
          </table:table-cell>
          <table:table-cell office:value-type="float" office:value="82.63" calcext:value-type="float">
            <text:p>82.63</text:p>
          </table:table-cell>
          <table:table-cell office:value-type="float" office:value="149" calcext:value-type="float">
            <text:p>14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4.62" calcext:value-type="float">
            <text:p>184.62</text:p>
          </table:table-cell>
          <table:table-cell office:value-type="string" calcext:value-type="string">
            <text:p>31a899360cd3c2c3bea05e5b0a7ec4217d2ec2e8a56c66897e2674ff2fac08f3</text:p>
          </table:table-cell>
          <table:table-cell office:value-type="float" office:value="99.51" calcext:value-type="float">
            <text:p>99.51</text:p>
          </table:table-cell>
          <table:table-cell office:value-type="float" office:value="71.06" calcext:value-type="float">
            <text:p>71.06</text:p>
          </table:table-cell>
          <table:table-cell office:value-type="float" office:value="85.53" calcext:value-type="float">
            <text:p>85.53</text:p>
          </table:table-cell>
          <table:table-cell table:style-name="ce17"/>
          <table:table-cell office:value-type="float" office:value="85.53" calcext:value-type="float">
            <text:p>85.53</text:p>
          </table:table-cell>
          <table:table-cell office:value-type="float" office:value="85.2" calcext:value-type="float">
            <text:p>85.2</text:p>
          </table:table-cell>
          <table:table-cell office:value-type="float" office:value="85.85" calcext:value-type="float">
            <text:p>85.85</text:p>
          </table:table-cell>
          <table:table-cell office:value-type="float" office:value="85.78" calcext:value-type="float">
            <text:p>85.78</text:p>
          </table:table-cell>
          <table:table-cell office:value-type="float" office:value="85.29" calcext:value-type="float">
            <text:p>85.29</text:p>
          </table:table-cell>
          <table:table-cell office:value-type="float" office:value="85.49" calcext:value-type="float">
            <text:p>85.4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95800" calcext:value-type="float">
            <text:p>495800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83c6a87b2d99c016dc33051a2f4ef4a09c75ff9f342e3e234ccf7dadacec8d8", "c8372ee75bb9c75d78d05db132a0190242f59aee337a9c0cf18b3e2485b65769", "b664bc096ad418afd8244bd9b86d77ff48ae19207f8bdd9a2f5e4368b2eb62c5", "d1e4d593d9e04501e7452030dcb560f9b002afeffc68f2192ab5d314218e6bdc", "589d54d9874886443fe5605b14404ff2ec2d4129679724b4edabbfa761dd3958")</text:p>
          </table:table-cell>
          <table:table-cell office:value-type="float" office:value="99.94" calcext:value-type="float">
            <text:p>99.94</text:p>
          </table:table-cell>
          <table:table-cell office:value-type="float" office:value="71.71" calcext:value-type="float">
            <text:p>71.71</text:p>
          </table:table-cell>
          <table:table-cell office:value-type="float" office:value="85.85" calcext:value-type="float">
            <text:p>85.85</text:p>
          </table:table-cell>
          <table:table-cell table:style-name="ce81"/>
          <table:table-cell office:value-type="float" office:value="86.5" calcext:value-type="float">
            <text:p>86.5</text:p>
          </table:table-cell>
          <table:table-cell office:value-type="float" office:value="85.2" calcext:value-type="float">
            <text:p>85.2</text:p>
          </table:table-cell>
          <table:table-cell office:value-type="float" office:value="86.5" calcext:value-type="float">
            <text:p>86.5</text:p>
          </table:table-cell>
          <table:table-cell office:value-type="float" office:value="86.38" calcext:value-type="float">
            <text:p>86.38</text:p>
          </table:table-cell>
          <table:table-cell office:value-type="float" office:value="85.39" calcext:value-type="float">
            <text:p>85.39</text:p>
          </table:table-cell>
          <table:table-cell office:value-type="float" office:value="85.77" calcext:value-type="float">
            <text:p>85.77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996080" calcext:value-type="float">
            <text:p>99608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20" calcext:value-type="float">
            <text:p>45920</text:p>
          </table:table-cell>
          <table:table-cell office:value-type="float" office:value="15996.842" calcext:value-type="float">
            <text:p>15996.842</text:p>
          </table:table-cell>
          <table:table-cell office:value-type="string" calcext:value-type="string">
            <text:p>("103d864a37158b46361a802a225d0eac24ee93549df64fdecd8788f09350bc0b", "6f998f9ea81e0f75a190100ce72adb459e182d9c81b682220b44d6a11a58df7c", "d220664c3c33a2545e1a1a4ec2bec9c1a60bf16907ee206204dcdefdb599b454", "6ca879b38b8173a3854572d3771c8c08fad75dffba034b356ebf2c7beb8d4335", "f63e66dd5d980012bcc41c22c9f8c1c82cf0f78de963d473777a86513c852a5a")</text:p>
          </table:table-cell>
          <table:table-cell table:number-columns-repeated="859"/>
        </table:table-row>
        <table:table-row table:style-name="ro2">
          <table:table-cell table:number-columns-repeated="114"/>
          <table:table-cell table:style-name="ce17"/>
          <table:table-cell table:number-columns-repeated="26"/>
          <table:table-cell table:style-name="ce37"/>
          <table:table-cell table:number-columns-repeated="882"/>
        </table:table-row>
        <table:table-row table:style-name="ro2">
          <table:table-cell table:number-columns-repeated="114"/>
          <table:table-cell table:style-name="ce17" table:formula="of:=AVERAGE([.DJ62:.DJ71])" office:value-type="float" office:value="83.2025" calcext:value-type="float">
            <text:p>83.2025</text:p>
          </table:table-cell>
          <table:table-cell table:number-columns-repeated="26"/>
          <table:table-cell table:style-name="ce37" table:formula="of:=AVERAGE([.EK62:.EK71])" office:value-type="float" office:value="83.0675" calcext:value-type="float">
            <text:p>83.0675</text:p>
          </table:table-cell>
          <table:table-cell table:number-columns-repeated="882"/>
        </table:table-row>
        <table:table-row table:style-name="ro2">
          <table:table-cell table:style-name="ce1" table:number-columns-repeated="23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8"/>
          <table:table-cell table:style-name="ce1" table:number-columns-repeated="25"/>
          <table:table-cell table:style-name="ce5"/>
          <table:table-cell table:style-name="ce38"/>
          <table:table-cell table:style-name="ce1" table:number-columns-repeated="882"/>
        </table:table-row>
        <table:table-row table:style-name="ro2" table:number-rows-repeated="8">
          <table:table-cell table:number-columns-repeated="114"/>
          <table:table-cell table:style-name="ce19"/>
          <table:table-cell table:number-columns-repeated="26"/>
          <table:table-cell table:style-name="ce39"/>
          <table:table-cell table:number-columns-repeated="882"/>
        </table:table-row>
        <table:table-row table:style-name="ro2">
          <table:table-cell table:number-columns-repeated="114"/>
          <table:table-cell table:style-name="ce19" table:formula="of:=AVERAGE([.DJ72:.DJ81])" office:value-type="string" office:string-value="" calcext:value-type="error">
            <text:p>#DIV/0!</text:p>
          </table:table-cell>
          <table:table-cell table:number-columns-repeated="26"/>
          <table:table-cell table:style-name="ce39" table:formula="of:=AVERAGE([.EK72:.EK81])" office:value-type="string" office:string-value="" calcext:value-type="error">
            <text:p>#DIV/0!</text:p>
          </table:table-cell>
          <table:table-cell table:number-columns-repeated="882"/>
        </table:table-row>
        <table:table-row table:style-name="ro2">
          <table:table-cell table:style-name="ce1" table:number-columns-repeated="23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20"/>
          <table:table-cell table:style-name="ce1" table:number-columns-repeated="25"/>
          <table:table-cell table:style-name="ce5"/>
          <table:table-cell table:style-name="ce40"/>
          <table:table-cell table:style-name="ce1" table:number-columns-repeated="882"/>
        </table:table-row>
        <table:table-row table:style-name="ro2" table:number-rows-repeated="8">
          <table:table-cell table:number-columns-repeated="114"/>
          <table:table-cell table:style-name="ce21"/>
          <table:table-cell table:number-columns-repeated="26"/>
          <table:table-cell table:style-name="ce41"/>
          <table:table-cell table:number-columns-repeated="882"/>
        </table:table-row>
        <table:table-row table:style-name="ro2">
          <table:table-cell table:number-columns-repeated="114"/>
          <table:table-cell table:style-name="ce21" table:formula="of:=AVERAGE([.DJ82:.DJ91])" office:value-type="string" office:string-value="" calcext:value-type="error">
            <text:p>#DIV/0!</text:p>
          </table:table-cell>
          <table:table-cell table:number-columns-repeated="26"/>
          <table:table-cell table:style-name="ce41" table:formula="of:=AVERAGE([.EK82:.EK91])" office:value-type="string" office:string-value="" calcext:value-type="error">
            <text:p>#DIV/0!</text:p>
          </table:table-cell>
          <table:table-cell table:number-columns-repeated="882"/>
        </table:table-row>
        <table:table-row table:style-name="ro2">
          <table:table-cell table:style-name="ce1" table:number-columns-repeated="23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22"/>
          <table:table-cell table:style-name="ce1" table:number-columns-repeated="25"/>
          <table:table-cell table:style-name="ce5"/>
          <table:table-cell table:style-name="ce42"/>
          <table:table-cell table:style-name="ce1" table:number-columns-repeated="882"/>
        </table:table-row>
        <table:table-row table:style-name="ro2" table:number-rows-repeated="8">
          <table:table-cell table:number-columns-repeated="114"/>
          <table:table-cell table:style-name="ce23"/>
          <table:table-cell table:number-columns-repeated="26"/>
          <table:table-cell table:style-name="ce43"/>
          <table:table-cell table:number-columns-repeated="882"/>
        </table:table-row>
        <table:table-row table:style-name="ro2">
          <table:table-cell table:number-columns-repeated="114"/>
          <table:table-cell table:style-name="ce23" table:formula="of:=AVERAGE([.DJ92:.DJ101])" office:value-type="string" office:string-value="" calcext:value-type="error">
            <text:p>#DIV/0!</text:p>
          </table:table-cell>
          <table:table-cell table:number-columns-repeated="26"/>
          <table:table-cell table:style-name="ce43" table:formula="of:=AVERAGE([.EK92:.EK101])" office:value-type="string" office:string-value="" calcext:value-type="error">
            <text:p>#DIV/0!</text:p>
          </table:table-cell>
          <table:table-cell table:number-columns-repeated="882"/>
        </table:table-row>
        <table:table-row table:style-name="ro2">
          <table:table-cell table:style-name="ce1" table:number-columns-repeated="23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/>
          <table:table-cell table:style-name="ce1" table:number-columns-repeated="14"/>
          <table:table-cell table:style-name="ce5" table:number-columns-repeated="2"/>
          <table:table-cell table:style-name="ce1" table:number-columns-repeated="25"/>
          <table:table-cell table:style-name="ce5"/>
          <table:table-cell table:style-name="ce25"/>
          <table:table-cell table:style-name="ce1" table:number-columns-repeated="882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ull_columns.X1:full_columns.X1048576 full_columns.AM1:full_columns.AM1048576 full_columns.BB1:full_columns.BB1048576 full_columns.BQ1:full_columns.BQ1048576 full_columns.CF1:full_columns.CF1048576 full_columns.CU1:full_columns.CU1048576 full_columns.DJ1:full_columns.DJ1048576 full_columns.EK1:full_columns.EK1048576 full_columns.DK1:full_columns.DK11 full_columns.DK102:full_columns.DK1048576 full_columns.DK23:full_columns.DK31 full_columns.DK43:full_columns.DK51 full_columns.DK63:full_columns.DK71 full_columns.DK83:full_columns.DK9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12:full_columns.DK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22:full_columns.DK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32:full_columns.DK4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42:full_columns.DK5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52:full_columns.DK6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62:full_columns.DK7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72:full_columns.DK8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82:full_columns.DK9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DK92:full_columns.DK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1:full_columns.EL11 full_columns.EL102:full_columns.EL1048576 full_columns.EL23:full_columns.EL31 full_columns.EL43:full_columns.EL51 full_columns.EL70:full_columns.EL71 full_columns.EL83:full_columns.EL91 full_columns.EL63:full_columns.EL63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12:full_columns.EL2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22:full_columns.EL3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32:full_columns.EL4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42:full_columns.EL5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52:full_columns.EL6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70:full_columns.EL71 full_columns.EL62:full_columns.EL63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72:full_columns.EL8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82:full_columns.EL9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92:full_columns.EL101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64:full_columns.EL69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EL64:full_columns.EL69">
            <calcext:color-scale>
              <calcext:color-scale-entry calcext:value="5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9:31:55.496896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1T19:33:17.035823805</dc:date>
    <meta:editing-duration>PT36M28S</meta:editing-duration>
    <meta:editing-cycles>2</meta:editing-cycles>
    <meta:generator>LibreOffice/6.4.7.2$Linux_X86_64 LibreOffice_project/40$Build-2</meta:generator>
    <meta:document-statistic meta:table-count="1" meta:cell-count="11269" meta:object-count="0"/>
  </office:meta>
</office:document-meta>
</file>